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Graph1/styles.xml" manifest:media-type="text/xml"/>
  <manifest:file-entry manifest:full-path="Graph1/content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imple" table:style-name="ta1">
        <office:forms form:automatic-focus="false" form:apply-design-mode="false"/>
        <table:shapes>
          <draw:frame draw:z-index="1" draw:style-name="gr1" draw:text-style-name="P1" svg:width="6.2988in" svg:height="3.5429in" svg:x="6.0693in" svg:y="3.965in">
            <draw:object draw:notify-on-update-of-ranges="Simple.A12:Simple.A111 Simple.B12:Simple.B1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Fitness matrix</text:p>
          </table:table-cell>
          <table:covered-table-cell table:number-columns-repeated="2"/>
          <table:table-cell table:number-columns-repeated="9"/>
          <table:table-cell>
            <draw:frame table:end-cell-address="Simple.Y20" table:end-x="0.1579in" table:end-y="0.1748in" draw:z-index="0" draw:style-name="gr2" svg:width="4.6181in" svg:height="3.4358in" svg:x="0.3528in" svg:y="0.1142in">
              <draw:object draw:notify-on-update-of-ranges="Simple.A11:Simple.A11 Simple.A12:Simple.A111 Simple.B11:Simple.B11 Simple.B12:Simple.B111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/>
          <table:table-cell table:style-name="ce2"/>
          <table:table-cell table:style-name="ce2" office:value-type="string" calcext:value-type="string" table:number-columns-spanned="2" table:number-rows-spanned="1">
            <text:p>common</text:p>
          </table:table-cell>
          <table:covered-table-cell/>
          <table:table-cell table:number-columns-repeated="5"/>
          <table:table-cell office:value-type="string" calcext:value-type="string">
            <text:p>Alonzo</text:p>
          </table:table-cell>
          <table:table-cell table:number-columns-repeated="246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O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3"/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K</text:p>
          </table:table-cell>
          <table:table-cell/>
          <table:table-cell office:value-type="string" calcext:value-type="string">
            <text:p>F</text:p>
          </table:table-cell>
          <table:table-cell table:number-columns-repeated="246"/>
        </table:table-row>
        <table:table-row table:style-name="ro2">
          <table:table-cell table:style-name="ce2" office:value-type="string" calcext:value-type="string" table:number-columns-spanned="1" table:number-rows-spanned="2">
            <text:p>rare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.61" calcext:value-type="float">
            <text:p>1.61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float" office:value="2.2" calcext:value-type="float">
            <text:p>2.2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office:value-type="float" office:value="2.96" calcext:value-type="float">
            <text:p>2.96</text:p>
          </table:table-cell>
          <table:table-cell table:number-columns-repeated="246"/>
        </table:table-row>
        <table:table-row table:style-name="ro2">
          <table:covered-table-cell/>
          <table:table-cell table:style-name="ce4" office:value-type="string" calcext:value-type="string">
            <text:p>Y</text:p>
          </table:table-cell>
          <table:table-cell table:style-name="ce4" office:value-type="float" office:value="1.6" calcext:value-type="float">
            <text:p>1.6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4" office:value-type="float" office:value="2.2" calcext:value-type="float">
            <text:p>2.2</text:p>
          </table:table-cell>
          <table:table-cell table:style-name="ce6" office:value-type="float" office:value="1.18" calcext:value-type="float">
            <text:p>1.18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4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7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ogistic term</text:p>
          </table:table-cell>
          <table:table-cell/>
          <table:table-cell office:value-type="string" calcext:value-type="string">
            <text:p>New</text:p>
          </table:table-cell>
          <table:table-cell table:number-columns-repeated="244"/>
        </table:table-row>
        <table:table-row table:style-name="ro2">
          <table:table-cell table:style-name="ce2" office:value-type="string" calcext:value-type="string" table:number-columns-spanned="2" table:number-rows-spanned="1">
            <text:p>Female density</text:p>
          </table:table-cell>
          <table:covered-table-cell/>
          <table:table-cell table:style-name="ce2" office:value-type="string" calcext:value-type="string" table:number-columns-spanned="2" table:number-rows-spanned="1">
            <text:p>Frequency</text:p>
          </table:table-cell>
          <table:covered-table-cell/>
          <table:table-cell table:style-name="ce2" office:value-type="string" calcext:value-type="string" table:number-columns-spanned="3" table:number-rows-spanned="1">
            <text:p>Fitnes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r_i=f_i*w_i/w_bar</text:p>
          </table:table-cell>
          <table:covered-table-cell/>
          <table:table-cell table:style-name="ce2" office:value-type="string" calcext:value-type="string" table:number-columns-spanned="2" table:number-rows-spanned="1">
            <text:p>logistic term = (1 - N_i/K_i)</text:p>
          </table:table-cell>
          <table:covered-table-cell/>
          <table:table-cell office:value-type="string" calcext:value-type="string">
            <text:p>N(t+1)</text:p>
          </table:table-cell>
          <table:table-cell table:number-columns-repeated="244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243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A12]/SUM([.$A12:.$B12])" office:value-type="float" office:value="0.25" calcext:value-type="float">
            <text:p>0.25</text:p>
          </table:table-cell>
          <table:table-cell table:formula="of:=[.B12]/SUM([.$A12:.$B12])" office:value-type="float" office:value="0.75" calcext:value-type="float">
            <text:p>0.75</text:p>
          </table:table-cell>
          <table:table-cell table:formula="of:=([.C12]*[.$C$5])+([.D12]*[.$D$5])" office:value-type="float" office:value="1.4575" calcext:value-type="float">
            <text:p>1.4575</text:p>
          </table:table-cell>
          <table:table-cell table:formula="of:=([.C12]*[.$C$6])+([.D12]*[.$D$6])" office:value-type="float" office:value="1.15" calcext:value-type="float">
            <text:p>1.15</text:p>
          </table:table-cell>
          <table:table-cell table:formula="of:=([.C12]*[.E12])+([.D12]*[.F12])" office:value-type="float" office:value="1.226875" calcext:value-type="float">
            <text:p>1.226875</text:p>
          </table:table-cell>
          <table:table-cell table:formula="of:=[.$G$5]*[.E12]/[.G12]" office:value-type="float" office:value="2.61355068772287" calcext:value-type="float">
            <text:p>2.6135506877229</text:p>
          </table:table-cell>
          <table:table-cell table:formula="of:=[.$G$6]*[.F12]/[.G12]" office:value-type="float" office:value="2.06214977075904" calcext:value-type="float">
            <text:p>2.0621497707591</text:p>
          </table:table-cell>
          <table:table-cell table:formula="of:=1-([.A12]/[.$H$5])" office:value-type="float" office:value="0.857142857142857" calcext:value-type="float">
            <text:p>0.8571428571429</text:p>
          </table:table-cell>
          <table:table-cell table:formula="of:=1-([.B12]/[.$H$6])" office:value-type="float" office:value="0.745762711864407" calcext:value-type="float">
            <text:p>0.7457627118644</text:p>
          </table:table-cell>
          <table:table-cell table:formula="of:=[.A12]+([.H12]*[.A12]*[.J12])" office:value-type="float" office:value="0.324018630376246" calcext:value-type="float">
            <text:p>0.3240186303762</text:p>
          </table:table-cell>
          <table:table-cell table:formula="of:=[.B12]+([.I12]*[.B12]*[.K12])" office:value-type="float" office:value="0.761362321593549" calcext:value-type="float">
            <text:p>0.7613623215935</text:p>
          </table:table-cell>
          <table:table-cell table:number-columns-repeated="243"/>
        </table:table-row>
        <table:table-row table:style-name="ro2">
          <table:table-cell table:formula="of:=[.L12]" office:value-type="float" office:value="0.324018630376246" calcext:value-type="float">
            <text:p>0.3240186303762</text:p>
          </table:table-cell>
          <table:table-cell table:formula="of:=[.M12]" office:value-type="float" office:value="0.761362321593549" calcext:value-type="float">
            <text:p>0.7613623215935</text:p>
          </table:table-cell>
          <table:table-cell table:formula="of:=[.A13]/SUM([.$A13:.$B13])" office:value-type="float" office:value="0.298529866207992" calcext:value-type="float">
            <text:p>0.298529866208</text:p>
          </table:table-cell>
          <table:table-cell table:formula="of:=[.B13]/SUM([.$A13:.$B13])" office:value-type="float" office:value="0.701470133792008" calcext:value-type="float">
            <text:p>0.701470133792</text:p>
          </table:table-cell>
          <table:table-cell table:formula="of:=([.C13]*[.$C$5])+([.D13]*[.$D$5])" office:value-type="float" office:value="1.42789678161312" calcext:value-type="float">
            <text:p>1.4278967816131</text:p>
          </table:table-cell>
          <table:table-cell table:formula="of:=([.C13]*[.$C$6])+([.D13]*[.$D$6])" office:value-type="float" office:value="1.1791179197248" calcext:value-type="float">
            <text:p>1.1791179197248</text:p>
          </table:table-cell>
          <table:table-cell table:formula="of:=([.C13]*[.E13])+([.D13]*[.F13])" office:value-type="float" office:value="1.2533858400797" calcext:value-type="float">
            <text:p>1.2533858400797</text:p>
          </table:table-cell>
          <table:table-cell table:formula="of:=[.$G$5]*[.E13]/[.G13]" office:value-type="float" office:value="2.50630956493743" calcext:value-type="float">
            <text:p>2.5063095649374</text:p>
          </table:table-cell>
          <table:table-cell table:formula="of:=[.$G$6]*[.F13]/[.G13]" office:value-type="float" office:value="2.06964155844429" calcext:value-type="float">
            <text:p>2.0696415584443</text:p>
          </table:table-cell>
          <table:table-cell table:formula="of:=1-([.A13]/[.$H$5])" office:value-type="float" office:value="0.537116242319648" calcext:value-type="float">
            <text:p>0.5371162423196</text:p>
          </table:table-cell>
          <table:table-cell table:formula="of:=1-([.B13]/[.$H$6])" office:value-type="float" office:value="0.354777693564789" calcext:value-type="float">
            <text:p>0.3547776935648</text:p>
          </table:table-cell>
          <table:table-cell table:formula="of:=[.A13]+([.H13]*[.A13]*[.J13])" office:value-type="float" office:value="0.760205892705546" calcext:value-type="float">
            <text:p>0.7602058927055</text:p>
          </table:table-cell>
          <table:table-cell table:formula="of:=[.B13]+([.I13]*[.B13]*[.K13])" office:value-type="float" office:value="1.32040224401284" calcext:value-type="float">
            <text:p>1.3204022440129</text:p>
          </table:table-cell>
          <table:table-cell table:number-columns-repeated="243"/>
        </table:table-row>
        <table:table-row table:style-name="ro2">
          <table:table-cell table:formula="of:=[.L13]" office:value-type="float" office:value="0.760205892705546" calcext:value-type="float">
            <text:p>0.7602058927055</text:p>
          </table:table-cell>
          <table:table-cell table:formula="of:=[.M13]" office:value-type="float" office:value="1.32040224401284" calcext:value-type="float">
            <text:p>1.3204022440129</text:p>
          </table:table-cell>
          <table:table-cell table:formula="of:=[.A14]/SUM([.$A14:.$B14])" office:value-type="float" office:value="0.36537677580391" calcext:value-type="float">
            <text:p>0.3653767758039</text:p>
          </table:table-cell>
          <table:table-cell table:formula="of:=[.B14]/SUM([.$A14:.$B14])" office:value-type="float" office:value="0.63462322419609" calcext:value-type="float">
            <text:p>0.6346232241961</text:p>
          </table:table-cell>
          <table:table-cell table:formula="of:=([.C14]*[.$C$5])+([.D14]*[.$D$5])" office:value-type="float" office:value="1.38712016675961" calcext:value-type="float">
            <text:p>1.3871201667596</text:p>
          </table:table-cell>
          <table:table-cell table:formula="of:=([.C14]*[.$C$6])+([.D14]*[.$D$6])" office:value-type="float" office:value="1.21922606548235" calcext:value-type="float">
            <text:p>1.2192260654824</text:p>
          </table:table-cell>
          <table:table-cell table:formula="of:=([.C14]*[.E14])+([.D14]*[.F14])" office:value-type="float" office:value="1.28057067088353" calcext:value-type="float">
            <text:p>1.2805706708835</text:p>
          </table:table-cell>
          <table:table-cell table:formula="of:=[.$G$5]*[.E14]/[.G14]" office:value-type="float" office:value="2.38305033549274" calcext:value-type="float">
            <text:p>2.3830503354927</text:p>
          </table:table-cell>
          <table:table-cell table:formula="of:=[.$G$6]*[.F14]/[.G14]" office:value-type="float" office:value="2.09461094576726" calcext:value-type="float">
            <text:p>2.0946109457673</text:p>
          </table:table-cell>
          <table:table-cell table:formula="of:=1-([.A14]/[.$H$5])" office:value-type="float" office:value="-0.0860084181507794" calcext:value-type="float">
            <text:p>-0.0860084181508</text:p>
          </table:table-cell>
          <table:table-cell table:formula="of:=1-([.B14]/[.$H$6])" office:value-type="float" office:value="-0.118984952553258" calcext:value-type="float">
            <text:p>-0.1189849525533</text:p>
          </table:table-cell>
          <table:table-cell table:formula="of:=[.A14]+([.H14]*[.A14]*[.J14])" office:value-type="float" office:value="0.604392276250234" calcext:value-type="float">
            <text:p>0.6043922762502</text:p>
          </table:table-cell>
          <table:table-cell table:formula="of:=[.B14]+([.I14]*[.B14]*[.K14])" office:value-type="float" office:value="0.991322110990702" calcext:value-type="float">
            <text:p>0.9913221109907</text:p>
          </table:table-cell>
          <table:table-cell table:number-columns-repeated="243"/>
        </table:table-row>
        <table:table-row table:style-name="ro2">
          <table:table-cell table:formula="of:=[.L14]" office:value-type="float" office:value="0.604392276250234" calcext:value-type="float">
            <text:p>0.6043922762502</text:p>
          </table:table-cell>
          <table:table-cell table:formula="of:=[.M14]" office:value-type="float" office:value="0.991322110990702" calcext:value-type="float">
            <text:p>0.9913221109907</text:p>
          </table:table-cell>
          <table:table-cell table:formula="of:=[.A15]/SUM([.$A15:.$B15])" office:value-type="float" office:value="0.378759683489008" calcext:value-type="float">
            <text:p>0.378759683489</text:p>
          </table:table-cell>
          <table:table-cell table:formula="of:=[.B15]/SUM([.$A15:.$B15])" office:value-type="float" office:value="0.621240316510991" calcext:value-type="float">
            <text:p>0.621240316511</text:p>
          </table:table-cell>
          <table:table-cell table:formula="of:=([.C15]*[.$C$5])+([.D15]*[.$D$5])" office:value-type="float" office:value="1.37895659307171" calcext:value-type="float">
            <text:p>1.3789565930717</text:p>
          </table:table-cell>
          <table:table-cell table:formula="of:=([.C15]*[.$C$6])+([.D15]*[.$D$6])" office:value-type="float" office:value="1.22725581009341" calcext:value-type="float">
            <text:p>1.2272558100934</text:p>
          </table:table-cell>
          <table:table-cell table:formula="of:=([.C15]*[.E15])+([.D15]*[.F15])" office:value-type="float" office:value="1.2847139506393" calcext:value-type="float">
            <text:p>1.2847139506393</text:p>
          </table:table-cell>
          <table:table-cell table:formula="of:=[.$G$5]*[.E15]/[.G15]" office:value-type="float" office:value="2.36138519648527" calcext:value-type="float">
            <text:p>2.3613851964853</text:p>
          </table:table-cell>
          <table:table-cell table:formula="of:=[.$G$6]*[.F15]/[.G15]" office:value-type="float" office:value="2.1016061831211" calcext:value-type="float">
            <text:p>2.1016061831211</text:p>
          </table:table-cell>
          <table:table-cell table:formula="of:=1-([.A15]/[.$H$5])" office:value-type="float" office:value="0.136582462499665" calcext:value-type="float">
            <text:p>0.1365824624997</text:p>
          </table:table-cell>
          <table:table-cell table:formula="of:=1-([.B15]/[.$H$6])" office:value-type="float" office:value="0.159896516109574" calcext:value-type="float">
            <text:p>0.1598965161096</text:p>
          </table:table-cell>
          <table:table-cell table:formula="of:=[.A15]+([.H15]*[.A15]*[.J15])" office:value-type="float" office:value="0.799323172927002" calcext:value-type="float">
            <text:p>0.799323172927</text:p>
          </table:table-cell>
          <table:table-cell table:formula="of:=[.B15]+([.I15]*[.B15]*[.K15])" office:value-type="float" office:value="1.32444550436236" calcext:value-type="float">
            <text:p>1.3244455043624</text:p>
          </table:table-cell>
          <table:table-cell table:number-columns-repeated="243"/>
        </table:table-row>
        <table:table-row table:style-name="ro2">
          <table:table-cell table:formula="of:=[.L15]" office:value-type="float" office:value="0.799323172927002" calcext:value-type="float">
            <text:p>0.799323172927</text:p>
          </table:table-cell>
          <table:table-cell table:formula="of:=[.M15]" office:value-type="float" office:value="1.32444550436236" calcext:value-type="float">
            <text:p>1.3244455043624</text:p>
          </table:table-cell>
          <table:table-cell table:formula="of:=[.A16]/SUM([.$A16:.$B16])" office:value-type="float" office:value="0.376370167558553" calcext:value-type="float">
            <text:p>0.3763701675586</text:p>
          </table:table-cell>
          <table:table-cell table:formula="of:=[.B16]/SUM([.$A16:.$B16])" office:value-type="float" office:value="0.623629832441447" calcext:value-type="float">
            <text:p>0.6236298324414</text:p>
          </table:table-cell>
          <table:table-cell table:formula="of:=([.C16]*[.$C$5])+([.D16]*[.$D$5])" office:value-type="float" office:value="1.38041419778928" calcext:value-type="float">
            <text:p>1.3804141977893</text:p>
          </table:table-cell>
          <table:table-cell table:formula="of:=([.C16]*[.$C$6])+([.D16]*[.$D$6])" office:value-type="float" office:value="1.22582210053513" calcext:value-type="float">
            <text:p>1.2258221005351</text:p>
          </table:table-cell>
          <table:table-cell table:formula="of:=([.C16]*[.E16])+([.D16]*[.F16])" office:value-type="float" office:value="1.2840059540819" calcext:value-type="float">
            <text:p>1.2840059540819</text:p>
          </table:table-cell>
          <table:table-cell table:formula="of:=[.$G$5]*[.E16]/[.G16]" office:value-type="float" office:value="2.36518469831231" calcext:value-type="float">
            <text:p>2.3651846983123</text:p>
          </table:table-cell>
          <table:table-cell table:formula="of:=[.$G$6]*[.F16]/[.G16]" office:value-type="float" office:value="2.1003085013773" calcext:value-type="float">
            <text:p>2.1003085013773</text:p>
          </table:table-cell>
          <table:table-cell table:formula="of:=1-([.A16]/[.$H$5])" office:value-type="float" office:value="-0.141890247038575" calcext:value-type="float">
            <text:p>-0.1418902470386</text:p>
          </table:table-cell>
          <table:table-cell table:formula="of:=1-([.B16]/[.$H$6])" office:value-type="float" office:value="-0.122411444374877" calcext:value-type="float">
            <text:p>-0.1224114443749</text:p>
          </table:table-cell>
          <table:table-cell table:formula="of:=[.A16]+([.H16]*[.A16]*[.J16])" office:value-type="float" office:value="0.531073000911017" calcext:value-type="float">
            <text:p>0.531073000911</text:p>
          </table:table-cell>
          <table:table-cell table:formula="of:=[.B16]+([.I16]*[.B16]*[.K16])" office:value-type="float" office:value="0.983928184782863" calcext:value-type="float">
            <text:p>0.9839281847829</text:p>
          </table:table-cell>
          <table:table-cell table:number-columns-repeated="243"/>
        </table:table-row>
        <table:table-row table:style-name="ro2">
          <table:table-cell table:formula="of:=[.L16]" office:value-type="float" office:value="0.531073000911017" calcext:value-type="float">
            <text:p>0.531073000911</text:p>
          </table:table-cell>
          <table:table-cell table:formula="of:=[.M16]" office:value-type="float" office:value="0.983928184782863" calcext:value-type="float">
            <text:p>0.9839281847829</text:p>
          </table:table-cell>
          <table:table-cell table:formula="of:=[.A17]/SUM([.$A17:.$B17])" office:value-type="float" office:value="0.350542960577144" calcext:value-type="float">
            <text:p>0.3505429605771</text:p>
          </table:table-cell>
          <table:table-cell table:formula="of:=[.B17]/SUM([.$A17:.$B17])" office:value-type="float" office:value="0.649457039422856" calcext:value-type="float">
            <text:p>0.6494570394229</text:p>
          </table:table-cell>
          <table:table-cell table:formula="of:=([.C17]*[.$C$5])+([.D17]*[.$D$5])" office:value-type="float" office:value="1.39616879404794" calcext:value-type="float">
            <text:p>1.396168794048</text:p>
          </table:table-cell>
          <table:table-cell table:formula="of:=([.C17]*[.$C$6])+([.D17]*[.$D$6])" office:value-type="float" office:value="1.21032577634629" calcext:value-type="float">
            <text:p>1.2103257763463</text:p>
          </table:table-cell>
          <table:table-cell table:formula="of:=([.C17]*[.E17])+([.D17]*[.F17])" office:value-type="float" office:value="1.27547173797402" calcext:value-type="float">
            <text:p>1.275471737974</text:p>
          </table:table-cell>
          <table:table-cell table:formula="of:=[.$G$5]*[.E17]/[.G17]" office:value-type="float" office:value="2.40818456062728" calcext:value-type="float">
            <text:p>2.4081845606273</text:p>
          </table:table-cell>
          <table:table-cell table:formula="of:=[.$G$6]*[.F17]/[.G17]" office:value-type="float" office:value="2.08763285668042" calcext:value-type="float">
            <text:p>2.0876328566804</text:p>
          </table:table-cell>
          <table:table-cell table:formula="of:=1-([.A17]/[.$H$5])" office:value-type="float" office:value="0.241324284412833" calcext:value-type="float">
            <text:p>0.2413242844128</text:p>
          </table:table-cell>
          <table:table-cell table:formula="of:=1-([.B17]/[.$H$6])" office:value-type="float" office:value="0.16616255526876" calcext:value-type="float">
            <text:p>0.1661625552688</text:p>
          </table:table-cell>
          <table:table-cell table:formula="of:=[.A17]+([.H17]*[.A17]*[.J17])" office:value-type="float" office:value="0.839707889444168" calcext:value-type="float">
            <text:p>0.8397078894442</text:p>
          </table:table-cell>
          <table:table-cell table:formula="of:=[.B17]+([.I17]*[.B17]*[.K17])" office:value-type="float" office:value="1.32523950043019" calcext:value-type="float">
            <text:p>1.3252395004302</text:p>
          </table:table-cell>
          <table:table-cell table:number-columns-repeated="243"/>
        </table:table-row>
        <table:table-row table:style-name="ro2">
          <table:table-cell table:formula="of:=[.L17]" office:value-type="float" office:value="0.839707889444168" calcext:value-type="float">
            <text:p>0.8397078894442</text:p>
          </table:table-cell>
          <table:table-cell table:formula="of:=[.M17]" office:value-type="float" office:value="1.32523950043019" calcext:value-type="float">
            <text:p>1.3252395004302</text:p>
          </table:table-cell>
          <table:table-cell table:formula="of:=[.A18]/SUM([.$A18:.$B18])" office:value-type="float" office:value="0.387865263318432" calcext:value-type="float">
            <text:p>0.3878652633184</text:p>
          </table:table-cell>
          <table:table-cell table:formula="of:=[.B18]/SUM([.$A18:.$B18])" office:value-type="float" office:value="0.612134736681568" calcext:value-type="float">
            <text:p>0.6121347366816</text:p>
          </table:table-cell>
          <table:table-cell table:formula="of:=([.C18]*[.$C$5])+([.D18]*[.$D$5])" office:value-type="float" office:value="1.37340218937576" calcext:value-type="float">
            <text:p>1.3734021893758</text:p>
          </table:table-cell>
          <table:table-cell table:formula="of:=([.C18]*[.$C$6])+([.D18]*[.$D$6])" office:value-type="float" office:value="1.23271915799106" calcext:value-type="float">
            <text:p>1.2327191579911</text:p>
          </table:table-cell>
          <table:table-cell table:formula="of:=([.C18]*[.E18])+([.D18]*[.F18])" office:value-type="float" office:value="1.28728521900352" calcext:value-type="float">
            <text:p>1.2872852190035</text:p>
          </table:table-cell>
          <table:table-cell table:formula="of:=[.$G$5]*[.E18]/[.G18]" office:value-type="float" office:value="2.34717587992316" calcext:value-type="float">
            <text:p>2.3471758799232</text:p>
          </table:table-cell>
          <table:table-cell table:formula="of:=[.$G$6]*[.F18]/[.G18]" office:value-type="float" office:value="2.10674534869565" calcext:value-type="float">
            <text:p>2.1067453486957</text:p>
          </table:table-cell>
          <table:table-cell table:formula="of:=1-([.A18]/[.$H$5])" office:value-type="float" office:value="-0.199582699205955" calcext:value-type="float">
            <text:p>-0.199582699206</text:p>
          </table:table-cell>
          <table:table-cell table:formula="of:=1-([.B18]/[.$H$6])" office:value-type="float" office:value="-0.123084322398463" calcext:value-type="float">
            <text:p>-0.1230843223985</text:p>
          </table:table-cell>
          <table:table-cell table:formula="of:=[.A18]+([.H18]*[.A18]*[.J18])" office:value-type="float" office:value="0.446341944292396" calcext:value-type="float">
            <text:p>0.4463419442924</text:p>
          </table:table-cell>
          <table:table-cell table:formula="of:=[.B18]+([.I18]*[.B18]*[.K18])" office:value-type="float" office:value="0.981595192298435" calcext:value-type="float">
            <text:p>0.9815951922984</text:p>
          </table:table-cell>
          <table:table-cell table:number-columns-repeated="243"/>
        </table:table-row>
        <table:table-row table:style-name="ro2">
          <table:table-cell table:formula="of:=[.L18]" office:value-type="float" office:value="0.446341944292396" calcext:value-type="float">
            <text:p>0.4463419442924</text:p>
          </table:table-cell>
          <table:table-cell table:formula="of:=[.M18]" office:value-type="float" office:value="0.981595192298435" calcext:value-type="float">
            <text:p>0.9815951922984</text:p>
          </table:table-cell>
          <table:table-cell table:formula="of:=[.A19]/SUM([.$A19:.$B19])" office:value-type="float" office:value="0.312578147073076" calcext:value-type="float">
            <text:p>0.3125781470731</text:p>
          </table:table-cell>
          <table:table-cell table:formula="of:=[.B19]/SUM([.$A19:.$B19])" office:value-type="float" office:value="0.687421852926924" calcext:value-type="float">
            <text:p>0.6874218529269</text:p>
          </table:table-cell>
          <table:table-cell table:formula="of:=([.C19]*[.$C$5])+([.D19]*[.$D$5])" office:value-type="float" office:value="1.41932733028542" calcext:value-type="float">
            <text:p>1.4193273302854</text:p>
          </table:table-cell>
          <table:table-cell table:formula="of:=([.C19]*[.$C$6])+([.D19]*[.$D$6])" office:value-type="float" office:value="1.18754688824385" calcext:value-type="float">
            <text:p>1.1875468882439</text:p>
          </table:table-cell>
          <table:table-cell table:formula="of:=([.C19]*[.E19])+([.D19]*[.F19])" office:value-type="float" office:value="1.25999638934498" calcext:value-type="float">
            <text:p>1.259996389345</text:p>
          </table:table-cell>
          <table:table-cell table:formula="of:=[.$G$5]*[.E19]/[.G19]" office:value-type="float" office:value="2.47819767821017" calcext:value-type="float">
            <text:p>2.4781976782102</text:p>
          </table:table-cell>
          <table:table-cell table:formula="of:=[.$G$6]*[.F19]/[.G19]" office:value-type="float" office:value="2.07350050859641" calcext:value-type="float">
            <text:p>2.0735005085964</text:p>
          </table:table-cell>
          <table:table-cell table:formula="of:=1-([.A19]/[.$H$5])" office:value-type="float" office:value="0.362368651010862" calcext:value-type="float">
            <text:p>0.3623686510109</text:p>
          </table:table-cell>
          <table:table-cell table:formula="of:=1-([.B19]/[.$H$6])" office:value-type="float" office:value="0.168139667543699" calcext:value-type="float">
            <text:p>0.1681396675437</text:p>
          </table:table-cell>
          <table:table-cell table:formula="of:=[.A19]+([.H19]*[.A19]*[.J19])" office:value-type="float" office:value="0.847166450216657" calcext:value-type="float">
            <text:p>0.8471664502167</text:p>
          </table:table-cell>
          <table:table-cell table:formula="of:=[.B19]+([.I19]*[.B19]*[.K19])" office:value-type="float" office:value="1.3238162688941" calcext:value-type="float">
            <text:p>1.3238162688941</text:p>
          </table:table-cell>
          <table:table-cell table:number-columns-repeated="243"/>
        </table:table-row>
        <table:table-row table:style-name="ro2">
          <table:table-cell table:formula="of:=[.L19]" office:value-type="float" office:value="0.847166450216657" calcext:value-type="float">
            <text:p>0.8471664502167</text:p>
          </table:table-cell>
          <table:table-cell table:formula="of:=[.M19]" office:value-type="float" office:value="1.3238162688941" calcext:value-type="float">
            <text:p>1.3238162688941</text:p>
          </table:table-cell>
          <table:table-cell table:formula="of:=[.A20]/SUM([.$A20:.$B20])" office:value-type="float" office:value="0.390222567300609" calcext:value-type="float">
            <text:p>0.3902225673006</text:p>
          </table:table-cell>
          <table:table-cell table:formula="of:=[.B20]/SUM([.$A20:.$B20])" office:value-type="float" office:value="0.609777432699391" calcext:value-type="float">
            <text:p>0.6097774326994</text:p>
          </table:table-cell>
          <table:table-cell table:formula="of:=([.C20]*[.$C$5])+([.D20]*[.$D$5])" office:value-type="float" office:value="1.37196423394663" calcext:value-type="float">
            <text:p>1.3719642339466</text:p>
          </table:table-cell>
          <table:table-cell table:formula="of:=([.C20]*[.$C$6])+([.D20]*[.$D$6])" office:value-type="float" office:value="1.23413354038037" calcext:value-type="float">
            <text:p>1.2341335403804</text:p>
          </table:table-cell>
          <table:table-cell table:formula="of:=([.C20]*[.E20])+([.D20]*[.F20])" office:value-type="float" office:value="1.28791818747662" calcext:value-type="float">
            <text:p>1.2879181874766</text:p>
          </table:table-cell>
          <table:table-cell table:formula="of:=[.$G$5]*[.E20]/[.G20]" office:value-type="float" office:value="2.34356603084882" calcext:value-type="float">
            <text:p>2.3435660308488</text:p>
          </table:table-cell>
          <table:table-cell table:formula="of:=[.$G$6]*[.F20]/[.G20]" office:value-type="float" office:value="2.10812597821638" calcext:value-type="float">
            <text:p>2.1081259782164</text:p>
          </table:table-cell>
          <table:table-cell table:formula="of:=1-([.A20]/[.$H$5])" office:value-type="float" office:value="-0.210237786023796" calcext:value-type="float">
            <text:p>-0.2102377860238</text:p>
          </table:table-cell>
          <table:table-cell table:formula="of:=1-([.B20]/[.$H$6])" office:value-type="float" office:value="-0.121878193978053" calcext:value-type="float">
            <text:p>-0.1218781939781</text:p>
          </table:table-cell>
          <table:table-cell table:formula="of:=[.A20]+([.H20]*[.A20]*[.J20])" office:value-type="float" office:value="0.429762343907832" calcext:value-type="float">
            <text:p>0.4297623439078</text:p>
          </table:table-cell>
          <table:table-cell table:formula="of:=[.B20]+([.I20]*[.B20]*[.K20])" office:value-type="float" office:value="0.983682082710023" calcext:value-type="float">
            <text:p>0.98368208271</text:p>
          </table:table-cell>
          <table:table-cell table:number-columns-repeated="243"/>
        </table:table-row>
        <table:table-row table:style-name="ro2">
          <table:table-cell table:formula="of:=[.L20]" office:value-type="float" office:value="0.429762343907832" calcext:value-type="float">
            <text:p>0.4297623439078</text:p>
          </table:table-cell>
          <table:table-cell table:formula="of:=[.M20]" office:value-type="float" office:value="0.983682082710023" calcext:value-type="float">
            <text:p>0.98368208271</text:p>
          </table:table-cell>
          <table:table-cell table:formula="of:=[.A21]/SUM([.$A21:.$B21])" office:value-type="float" office:value="0.304053230402687" calcext:value-type="float">
            <text:p>0.3040532304027</text:p>
          </table:table-cell>
          <table:table-cell table:formula="of:=[.B21]/SUM([.$A21:.$B21])" office:value-type="float" office:value="0.695946769597313" calcext:value-type="float">
            <text:p>0.6959467695973</text:p>
          </table:table-cell>
          <table:table-cell table:formula="of:=([.C21]*[.$C$5])+([.D21]*[.$D$5])" office:value-type="float" office:value="1.42452752945436" calcext:value-type="float">
            <text:p>1.4245275294544</text:p>
          </table:table-cell>
          <table:table-cell table:formula="of:=([.C21]*[.$C$6])+([.D21]*[.$D$6])" office:value-type="float" office:value="1.18243193824161" calcext:value-type="float">
            <text:p>1.1824319382416</text:p>
          </table:table-cell>
          <table:table-cell table:formula="of:=([.C21]*[.E21])+([.D21]*[.F21])" office:value-type="float" office:value="1.2560418848161" calcext:value-type="float">
            <text:p>1.2560418848161</text:p>
          </table:table-cell>
          <table:table-cell table:formula="of:=[.$G$5]*[.E21]/[.G21]" office:value-type="float" office:value="2.49510832615144" calcext:value-type="float">
            <text:p>2.4951083261515</text:p>
          </table:table-cell>
          <table:table-cell table:formula="of:=[.$G$6]*[.F21]/[.G21]" office:value-type="float" office:value="2.07106967974434" calcext:value-type="float">
            <text:p>2.0710696797443</text:p>
          </table:table-cell>
          <table:table-cell table:formula="of:=1-([.A21]/[.$H$5])" office:value-type="float" office:value="0.386053794417383" calcext:value-type="float">
            <text:p>0.3860537944174</text:p>
          </table:table-cell>
          <table:table-cell table:formula="of:=1-([.B21]/[.$H$6])" office:value-type="float" office:value="0.166371116347438" calcext:value-type="float">
            <text:p>0.1663711163474</text:p>
          </table:table-cell>
          <table:table-cell table:formula="of:=[.A21]+([.H21]*[.A21]*[.J21])" office:value-type="float" office:value="0.843729218439994" calcext:value-type="float">
            <text:p>0.84372921844</text:p>
          </table:table-cell>
          <table:table-cell table:formula="of:=[.B21]+([.I21]*[.B21]*[.K21])" office:value-type="float" office:value="1.32262565502352" calcext:value-type="float">
            <text:p>1.3226256550235</text:p>
          </table:table-cell>
          <table:table-cell table:number-columns-repeated="243"/>
        </table:table-row>
        <table:table-row table:style-name="ro2">
          <table:table-cell table:formula="of:=[.L21]" office:value-type="float" office:value="0.843729218439994" calcext:value-type="float">
            <text:p>0.84372921844</text:p>
          </table:table-cell>
          <table:table-cell table:formula="of:=[.M21]" office:value-type="float" office:value="1.32262565502352" calcext:value-type="float">
            <text:p>1.3226256550235</text:p>
          </table:table-cell>
          <table:table-cell table:formula="of:=[.A22]/SUM([.$A22:.$B22])" office:value-type="float" office:value="0.389469531873632" calcext:value-type="float">
            <text:p>0.3894695318736</text:p>
          </table:table-cell>
          <table:table-cell table:formula="of:=[.B22]/SUM([.$A22:.$B22])" office:value-type="float" office:value="0.610530468126369" calcext:value-type="float">
            <text:p>0.6105304681264</text:p>
          </table:table-cell>
          <table:table-cell table:formula="of:=([.C22]*[.$C$5])+([.D22]*[.$D$5])" office:value-type="float" office:value="1.37242358555709" calcext:value-type="float">
            <text:p>1.3724235855571</text:p>
          </table:table-cell>
          <table:table-cell table:formula="of:=([.C22]*[.$C$6])+([.D22]*[.$D$6])" office:value-type="float" office:value="1.23368171912418" calcext:value-type="float">
            <text:p>1.2336817191242</text:p>
          </table:table-cell>
          <table:table-cell table:formula="of:=([.C22]*[.E22])+([.D22]*[.F22])" office:value-type="float" office:value="1.28771744889508" calcext:value-type="float">
            <text:p>1.2877174488951</text:p>
          </table:table-cell>
          <table:table-cell table:formula="of:=[.$G$5]*[.E22]/[.G22]" office:value-type="float" office:value="2.3447161415855" calcext:value-type="float">
            <text:p>2.3447161415855</text:p>
          </table:table-cell>
          <table:table-cell table:formula="of:=[.$G$6]*[.F22]/[.G22]" office:value-type="float" office:value="2.10768269421372" calcext:value-type="float">
            <text:p>2.1076826942137</text:p>
          </table:table-cell>
          <table:table-cell table:formula="of:=1-([.A22]/[.$H$5])" office:value-type="float" office:value="-0.205327454914278" calcext:value-type="float">
            <text:p>-0.2053274549143</text:p>
          </table:table-cell>
          <table:table-cell table:formula="of:=1-([.B22]/[.$H$6])" office:value-type="float" office:value="-0.120869199172473" calcext:value-type="float">
            <text:p>-0.1208691991725</text:p>
          </table:table-cell>
          <table:table-cell table:formula="of:=[.A22]+([.H22]*[.A22]*[.J22])" office:value-type="float" office:value="0.43752878146758" calcext:value-type="float">
            <text:p>0.4375287814676</text:p>
          </table:table-cell>
          <table:table-cell table:formula="of:=[.B22]+([.I22]*[.B22]*[.K22])" office:value-type="float" office:value="0.985681585561125" calcext:value-type="float">
            <text:p>0.9856815855611</text:p>
          </table:table-cell>
          <table:table-cell table:number-columns-repeated="243"/>
        </table:table-row>
        <table:table-row table:style-name="ro2">
          <table:table-cell table:formula="of:=[.L22]" office:value-type="float" office:value="0.43752878146758" calcext:value-type="float">
            <text:p>0.4375287814676</text:p>
          </table:table-cell>
          <table:table-cell table:formula="of:=[.M22]" office:value-type="float" office:value="0.985681585561125" calcext:value-type="float">
            <text:p>0.9856815855611</text:p>
          </table:table-cell>
          <table:table-cell table:formula="of:=[.A23]/SUM([.$A23:.$B23])" office:value-type="float" office:value="0.307423829676724" calcext:value-type="float">
            <text:p>0.3074238296767</text:p>
          </table:table-cell>
          <table:table-cell table:formula="of:=[.B23]/SUM([.$A23:.$B23])" office:value-type="float" office:value="0.692576170323276" calcext:value-type="float">
            <text:p>0.6925761703233</text:p>
          </table:table-cell>
          <table:table-cell table:formula="of:=([.C23]*[.$C$5])+([.D23]*[.$D$5])" office:value-type="float" office:value="1.4224714638972" calcext:value-type="float">
            <text:p>1.4224714638972</text:p>
          </table:table-cell>
          <table:table-cell table:formula="of:=([.C23]*[.$C$6])+([.D23]*[.$D$6])" office:value-type="float" office:value="1.18445429780603" calcext:value-type="float">
            <text:p>1.184454297806</text:p>
          </table:table-cell>
          <table:table-cell table:formula="of:=([.C23]*[.E23])+([.D23]*[.F23])" office:value-type="float" office:value="1.25762644653458" calcext:value-type="float">
            <text:p>1.2576264465346</text:p>
          </table:table-cell>
          <table:table-cell table:formula="of:=[.$G$5]*[.E23]/[.G23]" office:value-type="float" office:value="2.48836785294797" calcext:value-type="float">
            <text:p>2.488367852948</text:p>
          </table:table-cell>
          <table:table-cell table:formula="of:=[.$G$6]*[.F23]/[.G23]" office:value-type="float" office:value="2.0719979786952" calcext:value-type="float">
            <text:p>2.0719979786952</text:p>
          </table:table-cell>
          <table:table-cell table:formula="of:=1-([.A23]/[.$H$5])" office:value-type="float" office:value="0.374958883617743" calcext:value-type="float">
            <text:p>0.3749588836177</text:p>
          </table:table-cell>
          <table:table-cell table:formula="of:=1-([.B23]/[.$H$6])" office:value-type="float" office:value="0.164676622405826" calcext:value-type="float">
            <text:p>0.1646766224058</text:p>
          </table:table-cell>
          <table:table-cell table:formula="of:=[.A23]+([.H23]*[.A23]*[.J23])" office:value-type="float" office:value="0.845758724677475" calcext:value-type="float">
            <text:p>0.8457587246775</text:p>
          </table:table-cell>
          <table:table-cell table:formula="of:=[.B23]+([.I23]*[.B23]*[.K23])" office:value-type="float" office:value="1.32200563344918" calcext:value-type="float">
            <text:p>1.3220056334492</text:p>
          </table:table-cell>
          <table:table-cell table:number-columns-repeated="243"/>
        </table:table-row>
        <table:table-row table:style-name="ro2">
          <table:table-cell table:formula="of:=[.L23]" office:value-type="float" office:value="0.845758724677475" calcext:value-type="float">
            <text:p>0.8457587246775</text:p>
          </table:table-cell>
          <table:table-cell table:formula="of:=[.M23]" office:value-type="float" office:value="1.32200563344918" calcext:value-type="float">
            <text:p>1.3220056334492</text:p>
          </table:table-cell>
          <table:table-cell table:formula="of:=[.A24]/SUM([.$A24:.$B24])" office:value-type="float" office:value="0.390152518887415" calcext:value-type="float">
            <text:p>0.3901525188874</text:p>
          </table:table-cell>
          <table:table-cell table:formula="of:=[.B24]/SUM([.$A24:.$B24])" office:value-type="float" office:value="0.609847481112585" calcext:value-type="float">
            <text:p>0.6098474811126</text:p>
          </table:table-cell>
          <table:table-cell table:formula="of:=([.C24]*[.$C$5])+([.D24]*[.$D$5])" office:value-type="float" office:value="1.37200696347868" calcext:value-type="float">
            <text:p>1.3720069634787</text:p>
          </table:table-cell>
          <table:table-cell table:formula="of:=([.C24]*[.$C$6])+([.D24]*[.$D$6])" office:value-type="float" office:value="1.23409151133245" calcext:value-type="float">
            <text:p>1.2340915113325</text:p>
          </table:table-cell>
          <table:table-cell table:formula="of:=([.C24]*[.E24])+([.D24]*[.F24])" office:value-type="float" office:value="1.2878995723808" calcext:value-type="float">
            <text:p>1.2878995723808</text:p>
          </table:table-cell>
          <table:table-cell table:formula="of:=[.$G$5]*[.E24]/[.G24]" office:value-type="float" office:value="2.34367289529671" calcext:value-type="float">
            <text:p>2.3436728952967</text:p>
          </table:table-cell>
          <table:table-cell table:formula="of:=[.$G$6]*[.F24]/[.G24]" office:value-type="float" office:value="2.10808465438999" calcext:value-type="float">
            <text:p>2.10808465439</text:p>
          </table:table-cell>
          <table:table-cell table:formula="of:=1-([.A24]/[.$H$5])" office:value-type="float" office:value="-0.20822674953925" calcext:value-type="float">
            <text:p>-0.2082267495393</text:p>
          </table:table-cell>
          <table:table-cell table:formula="of:=1-([.B24]/[.$H$6])" office:value-type="float" office:value="-0.120343757160325" calcext:value-type="float">
            <text:p>-0.1203437571603</text:p>
          </table:table-cell>
          <table:table-cell table:formula="of:=[.A24]+([.H24]*[.A24]*[.J24])" office:value-type="float" office:value="0.433015451678485" calcext:value-type="float">
            <text:p>0.4330154516785</text:p>
          </table:table-cell>
          <table:table-cell table:formula="of:=[.B24]+([.I24]*[.B24]*[.K24])" office:value-type="float" office:value="0.986619642024684" calcext:value-type="float">
            <text:p>0.9866196420247</text:p>
          </table:table-cell>
          <table:table-cell table:number-columns-repeated="243"/>
        </table:table-row>
        <table:table-row table:style-name="ro2">
          <table:table-cell table:formula="of:=[.L24]" office:value-type="float" office:value="0.433015451678485" calcext:value-type="float">
            <text:p>0.4330154516785</text:p>
          </table:table-cell>
          <table:table-cell table:formula="of:=[.M24]" office:value-type="float" office:value="0.986619642024684" calcext:value-type="float">
            <text:p>0.9866196420247</text:p>
          </table:table-cell>
          <table:table-cell table:formula="of:=[.A25]/SUM([.$A25:.$B25])" office:value-type="float" office:value="0.305018841531276" calcext:value-type="float">
            <text:p>0.3050188415313</text:p>
          </table:table-cell>
          <table:table-cell table:formula="of:=[.B25]/SUM([.$A25:.$B25])" office:value-type="float" office:value="0.694981158468724" calcext:value-type="float">
            <text:p>0.6949811584687</text:p>
          </table:table-cell>
          <table:table-cell table:formula="of:=([.C25]*[.$C$5])+([.D25]*[.$D$5])" office:value-type="float" office:value="1.42393850666592" calcext:value-type="float">
            <text:p>1.4239385066659</text:p>
          </table:table-cell>
          <table:table-cell table:formula="of:=([.C25]*[.$C$6])+([.D25]*[.$D$6])" office:value-type="float" office:value="1.18301130491877" calcext:value-type="float">
            <text:p>1.1830113049188</text:p>
          </table:table-cell>
          <table:table-cell table:formula="of:=([.C25]*[.E25])+([.D25]*[.F25])" office:value-type="float" office:value="1.25649864088906" calcext:value-type="float">
            <text:p>1.2564986408891</text:p>
          </table:table-cell>
          <table:table-cell table:formula="of:=[.$G$5]*[.E25]/[.G25]" office:value-type="float" office:value="2.49316999853534" calcext:value-type="float">
            <text:p>2.4931699985354</text:p>
          </table:table-cell>
          <table:table-cell table:formula="of:=[.$G$6]*[.F25]/[.G25]" office:value-type="float" office:value="2.07133122641482" calcext:value-type="float">
            <text:p>2.0713312264148</text:p>
          </table:table-cell>
          <table:table-cell table:formula="of:=1-([.A25]/[.$H$5])" office:value-type="float" office:value="0.381406497602164" calcext:value-type="float">
            <text:p>0.3814064976022</text:p>
          </table:table-cell>
          <table:table-cell table:formula="of:=1-([.B25]/[.$H$6])" office:value-type="float" office:value="0.163881659301116" calcext:value-type="float">
            <text:p>0.1638816593011</text:p>
          </table:table-cell>
          <table:table-cell table:formula="of:=[.A25]+([.H25]*[.A25]*[.J25])" office:value-type="float" office:value="0.844774710503701" calcext:value-type="float">
            <text:p>0.8447747105037</text:p>
          </table:table-cell>
          <table:table-cell table:formula="of:=[.B25]+([.I25]*[.B25]*[.K25])" office:value-type="float" office:value="1.32153083506201" calcext:value-type="float">
            <text:p>1.321530835062</text:p>
          </table:table-cell>
          <table:table-cell table:number-columns-repeated="243"/>
        </table:table-row>
        <table:table-row table:style-name="ro2">
          <table:table-cell table:formula="of:=[.L25]" office:value-type="float" office:value="0.844774710503701" calcext:value-type="float">
            <text:p>0.8447747105037</text:p>
          </table:table-cell>
          <table:table-cell table:formula="of:=[.M25]" office:value-type="float" office:value="1.32153083506201" calcext:value-type="float">
            <text:p>1.321530835062</text:p>
          </table:table-cell>
          <table:table-cell table:formula="of:=[.A26]/SUM([.$A26:.$B26])" office:value-type="float" office:value="0.389961015533058" calcext:value-type="float">
            <text:p>0.3899610155331</text:p>
          </table:table-cell>
          <table:table-cell table:formula="of:=[.B26]/SUM([.$A26:.$B26])" office:value-type="float" office:value="0.610038984466941" calcext:value-type="float">
            <text:p>0.6100389844669</text:p>
          </table:table-cell>
          <table:table-cell table:formula="of:=([.C26]*[.$C$5])+([.D26]*[.$D$5])" office:value-type="float" office:value="1.37212378052483" calcext:value-type="float">
            <text:p>1.3721237805248</text:p>
          </table:table-cell>
          <table:table-cell table:formula="of:=([.C26]*[.$C$6])+([.D26]*[.$D$6])" office:value-type="float" office:value="1.23397660931984" calcext:value-type="float">
            <text:p>1.2339766093198</text:p>
          </table:table-cell>
          <table:table-cell table:formula="of:=([.C26]*[.E26])+([.D26]*[.F26])" office:value-type="float" office:value="1.28784862049596" calcext:value-type="float">
            <text:p>1.287848620496</text:p>
          </table:table-cell>
          <table:table-cell table:formula="of:=[.$G$5]*[.E26]/[.G26]" office:value-type="float" office:value="2.34396517503131" calcext:value-type="float">
            <text:p>2.3439651750313</text:p>
          </table:table-cell>
          <table:table-cell table:formula="of:=[.$G$6]*[.F26]/[.G26]" office:value-type="float" office:value="2.1079717734668" calcext:value-type="float">
            <text:p>2.1079717734668</text:p>
          </table:table-cell>
          <table:table-cell table:formula="of:=1-([.A26]/[.$H$5])" office:value-type="float" office:value="-0.206821015005286" calcext:value-type="float">
            <text:p>-0.2068210150053</text:p>
          </table:table-cell>
          <table:table-cell table:formula="of:=1-([.B26]/[.$H$6])" office:value-type="float" office:value="-0.119941385645771" calcext:value-type="float">
            <text:p>-0.1199413856458</text:p>
          </table:table-cell>
          <table:table-cell table:formula="of:=[.A26]+([.H26]*[.A26]*[.J26])" office:value-type="float" office:value="0.435243764770542" calcext:value-type="float">
            <text:p>0.4352437647705</text:p>
          </table:table-cell>
          <table:table-cell table:formula="of:=[.B26]+([.I26]*[.B26]*[.K26])" office:value-type="float" office:value="0.987404156212399" calcext:value-type="float">
            <text:p>0.9874041562124</text:p>
          </table:table-cell>
          <table:table-cell table:number-columns-repeated="243"/>
        </table:table-row>
        <table:table-row table:style-name="ro2">
          <table:table-cell table:formula="of:=[.L26]" office:value-type="float" office:value="0.435243764770542" calcext:value-type="float">
            <text:p>0.4352437647705</text:p>
          </table:table-cell>
          <table:table-cell table:formula="of:=[.M26]" office:value-type="float" office:value="0.987404156212399" calcext:value-type="float">
            <text:p>0.9874041562124</text:p>
          </table:table-cell>
          <table:table-cell table:formula="of:=[.A27]/SUM([.$A27:.$B27])" office:value-type="float" office:value="0.305939198554356" calcext:value-type="float">
            <text:p>0.3059391985544</text:p>
          </table:table-cell>
          <table:table-cell table:formula="of:=[.B27]/SUM([.$A27:.$B27])" office:value-type="float" office:value="0.694060801445644" calcext:value-type="float">
            <text:p>0.6940608014456</text:p>
          </table:table-cell>
          <table:table-cell table:formula="of:=([.C27]*[.$C$5])+([.D27]*[.$D$5])" office:value-type="float" office:value="1.42337708888184" calcext:value-type="float">
            <text:p>1.4233770888819</text:p>
          </table:table-cell>
          <table:table-cell table:formula="of:=([.C27]*[.$C$6])+([.D27]*[.$D$6])" office:value-type="float" office:value="1.18356351913261" calcext:value-type="float">
            <text:p>1.1835635191326</text:p>
          </table:table-cell>
          <table:table-cell table:formula="of:=([.C27]*[.E27])+([.D27]*[.F27])" office:value-type="float" office:value="1.25693189046415" calcext:value-type="float">
            <text:p>1.2569318904642</text:p>
          </table:table-cell>
          <table:table-cell table:formula="of:=[.$G$5]*[.E27]/[.G27]" office:value-type="float" office:value="2.4913279862632" calcext:value-type="float">
            <text:p>2.4913279862632</text:p>
          </table:table-cell>
          <table:table-cell table:formula="of:=[.$G$6]*[.F27]/[.G27]" office:value-type="float" office:value="2.07158380008182" calcext:value-type="float">
            <text:p>2.0715838000818</text:p>
          </table:table-cell>
          <table:table-cell table:formula="of:=1-([.A27]/[.$H$5])" office:value-type="float" office:value="0.37822319318494" calcext:value-type="float">
            <text:p>0.3782231931849</text:p>
          </table:table-cell>
          <table:table-cell table:formula="of:=1-([.B27]/[.$H$6])" office:value-type="float" office:value="0.163216816769154" calcext:value-type="float">
            <text:p>0.1632168167692</text:p>
          </table:table-cell>
          <table:table-cell table:formula="of:=[.A27]+([.H27]*[.A27]*[.J27])" office:value-type="float" office:value="0.845364400369825" calcext:value-type="float">
            <text:p>0.8453644003698</text:p>
          </table:table-cell>
          <table:table-cell table:formula="of:=[.B27]+([.I27]*[.B27]*[.K27])" office:value-type="float" office:value="1.32126259686932" calcext:value-type="float">
            <text:p>1.3212625968693</text:p>
          </table:table-cell>
          <table:table-cell table:number-columns-repeated="243"/>
        </table:table-row>
        <table:table-row table:style-name="ro2">
          <table:table-cell table:formula="of:=[.L27]" office:value-type="float" office:value="0.845364400369825" calcext:value-type="float">
            <text:p>0.8453644003698</text:p>
          </table:table-cell>
          <table:table-cell table:formula="of:=[.M27]" office:value-type="float" office:value="1.32126259686932" calcext:value-type="float">
            <text:p>1.3212625968693</text:p>
          </table:table-cell>
          <table:table-cell table:formula="of:=[.A28]/SUM([.$A28:.$B28])" office:value-type="float" office:value="0.390175328493111" calcext:value-type="float">
            <text:p>0.3901753284931</text:p>
          </table:table-cell>
          <table:table-cell table:formula="of:=[.B28]/SUM([.$A28:.$B28])" office:value-type="float" office:value="0.609824671506889" calcext:value-type="float">
            <text:p>0.6098246715069</text:p>
          </table:table-cell>
          <table:table-cell table:formula="of:=([.C28]*[.$C$5])+([.D28]*[.$D$5])" office:value-type="float" office:value="1.3719930496192" calcext:value-type="float">
            <text:p>1.3719930496192</text:p>
          </table:table-cell>
          <table:table-cell table:formula="of:=([.C28]*[.$C$6])+([.D28]*[.$D$6])" office:value-type="float" office:value="1.23410519709587" calcext:value-type="float">
            <text:p>1.2341051970959</text:p>
          </table:table-cell>
          <table:table-cell table:formula="of:=([.C28]*[.E28])+([.D28]*[.F28])" office:value-type="float" office:value="1.28790563524937" calcext:value-type="float">
            <text:p>1.2879056352494</text:p>
          </table:table-cell>
          <table:table-cell table:formula="of:=[.$G$5]*[.E28]/[.G28]" office:value-type="float" office:value="2.34363809471011" calcext:value-type="float">
            <text:p>2.3436380947101</text:p>
          </table:table-cell>
          <table:table-cell table:formula="of:=[.$G$6]*[.F28]/[.G28]" office:value-type="float" office:value="2.10809810851182" calcext:value-type="float">
            <text:p>2.1080981085118</text:p>
          </table:table-cell>
          <table:table-cell table:formula="of:=1-([.A28]/[.$H$5])" office:value-type="float" office:value="-0.20766342909975" calcext:value-type="float">
            <text:p>-0.2076634290998</text:p>
          </table:table-cell>
          <table:table-cell table:formula="of:=1-([.B28]/[.$H$6])" office:value-type="float" office:value="-0.119714065143491" calcext:value-type="float">
            <text:p>-0.1197140651435</text:p>
          </table:table-cell>
          <table:table-cell table:formula="of:=[.A28]+([.H28]*[.A28]*[.J28])" office:value-type="float" office:value="0.4339357559083" calcext:value-type="float">
            <text:p>0.4339357559083</text:p>
          </table:table-cell>
          <table:table-cell table:formula="of:=[.B28]+([.I28]*[.B28]*[.K28])" office:value-type="float" office:value="0.987816884102758" calcext:value-type="float">
            <text:p>0.9878168841028</text:p>
          </table:table-cell>
          <table:table-cell table:number-columns-repeated="243"/>
        </table:table-row>
        <table:table-row table:style-name="ro2">
          <table:table-cell table:formula="of:=[.L28]" office:value-type="float" office:value="0.4339357559083" calcext:value-type="float">
            <text:p>0.4339357559083</text:p>
          </table:table-cell>
          <table:table-cell table:formula="of:=[.M28]" office:value-type="float" office:value="0.987816884102758" calcext:value-type="float">
            <text:p>0.9878168841028</text:p>
          </table:table-cell>
          <table:table-cell table:formula="of:=[.A29]/SUM([.$A29:.$B29])" office:value-type="float" office:value="0.305211851693783" calcext:value-type="float">
            <text:p>0.3052118516938</text:p>
          </table:table-cell>
          <table:table-cell table:formula="of:=[.B29]/SUM([.$A29:.$B29])" office:value-type="float" office:value="0.694788148306217" calcext:value-type="float">
            <text:p>0.6947881483062</text:p>
          </table:table-cell>
          <table:table-cell table:formula="of:=([.C29]*[.$C$5])+([.D29]*[.$D$5])" office:value-type="float" office:value="1.42382077046679" calcext:value-type="float">
            <text:p>1.4238207704668</text:p>
          </table:table-cell>
          <table:table-cell table:formula="of:=([.C29]*[.$C$6])+([.D29]*[.$D$6])" office:value-type="float" office:value="1.18312711101627" calcext:value-type="float">
            <text:p>1.1831271110163</text:p>
          </table:table-cell>
          <table:table-cell table:formula="of:=([.C29]*[.E29])+([.D29]*[.F29])" office:value-type="float" office:value="1.25658966850812" calcext:value-type="float">
            <text:p>1.2565896685081</text:p>
          </table:table-cell>
          <table:table-cell table:formula="of:=[.$G$5]*[.E29]/[.G29]" office:value-type="float" office:value="2.49278326372513" calcext:value-type="float">
            <text:p>2.4927832637251</text:p>
          </table:table-cell>
          <table:table-cell table:formula="of:=[.$G$6]*[.F29]/[.G29]" office:value-type="float" office:value="2.07138392863444" calcext:value-type="float">
            <text:p>2.0713839286345</text:p>
          </table:table-cell>
          <table:table-cell table:formula="of:=1-([.A29]/[.$H$5])" office:value-type="float" office:value="0.380091777273857" calcext:value-type="float">
            <text:p>0.3800917772739</text:p>
          </table:table-cell>
          <table:table-cell table:formula="of:=1-([.B29]/[.$H$6])" office:value-type="float" office:value="0.162867047370544" calcext:value-type="float">
            <text:p>0.1628670473705</text:p>
          </table:table-cell>
          <table:table-cell table:formula="of:=[.A29]+([.H29]*[.A29]*[.J29])" office:value-type="float" office:value="0.84508399224721" calcext:value-type="float">
            <text:p>0.8450839922472</text:p>
          </table:table-cell>
          <table:table-cell table:formula="of:=[.B29]+([.I29]*[.B29]*[.K29])" office:value-type="float" office:value="1.32106697030425" calcext:value-type="float">
            <text:p>1.3210669703043</text:p>
          </table:table-cell>
          <table:table-cell table:number-columns-repeated="243"/>
        </table:table-row>
        <table:table-row table:style-name="ro2">
          <table:table-cell table:formula="of:=[.L29]" office:value-type="float" office:value="0.84508399224721" calcext:value-type="float">
            <text:p>0.8450839922472</text:p>
          </table:table-cell>
          <table:table-cell table:formula="of:=[.M29]" office:value-type="float" office:value="1.32106697030425" calcext:value-type="float">
            <text:p>1.3210669703043</text:p>
          </table:table-cell>
          <table:table-cell table:formula="of:=[.A30]/SUM([.$A30:.$B30])" office:value-type="float" office:value="0.390131623722016" calcext:value-type="float">
            <text:p>0.390131623722</text:p>
          </table:table-cell>
          <table:table-cell table:formula="of:=[.B30]/SUM([.$A30:.$B30])" office:value-type="float" office:value="0.609868376277984" calcext:value-type="float">
            <text:p>0.609868376278</text:p>
          </table:table-cell>
          <table:table-cell table:formula="of:=([.C30]*[.$C$5])+([.D30]*[.$D$5])" office:value-type="float" office:value="1.37201970952957" calcext:value-type="float">
            <text:p>1.3720197095296</text:p>
          </table:table-cell>
          <table:table-cell table:formula="of:=([.C30]*[.$C$6])+([.D30]*[.$D$6])" office:value-type="float" office:value="1.23407897423321" calcext:value-type="float">
            <text:p>1.2340789742332</text:p>
          </table:table-cell>
          <table:table-cell table:formula="of:=([.C30]*[.E30])+([.D30]*[.F30])" office:value-type="float" office:value="1.28789401727179" calcext:value-type="float">
            <text:p>1.2878940172718</text:p>
          </table:table-cell>
          <table:table-cell table:formula="of:=[.$G$5]*[.E30]/[.G30]" office:value-type="float" office:value="2.34370477732258" calcext:value-type="float">
            <text:p>2.3437047773226</text:p>
          </table:table-cell>
          <table:table-cell table:formula="of:=[.$G$6]*[.F30]/[.G30]" office:value-type="float" office:value="2.10807233118788" calcext:value-type="float">
            <text:p>2.1080723311879</text:p>
          </table:table-cell>
          <table:table-cell table:formula="of:=1-([.A30]/[.$H$5])" office:value-type="float" office:value="-0.207262846067443" calcext:value-type="float">
            <text:p>-0.2072628460674</text:p>
          </table:table-cell>
          <table:table-cell table:formula="of:=1-([.B30]/[.$H$6])" office:value-type="float" office:value="-0.119548279918858" calcext:value-type="float">
            <text:p>-0.1195482799189</text:p>
          </table:table-cell>
          <table:table-cell table:formula="of:=[.A30]+([.H30]*[.A30]*[.J30])" office:value-type="float" office:value="0.434573522423908" calcext:value-type="float">
            <text:p>0.4345735224239</text:p>
          </table:table-cell>
          <table:table-cell table:formula="of:=[.B30]+([.I30]*[.B30]*[.K30])" office:value-type="float" office:value="0.98813640036449" calcext:value-type="float">
            <text:p>0.9881364003645</text:p>
          </table:table-cell>
          <table:table-cell table:number-columns-repeated="243"/>
        </table:table-row>
        <table:table-row table:style-name="ro2">
          <table:table-cell table:formula="of:=[.L30]" office:value-type="float" office:value="0.434573522423908" calcext:value-type="float">
            <text:p>0.4345735224239</text:p>
          </table:table-cell>
          <table:table-cell table:formula="of:=[.M30]" office:value-type="float" office:value="0.98813640036449" calcext:value-type="float">
            <text:p>0.9881364003645</text:p>
          </table:table-cell>
          <table:table-cell table:formula="of:=[.A31]/SUM([.$A31:.$B31])" office:value-type="float" office:value="0.305454763098987" calcext:value-type="float">
            <text:p>0.305454763099</text:p>
          </table:table-cell>
          <table:table-cell table:formula="of:=[.B31]/SUM([.$A31:.$B31])" office:value-type="float" office:value="0.694545236901013" calcext:value-type="float">
            <text:p>0.694545236901</text:p>
          </table:table-cell>
          <table:table-cell table:formula="of:=([.C31]*[.$C$5])+([.D31]*[.$D$5])" office:value-type="float" office:value="1.42367259450962" calcext:value-type="float">
            <text:p>1.4236725945096</text:p>
          </table:table-cell>
          <table:table-cell table:formula="of:=([.C31]*[.$C$6])+([.D31]*[.$D$6])" office:value-type="float" office:value="1.18327285785939" calcext:value-type="float">
            <text:p>1.1832728578594</text:p>
          </table:table-cell>
          <table:table-cell table:formula="of:=([.C31]*[.E31])+([.D31]*[.F31])" office:value-type="float" office:value="1.25670410246695" calcext:value-type="float">
            <text:p>1.256704102467</text:p>
          </table:table-cell>
          <table:table-cell table:formula="of:=[.$G$5]*[.E31]/[.G31]" office:value-type="float" office:value="2.49229687543217" calcext:value-type="float">
            <text:p>2.4922968754322</text:p>
          </table:table-cell>
          <table:table-cell table:formula="of:=[.$G$6]*[.F31]/[.G31]" office:value-type="float" office:value="2.07145045693772" calcext:value-type="float">
            <text:p>2.0714504569377</text:p>
          </table:table-cell>
          <table:table-cell table:formula="of:=1-([.A31]/[.$H$5])" office:value-type="float" office:value="0.37918068225156" calcext:value-type="float">
            <text:p>0.3791806822516</text:p>
          </table:table-cell>
          <table:table-cell table:formula="of:=1-([.B31]/[.$H$6])" office:value-type="float" office:value="0.16259627087755" calcext:value-type="float">
            <text:p>0.1625962708776</text:p>
          </table:table-cell>
          <table:table-cell table:formula="of:=[.A31]+([.H31]*[.A31]*[.J31])" office:value-type="float" office:value="0.845258898842282" calcext:value-type="float">
            <text:p>0.8452588988423</text:p>
          </table:table-cell>
          <table:table-cell table:formula="of:=[.B31]+([.I31]*[.B31]*[.K31])" office:value-type="float" office:value="1.32095073955797" calcext:value-type="float">
            <text:p>1.320950739558</text:p>
          </table:table-cell>
          <table:table-cell table:number-columns-repeated="243"/>
        </table:table-row>
        <table:table-row table:style-name="ro2">
          <table:table-cell table:formula="of:=[.L31]" office:value-type="float" office:value="0.845258898842282" calcext:value-type="float">
            <text:p>0.8452588988423</text:p>
          </table:table-cell>
          <table:table-cell table:formula="of:=[.M31]" office:value-type="float" office:value="1.32095073955797" calcext:value-type="float">
            <text:p>1.320950739558</text:p>
          </table:table-cell>
          <table:table-cell table:formula="of:=[.A32]/SUM([.$A32:.$B32])" office:value-type="float" office:value="0.390201799428104" calcext:value-type="float">
            <text:p>0.3902017994281</text:p>
          </table:table-cell>
          <table:table-cell table:formula="of:=[.B32]/SUM([.$A32:.$B32])" office:value-type="float" office:value="0.609798200571896" calcext:value-type="float">
            <text:p>0.6097982005719</text:p>
          </table:table-cell>
          <table:table-cell table:formula="of:=([.C32]*[.$C$5])+([.D32]*[.$D$5])" office:value-type="float" office:value="1.37197690234886" calcext:value-type="float">
            <text:p>1.3719769023489</text:p>
          </table:table-cell>
          <table:table-cell table:formula="of:=([.C32]*[.$C$6])+([.D32]*[.$D$6])" office:value-type="float" office:value="1.23412107965686" calcext:value-type="float">
            <text:p>1.2341210796569</text:p>
          </table:table-cell>
          <table:table-cell table:formula="of:=([.C32]*[.E32])+([.D32]*[.F32])" office:value-type="float" office:value="1.28791266973292" calcext:value-type="float">
            <text:p>1.2879126697329</text:p>
          </table:table-cell>
          <table:table-cell table:formula="of:=[.$G$5]*[.E32]/[.G32]" office:value-type="float" office:value="2.34359771132107" calcext:value-type="float">
            <text:p>2.3435977113211</text:p>
          </table:table-cell>
          <table:table-cell table:formula="of:=[.$G$6]*[.F32]/[.G32]" office:value-type="float" office:value="2.10811372467369" calcext:value-type="float">
            <text:p>2.1081137246737</text:p>
          </table:table-cell>
          <table:table-cell table:formula="of:=1-([.A32]/[.$H$5])" office:value-type="float" office:value="-0.207512712631831" calcext:value-type="float">
            <text:p>-0.2075127126318</text:p>
          </table:table-cell>
          <table:table-cell table:formula="of:=1-([.B32]/[.$H$6])" office:value-type="float" office:value="-0.119449779286417" calcext:value-type="float">
            <text:p>-0.1194497792864</text:p>
          </table:table-cell>
          <table:table-cell table:formula="of:=[.A32]+([.H32]*[.A32]*[.J32])" office:value-type="float" office:value="0.434187250478559" calcext:value-type="float">
            <text:p>0.4341872504786</text:p>
          </table:table-cell>
          <table:table-cell table:formula="of:=[.B32]+([.I32]*[.B32]*[.K32])" office:value-type="float" office:value="0.988317221051683" calcext:value-type="float">
            <text:p>0.9883172210517</text:p>
          </table:table-cell>
          <table:table-cell table:number-columns-repeated="243"/>
        </table:table-row>
        <table:table-row table:style-name="ro3">
          <table:table-cell table:formula="of:=[.L32]" office:value-type="float" office:value="0.434187250478559" calcext:value-type="float">
            <text:p>0.4341872504786</text:p>
          </table:table-cell>
          <table:table-cell table:formula="of:=[.M32]" office:value-type="float" office:value="0.988317221051683" calcext:value-type="float">
            <text:p>0.9883172210517</text:p>
          </table:table-cell>
          <table:table-cell table:formula="of:=[.A33]/SUM([.$A33:.$B33])" office:value-type="float" office:value="0.30522733613026" calcext:value-type="float">
            <text:p>0.3052273361303</text:p>
          </table:table-cell>
          <table:table-cell table:formula="of:=[.B33]/SUM([.$A33:.$B33])" office:value-type="float" office:value="0.69477266386974" calcext:value-type="float">
            <text:p>0.6947726638697</text:p>
          </table:table-cell>
          <table:table-cell table:formula="of:=([.C33]*[.$C$5])+([.D33]*[.$D$5])" office:value-type="float" office:value="1.42381132496054" calcext:value-type="float">
            <text:p>1.4238113249606</text:p>
          </table:table-cell>
          <table:table-cell table:formula="of:=([.C33]*[.$C$6])+([.D33]*[.$D$6])" office:value-type="float" office:value="1.18313640167816" calcext:value-type="float">
            <text:p>1.1831364016782</text:p>
          </table:table-cell>
          <table:table-cell table:formula="of:=([.C33]*[.E33])+([.D33]*[.F33])" office:value-type="float" office:value="1.25659696738499" calcext:value-type="float">
            <text:p>1.256596967385</text:p>
          </table:table-cell>
          <table:table-cell table:formula="of:=[.$G$5]*[.E33]/[.G33]" office:value-type="float" office:value="2.49275224770895" calcext:value-type="float">
            <text:p>2.492752247709</text:p>
          </table:table-cell>
          <table:table-cell table:formula="of:=[.$G$6]*[.F33]/[.G33]" office:value-type="float" office:value="2.07138816283206" calcext:value-type="float">
            <text:p>2.0713881628321</text:p>
          </table:table-cell>
          <table:table-cell table:formula="of:=1-([.A33]/[.$H$5])" office:value-type="float" office:value="0.379732499316344" calcext:value-type="float">
            <text:p>0.3797324993163</text:p>
          </table:table-cell>
          <table:table-cell table:formula="of:=1-([.B33]/[.$H$6])" office:value-type="float" office:value="0.162443033007048" calcext:value-type="float">
            <text:p>0.162443033007</text:p>
          </table:table-cell>
          <table:table-cell table:formula="of:=[.A33]+([.H33]*[.A33]*[.J33])" office:value-type="float" office:value="0.845179801737364" calcext:value-type="float">
            <text:p>0.8451798017374</text:p>
          </table:table-cell>
          <table:table-cell table:formula="of:=[.B33]+([.I33]*[.B33]*[.K33])" office:value-type="float" office:value="1.3208687452051" calcext:value-type="float">
            <text:p>1.3208687452051</text:p>
          </table:table-cell>
          <table:table-cell table:number-columns-repeated="243"/>
        </table:table-row>
        <table:table-row table:style-name="ro2">
          <table:table-cell table:formula="of:=[.L33]" office:value-type="float" office:value="0.845179801737364" calcext:value-type="float">
            <text:p>0.8451798017374</text:p>
          </table:table-cell>
          <table:table-cell table:formula="of:=[.M33]" office:value-type="float" office:value="1.3208687452051" calcext:value-type="float">
            <text:p>1.3208687452051</text:p>
          </table:table-cell>
          <table:table-cell table:formula="of:=[.A34]/SUM([.$A34:.$B34])" office:value-type="float" office:value="0.390194302399362" calcext:value-type="float">
            <text:p>0.3901943023994</text:p>
          </table:table-cell>
          <table:table-cell table:formula="of:=[.B34]/SUM([.$A34:.$B34])" office:value-type="float" office:value="0.609805697600638" calcext:value-type="float">
            <text:p>0.6098056976006</text:p>
          </table:table-cell>
          <table:table-cell table:formula="of:=([.C34]*[.$C$5])+([.D34]*[.$D$5])" office:value-type="float" office:value="1.37198147553639" calcext:value-type="float">
            <text:p>1.3719814755364</text:p>
          </table:table-cell>
          <table:table-cell table:formula="of:=([.C34]*[.$C$6])+([.D34]*[.$D$6])" office:value-type="float" office:value="1.23411658143962" calcext:value-type="float">
            <text:p>1.2341165814396</text:p>
          </table:table-cell>
          <table:table-cell table:formula="of:=([.C34]*[.E34])+([.D34]*[.F34])" office:value-type="float" office:value="1.28791067761707" calcext:value-type="float">
            <text:p>1.2879106776171</text:p>
          </table:table-cell>
          <table:table-cell table:formula="of:=[.$G$5]*[.E34]/[.G34]" office:value-type="float" office:value="2.34360914824056" calcext:value-type="float">
            <text:p>2.3436091482406</text:p>
          </table:table-cell>
          <table:table-cell table:formula="of:=[.$G$6]*[.F34]/[.G34]" office:value-type="float" office:value="2.10810930164088" calcext:value-type="float">
            <text:p>2.1081093016409</text:p>
          </table:table-cell>
          <table:table-cell table:formula="of:=1-([.A34]/[.$H$5])" office:value-type="float" office:value="-0.207399716767662" calcext:value-type="float">
            <text:p>-0.2073997167677</text:p>
          </table:table-cell>
          <table:table-cell table:formula="of:=1-([.B34]/[.$H$6])" office:value-type="float" office:value="-0.119380292546691" calcext:value-type="float">
            <text:p>-0.1193802925467</text:p>
          </table:table-cell>
          <table:table-cell table:formula="of:=[.A34]+([.H34]*[.A34]*[.J34])" office:value-type="float" office:value="0.434368433450909" calcext:value-type="float">
            <text:p>0.4343684334509</text:p>
          </table:table-cell>
          <table:table-cell table:formula="of:=[.B34]+([.I34]*[.B34]*[.K34])" office:value-type="float" office:value="0.988450060163332" calcext:value-type="float">
            <text:p>0.9884500601633</text:p>
          </table:table-cell>
          <table:table-cell table:number-columns-repeated="243"/>
        </table:table-row>
        <table:table-row table:style-name="ro2">
          <table:table-cell table:formula="of:=[.L34]" office:value-type="float" office:value="0.434368433450909" calcext:value-type="float">
            <text:p>0.4343684334509</text:p>
          </table:table-cell>
          <table:table-cell table:formula="of:=[.M34]" office:value-type="float" office:value="0.988450060163332" calcext:value-type="float">
            <text:p>0.9884500601633</text:p>
          </table:table-cell>
          <table:table-cell table:formula="of:=[.A35]/SUM([.$A35:.$B35])" office:value-type="float" office:value="0.305287312050272" calcext:value-type="float">
            <text:p>0.3052873120503</text:p>
          </table:table-cell>
          <table:table-cell table:formula="of:=[.B35]/SUM([.$A35:.$B35])" office:value-type="float" office:value="0.694712687949728" calcext:value-type="float">
            <text:p>0.6947126879497</text:p>
          </table:table-cell>
          <table:table-cell table:formula="of:=([.C35]*[.$C$5])+([.D35]*[.$D$5])" office:value-type="float" office:value="1.42377473964933" calcext:value-type="float">
            <text:p>1.4237747396493</text:p>
          </table:table-cell>
          <table:table-cell table:formula="of:=([.C35]*[.$C$6])+([.D35]*[.$D$6])" office:value-type="float" office:value="1.18317238723016" calcext:value-type="float">
            <text:p>1.1831723872302</text:p>
          </table:table-cell>
          <table:table-cell table:formula="of:=([.C35]*[.E35])+([.D35]*[.F35])" office:value-type="float" office:value="1.25662523267318" calcext:value-type="float">
            <text:p>1.2566252326732</text:p>
          </table:table-cell>
          <table:table-cell table:formula="of:=[.$G$5]*[.E35]/[.G35]" office:value-type="float" office:value="2.49263212753198" calcext:value-type="float">
            <text:p>2.492632127532</text:p>
          </table:table-cell>
          <table:table-cell table:formula="of:=[.$G$6]*[.F35]/[.G35]" office:value-type="float" office:value="2.0714045717267" calcext:value-type="float">
            <text:p>2.0714045717267</text:p>
          </table:table-cell>
          <table:table-cell table:formula="of:=1-([.A35]/[.$H$5])" office:value-type="float" office:value="0.379473666498701" calcext:value-type="float">
            <text:p>0.3794736664987</text:p>
          </table:table-cell>
          <table:table-cell table:formula="of:=1-([.B35]/[.$H$6])" office:value-type="float" office:value="0.162330457488702" calcext:value-type="float">
            <text:p>0.1623304574887</text:p>
          </table:table-cell>
          <table:table-cell table:formula="of:=[.A35]+([.H35]*[.A35]*[.J35])" office:value-type="float" office:value="0.845232431981501" calcext:value-type="float">
            <text:p>0.8452324319815</text:p>
          </table:table-cell>
          <table:table-cell table:formula="of:=[.B35]+([.I35]*[.B35]*[.K35])" office:value-type="float" office:value="1.32081842096799" calcext:value-type="float">
            <text:p>1.320818420968</text:p>
          </table:table-cell>
          <table:table-cell table:number-columns-repeated="243"/>
        </table:table-row>
        <table:table-row table:style-name="ro2">
          <table:table-cell table:formula="of:=[.L35]" office:value-type="float" office:value="0.845232431981501" calcext:value-type="float">
            <text:p>0.8452324319815</text:p>
          </table:table-cell>
          <table:table-cell table:formula="of:=[.M35]" office:value-type="float" office:value="1.32081842096799" calcext:value-type="float">
            <text:p>1.320818420968</text:p>
          </table:table-cell>
          <table:table-cell table:formula="of:=[.A36]/SUM([.$A36:.$B36])" office:value-type="float" office:value="0.390218184781099" calcext:value-type="float">
            <text:p>0.3902181847811</text:p>
          </table:table-cell>
          <table:table-cell table:formula="of:=[.B36]/SUM([.$A36:.$B36])" office:value-type="float" office:value="0.609781815218901" calcext:value-type="float">
            <text:p>0.6097818152189</text:p>
          </table:table-cell>
          <table:table-cell table:formula="of:=([.C36]*[.$C$5])+([.D36]*[.$D$5])" office:value-type="float" office:value="1.37196690728353" calcext:value-type="float">
            <text:p>1.3719669072835</text:p>
          </table:table-cell>
          <table:table-cell table:formula="of:=([.C36]*[.$C$6])+([.D36]*[.$D$6])" office:value-type="float" office:value="1.23413091086866" calcext:value-type="float">
            <text:p>1.2341309108687</text:p>
          </table:table-cell>
          <table:table-cell table:formula="of:=([.C36]*[.E36])+([.D36]*[.F36])" office:value-type="float" office:value="1.28791702318716" calcext:value-type="float">
            <text:p>1.2879170231872</text:p>
          </table:table-cell>
          <table:table-cell table:formula="of:=[.$G$5]*[.E36]/[.G36]" office:value-type="float" office:value="2.34357271600807" calcext:value-type="float">
            <text:p>2.3435727160081</text:p>
          </table:table-cell>
          <table:table-cell table:formula="of:=[.$G$6]*[.F36]/[.G36]" office:value-type="float" office:value="2.10812339229131" calcext:value-type="float">
            <text:p>2.1081233922913</text:p>
          </table:table-cell>
          <table:table-cell table:formula="of:=1-([.A36]/[.$H$5])" office:value-type="float" office:value="-0.207474902830715" calcext:value-type="float">
            <text:p>-0.2074749028307</text:p>
          </table:table-cell>
          <table:table-cell table:formula="of:=1-([.B36]/[.$H$6])" office:value-type="float" office:value="-0.119337644888123" calcext:value-type="float">
            <text:p>-0.1193376448881</text:p>
          </table:table-cell>
          <table:table-cell table:formula="of:=[.A36]+([.H36]*[.A36]*[.J36])" office:value-type="float" office:value="0.434252935299789" calcext:value-type="float">
            <text:p>0.4342529352998</text:p>
          </table:table-cell>
          <table:table-cell table:formula="of:=[.B36]+([.I36]*[.B36]*[.K36])" office:value-type="float" office:value="0.988528929248349" calcext:value-type="float">
            <text:p>0.9885289292483</text:p>
          </table:table-cell>
          <table:table-cell table:number-columns-repeated="243"/>
        </table:table-row>
        <table:table-row table:style-name="ro2">
          <table:table-cell table:formula="of:=[.L36]" office:value-type="float" office:value="0.434252935299789" calcext:value-type="float">
            <text:p>0.4342529352998</text:p>
          </table:table-cell>
          <table:table-cell table:formula="of:=[.M36]" office:value-type="float" office:value="0.988528929248349" calcext:value-type="float">
            <text:p>0.9885289292483</text:p>
          </table:table-cell>
          <table:table-cell table:formula="of:=[.A37]/SUM([.$A37:.$B37])" office:value-type="float" office:value="0.305213993880716" calcext:value-type="float">
            <text:p>0.3052139938807</text:p>
          </table:table-cell>
          <table:table-cell table:formula="of:=[.B37]/SUM([.$A37:.$B37])" office:value-type="float" office:value="0.694786006119284" calcext:value-type="float">
            <text:p>0.6947860061193</text:p>
          </table:table-cell>
          <table:table-cell table:formula="of:=([.C37]*[.$C$5])+([.D37]*[.$D$5])" office:value-type="float" office:value="1.42381946373276" calcext:value-type="float">
            <text:p>1.4238194637328</text:p>
          </table:table-cell>
          <table:table-cell table:formula="of:=([.C37]*[.$C$6])+([.D37]*[.$D$6])" office:value-type="float" office:value="1.18312839632843" calcext:value-type="float">
            <text:p>1.1831283963284</text:p>
          </table:table-cell>
          <table:table-cell table:formula="of:=([.C37]*[.E37])+([.D37]*[.F37])" office:value-type="float" office:value="1.25659067830232" calcext:value-type="float">
            <text:p>1.2565906783023</text:p>
          </table:table-cell>
          <table:table-cell table:formula="of:=[.$G$5]*[.E37]/[.G37]" office:value-type="float" office:value="2.49277897273918" calcext:value-type="float">
            <text:p>2.4927789727392</text:p>
          </table:table-cell>
          <table:table-cell table:formula="of:=[.$G$6]*[.F37]/[.G37]" office:value-type="float" office:value="2.0713845143584" calcext:value-type="float">
            <text:p>2.0713845143584</text:p>
          </table:table-cell>
          <table:table-cell table:formula="of:=1-([.A37]/[.$H$5])" office:value-type="float" office:value="0.379638663857445" calcext:value-type="float">
            <text:p>0.3796386638574</text:p>
          </table:table-cell>
          <table:table-cell table:formula="of:=1-([.B37]/[.$H$6])" office:value-type="float" office:value="0.16226361928106" calcext:value-type="float">
            <text:p>0.1622636192811</text:p>
          </table:table-cell>
          <table:table-cell table:formula="of:=[.A37]+([.H37]*[.A37]*[.J37])" office:value-type="float" office:value="0.845210492826007" calcext:value-type="float">
            <text:p>0.845210492826</text:p>
          </table:table-cell>
          <table:table-cell table:formula="of:=[.B37]+([.I37]*[.B37]*[.K37])" office:value-type="float" office:value="1.32078373188606" calcext:value-type="float">
            <text:p>1.3207837318861</text:p>
          </table:table-cell>
          <table:table-cell table:number-columns-repeated="243"/>
        </table:table-row>
        <table:table-row table:style-name="ro2">
          <table:table-cell table:formula="of:=[.L37]" office:value-type="float" office:value="0.845210492826007" calcext:value-type="float">
            <text:p>0.845210492826</text:p>
          </table:table-cell>
          <table:table-cell table:formula="of:=[.M37]" office:value-type="float" office:value="1.32078373188606" calcext:value-type="float">
            <text:p>1.3207837318861</text:p>
          </table:table-cell>
          <table:table-cell table:formula="of:=[.A38]/SUM([.$A38:.$B38])" office:value-type="float" office:value="0.390218257824932" calcext:value-type="float">
            <text:p>0.3902182578249</text:p>
          </table:table-cell>
          <table:table-cell table:formula="of:=[.B38]/SUM([.$A38:.$B38])" office:value-type="float" office:value="0.609781742175068" calcext:value-type="float">
            <text:p>0.6097817421751</text:p>
          </table:table-cell>
          <table:table-cell table:formula="of:=([.C38]*[.$C$5])+([.D38]*[.$D$5])" office:value-type="float" office:value="1.37196686272679" calcext:value-type="float">
            <text:p>1.3719668627268</text:p>
          </table:table-cell>
          <table:table-cell table:formula="of:=([.C38]*[.$C$6])+([.D38]*[.$D$6])" office:value-type="float" office:value="1.23413095469496" calcext:value-type="float">
            <text:p>1.234130954695</text:p>
          </table:table-cell>
          <table:table-cell table:formula="of:=([.C38]*[.E38])+([.D38]*[.F38])" office:value-type="float" office:value="1.28791704259286" calcext:value-type="float">
            <text:p>1.2879170425929</text:p>
          </table:table-cell>
          <table:table-cell table:formula="of:=[.$G$5]*[.E38]/[.G38]" office:value-type="float" office:value="2.34357260458514" calcext:value-type="float">
            <text:p>2.3435726045852</text:p>
          </table:table-cell>
          <table:table-cell table:formula="of:=[.$G$6]*[.F38]/[.G38]" office:value-type="float" office:value="2.10812343539056" calcext:value-type="float">
            <text:p>2.1081234353906</text:p>
          </table:table-cell>
          <table:table-cell table:formula="of:=1-([.A38]/[.$H$5])" office:value-type="float" office:value="-0.20744356118001" calcext:value-type="float">
            <text:p>-0.20744356118</text:p>
          </table:table-cell>
          <table:table-cell table:formula="of:=1-([.B38]/[.$H$6])" office:value-type="float" office:value="-0.119308247361069" calcext:value-type="float">
            <text:p>-0.1193082473611</text:p>
          </table:table-cell>
          <table:table-cell table:formula="of:=[.A38]+([.H38]*[.A38]*[.J38])" office:value-type="float" office:value="0.434303765137019" calcext:value-type="float">
            <text:p>0.434303765137</text:p>
          </table:table-cell>
          <table:table-cell table:formula="of:=[.B38]+([.I38]*[.B38]*[.K38])" office:value-type="float" office:value="0.98858481414314" calcext:value-type="float">
            <text:p>0.9885848141431</text:p>
          </table:table-cell>
          <table:table-cell table:number-columns-repeated="243"/>
        </table:table-row>
        <table:table-row table:style-name="ro2">
          <table:table-cell table:formula="of:=[.L38]" office:value-type="float" office:value="0.434303765137019" calcext:value-type="float">
            <text:p>0.434303765137</text:p>
          </table:table-cell>
          <table:table-cell table:formula="of:=[.M38]" office:value-type="float" office:value="0.98858481414314" calcext:value-type="float">
            <text:p>0.9885848141431</text:p>
          </table:table-cell>
          <table:table-cell table:formula="of:=[.A39]/SUM([.$A39:.$B39])" office:value-type="float" office:value="0.305226826233108" calcext:value-type="float">
            <text:p>0.3052268262331</text:p>
          </table:table-cell>
          <table:table-cell table:formula="of:=[.B39]/SUM([.$A39:.$B39])" office:value-type="float" office:value="0.694773173766892" calcext:value-type="float">
            <text:p>0.6947731737669</text:p>
          </table:table-cell>
          <table:table-cell table:formula="of:=([.C39]*[.$C$5])+([.D39]*[.$D$5])" office:value-type="float" office:value="1.4238116359978" calcext:value-type="float">
            <text:p>1.4238116359978</text:p>
          </table:table-cell>
          <table:table-cell table:formula="of:=([.C39]*[.$C$6])+([.D39]*[.$D$6])" office:value-type="float" office:value="1.18313609573986" calcext:value-type="float">
            <text:p>1.1831360957399</text:p>
          </table:table-cell>
          <table:table-cell table:formula="of:=([.C39]*[.E39])+([.D39]*[.F39])" office:value-type="float" office:value="1.25659672704473" calcext:value-type="float">
            <text:p>1.2565967270447</text:p>
          </table:table-cell>
          <table:table-cell table:formula="of:=[.$G$5]*[.E39]/[.G39]" office:value-type="float" office:value="2.4927532690316" calcext:value-type="float">
            <text:p>2.4927532690316</text:p>
          </table:table-cell>
          <table:table-cell table:formula="of:=[.$G$6]*[.F39]/[.G39]" office:value-type="float" office:value="2.07138802338695" calcext:value-type="float">
            <text:p>2.071388023387</text:p>
          </table:table-cell>
          <table:table-cell table:formula="of:=1-([.A39]/[.$H$5])" office:value-type="float" office:value="0.379566049804258" calcext:value-type="float">
            <text:p>0.3795660498043</text:p>
          </table:table-cell>
          <table:table-cell table:formula="of:=1-([.B39]/[.$H$6])" office:value-type="float" office:value="0.162216259200728" calcext:value-type="float">
            <text:p>0.1622162592007</text:p>
          </table:table-cell>
          <table:table-cell table:formula="of:=[.A39]+([.H39]*[.A39]*[.J39])" office:value-type="float" office:value="0.845226574904418" calcext:value-type="float">
            <text:p>0.8452265749044</text:p>
          </table:table-cell>
          <table:table-cell table:formula="of:=[.B39]+([.I39]*[.B39]*[.K39])" office:value-type="float" office:value="1.32076198189945" calcext:value-type="float">
            <text:p>1.3207619818995</text:p>
          </table:table-cell>
          <table:table-cell table:number-columns-repeated="243"/>
        </table:table-row>
        <table:table-row table:style-name="ro2">
          <table:table-cell table:formula="of:=[.L39]" office:value-type="float" office:value="0.845226574904418" calcext:value-type="float">
            <text:p>0.8452265749044</text:p>
          </table:table-cell>
          <table:table-cell table:formula="of:=[.M39]" office:value-type="float" office:value="1.32076198189945" calcext:value-type="float">
            <text:p>1.3207619818995</text:p>
          </table:table-cell>
          <table:table-cell table:formula="of:=[.A40]/SUM([.$A40:.$B40])" office:value-type="float" office:value="0.390226703760446" calcext:value-type="float">
            <text:p>0.3902267037604</text:p>
          </table:table-cell>
          <table:table-cell table:formula="of:=[.B40]/SUM([.$A40:.$B40])" office:value-type="float" office:value="0.609773296239554" calcext:value-type="float">
            <text:p>0.6097732962396</text:p>
          </table:table-cell>
          <table:table-cell table:formula="of:=([.C40]*[.$C$5])+([.D40]*[.$D$5])" office:value-type="float" office:value="1.37196171070613" calcext:value-type="float">
            <text:p>1.3719617107061</text:p>
          </table:table-cell>
          <table:table-cell table:formula="of:=([.C40]*[.$C$6])+([.D40]*[.$D$6])" office:value-type="float" office:value="1.23413602225627" calcext:value-type="float">
            <text:p>1.2341360222563</text:p>
          </table:table-cell>
          <table:table-cell table:formula="of:=([.C40]*[.E40])+([.D40]*[.F40])" office:value-type="float" office:value="1.28791928635357" calcext:value-type="float">
            <text:p>1.2879192863536</text:p>
          </table:table-cell>
          <table:table-cell table:formula="of:=[.$G$5]*[.E40]/[.G40]" office:value-type="float" office:value="2.34355972112127" calcext:value-type="float">
            <text:p>2.3435597211213</text:p>
          </table:table-cell>
          <table:table-cell table:formula="of:=[.$G$6]*[.F40]/[.G40]" office:value-type="float" office:value="2.10812841901835" calcext:value-type="float">
            <text:p>2.1081284190184</text:p>
          </table:table-cell>
          <table:table-cell table:formula="of:=1-([.A40]/[.$H$5])" office:value-type="float" office:value="-0.20746653557774" calcext:value-type="float">
            <text:p>-0.2074665355777</text:p>
          </table:table-cell>
          <table:table-cell table:formula="of:=1-([.B40]/[.$H$6])" office:value-type="float" office:value="-0.119289815169024" calcext:value-type="float">
            <text:p>-0.119289815169</text:p>
          </table:table-cell>
          <table:table-cell table:formula="of:=[.A40]+([.H40]*[.A40]*[.J40])" office:value-type="float" office:value="0.434268779130965" calcext:value-type="float">
            <text:p>0.434268779131</text:p>
          </table:table-cell>
          <table:table-cell table:formula="of:=[.B40]+([.I40]*[.B40]*[.K40])" office:value-type="float" office:value="0.988619070741667" calcext:value-type="float">
            <text:p>0.9886190707417</text:p>
          </table:table-cell>
          <table:table-cell table:number-columns-repeated="243"/>
        </table:table-row>
        <table:table-row table:style-name="ro2">
          <table:table-cell table:formula="of:=[.L40]" office:value-type="float" office:value="0.434268779130965" calcext:value-type="float">
            <text:p>0.434268779131</text:p>
          </table:table-cell>
          <table:table-cell table:formula="of:=[.M40]" office:value-type="float" office:value="0.988619070741667" calcext:value-type="float">
            <text:p>0.9886190707417</text:p>
          </table:table-cell>
          <table:table-cell table:formula="of:=[.A41]/SUM([.$A41:.$B41])" office:value-type="float" office:value="0.305202394672101" calcext:value-type="float">
            <text:p>0.3052023946721</text:p>
          </table:table-cell>
          <table:table-cell table:formula="of:=[.B41]/SUM([.$A41:.$B41])" office:value-type="float" office:value="0.694797605327899" calcext:value-type="float">
            <text:p>0.6947976053279</text:p>
          </table:table-cell>
          <table:table-cell table:formula="of:=([.C41]*[.$C$5])+([.D41]*[.$D$5])" office:value-type="float" office:value="1.42382653925002" calcext:value-type="float">
            <text:p>1.42382653925</text:p>
          </table:table-cell>
          <table:table-cell table:formula="of:=([.C41]*[.$C$6])+([.D41]*[.$D$6])" office:value-type="float" office:value="1.18312143680326" calcext:value-type="float">
            <text:p>1.1831214368033</text:p>
          </table:table-cell>
          <table:table-cell table:formula="of:=([.C41]*[.E41])+([.D41]*[.F41])" office:value-type="float" office:value="1.25658521047981" calcext:value-type="float">
            <text:p>1.2565852104798</text:p>
          </table:table-cell>
          <table:table-cell table:formula="of:=[.$G$5]*[.E41]/[.G41]" office:value-type="float" office:value="2.49280220730434" calcext:value-type="float">
            <text:p>2.4928022073043</text:p>
          </table:table-cell>
          <table:table-cell table:formula="of:=[.$G$6]*[.F41]/[.G41]" office:value-type="float" office:value="2.07138134307129" calcext:value-type="float">
            <text:p>2.0713813430713</text:p>
          </table:table-cell>
          <table:table-cell table:formula="of:=1-([.A41]/[.$H$5])" office:value-type="float" office:value="0.379616029812908" calcext:value-type="float">
            <text:p>0.3796160298129</text:p>
          </table:table-cell>
          <table:table-cell table:formula="of:=1-([.B41]/[.$H$6])" office:value-type="float" office:value="0.162187228185028" calcext:value-type="float">
            <text:p>0.162187228185</text:p>
          </table:table-cell>
          <table:table-cell table:formula="of:=[.A41]+([.H41]*[.A41]*[.J41])" office:value-type="float" office:value="0.845220658723871" calcext:value-type="float">
            <text:p>0.8452206587239</text:p>
          </table:table-cell>
          <table:table-cell table:formula="of:=[.B41]+([.I41]*[.B41]*[.K41])" office:value-type="float" office:value="1.32074722791129" calcext:value-type="float">
            <text:p>1.3207472279113</text:p>
          </table:table-cell>
          <table:table-cell table:number-columns-repeated="243"/>
        </table:table-row>
        <table:table-row table:style-name="ro2">
          <table:table-cell table:formula="of:=[.L41]" office:value-type="float" office:value="0.845220658723871" calcext:value-type="float">
            <text:p>0.8452206587239</text:p>
          </table:table-cell>
          <table:table-cell table:formula="of:=[.M41]" office:value-type="float" office:value="1.32074722791129" calcext:value-type="float">
            <text:p>1.3207472279113</text:p>
          </table:table-cell>
          <table:table-cell table:formula="of:=[.A42]/SUM([.$A42:.$B42])" office:value-type="float" office:value="0.390227696328833" calcext:value-type="float">
            <text:p>0.3902276963288</text:p>
          </table:table-cell>
          <table:table-cell table:formula="of:=[.B42]/SUM([.$A42:.$B42])" office:value-type="float" office:value="0.609772303671167" calcext:value-type="float">
            <text:p>0.6097723036712</text:p>
          </table:table-cell>
          <table:table-cell table:formula="of:=([.C42]*[.$C$5])+([.D42]*[.$D$5])" office:value-type="float" office:value="1.37196110523941" calcext:value-type="float">
            <text:p>1.3719611052394</text:p>
          </table:table-cell>
          <table:table-cell table:formula="of:=([.C42]*[.$C$6])+([.D42]*[.$D$6])" office:value-type="float" office:value="1.2341366177973" calcext:value-type="float">
            <text:p>1.2341366177973</text:p>
          </table:table-cell>
          <table:table-cell table:formula="of:=([.C42]*[.E42])+([.D42]*[.F42])" office:value-type="float" office:value="1.28791955002954" calcext:value-type="float">
            <text:p>1.2879195500295</text:p>
          </table:table-cell>
          <table:table-cell table:formula="of:=[.$G$5]*[.E42]/[.G42]" office:value-type="float" office:value="2.34355820707705" calcext:value-type="float">
            <text:p>2.3435582070771</text:p>
          </table:table-cell>
          <table:table-cell table:formula="of:=[.$G$6]*[.F42]/[.G42]" office:value-type="float" office:value="2.1081290047129" calcext:value-type="float">
            <text:p>2.1081290047129</text:p>
          </table:table-cell>
          <table:table-cell table:formula="of:=1-([.A42]/[.$H$5])" office:value-type="float" office:value="-0.207458083891244" calcext:value-type="float">
            <text:p>-0.2074580838912</text:p>
          </table:table-cell>
          <table:table-cell table:formula="of:=1-([.B42]/[.$H$6])" office:value-type="float" office:value="-0.119277311789231" calcext:value-type="float">
            <text:p>-0.1192773117892</text:p>
          </table:table-cell>
          <table:table-cell table:formula="of:=[.A42]+([.H42]*[.A42]*[.J42])" office:value-type="float" office:value="0.434282746254927" calcext:value-type="float">
            <text:p>0.4342827462549</text:p>
          </table:table-cell>
          <table:table-cell table:formula="of:=[.B42]+([.I42]*[.B42]*[.K42])" office:value-type="float" office:value="0.98864274801307" calcext:value-type="float">
            <text:p>0.9886427480131</text:p>
          </table:table-cell>
          <table:table-cell table:number-columns-repeated="243"/>
        </table:table-row>
        <table:table-row table:style-name="ro2">
          <table:table-cell table:formula="of:=[.L42]" office:value-type="float" office:value="0.434282746254927" calcext:value-type="float">
            <text:p>0.4342827462549</text:p>
          </table:table-cell>
          <table:table-cell table:formula="of:=[.M42]" office:value-type="float" office:value="0.98864274801307" calcext:value-type="float">
            <text:p>0.9886427480131</text:p>
          </table:table-cell>
          <table:table-cell table:formula="of:=[.A43]/SUM([.$A43:.$B43])" office:value-type="float" office:value="0.305204136129655" calcext:value-type="float">
            <text:p>0.3052041361297</text:p>
          </table:table-cell>
          <table:table-cell table:formula="of:=[.B43]/SUM([.$A43:.$B43])" office:value-type="float" office:value="0.694795863870344" calcext:value-type="float">
            <text:p>0.6947958638703</text:p>
          </table:table-cell>
          <table:table-cell table:formula="of:=([.C43]*[.$C$5])+([.D43]*[.$D$5])" office:value-type="float" office:value="1.42382547696091" calcext:value-type="float">
            <text:p>1.4238254769609</text:p>
          </table:table-cell>
          <table:table-cell table:formula="of:=([.C43]*[.$C$6])+([.D43]*[.$D$6])" office:value-type="float" office:value="1.18312248167779" calcext:value-type="float">
            <text:p>1.1831224816778</text:p>
          </table:table-cell>
          <table:table-cell table:formula="of:=([.C43]*[.E43])+([.D43]*[.F43])" office:value-type="float" office:value="1.256586031417" calcext:value-type="float">
            <text:p>1.256586031417</text:p>
          </table:table-cell>
          <table:table-cell table:formula="of:=[.$G$5]*[.E43]/[.G43]" office:value-type="float" office:value="2.49279871890802" calcext:value-type="float">
            <text:p>2.492798718908</text:p>
          </table:table-cell>
          <table:table-cell table:formula="of:=[.$G$6]*[.F43]/[.G43]" office:value-type="float" office:value="2.07138181916283" calcext:value-type="float">
            <text:p>2.0713818191628</text:p>
          </table:table-cell>
          <table:table-cell table:formula="of:=1-([.A43]/[.$H$5])" office:value-type="float" office:value="0.379596076778676" calcext:value-type="float">
            <text:p>0.3795960767787</text:p>
          </table:table-cell>
          <table:table-cell table:formula="of:=1-([.B43]/[.$H$6])" office:value-type="float" office:value="0.162167162700788" calcext:value-type="float">
            <text:p>0.1621671627008</text:p>
          </table:table-cell>
          <table:table-cell table:formula="of:=[.A43]+([.H43]*[.A43]*[.J43])" office:value-type="float" office:value="0.845225667199741" calcext:value-type="float">
            <text:p>0.8452256671997</text:p>
          </table:table-cell>
          <table:table-cell table:formula="of:=[.B43]+([.I43]*[.B43]*[.K43])" office:value-type="float" office:value="1.32073784470427" calcext:value-type="float">
            <text:p>1.3207378447043</text:p>
          </table:table-cell>
          <table:table-cell table:number-columns-repeated="243"/>
        </table:table-row>
        <table:table-row table:style-name="ro2">
          <table:table-cell table:formula="of:=[.L43]" office:value-type="float" office:value="0.845225667199741" calcext:value-type="float">
            <text:p>0.8452256671997</text:p>
          </table:table-cell>
          <table:table-cell table:formula="of:=[.M43]" office:value-type="float" office:value="1.32073784470427" calcext:value-type="float">
            <text:p>1.3207378447043</text:p>
          </table:table-cell>
          <table:table-cell table:formula="of:=[.A44]/SUM([.$A44:.$B44])" office:value-type="float" office:value="0.390230796850653" calcext:value-type="float">
            <text:p>0.3902307968507</text:p>
          </table:table-cell>
          <table:table-cell table:formula="of:=[.B44]/SUM([.$A44:.$B44])" office:value-type="float" office:value="0.609769203149347" calcext:value-type="float">
            <text:p>0.6097692031493</text:p>
          </table:table-cell>
          <table:table-cell table:formula="of:=([.C44]*[.$C$5])+([.D44]*[.$D$5])" office:value-type="float" office:value="1.3719592139211" calcext:value-type="float">
            <text:p>1.3719592139211</text:p>
          </table:table-cell>
          <table:table-cell table:formula="of:=([.C44]*[.$C$6])+([.D44]*[.$D$6])" office:value-type="float" office:value="1.23413847811039" calcext:value-type="float">
            <text:p>1.2341384781104</text:p>
          </table:table-cell>
          <table:table-cell table:formula="of:=([.C44]*[.E44])+([.D44]*[.F44])" office:value-type="float" office:value="1.28792037366835" calcext:value-type="float">
            <text:p>1.2879203736684</text:p>
          </table:table-cell>
          <table:table-cell table:formula="of:=[.$G$5]*[.E44]/[.G44]" office:value-type="float" office:value="2.34355347763422" calcext:value-type="float">
            <text:p>2.3435534776342</text:p>
          </table:table-cell>
          <table:table-cell table:formula="of:=[.$G$6]*[.F44]/[.G44]" office:value-type="float" office:value="2.1081308342918" calcext:value-type="float">
            <text:p>2.1081308342918</text:p>
          </table:table-cell>
          <table:table-cell table:formula="of:=1-([.A44]/[.$H$5])" office:value-type="float" office:value="-0.207465238856772" calcext:value-type="float">
            <text:p>-0.2074652388568</text:p>
          </table:table-cell>
          <table:table-cell table:formula="of:=1-([.B44]/[.$H$6])" office:value-type="float" office:value="-0.119269359918872" calcext:value-type="float">
            <text:p>-0.1192693599189</text:p>
          </table:table-cell>
          <table:table-cell table:formula="of:=[.A44]+([.H44]*[.A44]*[.J44])" office:value-type="float" office:value="0.434271976180552" calcext:value-type="float">
            <text:p>0.4342719761806</text:p>
          </table:table-cell>
          <table:table-cell table:formula="of:=[.B44]+([.I44]*[.B44]*[.K44])" office:value-type="float" office:value="0.988657576309464" calcext:value-type="float">
            <text:p>0.9886575763095</text:p>
          </table:table-cell>
          <table:table-cell table:number-columns-repeated="243"/>
        </table:table-row>
        <table:table-row table:style-name="ro2">
          <table:table-cell table:formula="of:=[.L44]" office:value-type="float" office:value="0.434271976180552" calcext:value-type="float">
            <text:p>0.4342719761806</text:p>
          </table:table-cell>
          <table:table-cell table:formula="of:=[.M44]" office:value-type="float" office:value="0.988657576309464" calcext:value-type="float">
            <text:p>0.9886575763095</text:p>
          </table:table-cell>
          <table:table-cell table:formula="of:=[.A45]/SUM([.$A45:.$B45])" office:value-type="float" office:value="0.305195696737488" calcext:value-type="float">
            <text:p>0.3051956967375</text:p>
          </table:table-cell>
          <table:table-cell table:formula="of:=[.B45]/SUM([.$A45:.$B45])" office:value-type="float" office:value="0.694804303262512" calcext:value-type="float">
            <text:p>0.6948043032625</text:p>
          </table:table-cell>
          <table:table-cell table:formula="of:=([.C45]*[.$C$5])+([.D45]*[.$D$5])" office:value-type="float" office:value="1.42383062499013" calcext:value-type="float">
            <text:p>1.4238306249901</text:p>
          </table:table-cell>
          <table:table-cell table:formula="of:=([.C45]*[.$C$6])+([.D45]*[.$D$6])" office:value-type="float" office:value="1.18311741804249" calcext:value-type="float">
            <text:p>1.1831174180425</text:p>
          </table:table-cell>
          <table:table-cell table:formula="of:=([.C45]*[.E45])+([.D45]*[.F45])" office:value-type="float" office:value="1.25658205295079" calcext:value-type="float">
            <text:p>1.2565820529508</text:p>
          </table:table-cell>
          <table:table-cell table:formula="of:=[.$G$5]*[.E45]/[.G45]" office:value-type="float" office:value="2.49281562443337" calcext:value-type="float">
            <text:p>2.4928156244334</text:p>
          </table:table-cell>
          <table:table-cell table:formula="of:=[.$G$6]*[.F45]/[.G45]" office:value-type="float" office:value="2.07137951205118" calcext:value-type="float">
            <text:p>2.0713795120512</text:p>
          </table:table-cell>
          <table:table-cell table:formula="of:=1-([.A45]/[.$H$5])" office:value-type="float" office:value="0.379611462599211" calcext:value-type="float">
            <text:p>0.3796114625992</text:p>
          </table:table-cell>
          <table:table-cell table:formula="of:=1-([.B45]/[.$H$6])" office:value-type="float" office:value="0.162154596347912" calcext:value-type="float">
            <text:p>0.1621545963479</text:p>
          </table:table-cell>
          <table:table-cell table:formula="of:=[.A45]+([.H45]*[.A45]*[.J45])" office:value-type="float" office:value="0.845224148785636" calcext:value-type="float">
            <text:p>0.8452241487856</text:p>
          </table:table-cell>
          <table:table-cell table:formula="of:=[.B45]+([.I45]*[.B45]*[.K45])" office:value-type="float" office:value="1.32073154963509" calcext:value-type="float">
            <text:p>1.3207315496351</text:p>
          </table:table-cell>
          <table:table-cell table:number-columns-repeated="243"/>
        </table:table-row>
        <table:table-row table:style-name="ro2">
          <table:table-cell table:formula="of:=[.L45]" office:value-type="float" office:value="0.845224148785636" calcext:value-type="float">
            <text:p>0.8452241487856</text:p>
          </table:table-cell>
          <table:table-cell table:formula="of:=[.M45]" office:value-type="float" office:value="1.32073154963509" calcext:value-type="float">
            <text:p>1.3207315496351</text:p>
          </table:table-cell>
          <table:table-cell table:formula="of:=[.A46]/SUM([.$A46:.$B46])" office:value-type="float" office:value="0.390231503535331" calcext:value-type="float">
            <text:p>0.3902315035353</text:p>
          </table:table-cell>
          <table:table-cell table:formula="of:=[.B46]/SUM([.$A46:.$B46])" office:value-type="float" office:value="0.609768496464669" calcext:value-type="float">
            <text:p>0.6097684964647</text:p>
          </table:table-cell>
          <table:table-cell table:formula="of:=([.C46]*[.$C$5])+([.D46]*[.$D$5])" office:value-type="float" office:value="1.37195878284345" calcext:value-type="float">
            <text:p>1.3719587828435</text:p>
          </table:table-cell>
          <table:table-cell table:formula="of:=([.C46]*[.$C$6])+([.D46]*[.$D$6])" office:value-type="float" office:value="1.2341389021212" calcext:value-type="float">
            <text:p>1.2341389021212</text:p>
          </table:table-cell>
          <table:table-cell table:formula="of:=([.C46]*[.E46])+([.D46]*[.F46])" office:value-type="float" office:value="1.2879205613925" calcext:value-type="float">
            <text:p>1.2879205613925</text:p>
          </table:table-cell>
          <table:table-cell table:formula="of:=[.$G$5]*[.E46]/[.G46]" office:value-type="float" office:value="2.34355239968542" calcext:value-type="float">
            <text:p>2.3435523996854</text:p>
          </table:table-cell>
          <table:table-cell table:formula="of:=[.$G$6]*[.F46]/[.G46]" office:value-type="float" office:value="2.10813125130253" calcext:value-type="float">
            <text:p>2.1081312513025</text:p>
          </table:table-cell>
          <table:table-cell table:formula="of:=1-([.A46]/[.$H$5])" office:value-type="float" office:value="-0.207463069693766" calcext:value-type="float">
            <text:p>-0.2074630696938</text:p>
          </table:table-cell>
          <table:table-cell table:formula="of:=1-([.B46]/[.$H$6])" office:value-type="float" office:value="-0.119264025114481" calcext:value-type="float">
            <text:p>-0.1192640251145</text:p>
          </table:table-cell>
          <table:table-cell table:formula="of:=[.A46]+([.H46]*[.A46]*[.J46])" office:value-type="float" office:value="0.434275681788459" calcext:value-type="float">
            <text:p>0.4342756817885</text:p>
          </table:table-cell>
          <table:table-cell table:formula="of:=[.B46]+([.I46]*[.B46]*[.K46])" office:value-type="float" office:value="0.988667651919834" calcext:value-type="float">
            <text:p>0.9886676519198</text:p>
          </table:table-cell>
          <table:table-cell table:number-columns-repeated="243"/>
        </table:table-row>
        <table:table-row table:style-name="ro2">
          <table:table-cell table:formula="of:=[.L46]" office:value-type="float" office:value="0.434275681788459" calcext:value-type="float">
            <text:p>0.4342756817885</text:p>
          </table:table-cell>
          <table:table-cell table:formula="of:=[.M46]" office:value-type="float" office:value="0.988667651919834" calcext:value-type="float">
            <text:p>0.9886676519198</text:p>
          </table:table-cell>
          <table:table-cell table:formula="of:=[.A47]/SUM([.$A47:.$B47])" office:value-type="float" office:value="0.305195345099728" calcext:value-type="float">
            <text:p>0.3051953450997</text:p>
          </table:table-cell>
          <table:table-cell table:formula="of:=[.B47]/SUM([.$A47:.$B47])" office:value-type="float" office:value="0.694804654900272" calcext:value-type="float">
            <text:p>0.6948046549003</text:p>
          </table:table-cell>
          <table:table-cell table:formula="of:=([.C47]*[.$C$5])+([.D47]*[.$D$5])" office:value-type="float" office:value="1.42383083948917" calcext:value-type="float">
            <text:p>1.4238308394892</text:p>
          </table:table-cell>
          <table:table-cell table:formula="of:=([.C47]*[.$C$6])+([.D47]*[.$D$6])" office:value-type="float" office:value="1.18311720705984" calcext:value-type="float">
            <text:p>1.1831172070598</text:p>
          </table:table-cell>
          <table:table-cell table:formula="of:=([.C47]*[.E47])+([.D47]*[.F47])" office:value-type="float" office:value="1.25658188717931" calcext:value-type="float">
            <text:p>1.2565818871793</text:p>
          </table:table-cell>
          <table:table-cell table:formula="of:=[.$G$5]*[.E47]/[.G47]" office:value-type="float" office:value="2.49281632883283" calcext:value-type="float">
            <text:p>2.4928163288328</text:p>
          </table:table-cell>
          <table:table-cell table:formula="of:=[.$G$6]*[.F47]/[.G47]" office:value-type="float" office:value="2.07137941592836" calcext:value-type="float">
            <text:p>2.0713794159284</text:p>
          </table:table-cell>
          <table:table-cell table:formula="of:=1-([.A47]/[.$H$5])" office:value-type="float" office:value="0.37960616887363" calcext:value-type="float">
            <text:p>0.3796061688736</text:p>
          </table:table-cell>
          <table:table-cell table:formula="of:=1-([.B47]/[.$H$6])" office:value-type="float" office:value="0.162146057695056" calcext:value-type="float">
            <text:p>0.1621460576951</text:p>
          </table:table-cell>
          <table:table-cell table:formula="of:=[.A47]+([.H47]*[.A47]*[.J47])" office:value-type="float" office:value="0.845225746314022" calcext:value-type="float">
            <text:p>0.845225746314</text:p>
          </table:table-cell>
          <table:table-cell table:formula="of:=[.B47]+([.I47]*[.B47]*[.K47])" office:value-type="float" office:value="1.32072750771181" calcext:value-type="float">
            <text:p>1.3207275077118</text:p>
          </table:table-cell>
          <table:table-cell table:number-columns-repeated="243"/>
        </table:table-row>
        <table:table-row table:style-name="ro2">
          <table:table-cell table:formula="of:=[.L47]" office:value-type="float" office:value="0.845225746314022" calcext:value-type="float">
            <text:p>0.845225746314</text:p>
          </table:table-cell>
          <table:table-cell table:formula="of:=[.M47]" office:value-type="float" office:value="1.32072750771181" calcext:value-type="float">
            <text:p>1.3207275077118</text:p>
          </table:table-cell>
          <table:table-cell table:formula="of:=[.A48]/SUM([.$A48:.$B48])" office:value-type="float" office:value="0.390232681496248" calcext:value-type="float">
            <text:p>0.3902326814962</text:p>
          </table:table-cell>
          <table:table-cell table:formula="of:=[.B48]/SUM([.$A48:.$B48])" office:value-type="float" office:value="0.609767318503752" calcext:value-type="float">
            <text:p>0.6097673185038</text:p>
          </table:table-cell>
          <table:table-cell table:formula="of:=([.C48]*[.$C$5])+([.D48]*[.$D$5])" office:value-type="float" office:value="1.37195806428729" calcext:value-type="float">
            <text:p>1.3719580642873</text:p>
          </table:table-cell>
          <table:table-cell table:formula="of:=([.C48]*[.$C$6])+([.D48]*[.$D$6])" office:value-type="float" office:value="1.23413960889775" calcext:value-type="float">
            <text:p>1.2341396088978</text:p>
          </table:table-cell>
          <table:table-cell table:formula="of:=([.C48]*[.E48])+([.D48]*[.F48])" office:value-type="float" office:value="1.28792087430408" calcext:value-type="float">
            <text:p>1.2879208743041</text:p>
          </table:table-cell>
          <table:table-cell table:formula="of:=[.$G$5]*[.E48]/[.G48]" office:value-type="float" office:value="2.3435506028761" calcext:value-type="float">
            <text:p>2.3435506028761</text:p>
          </table:table-cell>
          <table:table-cell table:formula="of:=[.$G$6]*[.F48]/[.G48]" office:value-type="float" office:value="2.10813194641491" calcext:value-type="float">
            <text:p>2.1081319464149</text:p>
          </table:table-cell>
          <table:table-cell table:formula="of:=1-([.A48]/[.$H$5])" office:value-type="float" office:value="-0.207465351877175" calcext:value-type="float">
            <text:p>-0.2074653518772</text:p>
          </table:table-cell>
          <table:table-cell table:formula="of:=1-([.B48]/[.$H$6])" office:value-type="float" office:value="-0.119260599755767" calcext:value-type="float">
            <text:p>-0.1192605997558</text:p>
          </table:table-cell>
          <table:table-cell table:formula="of:=[.A48]+([.H48]*[.A48]*[.J48])" office:value-type="float" office:value="0.43427229705798" calcext:value-type="float">
            <text:p>0.434272297058</text:p>
          </table:table-cell>
          <table:table-cell table:formula="of:=[.B48]+([.I48]*[.B48]*[.K48])" office:value-type="float" office:value="0.988674053859283" calcext:value-type="float">
            <text:p>0.9886740538593</text:p>
          </table:table-cell>
          <table:table-cell table:number-columns-repeated="243"/>
        </table:table-row>
        <table:table-row table:style-name="ro2">
          <table:table-cell table:formula="of:=[.L48]" office:value-type="float" office:value="0.43427229705798" calcext:value-type="float">
            <text:p>0.434272297058</text:p>
          </table:table-cell>
          <table:table-cell table:formula="of:=[.M48]" office:value-type="float" office:value="0.988674053859283" calcext:value-type="float">
            <text:p>0.9886740538593</text:p>
          </table:table-cell>
          <table:table-cell table:formula="of:=[.A49]/SUM([.$A49:.$B49])" office:value-type="float" office:value="0.305192319287398" calcext:value-type="float">
            <text:p>0.3051923192874</text:p>
          </table:table-cell>
          <table:table-cell table:formula="of:=[.B49]/SUM([.$A49:.$B49])" office:value-type="float" office:value="0.694807680712602" calcext:value-type="float">
            <text:p>0.6948076807126</text:p>
          </table:table-cell>
          <table:table-cell table:formula="of:=([.C49]*[.$C$5])+([.D49]*[.$D$5])" office:value-type="float" office:value="1.42383268523469" calcext:value-type="float">
            <text:p>1.4238326852347</text:p>
          </table:table-cell>
          <table:table-cell table:formula="of:=([.C49]*[.$C$6])+([.D49]*[.$D$6])" office:value-type="float" office:value="1.18311539157244" calcext:value-type="float">
            <text:p>1.1831153915724</text:p>
          </table:table-cell>
          <table:table-cell table:formula="of:=([.C49]*[.E49])+([.D49]*[.F49])" office:value-type="float" office:value="1.25658046071781" calcext:value-type="float">
            <text:p>1.2565804607178</text:p>
          </table:table-cell>
          <table:table-cell table:formula="of:=[.$G$5]*[.E49]/[.G49]" office:value-type="float" office:value="2.49282239016111" calcext:value-type="float">
            <text:p>2.4928223901611</text:p>
          </table:table-cell>
          <table:table-cell table:formula="of:=[.$G$6]*[.F49]/[.G49]" office:value-type="float" office:value="2.07137858881915" calcext:value-type="float">
            <text:p>2.0713785888192</text:p>
          </table:table-cell>
          <table:table-cell table:formula="of:=1-([.A49]/[.$H$5])" office:value-type="float" office:value="0.379611004202886" calcext:value-type="float">
            <text:p>0.3796110042029</text:p>
          </table:table-cell>
          <table:table-cell table:formula="of:=1-([.B49]/[.$H$6])" office:value-type="float" office:value="0.162140632322642" calcext:value-type="float">
            <text:p>0.1621406323226</text:p>
          </table:table-cell>
          <table:table-cell table:formula="of:=[.A49]+([.H49]*[.A49]*[.J49])" office:value-type="float" office:value="0.845225392428895" calcext:value-type="float">
            <text:p>0.8452253924289</text:p>
          </table:table-cell>
          <table:table-cell table:formula="of:=[.B49]+([.I49]*[.B49]*[.K49])" office:value-type="float" office:value="1.32072481653227" calcext:value-type="float">
            <text:p>1.3207248165323</text:p>
          </table:table-cell>
          <table:table-cell table:number-columns-repeated="243"/>
        </table:table-row>
        <table:table-row table:style-name="ro2">
          <table:table-cell table:formula="of:=[.L49]" office:value-type="float" office:value="0.845225392428895" calcext:value-type="float">
            <text:p>0.8452253924289</text:p>
          </table:table-cell>
          <table:table-cell table:formula="of:=[.M49]" office:value-type="float" office:value="1.32072481653227" calcext:value-type="float">
            <text:p>1.3207248165323</text:p>
          </table:table-cell>
          <table:table-cell table:formula="of:=[.A50]/SUM([.$A50:.$B50])" office:value-type="float" office:value="0.39023306673069" calcext:value-type="float">
            <text:p>0.3902330667307</text:p>
          </table:table-cell>
          <table:table-cell table:formula="of:=[.B50]/SUM([.$A50:.$B50])" office:value-type="float" office:value="0.60976693326931" calcext:value-type="float">
            <text:p>0.6097669332693</text:p>
          </table:table-cell>
          <table:table-cell table:formula="of:=([.C50]*[.$C$5])+([.D50]*[.$D$5])" office:value-type="float" office:value="1.37195782929428" calcext:value-type="float">
            <text:p>1.3719578292943</text:p>
          </table:table-cell>
          <table:table-cell table:formula="of:=([.C50]*[.$C$6])+([.D50]*[.$D$6])" office:value-type="float" office:value="1.23413984003841" calcext:value-type="float">
            <text:p>1.2341398400384</text:p>
          </table:table-cell>
          <table:table-cell table:formula="of:=([.C50]*[.E50])+([.D50]*[.F50])" office:value-type="float" office:value="1.28792097663639" calcext:value-type="float">
            <text:p>1.2879209766364</text:p>
          </table:table-cell>
          <table:table-cell table:formula="of:=[.$G$5]*[.E50]/[.G50]" office:value-type="float" office:value="2.34355001525809" calcext:value-type="float">
            <text:p>2.3435500152581</text:p>
          </table:table-cell>
          <table:table-cell table:formula="of:=[.$G$6]*[.F50]/[.G50]" office:value-type="float" office:value="2.1081321737421" calcext:value-type="float">
            <text:p>2.1081321737421</text:p>
          </table:table-cell>
          <table:table-cell table:formula="of:=1-([.A50]/[.$H$5])" office:value-type="float" office:value="-0.207464846326992" calcext:value-type="float">
            <text:p>-0.207464846327</text:p>
          </table:table-cell>
          <table:table-cell table:formula="of:=1-([.B50]/[.$H$6])" office:value-type="float" office:value="-0.119258319095147" calcext:value-type="float">
            <text:p>-0.1192583190951</text:p>
          </table:table-cell>
          <table:table-cell table:formula="of:=[.A50]+([.H50]*[.A50]*[.J50])" office:value-type="float" office:value="0.434273219683459" calcext:value-type="float">
            <text:p>0.4342732196835</text:p>
          </table:table-cell>
          <table:table-cell table:formula="of:=[.B50]+([.I50]*[.B50]*[.K50])" office:value-type="float" office:value="0.988678353439638" calcext:value-type="float">
            <text:p>0.9886783534396</text:p>
          </table:table-cell>
          <table:table-cell table:number-columns-repeated="243"/>
        </table:table-row>
        <table:table-row table:style-name="ro2">
          <table:table-cell table:formula="of:=[.L50]" office:value-type="float" office:value="0.434273219683459" calcext:value-type="float">
            <text:p>0.4342732196835</text:p>
          </table:table-cell>
          <table:table-cell table:formula="of:=[.M50]" office:value-type="float" office:value="0.988678353439638" calcext:value-type="float">
            <text:p>0.9886783534396</text:p>
          </table:table-cell>
          <table:table-cell table:formula="of:=[.A51]/SUM([.$A51:.$B51])" office:value-type="float" office:value="0.305191847625788" calcext:value-type="float">
            <text:p>0.3051918476258</text:p>
          </table:table-cell>
          <table:table-cell table:formula="of:=[.B51]/SUM([.$A51:.$B51])" office:value-type="float" office:value="0.694808152374212" calcext:value-type="float">
            <text:p>0.6948081523742</text:p>
          </table:table-cell>
          <table:table-cell table:formula="of:=([.C51]*[.$C$5])+([.D51]*[.$D$5])" office:value-type="float" office:value="1.42383297294827" calcext:value-type="float">
            <text:p>1.4238329729483</text:p>
          </table:table-cell>
          <table:table-cell table:formula="of:=([.C51]*[.$C$6])+([.D51]*[.$D$6])" office:value-type="float" office:value="1.18311510857547" calcext:value-type="float">
            <text:p>1.1831151085755</text:p>
          </table:table-cell>
          <table:table-cell table:formula="of:=([.C51]*[.E51])+([.D51]*[.F51])" office:value-type="float" office:value="1.25658023835994" calcext:value-type="float">
            <text:p>1.2565802383599</text:p>
          </table:table-cell>
          <table:table-cell table:formula="of:=[.$G$5]*[.E51]/[.G51]" office:value-type="float" office:value="2.49282333500213" calcext:value-type="float">
            <text:p>2.4928233350021</text:p>
          </table:table-cell>
          <table:table-cell table:formula="of:=[.$G$6]*[.F51]/[.G51]" office:value-type="float" office:value="2.07137845989304" calcext:value-type="float">
            <text:p>2.071378459893</text:p>
          </table:table-cell>
          <table:table-cell table:formula="of:=1-([.A51]/[.$H$5])" office:value-type="float" office:value="0.379609686166487" calcext:value-type="float">
            <text:p>0.3796096861665</text:p>
          </table:table-cell>
          <table:table-cell table:formula="of:=1-([.B51]/[.$H$6])" office:value-type="float" office:value="0.162136988610476" calcext:value-type="float">
            <text:p>0.1621369886105</text:p>
          </table:table-cell>
          <table:table-cell table:formula="of:=[.A51]+([.H51]*[.A51]*[.J51])" office:value-type="float" office:value="0.845225917037183" calcext:value-type="float">
            <text:p>0.8452259170372</text:p>
          </table:table-cell>
          <table:table-cell table:formula="of:=[.B51]+([.I51]*[.B51]*[.K51])" office:value-type="float" office:value="1.32072307742244" calcext:value-type="float">
            <text:p>1.3207230774224</text:p>
          </table:table-cell>
          <table:table-cell table:number-columns-repeated="243"/>
        </table:table-row>
        <table:table-row table:style-name="ro2">
          <table:table-cell table:formula="of:=[.L51]" office:value-type="float" office:value="0.845225917037183" calcext:value-type="float">
            <text:p>0.8452259170372</text:p>
          </table:table-cell>
          <table:table-cell table:formula="of:=[.M51]" office:value-type="float" office:value="1.32072307742244" calcext:value-type="float">
            <text:p>1.3207230774224</text:p>
          </table:table-cell>
          <table:table-cell table:formula="of:=[.A52]/SUM([.$A52:.$B52])" office:value-type="float" office:value="0.390233527751219" calcext:value-type="float">
            <text:p>0.3902335277512</text:p>
          </table:table-cell>
          <table:table-cell table:formula="of:=[.B52]/SUM([.$A52:.$B52])" office:value-type="float" office:value="0.609766472248781" calcext:value-type="float">
            <text:p>0.6097664722488</text:p>
          </table:table-cell>
          <table:table-cell table:formula="of:=([.C52]*[.$C$5])+([.D52]*[.$D$5])" office:value-type="float" office:value="1.37195754807176" calcext:value-type="float">
            <text:p>1.3719575480718</text:p>
          </table:table-cell>
          <table:table-cell table:formula="of:=([.C52]*[.$C$6])+([.D52]*[.$D$6])" office:value-type="float" office:value="1.23414011665073" calcext:value-type="float">
            <text:p>1.2341401166507</text:p>
          </table:table-cell>
          <table:table-cell table:formula="of:=([.C52]*[.E52])+([.D52]*[.F52])" office:value-type="float" office:value="1.28792109909977" calcext:value-type="float">
            <text:p>1.2879210990998</text:p>
          </table:table-cell>
          <table:table-cell table:formula="of:=[.$G$5]*[.E52]/[.G52]" office:value-type="float" office:value="2.34354931204062" calcext:value-type="float">
            <text:p>2.3435493120406</text:p>
          </table:table-cell>
          <table:table-cell table:formula="of:=[.$G$6]*[.F52]/[.G52]" office:value-type="float" office:value="2.10813244579145" calcext:value-type="float">
            <text:p>2.1081324457915</text:p>
          </table:table-cell>
          <table:table-cell table:formula="of:=1-([.A52]/[.$H$5])" office:value-type="float" office:value="-0.207465595767403" calcext:value-type="float">
            <text:p>-0.2074655957674</text:p>
          </table:table-cell>
          <table:table-cell table:formula="of:=1-([.B52]/[.$H$6])" office:value-type="float" office:value="-0.119256845273251" calcext:value-type="float">
            <text:p>-0.1192568452733</text:p>
          </table:table-cell>
          <table:table-cell table:formula="of:=[.A52]+([.H52]*[.A52]*[.J52])" office:value-type="float" office:value="0.434272128024421" calcext:value-type="float">
            <text:p>0.4342721280244</text:p>
          </table:table-cell>
          <table:table-cell table:formula="of:=[.B52]+([.I52]*[.B52]*[.K52])" office:value-type="float" office:value="0.988681112215799" calcext:value-type="float">
            <text:p>0.9886811122158</text:p>
          </table:table-cell>
          <table:table-cell table:number-columns-repeated="243"/>
        </table:table-row>
        <table:table-row table:style-name="ro2">
          <table:table-cell table:formula="of:=[.L52]" office:value-type="float" office:value="0.434272128024421" calcext:value-type="float">
            <text:p>0.4342721280244</text:p>
          </table:table-cell>
          <table:table-cell table:formula="of:=[.M52]" office:value-type="float" office:value="0.988681112215799" calcext:value-type="float">
            <text:p>0.9886811122158</text:p>
          </table:table-cell>
          <table:table-cell table:formula="of:=[.A53]/SUM([.$A53:.$B53])" office:value-type="float" office:value="0.30519072288778" calcext:value-type="float">
            <text:p>0.3051907228878</text:p>
          </table:table-cell>
          <table:table-cell table:formula="of:=[.B53]/SUM([.$A53:.$B53])" office:value-type="float" office:value="0.69480927711222" calcext:value-type="float">
            <text:p>0.6948092771122</text:p>
          </table:table-cell>
          <table:table-cell table:formula="of:=([.C53]*[.$C$5])+([.D53]*[.$D$5])" office:value-type="float" office:value="1.42383365903845" calcext:value-type="float">
            <text:p>1.4238336590385</text:p>
          </table:table-cell>
          <table:table-cell table:formula="of:=([.C53]*[.$C$6])+([.D53]*[.$D$6])" office:value-type="float" office:value="1.18311443373267" calcext:value-type="float">
            <text:p>1.1831144337327</text:p>
          </table:table-cell>
          <table:table-cell table:formula="of:=([.C53]*[.E53])+([.D53]*[.F53])" office:value-type="float" office:value="1.25657970811673" calcext:value-type="float">
            <text:p>1.2565797081167</text:p>
          </table:table-cell>
          <table:table-cell table:formula="of:=[.$G$5]*[.E53]/[.G53]" office:value-type="float" office:value="2.49282558810318" calcext:value-type="float">
            <text:p>2.4928255881032</text:p>
          </table:table-cell>
          <table:table-cell table:formula="of:=[.$G$6]*[.F53]/[.G53]" office:value-type="float" office:value="2.07137815245548" calcext:value-type="float">
            <text:p>2.0713781524555</text:p>
          </table:table-cell>
          <table:table-cell table:formula="of:=1-([.A53]/[.$H$5])" office:value-type="float" office:value="0.379611245679398" calcext:value-type="float">
            <text:p>0.3796112456794</text:p>
          </table:table-cell>
          <table:table-cell table:formula="of:=1-([.B53]/[.$H$6])" office:value-type="float" office:value="0.162134650664577" calcext:value-type="float">
            <text:p>0.1621346506646</text:p>
          </table:table-cell>
          <table:table-cell table:formula="of:=[.A53]+([.H53]*[.A53]*[.J53])" office:value-type="float" office:value="0.845225852047418" calcext:value-type="float">
            <text:p>0.8452258520474</text:p>
          </table:table-cell>
          <table:table-cell table:formula="of:=[.B53]+([.I53]*[.B53]*[.K53])" office:value-type="float" office:value="1.3207219254874" calcext:value-type="float">
            <text:p>1.3207219254874</text:p>
          </table:table-cell>
          <table:table-cell table:number-columns-repeated="243"/>
        </table:table-row>
        <table:table-row table:style-name="ro2">
          <table:table-cell table:formula="of:=[.L53]" office:value-type="float" office:value="0.845225852047418" calcext:value-type="float">
            <text:p>0.8452258520474</text:p>
          </table:table-cell>
          <table:table-cell table:formula="of:=[.M53]" office:value-type="float" office:value="1.3207219254874" calcext:value-type="float">
            <text:p>1.3207219254874</text:p>
          </table:table-cell>
          <table:table-cell table:formula="of:=[.A54]/SUM([.$A54:.$B54])" office:value-type="float" office:value="0.39023371699636" calcext:value-type="float">
            <text:p>0.3902337169964</text:p>
          </table:table-cell>
          <table:table-cell table:formula="of:=[.B54]/SUM([.$A54:.$B54])" office:value-type="float" office:value="0.60976628300364" calcext:value-type="float">
            <text:p>0.6097662830036</text:p>
          </table:table-cell>
          <table:table-cell table:formula="of:=([.C54]*[.$C$5])+([.D54]*[.$D$5])" office:value-type="float" office:value="1.37195743263222" calcext:value-type="float">
            <text:p>1.3719574326322</text:p>
          </table:table-cell>
          <table:table-cell table:formula="of:=([.C54]*[.$C$6])+([.D54]*[.$D$6])" office:value-type="float" office:value="1.23414023019782" calcext:value-type="float">
            <text:p>1.2341402301978</text:p>
          </table:table-cell>
          <table:table-cell table:formula="of:=([.C54]*[.E54])+([.D54]*[.F54])" office:value-type="float" office:value="1.28792114936983" calcext:value-type="float">
            <text:p>1.2879211493698</text:p>
          </table:table-cell>
          <table:table-cell table:formula="of:=[.$G$5]*[.E54]/[.G54]" office:value-type="float" office:value="2.34354902337593" calcext:value-type="float">
            <text:p>2.3435490233759</text:p>
          </table:table-cell>
          <table:table-cell table:formula="of:=[.$G$6]*[.F54]/[.G54]" office:value-type="float" office:value="2.1081325574657" calcext:value-type="float">
            <text:p>2.1081325574657</text:p>
          </table:table-cell>
          <table:table-cell table:formula="of:=1-([.A54]/[.$H$5])" office:value-type="float" office:value="-0.207465502924883" calcext:value-type="float">
            <text:p>-0.2074655029249</text:p>
          </table:table-cell>
          <table:table-cell table:formula="of:=1-([.B54]/[.$H$6])" office:value-type="float" office:value="-0.11925586905712" calcext:value-type="float">
            <text:p>-0.1192558690571</text:p>
          </table:table-cell>
          <table:table-cell table:formula="of:=[.A54]+([.H54]*[.A54]*[.J54])" office:value-type="float" office:value="0.434272329157023" calcext:value-type="float">
            <text:p>0.434272329157</text:p>
          </table:table-cell>
          <table:table-cell table:formula="of:=[.B54]+([.I54]*[.B54]*[.K54])" office:value-type="float" office:value="0.988682950335079" calcext:value-type="float">
            <text:p>0.9886829503351</text:p>
          </table:table-cell>
          <table:table-cell table:number-columns-repeated="243"/>
        </table:table-row>
        <table:table-row table:style-name="ro2">
          <table:table-cell table:formula="of:=[.L54]" office:value-type="float" office:value="0.434272329157023" calcext:value-type="float">
            <text:p>0.434272329157</text:p>
          </table:table-cell>
          <table:table-cell table:formula="of:=[.M54]" office:value-type="float" office:value="0.988682950335079" calcext:value-type="float">
            <text:p>0.9886829503351</text:p>
          </table:table-cell>
          <table:table-cell table:formula="of:=[.A55]/SUM([.$A55:.$B55])" office:value-type="float" office:value="0.305190426864314" calcext:value-type="float">
            <text:p>0.3051904268643</text:p>
          </table:table-cell>
          <table:table-cell table:formula="of:=[.B55]/SUM([.$A55:.$B55])" office:value-type="float" office:value="0.694809573135686" calcext:value-type="float">
            <text:p>0.6948095731357</text:p>
          </table:table-cell>
          <table:table-cell table:formula="of:=([.C55]*[.$C$5])+([.D55]*[.$D$5])" office:value-type="float" office:value="1.42383383961277" calcext:value-type="float">
            <text:p>1.4238338396128</text:p>
          </table:table-cell>
          <table:table-cell table:formula="of:=([.C55]*[.$C$6])+([.D55]*[.$D$6])" office:value-type="float" office:value="1.18311425611859" calcext:value-type="float">
            <text:p>1.1831142561186</text:p>
          </table:table-cell>
          <table:table-cell table:formula="of:=([.C55]*[.E55])+([.D55]*[.F55])" office:value-type="float" office:value="1.25657956855978" calcext:value-type="float">
            <text:p>1.2565795685598</text:p>
          </table:table-cell>
          <table:table-cell table:formula="of:=[.$G$5]*[.E55]/[.G55]" office:value-type="float" office:value="2.49282618110552" calcext:value-type="float">
            <text:p>2.4928261811055</text:p>
          </table:table-cell>
          <table:table-cell table:formula="of:=[.$G$6]*[.F55]/[.G55]" office:value-type="float" office:value="2.07137807154078" calcext:value-type="float">
            <text:p>2.0713780715408</text:p>
          </table:table-cell>
          <table:table-cell table:formula="of:=1-([.A55]/[.$H$5])" office:value-type="float" office:value="0.379610958347109" calcext:value-type="float">
            <text:p>0.3796109583471</text:p>
          </table:table-cell>
          <table:table-cell table:formula="of:=1-([.B55]/[.$H$6])" office:value-type="float" office:value="0.162133092936374" calcext:value-type="float">
            <text:p>0.1621330929364</text:p>
          </table:table-cell>
          <table:table-cell table:formula="of:=[.A55]+([.H55]*[.A55]*[.J55])" office:value-type="float" office:value="0.845226030215928" calcext:value-type="float">
            <text:p>0.8452260302159</text:p>
          </table:table-cell>
          <table:table-cell table:formula="of:=[.B55]+([.I55]*[.B55]*[.K55])" office:value-type="float" office:value="1.3207211778261" calcext:value-type="float">
            <text:p>1.3207211778261</text:p>
          </table:table-cell>
          <table:table-cell table:number-columns-repeated="243"/>
        </table:table-row>
        <table:table-row table:style-name="ro2">
          <table:table-cell table:formula="of:=[.L55]" office:value-type="float" office:value="0.845226030215928" calcext:value-type="float">
            <text:p>0.8452260302159</text:p>
          </table:table-cell>
          <table:table-cell table:formula="of:=[.M55]" office:value-type="float" office:value="1.3207211778261" calcext:value-type="float">
            <text:p>1.3207211778261</text:p>
          </table:table-cell>
          <table:table-cell table:formula="of:=[.A56]/SUM([.$A56:.$B56])" office:value-type="float" office:value="0.390233901859499" calcext:value-type="float">
            <text:p>0.3902339018595</text:p>
          </table:table-cell>
          <table:table-cell table:formula="of:=[.B56]/SUM([.$A56:.$B56])" office:value-type="float" office:value="0.609766098140501" calcext:value-type="float">
            <text:p>0.6097660981405</text:p>
          </table:table-cell>
          <table:table-cell table:formula="of:=([.C56]*[.$C$5])+([.D56]*[.$D$5])" office:value-type="float" office:value="1.37195731986571" calcext:value-type="float">
            <text:p>1.3719573198657</text:p>
          </table:table-cell>
          <table:table-cell table:formula="of:=([.C56]*[.$C$6])+([.D56]*[.$D$6])" office:value-type="float" office:value="1.2341403411157" calcext:value-type="float">
            <text:p>1.2341403411157</text:p>
          </table:table-cell>
          <table:table-cell table:formula="of:=([.C56]*[.E56])+([.D56]*[.F56])" office:value-type="float" office:value="1.2879211984758" calcext:value-type="float">
            <text:p>1.2879211984758</text:p>
          </table:table-cell>
          <table:table-cell table:formula="of:=[.$G$5]*[.E56]/[.G56]" office:value-type="float" office:value="2.3435487413955" calcext:value-type="float">
            <text:p>2.3435487413955</text:p>
          </table:table-cell>
          <table:table-cell table:formula="of:=[.$G$6]*[.F56]/[.G56]" office:value-type="float" office:value="2.10813266655425" calcext:value-type="float">
            <text:p>2.1081326665543</text:p>
          </table:table-cell>
          <table:table-cell table:formula="of:=1-([.A56]/[.$H$5])" office:value-type="float" office:value="-0.207465757451326" calcext:value-type="float">
            <text:p>-0.2074657574513</text:p>
          </table:table-cell>
          <table:table-cell table:formula="of:=1-([.B56]/[.$H$6])" office:value-type="float" office:value="-0.119255235445845" calcext:value-type="float">
            <text:p>-0.1192552354458</text:p>
          </table:table-cell>
          <table:table-cell table:formula="of:=[.A56]+([.H56]*[.A56]*[.J56])" office:value-type="float" office:value="0.434271965972551" calcext:value-type="float">
            <text:p>0.4342719659726</text:p>
          </table:table-cell>
          <table:table-cell table:formula="of:=[.B56]+([.I56]*[.B56]*[.K56])" office:value-type="float" office:value="0.988684137594991" calcext:value-type="float">
            <text:p>0.988684137595</text:p>
          </table:table-cell>
          <table:table-cell table:number-columns-repeated="243"/>
        </table:table-row>
        <table:table-row table:style-name="ro2">
          <table:table-cell table:formula="of:=[.L56]" office:value-type="float" office:value="0.434271965972551" calcext:value-type="float">
            <text:p>0.4342719659726</text:p>
          </table:table-cell>
          <table:table-cell table:formula="of:=[.M56]" office:value-type="float" office:value="0.988684137594991" calcext:value-type="float">
            <text:p>0.988684137595</text:p>
          </table:table-cell>
          <table:table-cell table:formula="of:=[.A57]/SUM([.$A57:.$B57])" office:value-type="float" office:value="0.305189994887244" calcext:value-type="float">
            <text:p>0.3051899948872</text:p>
          </table:table-cell>
          <table:table-cell table:formula="of:=[.B57]/SUM([.$A57:.$B57])" office:value-type="float" office:value="0.694810005112756" calcext:value-type="float">
            <text:p>0.6948100051128</text:p>
          </table:table-cell>
          <table:table-cell table:formula="of:=([.C57]*[.$C$5])+([.D57]*[.$D$5])" office:value-type="float" office:value="1.42383410311878" calcext:value-type="float">
            <text:p>1.4238341031188</text:p>
          </table:table-cell>
          <table:table-cell table:formula="of:=([.C57]*[.$C$6])+([.D57]*[.$D$6])" office:value-type="float" office:value="1.18311399693235" calcext:value-type="float">
            <text:p>1.1831139969324</text:p>
          </table:table-cell>
          <table:table-cell table:formula="of:=([.C57]*[.E57])+([.D57]*[.F57])" office:value-type="float" office:value="1.25657936490864" calcext:value-type="float">
            <text:p>1.2565793649087</text:p>
          </table:table-cell>
          <table:table-cell table:formula="of:=[.$G$5]*[.E57]/[.G57]" office:value-type="float" office:value="2.49282704645485" calcext:value-type="float">
            <text:p>2.4928270464549</text:p>
          </table:table-cell>
          <table:table-cell table:formula="of:=[.$G$6]*[.F57]/[.G57]" office:value-type="float" office:value="2.07137795346528" calcext:value-type="float">
            <text:p>2.0713779534653</text:p>
          </table:table-cell>
          <table:table-cell table:formula="of:=1-([.A57]/[.$H$5])" office:value-type="float" office:value="0.37961147718207" calcext:value-type="float">
            <text:p>0.3796114771821</text:p>
          </table:table-cell>
          <table:table-cell table:formula="of:=1-([.B57]/[.$H$6])" office:value-type="float" office:value="0.162132086783906" calcext:value-type="float">
            <text:p>0.1621320867839</text:p>
          </table:table-cell>
          <table:table-cell table:formula="of:=[.A57]+([.H57]*[.A57]*[.J57])" office:value-type="float" office:value="0.845226027677648" calcext:value-type="float">
            <text:p>0.8452260276776</text:p>
          </table:table-cell>
          <table:table-cell table:formula="of:=[.B57]+([.I57]*[.B57]*[.K57])" office:value-type="float" office:value="1.32072068434839" calcext:value-type="float">
            <text:p>1.3207206843484</text:p>
          </table:table-cell>
          <table:table-cell table:number-columns-repeated="243"/>
        </table:table-row>
        <table:table-row table:style-name="ro2">
          <table:table-cell table:formula="of:=[.L57]" office:value-type="float" office:value="0.845226027677648" calcext:value-type="float">
            <text:p>0.8452260276776</text:p>
          </table:table-cell>
          <table:table-cell table:formula="of:=[.M57]" office:value-type="float" office:value="1.32072068434839" calcext:value-type="float">
            <text:p>1.3207206843484</text:p>
          </table:table-cell>
          <table:table-cell table:formula="of:=[.A58]/SUM([.$A58:.$B58])" office:value-type="float" office:value="0.390233990053715" calcext:value-type="float">
            <text:p>0.3902339900537</text:p>
          </table:table-cell>
          <table:table-cell table:formula="of:=[.B58]/SUM([.$A58:.$B58])" office:value-type="float" office:value="0.609766009946285" calcext:value-type="float">
            <text:p>0.6097660099463</text:p>
          </table:table-cell>
          <table:table-cell table:formula="of:=([.C58]*[.$C$5])+([.D58]*[.$D$5])" office:value-type="float" office:value="1.37195726606723" calcext:value-type="float">
            <text:p>1.3719572660672</text:p>
          </table:table-cell>
          <table:table-cell table:formula="of:=([.C58]*[.$C$6])+([.D58]*[.$D$6])" office:value-type="float" office:value="1.23414039403223" calcext:value-type="float">
            <text:p>1.2341403940322</text:p>
          </table:table-cell>
          <table:table-cell table:formula="of:=([.C58]*[.E58])+([.D58]*[.F58])" office:value-type="float" office:value="1.28792122190317" calcext:value-type="float">
            <text:p>1.2879212219032</text:p>
          </table:table-cell>
          <table:table-cell table:formula="of:=[.$G$5]*[.E58]/[.G58]" office:value-type="float" office:value="2.34354860686878" calcext:value-type="float">
            <text:p>2.3435486068688</text:p>
          </table:table-cell>
          <table:table-cell table:formula="of:=[.$G$6]*[.F58]/[.G58]" office:value-type="float" office:value="2.10813271859809" calcext:value-type="float">
            <text:p>2.1081327185981</text:p>
          </table:table-cell>
          <table:table-cell table:formula="of:=1-([.A58]/[.$H$5])" office:value-type="float" office:value="-0.207465753825211" calcext:value-type="float">
            <text:p>-0.2074657538252</text:p>
          </table:table-cell>
          <table:table-cell table:formula="of:=1-([.B58]/[.$H$6])" office:value-type="float" office:value="-0.119254817244402" calcext:value-type="float">
            <text:p>-0.1192548172444</text:p>
          </table:table-cell>
          <table:table-cell table:formula="of:=[.A58]+([.H58]*[.A58]*[.J58])" office:value-type="float" office:value="0.434271995441103" calcext:value-type="float">
            <text:p>0.4342719954411</text:p>
          </table:table-cell>
          <table:table-cell table:formula="of:=[.B58]+([.I58]*[.B58]*[.K58])" office:value-type="float" office:value="0.988684924362664" calcext:value-type="float">
            <text:p>0.9886849243627</text:p>
          </table:table-cell>
          <table:table-cell table:number-columns-repeated="243"/>
        </table:table-row>
        <table:table-row table:style-name="ro2">
          <table:table-cell table:formula="of:=[.L58]" office:value-type="float" office:value="0.434271995441103" calcext:value-type="float">
            <text:p>0.4342719954411</text:p>
          </table:table-cell>
          <table:table-cell table:formula="of:=[.M58]" office:value-type="float" office:value="0.988684924362664" calcext:value-type="float">
            <text:p>0.9886849243627</text:p>
          </table:table-cell>
          <table:table-cell table:formula="of:=[.A59]/SUM([.$A59:.$B59])" office:value-type="float" office:value="0.305189840533606" calcext:value-type="float">
            <text:p>0.3051898405336</text:p>
          </table:table-cell>
          <table:table-cell table:formula="of:=[.B59]/SUM([.$A59:.$B59])" office:value-type="float" office:value="0.694810159466394" calcext:value-type="float">
            <text:p>0.6948101594664</text:p>
          </table:table-cell>
          <table:table-cell table:formula="of:=([.C59]*[.$C$5])+([.D59]*[.$D$5])" office:value-type="float" office:value="1.4238341972745" calcext:value-type="float">
            <text:p>1.4238341972745</text:p>
          </table:table-cell>
          <table:table-cell table:formula="of:=([.C59]*[.$C$6])+([.D59]*[.$D$6])" office:value-type="float" office:value="1.18311390432016" calcext:value-type="float">
            <text:p>1.1831139043202</text:p>
          </table:table-cell>
          <table:table-cell table:formula="of:=([.C59]*[.E59])+([.D59]*[.F59])" office:value-type="float" office:value="1.2565792921401" calcext:value-type="float">
            <text:p>1.2565792921401</text:p>
          </table:table-cell>
          <table:table-cell table:formula="of:=[.$G$5]*[.E59]/[.G59]" office:value-type="float" office:value="2.49282735566094" calcext:value-type="float">
            <text:p>2.4928273556609</text:p>
          </table:table-cell>
          <table:table-cell table:formula="of:=[.$G$6]*[.F59]/[.G59]" office:value-type="float" office:value="2.07137791127483" calcext:value-type="float">
            <text:p>2.0713779112748</text:p>
          </table:table-cell>
          <table:table-cell table:formula="of:=1-([.A59]/[.$H$5])" office:value-type="float" office:value="0.379611435084138" calcext:value-type="float">
            <text:p>0.3796114350841</text:p>
          </table:table-cell>
          <table:table-cell table:formula="of:=1-([.B59]/[.$H$6])" office:value-type="float" office:value="0.16213142003164" calcext:value-type="float">
            <text:p>0.1621314200316</text:p>
          </table:table-cell>
          <table:table-cell table:formula="of:=[.A59]+([.H59]*[.A59]*[.J59])" office:value-type="float" office:value="0.845226090432765" calcext:value-type="float">
            <text:p>0.8452260904328</text:p>
          </table:table-cell>
          <table:table-cell table:formula="of:=[.B59]+([.I59]*[.B59]*[.K59])" office:value-type="float" office:value="1.32072036310989" calcext:value-type="float">
            <text:p>1.3207203631099</text:p>
          </table:table-cell>
          <table:table-cell table:number-columns-repeated="243"/>
        </table:table-row>
        <table:table-row table:style-name="ro2">
          <table:table-cell table:formula="of:=[.L59]" office:value-type="float" office:value="0.845226090432765" calcext:value-type="float">
            <text:p>0.8452260904328</text:p>
          </table:table-cell>
          <table:table-cell table:formula="of:=[.M59]" office:value-type="float" office:value="1.32072036310989" calcext:value-type="float">
            <text:p>1.3207203631099</text:p>
          </table:table-cell>
          <table:table-cell table:formula="of:=[.A60]/SUM([.$A60:.$B60])" office:value-type="float" office:value="0.390234065597651" calcext:value-type="float">
            <text:p>0.3902340655977</text:p>
          </table:table-cell>
          <table:table-cell table:formula="of:=[.B60]/SUM([.$A60:.$B60])" office:value-type="float" office:value="0.609765934402349" calcext:value-type="float">
            <text:p>0.6097659344023</text:p>
          </table:table-cell>
          <table:table-cell table:formula="of:=([.C60]*[.$C$5])+([.D60]*[.$D$5])" office:value-type="float" office:value="1.37195721998543" calcext:value-type="float">
            <text:p>1.3719572199854</text:p>
          </table:table-cell>
          <table:table-cell table:formula="of:=([.C60]*[.$C$6])+([.D60]*[.$D$6])" office:value-type="float" office:value="1.23414043935859" calcext:value-type="float">
            <text:p>1.2341404393586</text:p>
          </table:table-cell>
          <table:table-cell table:formula="of:=([.C60]*[.E60])+([.D60]*[.F60])" office:value-type="float" office:value="1.28792124197018" calcext:value-type="float">
            <text:p>1.2879212419702</text:p>
          </table:table-cell>
          <table:table-cell table:formula="of:=[.$G$5]*[.E60]/[.G60]" office:value-type="float" office:value="2.34354849163815" calcext:value-type="float">
            <text:p>2.3435484916382</text:p>
          </table:table-cell>
          <table:table-cell table:formula="of:=[.$G$6]*[.F60]/[.G60]" office:value-type="float" office:value="2.10813276317696" calcext:value-type="float">
            <text:p>2.108132763177</text:p>
          </table:table-cell>
          <table:table-cell table:formula="of:=1-([.A60]/[.$H$5])" office:value-type="float" office:value="-0.207465843475379" calcext:value-type="float">
            <text:p>-0.2074658434754</text:p>
          </table:table-cell>
          <table:table-cell table:formula="of:=1-([.B60]/[.$H$6])" office:value-type="float" office:value="-0.119254545008383" calcext:value-type="float">
            <text:p>-0.1192545450084</text:p>
          </table:table-cell>
          <table:table-cell table:formula="of:=[.A60]+([.H60]*[.A60]*[.J60])" office:value-type="float" office:value="0.434271870309031" calcext:value-type="float">
            <text:p>0.434271870309</text:p>
          </table:table-cell>
          <table:table-cell table:formula="of:=[.B60]+([.I60]*[.B60]*[.K60])" office:value-type="float" office:value="0.988685434838037" calcext:value-type="float">
            <text:p>0.988685434838</text:p>
          </table:table-cell>
          <table:table-cell table:number-columns-repeated="243"/>
        </table:table-row>
        <table:table-row table:style-name="ro2">
          <table:table-cell table:formula="of:=[.L60]" office:value-type="float" office:value="0.434271870309031" calcext:value-type="float">
            <text:p>0.434271870309</text:p>
          </table:table-cell>
          <table:table-cell table:formula="of:=[.M60]" office:value-type="float" office:value="0.988685434838037" calcext:value-type="float">
            <text:p>0.988685434838</text:p>
          </table:table-cell>
          <table:table-cell table:formula="of:=[.A61]/SUM([.$A61:.$B61])" office:value-type="float" office:value="0.305189669948774" calcext:value-type="float">
            <text:p>0.3051896699488</text:p>
          </table:table-cell>
          <table:table-cell table:formula="of:=[.B61]/SUM([.$A61:.$B61])" office:value-type="float" office:value="0.694810330051226" calcext:value-type="float">
            <text:p>0.6948103300512</text:p>
          </table:table-cell>
          <table:table-cell table:formula="of:=([.C61]*[.$C$5])+([.D61]*[.$D$5])" office:value-type="float" office:value="1.42383430133125" calcext:value-type="float">
            <text:p>1.4238343013313</text:p>
          </table:table-cell>
          <table:table-cell table:formula="of:=([.C61]*[.$C$6])+([.D61]*[.$D$6])" office:value-type="float" office:value="1.18311380196926" calcext:value-type="float">
            <text:p>1.1831138019693</text:p>
          </table:table-cell>
          <table:table-cell table:formula="of:=([.C61]*[.E61])+([.D61]*[.F61])" office:value-type="float" office:value="1.25657921171945" calcext:value-type="float">
            <text:p>1.2565792117195</text:p>
          </table:table-cell>
          <table:table-cell table:formula="of:=[.$G$5]*[.E61]/[.G61]" office:value-type="float" office:value="2.49282769738204" calcext:value-type="float">
            <text:p>2.4928276973821</text:p>
          </table:table-cell>
          <table:table-cell table:formula="of:=[.$G$6]*[.F61]/[.G61]" office:value-type="float" office:value="2.0713778646479" calcext:value-type="float">
            <text:p>2.0713778646479</text:p>
          </table:table-cell>
          <table:table-cell table:formula="of:=1-([.A61]/[.$H$5])" office:value-type="float" office:value="0.379611613844241" calcext:value-type="float">
            <text:p>0.3796116138442</text:p>
          </table:table-cell>
          <table:table-cell table:formula="of:=1-([.B61]/[.$H$6])" office:value-type="float" office:value="0.162130987425392" calcext:value-type="float">
            <text:p>0.1621309874254</text:p>
          </table:table-cell>
          <table:table-cell table:formula="of:=[.A61]+([.H61]*[.A61]*[.J61])" office:value-type="float" office:value="0.845226096741198" calcext:value-type="float">
            <text:p>0.8452260967412</text:p>
          </table:table-cell>
          <table:table-cell table:formula="of:=[.B61]+([.I61]*[.B61]*[.K61])" office:value-type="float" office:value="1.32072015159471" calcext:value-type="float">
            <text:p>1.3207201515947</text:p>
          </table:table-cell>
          <table:table-cell table:number-columns-repeated="243"/>
        </table:table-row>
        <table:table-row table:style-name="ro2">
          <table:table-cell table:formula="of:=[.L61]" office:value-type="float" office:value="0.845226096741198" calcext:value-type="float">
            <text:p>0.8452260967412</text:p>
          </table:table-cell>
          <table:table-cell table:formula="of:=[.M61]" office:value-type="float" office:value="1.32072015159471" calcext:value-type="float">
            <text:p>1.3207201515947</text:p>
          </table:table-cell>
          <table:table-cell table:formula="of:=[.A62]/SUM([.$A62:.$B62])" office:value-type="float" office:value="0.390234105481881" calcext:value-type="float">
            <text:p>0.3902341054819</text:p>
          </table:table-cell>
          <table:table-cell table:formula="of:=[.B62]/SUM([.$A62:.$B62])" office:value-type="float" office:value="0.609765894518119" calcext:value-type="float">
            <text:p>0.6097658945181</text:p>
          </table:table-cell>
          <table:table-cell table:formula="of:=([.C62]*[.$C$5])+([.D62]*[.$D$5])" office:value-type="float" office:value="1.37195719565605" calcext:value-type="float">
            <text:p>1.3719571956561</text:p>
          </table:table-cell>
          <table:table-cell table:formula="of:=([.C62]*[.$C$6])+([.D62]*[.$D$6])" office:value-type="float" office:value="1.23414046328913" calcext:value-type="float">
            <text:p>1.2341404632891</text:p>
          </table:table-cell>
          <table:table-cell table:formula="of:=([.C62]*[.E62])+([.D62]*[.F62])" office:value-type="float" office:value="1.28792125256477" calcext:value-type="float">
            <text:p>1.2879212525648</text:p>
          </table:table-cell>
          <table:table-cell table:formula="of:=[.$G$5]*[.E62]/[.G62]" office:value-type="float" office:value="2.34354843080091" calcext:value-type="float">
            <text:p>2.3435484308009</text:p>
          </table:table-cell>
          <table:table-cell table:formula="of:=[.$G$6]*[.F62]/[.G62]" office:value-type="float" office:value="2.10813278671286" calcext:value-type="float">
            <text:p>2.1081327867129</text:p>
          </table:table-cell>
          <table:table-cell table:formula="of:=1-([.A62]/[.$H$5])" office:value-type="float" office:value="-0.207465852487425" calcext:value-type="float">
            <text:p>-0.2074658524874</text:p>
          </table:table-cell>
          <table:table-cell table:formula="of:=1-([.B62]/[.$H$6])" office:value-type="float" office:value="-0.119254365758226" calcext:value-type="float">
            <text:p>-0.1192543657582</text:p>
          </table:table-cell>
          <table:table-cell table:formula="of:=[.A62]+([.H62]*[.A62]*[.J62])" office:value-type="float" office:value="0.434271866367094" calcext:value-type="float">
            <text:p>0.4342718663671</text:p>
          </table:table-cell>
          <table:table-cell table:formula="of:=[.B62]+([.I62]*[.B62]*[.K62])" office:value-type="float" office:value="0.988685771869625" calcext:value-type="float">
            <text:p>0.9886857718696</text:p>
          </table:table-cell>
          <table:table-cell table:number-columns-repeated="243"/>
        </table:table-row>
        <table:table-row table:style-name="ro2">
          <table:table-cell table:formula="of:=[.L62]" office:value-type="float" office:value="0.434271866367094" calcext:value-type="float">
            <text:p>0.4342718663671</text:p>
          </table:table-cell>
          <table:table-cell table:formula="of:=[.M62]" office:value-type="float" office:value="0.988685771869625" calcext:value-type="float">
            <text:p>0.9886857718696</text:p>
          </table:table-cell>
          <table:table-cell table:formula="of:=[.A63]/SUM([.$A63:.$B63])" office:value-type="float" office:value="0.305189595738935" calcext:value-type="float">
            <text:p>0.3051895957389</text:p>
          </table:table-cell>
          <table:table-cell table:formula="of:=[.B63]/SUM([.$A63:.$B63])" office:value-type="float" office:value="0.694810404261065" calcext:value-type="float">
            <text:p>0.6948104042611</text:p>
          </table:table-cell>
          <table:table-cell table:formula="of:=([.C63]*[.$C$5])+([.D63]*[.$D$5])" office:value-type="float" office:value="1.42383434659925" calcext:value-type="float">
            <text:p>1.4238343465993</text:p>
          </table:table-cell>
          <table:table-cell table:formula="of:=([.C63]*[.$C$6])+([.D63]*[.$D$6])" office:value-type="float" office:value="1.18311375744336" calcext:value-type="float">
            <text:p>1.1831137574434</text:p>
          </table:table-cell>
          <table:table-cell table:formula="of:=([.C63]*[.E63])+([.D63]*[.F63])" office:value-type="float" office:value="1.25657917673388" calcext:value-type="float">
            <text:p>1.2565791767339</text:p>
          </table:table-cell>
          <table:table-cell table:formula="of:=[.$G$5]*[.E63]/[.G63]" office:value-type="float" office:value="2.49282784604167" calcext:value-type="float">
            <text:p>2.4928278460417</text:p>
          </table:table-cell>
          <table:table-cell table:formula="of:=[.$G$6]*[.F63]/[.G63]" office:value-type="float" office:value="2.07137784436374" calcext:value-type="float">
            <text:p>2.0713778443637</text:p>
          </table:table-cell>
          <table:table-cell table:formula="of:=1-([.A63]/[.$H$5])" office:value-type="float" office:value="0.37961161947558" calcext:value-type="float">
            <text:p>0.3796116194756</text:p>
          </table:table-cell>
          <table:table-cell table:formula="of:=1-([.B63]/[.$H$6])" office:value-type="float" office:value="0.162130701805403" calcext:value-type="float">
            <text:p>0.1621307018054</text:p>
          </table:table-cell>
          <table:table-cell table:formula="of:=[.A63]+([.H63]*[.A63]*[.J63])" office:value-type="float" office:value="0.845226119672501" calcext:value-type="float">
            <text:p>0.8452261196725</text:p>
          </table:table-cell>
          <table:table-cell table:formula="of:=[.B63]+([.I63]*[.B63]*[.K63])" office:value-type="float" office:value="1.32072001362854" calcext:value-type="float">
            <text:p>1.3207200136286</text:p>
          </table:table-cell>
          <table:table-cell table:number-columns-repeated="243"/>
        </table:table-row>
        <table:table-row table:style-name="ro2">
          <table:table-cell table:formula="of:=[.L63]" office:value-type="float" office:value="0.845226119672501" calcext:value-type="float">
            <text:p>0.8452261196725</text:p>
          </table:table-cell>
          <table:table-cell table:formula="of:=[.M63]" office:value-type="float" office:value="1.32072001362854" calcext:value-type="float">
            <text:p>1.3207200136286</text:p>
          </table:table-cell>
          <table:table-cell table:formula="of:=[.A64]/SUM([.$A64:.$B64])" office:value-type="float" office:value="0.390234136794677" calcext:value-type="float">
            <text:p>0.3902341367947</text:p>
          </table:table-cell>
          <table:table-cell table:formula="of:=[.B64]/SUM([.$A64:.$B64])" office:value-type="float" office:value="0.609765863205323" calcext:value-type="float">
            <text:p>0.6097658632053</text:p>
          </table:table-cell>
          <table:table-cell table:formula="of:=([.C64]*[.$C$5])+([.D64]*[.$D$5])" office:value-type="float" office:value="1.37195717655525" calcext:value-type="float">
            <text:p>1.3719571765553</text:p>
          </table:table-cell>
          <table:table-cell table:formula="of:=([.C64]*[.$C$6])+([.D64]*[.$D$6])" office:value-type="float" office:value="1.23414048207681" calcext:value-type="float">
            <text:p>1.2341404820768</text:p>
          </table:table-cell>
          <table:table-cell table:formula="of:=([.C64]*[.E64])+([.D64]*[.F64])" office:value-type="float" office:value="1.2879212608825" calcext:value-type="float">
            <text:p>1.2879212608825</text:p>
          </table:table-cell>
          <table:table-cell table:formula="of:=[.$G$5]*[.E64]/[.G64]" office:value-type="float" office:value="2.34354838303808" calcext:value-type="float">
            <text:p>2.3435483830381</text:p>
          </table:table-cell>
          <table:table-cell table:formula="of:=[.$G$6]*[.F64]/[.G64]" office:value-type="float" office:value="2.10813280519071" calcext:value-type="float">
            <text:p>2.1081328051907</text:p>
          </table:table-cell>
          <table:table-cell table:formula="of:=1-([.A64]/[.$H$5])" office:value-type="float" office:value="-0.20746588524643" calcext:value-type="float">
            <text:p>-0.2074658852464</text:p>
          </table:table-cell>
          <table:table-cell table:formula="of:=1-([.B64]/[.$H$6])" office:value-type="float" office:value="-0.119254248837748" calcext:value-type="float">
            <text:p>-0.1192542488377</text:p>
          </table:table-cell>
          <table:table-cell table:formula="of:=[.A64]+([.H64]*[.A64]*[.J64])" office:value-type="float" office:value="0.434271821634568" calcext:value-type="float">
            <text:p>0.4342718216346</text:p>
          </table:table-cell>
          <table:table-cell table:formula="of:=[.B64]+([.I64]*[.B64]*[.K64])" office:value-type="float" office:value="0.988685991214632" calcext:value-type="float">
            <text:p>0.9886859912146</text:p>
          </table:table-cell>
          <table:table-cell table:number-columns-repeated="243"/>
        </table:table-row>
        <table:table-row table:style-name="ro2">
          <table:table-cell table:formula="of:=[.L64]" office:value-type="float" office:value="0.434271821634568" calcext:value-type="float">
            <text:p>0.4342718216346</text:p>
          </table:table-cell>
          <table:table-cell table:formula="of:=[.M64]" office:value-type="float" office:value="0.988685991214632" calcext:value-type="float">
            <text:p>0.9886859912146</text:p>
          </table:table-cell>
          <table:table-cell table:formula="of:=[.A65]/SUM([.$A65:.$B65])" office:value-type="float" office:value="0.305189526852537" calcext:value-type="float">
            <text:p>0.3051895268525</text:p>
          </table:table-cell>
          <table:table-cell table:formula="of:=[.B65]/SUM([.$A65:.$B65])" office:value-type="float" office:value="0.694810473147463" calcext:value-type="float">
            <text:p>0.6948104731475</text:p>
          </table:table-cell>
          <table:table-cell table:formula="of:=([.C65]*[.$C$5])+([.D65]*[.$D$5])" office:value-type="float" office:value="1.42383438861995" calcext:value-type="float">
            <text:p>1.42383438862</text:p>
          </table:table-cell>
          <table:table-cell table:formula="of:=([.C65]*[.$C$6])+([.D65]*[.$D$6])" office:value-type="float" office:value="1.18311371611152" calcext:value-type="float">
            <text:p>1.1831137161115</text:p>
          </table:table-cell>
          <table:table-cell table:formula="of:=([.C65]*[.E65])+([.D65]*[.F65])" office:value-type="float" office:value="1.25657914425799" calcext:value-type="float">
            <text:p>1.256579144258</text:p>
          </table:table-cell>
          <table:table-cell table:formula="of:=[.$G$5]*[.E65]/[.G65]" office:value-type="float" office:value="2.49282798403724" calcext:value-type="float">
            <text:p>2.4928279840372</text:p>
          </table:table-cell>
          <table:table-cell table:formula="of:=[.$G$6]*[.F65]/[.G65]" office:value-type="float" office:value="2.07137782553468" calcext:value-type="float">
            <text:p>2.0713778255347</text:p>
          </table:table-cell>
          <table:table-cell table:formula="of:=1-([.A65]/[.$H$5])" office:value-type="float" office:value="0.379611683379189" calcext:value-type="float">
            <text:p>0.3796116833792</text:p>
          </table:table-cell>
          <table:table-cell table:formula="of:=1-([.B65]/[.$H$6])" office:value-type="float" office:value="0.162130515919804" calcext:value-type="float">
            <text:p>0.1621305159198</text:p>
          </table:table-cell>
          <table:table-cell table:formula="of:=[.A65]+([.H65]*[.A65]*[.J65])" office:value-type="float" office:value="0.845226124538313" calcext:value-type="float">
            <text:p>0.8452261245383</text:p>
          </table:table-cell>
          <table:table-cell table:formula="of:=[.B65]+([.I65]*[.B65]*[.K65])" office:value-type="float" office:value="1.32071992293585" calcext:value-type="float">
            <text:p>1.3207199229359</text:p>
          </table:table-cell>
          <table:table-cell table:number-columns-repeated="243"/>
        </table:table-row>
        <table:table-row table:style-name="ro2">
          <table:table-cell table:formula="of:=[.L65]" office:value-type="float" office:value="0.845226124538313" calcext:value-type="float">
            <text:p>0.8452261245383</text:p>
          </table:table-cell>
          <table:table-cell table:formula="of:=[.M65]" office:value-type="float" office:value="1.32071992293585" calcext:value-type="float">
            <text:p>1.3207199229359</text:p>
          </table:table-cell>
          <table:table-cell table:formula="of:=[.A66]/SUM([.$A66:.$B66])" office:value-type="float" office:value="0.39023415450444" calcext:value-type="float">
            <text:p>0.3902341545044</text:p>
          </table:table-cell>
          <table:table-cell table:formula="of:=[.B66]/SUM([.$A66:.$B66])" office:value-type="float" office:value="0.60976584549556" calcext:value-type="float">
            <text:p>0.6097658454956</text:p>
          </table:table-cell>
          <table:table-cell table:formula="of:=([.C66]*[.$C$5])+([.D66]*[.$D$5])" office:value-type="float" office:value="1.37195716575229" calcext:value-type="float">
            <text:p>1.3719571657523</text:p>
          </table:table-cell>
          <table:table-cell table:formula="of:=([.C66]*[.$C$6])+([.D66]*[.$D$6])" office:value-type="float" office:value="1.23414049270266" calcext:value-type="float">
            <text:p>1.2341404927027</text:p>
          </table:table-cell>
          <table:table-cell table:formula="of:=([.C66]*[.E66])+([.D66]*[.F66])" office:value-type="float" office:value="1.2879212655868" calcext:value-type="float">
            <text:p>1.2879212655868</text:p>
          </table:table-cell>
          <table:table-cell table:formula="of:=[.$G$5]*[.E66]/[.G66]" office:value-type="float" office:value="2.34354835602458" calcext:value-type="float">
            <text:p>2.3435483560246</text:p>
          </table:table-cell>
          <table:table-cell table:formula="of:=[.$G$6]*[.F66]/[.G66]" office:value-type="float" office:value="2.10813281564134" calcext:value-type="float">
            <text:p>2.1081328156414</text:p>
          </table:table-cell>
          <table:table-cell table:formula="of:=1-([.A66]/[.$H$5])" office:value-type="float" office:value="-0.20746589219759" calcext:value-type="float">
            <text:p>-0.2074658921976</text:p>
          </table:table-cell>
          <table:table-cell table:formula="of:=1-([.B66]/[.$H$6])" office:value-type="float" office:value="-0.119254171979533" calcext:value-type="float">
            <text:p>-0.1192541719795</text:p>
          </table:table-cell>
          <table:table-cell table:formula="of:=[.A66]+([.H66]*[.A66]*[.J66])" office:value-type="float" office:value="0.434271815102505" calcext:value-type="float">
            <text:p>0.4342718151025</text:p>
          </table:table-cell>
          <table:table-cell table:formula="of:=[.B66]+([.I66]*[.B66]*[.K66])" office:value-type="float" office:value="0.988686135669152" calcext:value-type="float">
            <text:p>0.9886861356692</text:p>
          </table:table-cell>
          <table:table-cell table:number-columns-repeated="243"/>
        </table:table-row>
        <table:table-row table:style-name="ro2">
          <table:table-cell table:formula="of:=[.L66]" office:value-type="float" office:value="0.434271815102505" calcext:value-type="float">
            <text:p>0.4342718151025</text:p>
          </table:table-cell>
          <table:table-cell table:formula="of:=[.M66]" office:value-type="float" office:value="0.988686135669152" calcext:value-type="float">
            <text:p>0.9886861356692</text:p>
          </table:table-cell>
          <table:table-cell table:formula="of:=[.A67]/SUM([.$A67:.$B67])" office:value-type="float" office:value="0.305189492681075" calcext:value-type="float">
            <text:p>0.3051894926811</text:p>
          </table:table-cell>
          <table:table-cell table:formula="of:=[.B67]/SUM([.$A67:.$B67])" office:value-type="float" office:value="0.694810507318925" calcext:value-type="float">
            <text:p>0.6948105073189</text:p>
          </table:table-cell>
          <table:table-cell table:formula="of:=([.C67]*[.$C$5])+([.D67]*[.$D$5])" office:value-type="float" office:value="1.42383440946454" calcext:value-type="float">
            <text:p>1.4238344094646</text:p>
          </table:table-cell>
          <table:table-cell table:formula="of:=([.C67]*[.$C$6])+([.D67]*[.$D$6])" office:value-type="float" office:value="1.18311369560865" calcext:value-type="float">
            <text:p>1.1831136956087</text:p>
          </table:table-cell>
          <table:table-cell table:formula="of:=([.C67]*[.E67])+([.D67]*[.F67])" office:value-type="float" office:value="1.25657912814815" calcext:value-type="float">
            <text:p>1.2565791281482</text:p>
          </table:table-cell>
          <table:table-cell table:formula="of:=[.$G$5]*[.E67]/[.G67]" office:value-type="float" office:value="2.49282805249068" calcext:value-type="float">
            <text:p>2.4928280524907</text:p>
          </table:table-cell>
          <table:table-cell table:formula="of:=[.$G$6]*[.F67]/[.G67]" office:value-type="float" office:value="2.07137781619443" calcext:value-type="float">
            <text:p>2.0713778161944</text:p>
          </table:table-cell>
          <table:table-cell table:formula="of:=1-([.A67]/[.$H$5])" office:value-type="float" office:value="0.379611692710708" calcext:value-type="float">
            <text:p>0.3796116927107</text:p>
          </table:table-cell>
          <table:table-cell table:formula="of:=1-([.B67]/[.$H$6])" office:value-type="float" office:value="0.162130393500718" calcext:value-type="float">
            <text:p>0.1621303935007</text:p>
          </table:table-cell>
          <table:table-cell table:formula="of:=[.A67]+([.H67]*[.A67]*[.J67])" office:value-type="float" office:value="0.845226133211759" calcext:value-type="float">
            <text:p>0.8452261332118</text:p>
          </table:table-cell>
          <table:table-cell table:formula="of:=[.B67]+([.I67]*[.B67]*[.K67])" office:value-type="float" office:value="1.32071986369859" calcext:value-type="float">
            <text:p>1.3207198636986</text:p>
          </table:table-cell>
          <table:table-cell table:number-columns-repeated="243"/>
        </table:table-row>
        <table:table-row table:style-name="ro2">
          <table:table-cell table:formula="of:=[.L67]" office:value-type="float" office:value="0.845226133211759" calcext:value-type="float">
            <text:p>0.8452261332118</text:p>
          </table:table-cell>
          <table:table-cell table:formula="of:=[.M67]" office:value-type="float" office:value="1.32071986369859" calcext:value-type="float">
            <text:p>1.3207198636986</text:p>
          </table:table-cell>
          <table:table-cell table:formula="of:=[.A68]/SUM([.$A68:.$B68])" office:value-type="float" office:value="0.390234167618882" calcext:value-type="float">
            <text:p>0.3902341676189</text:p>
          </table:table-cell>
          <table:table-cell table:formula="of:=[.B68]/SUM([.$A68:.$B68])" office:value-type="float" office:value="0.609765832381118" calcext:value-type="float">
            <text:p>0.6097658323811</text:p>
          </table:table-cell>
          <table:table-cell table:formula="of:=([.C68]*[.$C$5])+([.D68]*[.$D$5])" office:value-type="float" office:value="1.37195715775248" calcext:value-type="float">
            <text:p>1.3719571577525</text:p>
          </table:table-cell>
          <table:table-cell table:formula="of:=([.C68]*[.$C$6])+([.D68]*[.$D$6])" office:value-type="float" office:value="1.23414050057133" calcext:value-type="float">
            <text:p>1.2341405005713</text:p>
          </table:table-cell>
          <table:table-cell table:formula="of:=([.C68]*[.E68])+([.D68]*[.F68])" office:value-type="float" office:value="1.28792126907043" calcext:value-type="float">
            <text:p>1.2879212690704</text:p>
          </table:table-cell>
          <table:table-cell table:formula="of:=[.$G$5]*[.E68]/[.G68]" office:value-type="float" office:value="2.34354833602053" calcext:value-type="float">
            <text:p>2.3435483360205</text:p>
          </table:table-cell>
          <table:table-cell table:formula="of:=[.$G$6]*[.F68]/[.G68]" office:value-type="float" office:value="2.10813282338025" calcext:value-type="float">
            <text:p>2.1081328233803</text:p>
          </table:table-cell>
          <table:table-cell table:formula="of:=1-([.A68]/[.$H$5])" office:value-type="float" office:value="-0.207465904588227" calcext:value-type="float">
            <text:p>-0.2074659045882</text:p>
          </table:table-cell>
          <table:table-cell table:formula="of:=1-([.B68]/[.$H$6])" office:value-type="float" office:value="-0.119254121778464" calcext:value-type="float">
            <text:p>-0.1192541217785</text:p>
          </table:table-cell>
          <table:table-cell table:formula="of:=[.A68]+([.H68]*[.A68]*[.J68])" office:value-type="float" office:value="0.434271798522965" calcext:value-type="float">
            <text:p>0.434271798523</text:p>
          </table:table-cell>
          <table:table-cell table:formula="of:=[.B68]+([.I68]*[.B68]*[.K68])" office:value-type="float" office:value="0.988686229877938" calcext:value-type="float">
            <text:p>0.9886862298779</text:p>
          </table:table-cell>
          <table:table-cell table:number-columns-repeated="243"/>
        </table:table-row>
        <table:table-row table:style-name="ro2">
          <table:table-cell table:formula="of:=[.L68]" office:value-type="float" office:value="0.434271798522965" calcext:value-type="float">
            <text:p>0.434271798523</text:p>
          </table:table-cell>
          <table:table-cell table:formula="of:=[.M68]" office:value-type="float" office:value="0.988686229877938" calcext:value-type="float">
            <text:p>0.9886862298779</text:p>
          </table:table-cell>
          <table:table-cell table:formula="of:=[.A69]/SUM([.$A69:.$B69])" office:value-type="float" office:value="0.305189464380051" calcext:value-type="float">
            <text:p>0.3051894643801</text:p>
          </table:table-cell>
          <table:table-cell table:formula="of:=[.B69]/SUM([.$A69:.$B69])" office:value-type="float" office:value="0.694810535619949" calcext:value-type="float">
            <text:p>0.6948105356199</text:p>
          </table:table-cell>
          <table:table-cell table:formula="of:=([.C69]*[.$C$5])+([.D69]*[.$D$5])" office:value-type="float" office:value="1.42383442672817" calcext:value-type="float">
            <text:p>1.4238344267282</text:p>
          </table:table-cell>
          <table:table-cell table:formula="of:=([.C69]*[.$C$6])+([.D69]*[.$D$6])" office:value-type="float" office:value="1.18311367862803" calcext:value-type="float">
            <text:p>1.183113678628</text:p>
          </table:table-cell>
          <table:table-cell table:formula="of:=([.C69]*[.E69])+([.D69]*[.F69])" office:value-type="float" office:value="1.25657911480588" calcext:value-type="float">
            <text:p>1.2565791148059</text:p>
          </table:table-cell>
          <table:table-cell table:formula="of:=[.$G$5]*[.E69]/[.G69]" office:value-type="float" office:value="2.49282810918427" calcext:value-type="float">
            <text:p>2.4928281091843</text:p>
          </table:table-cell>
          <table:table-cell table:formula="of:=[.$G$6]*[.F69]/[.G69]" office:value-type="float" office:value="2.07137780845878" calcext:value-type="float">
            <text:p>2.0713778084588</text:p>
          </table:table-cell>
          <table:table-cell table:formula="of:=1-([.A69]/[.$H$5])" office:value-type="float" office:value="0.379611716395765" calcext:value-type="float">
            <text:p>0.3796117163958</text:p>
          </table:table-cell>
          <table:table-cell table:formula="of:=1-([.B69]/[.$H$6])" office:value-type="float" office:value="0.162130313662765" calcext:value-type="float">
            <text:p>0.1621303136628</text:p>
          </table:table-cell>
          <table:table-cell table:formula="of:=[.A69]+([.H69]*[.A69]*[.J69])" office:value-type="float" office:value="0.845226135929704" calcext:value-type="float">
            <text:p>0.8452261359297</text:p>
          </table:table-cell>
          <table:table-cell table:formula="of:=[.B69]+([.I69]*[.B69]*[.K69])" office:value-type="float" office:value="1.32071982480227" calcext:value-type="float">
            <text:p>1.3207198248023</text:p>
          </table:table-cell>
          <table:table-cell table:number-columns-repeated="243"/>
        </table:table-row>
        <table:table-row table:style-name="ro2">
          <table:table-cell table:formula="of:=[.L69]" office:value-type="float" office:value="0.845226135929704" calcext:value-type="float">
            <text:p>0.8452261359297</text:p>
          </table:table-cell>
          <table:table-cell table:formula="of:=[.M69]" office:value-type="float" office:value="1.32071982480227" calcext:value-type="float">
            <text:p>1.3207198248023</text:p>
          </table:table-cell>
          <table:table-cell table:formula="of:=[.A70]/SUM([.$A70:.$B70])" office:value-type="float" office:value="0.390234175391921" calcext:value-type="float">
            <text:p>0.3902341753919</text:p>
          </table:table-cell>
          <table:table-cell table:formula="of:=[.B70]/SUM([.$A70:.$B70])" office:value-type="float" office:value="0.609765824608079" calcext:value-type="float">
            <text:p>0.6097658246081</text:p>
          </table:table-cell>
          <table:table-cell table:formula="of:=([.C70]*[.$C$5])+([.D70]*[.$D$5])" office:value-type="float" office:value="1.37195715301093" calcext:value-type="float">
            <text:p>1.3719571530109</text:p>
          </table:table-cell>
          <table:table-cell table:formula="of:=([.C70]*[.$C$6])+([.D70]*[.$D$6])" office:value-type="float" office:value="1.23414050523515" calcext:value-type="float">
            <text:p>1.2341405052352</text:p>
          </table:table-cell>
          <table:table-cell table:formula="of:=([.C70]*[.E70])+([.D70]*[.F70])" office:value-type="float" office:value="1.28792127113521" calcext:value-type="float">
            <text:p>1.2879212711352</text:p>
          </table:table-cell>
          <table:table-cell table:formula="of:=[.$G$5]*[.E70]/[.G70]" office:value-type="float" office:value="2.34354832416396" calcext:value-type="float">
            <text:p>2.343548324164</text:p>
          </table:table-cell>
          <table:table-cell table:formula="of:=[.$G$6]*[.F70]/[.G70]" office:value-type="float" office:value="2.10813282796716" calcext:value-type="float">
            <text:p>2.1081328279672</text:p>
          </table:table-cell>
          <table:table-cell table:formula="of:=1-([.A70]/[.$H$5])" office:value-type="float" office:value="-0.207465908471006" calcext:value-type="float">
            <text:p>-0.207465908471</text:p>
          </table:table-cell>
          <table:table-cell table:formula="of:=1-([.B70]/[.$H$6])" office:value-type="float" office:value="-0.119254088815483" calcext:value-type="float">
            <text:p>-0.1192540888155</text:p>
          </table:table-cell>
          <table:table-cell table:formula="of:=[.A70]+([.H70]*[.A70]*[.J70])" office:value-type="float" office:value="0.434271794307425" calcext:value-type="float">
            <text:p>0.4342717943074</text:p>
          </table:table-cell>
          <table:table-cell table:formula="of:=[.B70]+([.I70]*[.B70]*[.K70])" office:value-type="float" office:value="0.98868629181512" calcext:value-type="float">
            <text:p>0.9886862918151</text:p>
          </table:table-cell>
          <table:table-cell table:number-columns-repeated="243"/>
        </table:table-row>
        <table:table-row table:style-name="ro2">
          <table:table-cell table:formula="of:=[.L70]" office:value-type="float" office:value="0.434271794307425" calcext:value-type="float">
            <text:p>0.4342717943074</text:p>
          </table:table-cell>
          <table:table-cell table:formula="of:=[.M70]" office:value-type="float" office:value="0.98868629181512" calcext:value-type="float">
            <text:p>0.9886862918151</text:p>
          </table:table-cell>
          <table:table-cell table:formula="of:=[.A71]/SUM([.$A71:.$B71])" office:value-type="float" office:value="0.305189449037662" calcext:value-type="float">
            <text:p>0.3051894490377</text:p>
          </table:table-cell>
          <table:table-cell table:formula="of:=[.B71]/SUM([.$A71:.$B71])" office:value-type="float" office:value="0.694810550962338" calcext:value-type="float">
            <text:p>0.6948105509623</text:p>
          </table:table-cell>
          <table:table-cell table:formula="of:=([.C71]*[.$C$5])+([.D71]*[.$D$5])" office:value-type="float" office:value="1.42383443608703" calcext:value-type="float">
            <text:p>1.423834436087</text:p>
          </table:table-cell>
          <table:table-cell table:formula="of:=([.C71]*[.$C$6])+([.D71]*[.$D$6])" office:value-type="float" office:value="1.1831136694226" calcext:value-type="float">
            <text:p>1.1831136694226</text:p>
          </table:table-cell>
          <table:table-cell table:formula="of:=([.C71]*[.E71])+([.D71]*[.F71])" office:value-type="float" office:value="1.25657910757284" calcext:value-type="float">
            <text:p>1.2565791075728</text:p>
          </table:table-cell>
          <table:table-cell table:formula="of:=[.$G$5]*[.E71]/[.G71]" office:value-type="float" office:value="2.49282813991867" calcext:value-type="float">
            <text:p>2.4928281399187</text:p>
          </table:table-cell>
          <table:table-cell table:formula="of:=[.$G$6]*[.F71]/[.G71]" office:value-type="float" office:value="2.07137780426517" calcext:value-type="float">
            <text:p>2.0713778042652</text:p>
          </table:table-cell>
          <table:table-cell table:formula="of:=1-([.A71]/[.$H$5])" office:value-type="float" office:value="0.379611722417964" calcext:value-type="float">
            <text:p>0.379611722418</text:p>
          </table:table-cell>
          <table:table-cell table:formula="of:=1-([.B71]/[.$H$6])" office:value-type="float" office:value="0.162130261173627" calcext:value-type="float">
            <text:p>0.1621302611736</text:p>
          </table:table-cell>
          <table:table-cell table:formula="of:=[.A71]+([.H71]*[.A71]*[.J71])" office:value-type="float" office:value="0.845226139311102" calcext:value-type="float">
            <text:p>0.8452261393111</text:p>
          </table:table-cell>
          <table:table-cell table:formula="of:=[.B71]+([.I71]*[.B71]*[.K71])" office:value-type="float" office:value="1.32071979937304" calcext:value-type="float">
            <text:p>1.320719799373</text:p>
          </table:table-cell>
          <table:table-cell table:number-columns-repeated="243"/>
        </table:table-row>
        <table:table-row table:style-name="ro2">
          <table:table-cell table:formula="of:=[.L71]" office:value-type="float" office:value="0.845226139311102" calcext:value-type="float">
            <text:p>0.8452261393111</text:p>
          </table:table-cell>
          <table:table-cell table:formula="of:=[.M71]" office:value-type="float" office:value="1.32071979937304" calcext:value-type="float">
            <text:p>1.320719799373</text:p>
          </table:table-cell>
          <table:table-cell table:formula="of:=[.A72]/SUM([.$A72:.$B72])" office:value-type="float" office:value="0.3902341809254" calcext:value-type="float">
            <text:p>0.3902341809254</text:p>
          </table:table-cell>
          <table:table-cell table:formula="of:=[.B72]/SUM([.$A72:.$B72])" office:value-type="float" office:value="0.6097658190746" calcext:value-type="float">
            <text:p>0.6097658190746</text:p>
          </table:table-cell>
          <table:table-cell table:formula="of:=([.C72]*[.$C$5])+([.D72]*[.$D$5])" office:value-type="float" office:value="1.37195714963551" calcext:value-type="float">
            <text:p>1.3719571496355</text:p>
          </table:table-cell>
          <table:table-cell table:formula="of:=([.C72]*[.$C$6])+([.D72]*[.$D$6])" office:value-type="float" office:value="1.23414050855524" calcext:value-type="float">
            <text:p>1.2341405085552</text:p>
          </table:table-cell>
          <table:table-cell table:formula="of:=([.C72]*[.E72])+([.D72]*[.F72])" office:value-type="float" office:value="1.28792127260509" calcext:value-type="float">
            <text:p>1.2879212726051</text:p>
          </table:table-cell>
          <table:table-cell table:formula="of:=[.$G$5]*[.E72]/[.G72]" office:value-type="float" office:value="2.3435483157235" calcext:value-type="float">
            <text:p>2.3435483157235</text:p>
          </table:table-cell>
          <table:table-cell table:formula="of:=[.$G$6]*[.F72]/[.G72]" office:value-type="float" office:value="2.1081328312325" calcext:value-type="float">
            <text:p>2.1081328312325</text:p>
          </table:table-cell>
          <table:table-cell table:formula="of:=1-([.A72]/[.$H$5])" office:value-type="float" office:value="-0.207465913301575" calcext:value-type="float">
            <text:p>-0.2074659133016</text:p>
          </table:table-cell>
          <table:table-cell table:formula="of:=1-([.B72]/[.$H$6])" office:value-type="float" office:value="-0.119254067265287" calcext:value-type="float">
            <text:p>-0.1192540672653</text:p>
          </table:table-cell>
          <table:table-cell table:formula="of:=[.A72]+([.H72]*[.A72]*[.J72])" office:value-type="float" office:value="0.434271787956321" calcext:value-type="float">
            <text:p>0.4342717879563</text:p>
          </table:table-cell>
          <table:table-cell table:formula="of:=[.B72]+([.I72]*[.B72]*[.K72])" office:value-type="float" office:value="0.988686332265783" calcext:value-type="float">
            <text:p>0.9886863322658</text:p>
          </table:table-cell>
          <table:table-cell table:number-columns-repeated="243"/>
        </table:table-row>
        <table:table-row table:style-name="ro2">
          <table:table-cell table:formula="of:=[.L72]" office:value-type="float" office:value="0.434271787956321" calcext:value-type="float">
            <text:p>0.4342717879563</text:p>
          </table:table-cell>
          <table:table-cell table:formula="of:=[.M72]" office:value-type="float" office:value="0.988686332265783" calcext:value-type="float">
            <text:p>0.9886863322658</text:p>
          </table:table-cell>
          <table:table-cell table:formula="of:=[.A73]/SUM([.$A73:.$B73])" office:value-type="float" office:value="0.305189437260836" calcext:value-type="float">
            <text:p>0.3051894372608</text:p>
          </table:table-cell>
          <table:table-cell table:formula="of:=[.B73]/SUM([.$A73:.$B73])" office:value-type="float" office:value="0.694810562739164" calcext:value-type="float">
            <text:p>0.6948105627392</text:p>
          </table:table-cell>
          <table:table-cell table:formula="of:=([.C73]*[.$C$5])+([.D73]*[.$D$5])" office:value-type="float" office:value="1.42383444327089" calcext:value-type="float">
            <text:p>1.4238344432709</text:p>
          </table:table-cell>
          <table:table-cell table:formula="of:=([.C73]*[.$C$6])+([.D73]*[.$D$6])" office:value-type="float" office:value="1.1831136623565" calcext:value-type="float">
            <text:p>1.1831136623565</text:p>
          </table:table-cell>
          <table:table-cell table:formula="of:=([.C73]*[.E73])+([.D73]*[.F73])" office:value-type="float" office:value="1.25657910202075" calcext:value-type="float">
            <text:p>1.2565791020208</text:p>
          </table:table-cell>
          <table:table-cell table:formula="of:=[.$G$5]*[.E73]/[.G73]" office:value-type="float" office:value="2.49282816351041" calcext:value-type="float">
            <text:p>2.4928281635104</text:p>
          </table:table-cell>
          <table:table-cell table:formula="of:=[.$G$6]*[.F73]/[.G73]" office:value-type="float" office:value="2.07137780104616" calcext:value-type="float">
            <text:p>2.0713778010462</text:p>
          </table:table-cell>
          <table:table-cell table:formula="of:=1-([.A73]/[.$H$5])" office:value-type="float" office:value="0.37961173149097" calcext:value-type="float">
            <text:p>0.379611731491</text:p>
          </table:table-cell>
          <table:table-cell table:formula="of:=1-([.B73]/[.$H$6])" office:value-type="float" office:value="0.162130226893404" calcext:value-type="float">
            <text:p>0.1621302268934</text:p>
          </table:table-cell>
          <table:table-cell table:formula="of:=[.A73]+([.H73]*[.A73]*[.J73])" office:value-type="float" office:value="0.845226140661232" calcext:value-type="float">
            <text:p>0.8452261406612</text:p>
          </table:table-cell>
          <table:table-cell table:formula="of:=[.B73]+([.I73]*[.B73]*[.K73])" office:value-type="float" office:value="1.32071978268844" calcext:value-type="float">
            <text:p>1.3207197826884</text:p>
          </table:table-cell>
          <table:table-cell table:number-columns-repeated="243"/>
        </table:table-row>
        <table:table-row table:style-name="ro2">
          <table:table-cell table:formula="of:=[.L73]" office:value-type="float" office:value="0.845226140661232" calcext:value-type="float">
            <text:p>0.8452261406612</text:p>
          </table:table-cell>
          <table:table-cell table:formula="of:=[.M73]" office:value-type="float" office:value="1.32071978268844" calcext:value-type="float">
            <text:p>1.3207197826884</text:p>
          </table:table-cell>
          <table:table-cell table:formula="of:=[.A74]/SUM([.$A74:.$B74])" office:value-type="float" office:value="0.390234184311526" calcext:value-type="float">
            <text:p>0.3902341843115</text:p>
          </table:table-cell>
          <table:table-cell table:formula="of:=[.B74]/SUM([.$A74:.$B74])" office:value-type="float" office:value="0.609765815688474" calcext:value-type="float">
            <text:p>0.6097658156885</text:p>
          </table:table-cell>
          <table:table-cell table:formula="of:=([.C74]*[.$C$5])+([.D74]*[.$D$5])" office:value-type="float" office:value="1.37195714756997" calcext:value-type="float">
            <text:p>1.37195714757</text:p>
          </table:table-cell>
          <table:table-cell table:formula="of:=([.C74]*[.$C$6])+([.D74]*[.$D$6])" office:value-type="float" office:value="1.23414051058692" calcext:value-type="float">
            <text:p>1.2341405105869</text:p>
          </table:table-cell>
          <table:table-cell table:formula="of:=([.C74]*[.E74])+([.D74]*[.F74])" office:value-type="float" office:value="1.28792127350456" calcext:value-type="float">
            <text:p>1.2879212735046</text:p>
          </table:table-cell>
          <table:table-cell table:formula="of:=[.$G$5]*[.E74]/[.G74]" office:value-type="float" office:value="2.34354831055848" calcext:value-type="float">
            <text:p>2.3435483105585</text:p>
          </table:table-cell>
          <table:table-cell table:formula="of:=[.$G$6]*[.F74]/[.G74]" office:value-type="float" office:value="2.10813283323067" calcext:value-type="float">
            <text:p>2.1081328332307</text:p>
          </table:table-cell>
          <table:table-cell table:formula="of:=1-([.A74]/[.$H$5])" office:value-type="float" office:value="-0.207465915230332" calcext:value-type="float">
            <text:p>-0.2074659152303</text:p>
          </table:table-cell>
          <table:table-cell table:formula="of:=1-([.B74]/[.$H$6])" office:value-type="float" office:value="-0.119254053125793" calcext:value-type="float">
            <text:p>-0.1192540531258</text:p>
          </table:table-cell>
          <table:table-cell table:formula="of:=[.A74]+([.H74]*[.A74]*[.J74])" office:value-type="float" office:value="0.434271785735186" calcext:value-type="float">
            <text:p>0.4342717857352</text:p>
          </table:table-cell>
          <table:table-cell table:formula="of:=[.B74]+([.I74]*[.B74]*[.K74])" office:value-type="float" office:value="0.988686358828956" calcext:value-type="float">
            <text:p>0.988686358829</text:p>
          </table:table-cell>
          <table:table-cell table:number-columns-repeated="243"/>
        </table:table-row>
        <table:table-row table:style-name="ro2">
          <table:table-cell table:formula="of:=[.L74]" office:value-type="float" office:value="0.434271785735186" calcext:value-type="float">
            <text:p>0.4342717857352</text:p>
          </table:table-cell>
          <table:table-cell table:formula="of:=[.M74]" office:value-type="float" office:value="0.988686358828956" calcext:value-type="float">
            <text:p>0.988686358829</text:p>
          </table:table-cell>
          <table:table-cell table:formula="of:=[.A75]/SUM([.$A75:.$B75])" office:value-type="float" office:value="0.305189430479141" calcext:value-type="float">
            <text:p>0.3051894304791</text:p>
          </table:table-cell>
          <table:table-cell table:formula="of:=[.B75]/SUM([.$A75:.$B75])" office:value-type="float" office:value="0.694810569520859" calcext:value-type="float">
            <text:p>0.6948105695209</text:p>
          </table:table-cell>
          <table:table-cell table:formula="of:=([.C75]*[.$C$5])+([.D75]*[.$D$5])" office:value-type="float" office:value="1.42383444740772" calcext:value-type="float">
            <text:p>1.4238344474077</text:p>
          </table:table-cell>
          <table:table-cell table:formula="of:=([.C75]*[.$C$6])+([.D75]*[.$D$6])" office:value-type="float" office:value="1.18311365828748" calcext:value-type="float">
            <text:p>1.1831136582875</text:p>
          </table:table-cell>
          <table:table-cell table:formula="of:=([.C75]*[.E75])+([.D75]*[.F75])" office:value-type="float" office:value="1.25657909882358" calcext:value-type="float">
            <text:p>1.2565790988236</text:p>
          </table:table-cell>
          <table:table-cell table:formula="of:=[.$G$5]*[.E75]/[.G75]" office:value-type="float" office:value="2.49282817709574" calcext:value-type="float">
            <text:p>2.4928281770957</text:p>
          </table:table-cell>
          <table:table-cell table:formula="of:=[.$G$6]*[.F75]/[.G75]" office:value-type="float" office:value="2.07137779919249" calcext:value-type="float">
            <text:p>2.0713777991925</text:p>
          </table:table-cell>
          <table:table-cell table:formula="of:=1-([.A75]/[.$H$5])" office:value-type="float" office:value="0.37961173466402" calcext:value-type="float">
            <text:p>0.379611734664</text:p>
          </table:table-cell>
          <table:table-cell table:formula="of:=1-([.B75]/[.$H$6])" office:value-type="float" office:value="0.16213020438224" calcext:value-type="float">
            <text:p>0.1621302043822</text:p>
          </table:table-cell>
          <table:table-cell table:formula="of:=[.A75]+([.H75]*[.A75]*[.J75])" office:value-type="float" office:value="0.84522614201286" calcext:value-type="float">
            <text:p>0.8452261420129</text:p>
          </table:table-cell>
          <table:table-cell table:formula="of:=[.B75]+([.I75]*[.B75]*[.K75])" office:value-type="float" office:value="1.32071977177368" calcext:value-type="float">
            <text:p>1.3207197717737</text:p>
          </table:table-cell>
          <table:table-cell table:number-columns-repeated="243"/>
        </table:table-row>
        <table:table-row table:style-name="ro2">
          <table:table-cell table:formula="of:=[.L75]" office:value-type="float" office:value="0.84522614201286" calcext:value-type="float">
            <text:p>0.8452261420129</text:p>
          </table:table-cell>
          <table:table-cell table:formula="of:=[.M75]" office:value-type="float" office:value="1.32071977177368" calcext:value-type="float">
            <text:p>1.3207197717737</text:p>
          </table:table-cell>
          <table:table-cell table:formula="of:=[.A76]/SUM([.$A76:.$B76])" office:value-type="float" office:value="0.390234186658531" calcext:value-type="float">
            <text:p>0.3902341866585</text:p>
          </table:table-cell>
          <table:table-cell table:formula="of:=[.B76]/SUM([.$A76:.$B76])" office:value-type="float" office:value="0.609765813341469" calcext:value-type="float">
            <text:p>0.6097658133415</text:p>
          </table:table-cell>
          <table:table-cell table:formula="of:=([.C76]*[.$C$5])+([.D76]*[.$D$5])" office:value-type="float" office:value="1.3719571461383" calcext:value-type="float">
            <text:p>1.3719571461383</text:p>
          </table:table-cell>
          <table:table-cell table:formula="of:=([.C76]*[.$C$6])+([.D76]*[.$D$6])" office:value-type="float" office:value="1.23414051199512" calcext:value-type="float">
            <text:p>1.2341405119951</text:p>
          </table:table-cell>
          <table:table-cell table:formula="of:=([.C76]*[.E76])+([.D76]*[.F76])" office:value-type="float" office:value="1.287921274128" calcext:value-type="float">
            <text:p>1.287921274128</text:p>
          </table:table-cell>
          <table:table-cell table:formula="of:=[.$G$5]*[.E76]/[.G76]" office:value-type="float" office:value="2.34354830697849" calcext:value-type="float">
            <text:p>2.3435483069785</text:p>
          </table:table-cell>
          <table:table-cell table:formula="of:=[.$G$6]*[.F76]/[.G76]" office:value-type="float" office:value="2.10813283461565" calcext:value-type="float">
            <text:p>2.1081328346157</text:p>
          </table:table-cell>
          <table:table-cell table:formula="of:=1-([.A76]/[.$H$5])" office:value-type="float" office:value="-0.207465917161228" calcext:value-type="float">
            <text:p>-0.2074659171612</text:p>
          </table:table-cell>
          <table:table-cell table:formula="of:=1-([.B76]/[.$H$6])" office:value-type="float" office:value="-0.119254043876002" calcext:value-type="float">
            <text:p>-0.119254043876</text:p>
          </table:table-cell>
          <table:table-cell table:formula="of:=[.A76]+([.H76]*[.A76]*[.J76])" office:value-type="float" office:value="0.434271783232643" calcext:value-type="float">
            <text:p>0.4342717832326</text:p>
          </table:table-cell>
          <table:table-cell table:formula="of:=[.B76]+([.I76]*[.B76]*[.K76])" office:value-type="float" office:value="0.988686376193829" calcext:value-type="float">
            <text:p>0.9886863761938</text:p>
          </table:table-cell>
          <table:table-cell table:number-columns-repeated="243"/>
        </table:table-row>
        <table:table-row table:style-name="ro2">
          <table:table-cell table:formula="of:=[.L76]" office:value-type="float" office:value="0.434271783232643" calcext:value-type="float">
            <text:p>0.4342717832326</text:p>
          </table:table-cell>
          <table:table-cell table:formula="of:=[.M76]" office:value-type="float" office:value="0.988686376193829" calcext:value-type="float">
            <text:p>0.9886863761938</text:p>
          </table:table-cell>
          <table:table-cell table:formula="of:=[.A77]/SUM([.$A77:.$B77])" office:value-type="float" office:value="0.305189425532847" calcext:value-type="float">
            <text:p>0.3051894255328</text:p>
          </table:table-cell>
          <table:table-cell table:formula="of:=[.B77]/SUM([.$A77:.$B77])" office:value-type="float" office:value="0.694810574467153" calcext:value-type="float">
            <text:p>0.6948105744672</text:p>
          </table:table-cell>
          <table:table-cell table:formula="of:=([.C77]*[.$C$5])+([.D77]*[.$D$5])" office:value-type="float" office:value="1.42383445042496" calcext:value-type="float">
            <text:p>1.423834450425</text:p>
          </table:table-cell>
          <table:table-cell table:formula="of:=([.C77]*[.$C$6])+([.D77]*[.$D$6])" office:value-type="float" office:value="1.18311365531971" calcext:value-type="float">
            <text:p>1.1831136553197</text:p>
          </table:table-cell>
          <table:table-cell table:formula="of:=([.C77]*[.E77])+([.D77]*[.F77])" office:value-type="float" office:value="1.25657909649169" calcext:value-type="float">
            <text:p>1.2565790964917</text:p>
          </table:table-cell>
          <table:table-cell table:formula="of:=[.$G$5]*[.E77]/[.G77]" office:value-type="float" office:value="2.49282818700433" calcext:value-type="float">
            <text:p>2.4928281870043</text:p>
          </table:table-cell>
          <table:table-cell table:formula="of:=[.$G$6]*[.F77]/[.G77]" office:value-type="float" office:value="2.07137779784049" calcext:value-type="float">
            <text:p>2.0713777978405</text:p>
          </table:table-cell>
          <table:table-cell table:formula="of:=1-([.A77]/[.$H$5])" office:value-type="float" office:value="0.379611738239082" calcext:value-type="float">
            <text:p>0.3796117382391</text:p>
          </table:table-cell>
          <table:table-cell table:formula="of:=1-([.B77]/[.$H$6])" office:value-type="float" office:value="0.162130189666247" calcext:value-type="float">
            <text:p>0.1621301896662</text:p>
          </table:table-cell>
          <table:table-cell table:formula="of:=[.A77]+([.H77]*[.A77]*[.J77])" office:value-type="float" office:value="0.845226142645856" calcext:value-type="float">
            <text:p>0.8452261426459</text:p>
          </table:table-cell>
          <table:table-cell table:formula="of:=[.B77]+([.I77]*[.B77]*[.K77])" office:value-type="float" office:value="1.32071976461601" calcext:value-type="float">
            <text:p>1.320719764616</text:p>
          </table:table-cell>
          <table:table-cell table:number-columns-repeated="243"/>
        </table:table-row>
        <table:table-row table:style-name="ro2">
          <table:table-cell table:formula="of:=[.L77]" office:value-type="float" office:value="0.845226142645856" calcext:value-type="float">
            <text:p>0.8452261426459</text:p>
          </table:table-cell>
          <table:table-cell table:formula="of:=[.M77]" office:value-type="float" office:value="1.32071976461601" calcext:value-type="float">
            <text:p>1.320719764616</text:p>
          </table:table-cell>
          <table:table-cell table:formula="of:=[.A78]/SUM([.$A78:.$B78])" office:value-type="float" office:value="0.390234188126317" calcext:value-type="float">
            <text:p>0.3902341881263</text:p>
          </table:table-cell>
          <table:table-cell table:formula="of:=[.B78]/SUM([.$A78:.$B78])" office:value-type="float" office:value="0.609765811873683" calcext:value-type="float">
            <text:p>0.6097658118737</text:p>
          </table:table-cell>
          <table:table-cell table:formula="of:=([.C78]*[.$C$5])+([.D78]*[.$D$5])" office:value-type="float" office:value="1.37195714524295" calcext:value-type="float">
            <text:p>1.371957145243</text:p>
          </table:table-cell>
          <table:table-cell table:formula="of:=([.C78]*[.$C$6])+([.D78]*[.$D$6])" office:value-type="float" office:value="1.23414051287579" calcext:value-type="float">
            <text:p>1.2341405128758</text:p>
          </table:table-cell>
          <table:table-cell table:formula="of:=([.C78]*[.E78])+([.D78]*[.F78])" office:value-type="float" office:value="1.28792127451789" calcext:value-type="float">
            <text:p>1.2879212745179</text:p>
          </table:table-cell>
          <table:table-cell table:formula="of:=[.$G$5]*[.E78]/[.G78]" office:value-type="float" office:value="2.34354830473961" calcext:value-type="float">
            <text:p>2.3435483047396</text:p>
          </table:table-cell>
          <table:table-cell table:formula="of:=[.$G$6]*[.F78]/[.G78]" office:value-type="float" office:value="2.1081328354818" calcext:value-type="float">
            <text:p>2.1081328354818</text:p>
          </table:table-cell>
          <table:table-cell table:formula="of:=1-([.A78]/[.$H$5])" office:value-type="float" office:value="-0.207465918065508" calcext:value-type="float">
            <text:p>-0.2074659180655</text:p>
          </table:table-cell>
          <table:table-cell table:formula="of:=1-([.B78]/[.$H$6])" office:value-type="float" office:value="-0.119254037810182" calcext:value-type="float">
            <text:p>-0.1192540378102</text:p>
          </table:table-cell>
          <table:table-cell table:formula="of:=[.A78]+([.H78]*[.A78]*[.J78])" office:value-type="float" office:value="0.434271782159248" calcext:value-type="float">
            <text:p>0.4342717821592</text:p>
          </table:table-cell>
          <table:table-cell table:formula="of:=[.B78]+([.I78]*[.B78]*[.K78])" office:value-type="float" office:value="0.988686387587978" calcext:value-type="float">
            <text:p>0.988686387588</text:p>
          </table:table-cell>
          <table:table-cell table:number-columns-repeated="243"/>
        </table:table-row>
        <table:table-row table:style-name="ro2">
          <table:table-cell table:formula="of:=[.L78]" office:value-type="float" office:value="0.434271782159248" calcext:value-type="float">
            <text:p>0.4342717821592</text:p>
          </table:table-cell>
          <table:table-cell table:formula="of:=[.M78]" office:value-type="float" office:value="0.988686387587978" calcext:value-type="float">
            <text:p>0.988686387588</text:p>
          </table:table-cell>
          <table:table-cell table:formula="of:=[.A79]/SUM([.$A79:.$B79])" office:value-type="float" office:value="0.30518942256496" calcext:value-type="float">
            <text:p>0.305189422565</text:p>
          </table:table-cell>
          <table:table-cell table:formula="of:=[.B79]/SUM([.$A79:.$B79])" office:value-type="float" office:value="0.69481057743504" calcext:value-type="float">
            <text:p>0.694810577435</text:p>
          </table:table-cell>
          <table:table-cell table:formula="of:=([.C79]*[.$C$5])+([.D79]*[.$D$5])" office:value-type="float" office:value="1.42383445223537" calcext:value-type="float">
            <text:p>1.4238344522354</text:p>
          </table:table-cell>
          <table:table-cell table:formula="of:=([.C79]*[.$C$6])+([.D79]*[.$D$6])" office:value-type="float" office:value="1.18311365353898" calcext:value-type="float">
            <text:p>1.183113653539</text:p>
          </table:table-cell>
          <table:table-cell table:formula="of:=([.C79]*[.E79])+([.D79]*[.F79])" office:value-type="float" office:value="1.25657909509251" calcext:value-type="float">
            <text:p>1.2565790950925</text:p>
          </table:table-cell>
          <table:table-cell table:formula="of:=[.$G$5]*[.E79]/[.G79]" office:value-type="float" office:value="2.4928281929497" calcext:value-type="float">
            <text:p>2.4928281929497</text:p>
          </table:table-cell>
          <table:table-cell table:formula="of:=[.$G$6]*[.F79]/[.G79]" office:value-type="float" office:value="2.07137779702927" calcext:value-type="float">
            <text:p>2.0713777970293</text:p>
          </table:table-cell>
          <table:table-cell table:formula="of:=1-([.A79]/[.$H$5])" office:value-type="float" office:value="0.379611739772503" calcext:value-type="float">
            <text:p>0.3796117397725</text:p>
          </table:table-cell>
          <table:table-cell table:formula="of:=1-([.B79]/[.$H$6])" office:value-type="float" office:value="0.162130180010188" calcext:value-type="float">
            <text:p>0.1621301800102</text:p>
          </table:table-cell>
          <table:table-cell table:formula="of:=[.A79]+([.H79]*[.A79]*[.J79])" office:value-type="float" office:value="0.845226143196851" calcext:value-type="float">
            <text:p>0.8452261431969</text:p>
          </table:table-cell>
          <table:table-cell table:formula="of:=[.B79]+([.I79]*[.B79]*[.K79])" office:value-type="float" office:value="1.3207197599316" calcext:value-type="float">
            <text:p>1.3207197599316</text:p>
          </table:table-cell>
          <table:table-cell table:number-columns-repeated="243"/>
        </table:table-row>
        <table:table-row table:style-name="ro2">
          <table:table-cell table:formula="of:=[.L79]" office:value-type="float" office:value="0.845226143196851" calcext:value-type="float">
            <text:p>0.8452261431969</text:p>
          </table:table-cell>
          <table:table-cell table:formula="of:=[.M79]" office:value-type="float" office:value="1.3207197599316" calcext:value-type="float">
            <text:p>1.3207197599316</text:p>
          </table:table-cell>
          <table:table-cell table:formula="of:=[.A80]/SUM([.$A80:.$B80])" office:value-type="float" office:value="0.390234189125417" calcext:value-type="float">
            <text:p>0.3902341891254</text:p>
          </table:table-cell>
          <table:table-cell table:formula="of:=[.B80]/SUM([.$A80:.$B80])" office:value-type="float" office:value="0.609765810874582" calcext:value-type="float">
            <text:p>0.6097658108746</text:p>
          </table:table-cell>
          <table:table-cell table:formula="of:=([.C80]*[.$C$5])+([.D80]*[.$D$5])" office:value-type="float" office:value="1.3719571446335" calcext:value-type="float">
            <text:p>1.3719571446335</text:p>
          </table:table-cell>
          <table:table-cell table:formula="of:=([.C80]*[.$C$6])+([.D80]*[.$D$6])" office:value-type="float" office:value="1.23414051347525" calcext:value-type="float">
            <text:p>1.2341405134753</text:p>
          </table:table-cell>
          <table:table-cell table:formula="of:=([.C80]*[.E80])+([.D80]*[.F80])" office:value-type="float" office:value="1.28792127478328" calcext:value-type="float">
            <text:p>1.2879212747833</text:p>
          </table:table-cell>
          <table:table-cell table:formula="of:=[.$G$5]*[.E80]/[.G80]" office:value-type="float" office:value="2.34354830321564" calcext:value-type="float">
            <text:p>2.3435483032156</text:p>
          </table:table-cell>
          <table:table-cell table:formula="of:=[.$G$6]*[.F80]/[.G80]" office:value-type="float" office:value="2.10813283607138" calcext:value-type="float">
            <text:p>2.1081328360714</text:p>
          </table:table-cell>
          <table:table-cell table:formula="of:=1-([.A80]/[.$H$5])" office:value-type="float" office:value="-0.207465918852644" calcext:value-type="float">
            <text:p>-0.2074659188526</text:p>
          </table:table-cell>
          <table:table-cell table:formula="of:=1-([.B80]/[.$H$6])" office:value-type="float" office:value="-0.119254033840339" calcext:value-type="float">
            <text:p>-0.1192540338403</text:p>
          </table:table-cell>
          <table:table-cell table:formula="of:=[.A80]+([.H80]*[.A80]*[.J80])" office:value-type="float" office:value="0.434271781150402" calcext:value-type="float">
            <text:p>0.4342717811504</text:p>
          </table:table-cell>
          <table:table-cell table:formula="of:=[.B80]+([.I80]*[.B80]*[.K80])" office:value-type="float" office:value="0.988686395041429" calcext:value-type="float">
            <text:p>0.9886863950414</text:p>
          </table:table-cell>
          <table:table-cell table:number-columns-repeated="243"/>
        </table:table-row>
        <table:table-row table:style-name="ro2">
          <table:table-cell table:formula="of:=[.L80]" office:value-type="float" office:value="0.434271781150402" calcext:value-type="float">
            <text:p>0.4342717811504</text:p>
          </table:table-cell>
          <table:table-cell table:formula="of:=[.M80]" office:value-type="float" office:value="0.988686395041429" calcext:value-type="float">
            <text:p>0.9886863950414</text:p>
          </table:table-cell>
          <table:table-cell table:formula="of:=[.A81]/SUM([.$A81:.$B81])" office:value-type="float" office:value="0.305189420473773" calcext:value-type="float">
            <text:p>0.3051894204738</text:p>
          </table:table-cell>
          <table:table-cell table:formula="of:=[.B81]/SUM([.$A81:.$B81])" office:value-type="float" office:value="0.694810579526227" calcext:value-type="float">
            <text:p>0.6948105795262</text:p>
          </table:table-cell>
          <table:table-cell table:formula="of:=([.C81]*[.$C$5])+([.D81]*[.$D$5])" office:value-type="float" office:value="1.423834453511" calcext:value-type="float">
            <text:p>1.423834453511</text:p>
          </table:table-cell>
          <table:table-cell table:formula="of:=([.C81]*[.$C$6])+([.D81]*[.$D$6])" office:value-type="float" office:value="1.18311365228426" calcext:value-type="float">
            <text:p>1.1831136522843</text:p>
          </table:table-cell>
          <table:table-cell table:formula="of:=([.C81]*[.E81])+([.D81]*[.F81])" office:value-type="float" office:value="1.25657909410663" calcext:value-type="float">
            <text:p>1.2565790941066</text:p>
          </table:table-cell>
          <table:table-cell table:formula="of:=[.$G$5]*[.E81]/[.G81]" office:value-type="float" office:value="2.49282819713884" calcext:value-type="float">
            <text:p>2.4928281971389</text:p>
          </table:table-cell>
          <table:table-cell table:formula="of:=[.$G$6]*[.F81]/[.G81]" office:value-type="float" office:value="2.07137779645768" calcext:value-type="float">
            <text:p>2.0713777964577</text:p>
          </table:table-cell>
          <table:table-cell table:formula="of:=1-([.A81]/[.$H$5])" office:value-type="float" office:value="0.379611741213712" calcext:value-type="float">
            <text:p>0.3796117412137</text:p>
          </table:table-cell>
          <table:table-cell table:formula="of:=1-([.B81]/[.$H$6])" office:value-type="float" office:value="0.162130173693704" calcext:value-type="float">
            <text:p>0.1621301736937</text:p>
          </table:table-cell>
          <table:table-cell table:formula="of:=[.A81]+([.H81]*[.A81]*[.J81])" office:value-type="float" office:value="0.845226143484128" calcext:value-type="float">
            <text:p>0.8452261434841</text:p>
          </table:table-cell>
          <table:table-cell table:formula="of:=[.B81]+([.I81]*[.B81]*[.K81])" office:value-type="float" office:value="1.32071975686074" calcext:value-type="float">
            <text:p>1.3207197568607</text:p>
          </table:table-cell>
          <table:table-cell table:number-columns-repeated="243"/>
        </table:table-row>
        <table:table-row table:style-name="ro2">
          <table:table-cell table:formula="of:=[.L81]" office:value-type="float" office:value="0.845226143484128" calcext:value-type="float">
            <text:p>0.8452261434841</text:p>
          </table:table-cell>
          <table:table-cell table:formula="of:=[.M81]" office:value-type="float" office:value="1.32071975686074" calcext:value-type="float">
            <text:p>1.3207197568607</text:p>
          </table:table-cell>
          <table:table-cell table:formula="of:=[.A82]/SUM([.$A82:.$B82])" office:value-type="float" office:value="0.390234189759563" calcext:value-type="float">
            <text:p>0.3902341897596</text:p>
          </table:table-cell>
          <table:table-cell table:formula="of:=[.B82]/SUM([.$A82:.$B82])" office:value-type="float" office:value="0.609765810240437" calcext:value-type="float">
            <text:p>0.6097658102404</text:p>
          </table:table-cell>
          <table:table-cell table:formula="of:=([.C82]*[.$C$5])+([.D82]*[.$D$5])" office:value-type="float" office:value="1.37195714424667" calcext:value-type="float">
            <text:p>1.3719571442467</text:p>
          </table:table-cell>
          <table:table-cell table:formula="of:=([.C82]*[.$C$6])+([.D82]*[.$D$6])" office:value-type="float" office:value="1.23414051385574" calcext:value-type="float">
            <text:p>1.2341405138557</text:p>
          </table:table-cell>
          <table:table-cell table:formula="of:=([.C82]*[.E82])+([.D82]*[.F82])" office:value-type="float" office:value="1.28792127495174" calcext:value-type="float">
            <text:p>1.2879212749517</text:p>
          </table:table-cell>
          <table:table-cell table:formula="of:=[.$G$5]*[.E82]/[.G82]" office:value-type="float" office:value="2.34354830224835" calcext:value-type="float">
            <text:p>2.3435483022484</text:p>
          </table:table-cell>
          <table:table-cell table:formula="of:=[.$G$6]*[.F82]/[.G82]" office:value-type="float" office:value="2.10813283644559" calcext:value-type="float">
            <text:p>2.1081328364456</text:p>
          </table:table-cell>
          <table:table-cell table:formula="of:=1-([.A82]/[.$H$5])" office:value-type="float" office:value="-0.20746591926304" calcext:value-type="float">
            <text:p>-0.207465919263</text:p>
          </table:table-cell>
          <table:table-cell table:formula="of:=1-([.B82]/[.$H$6])" office:value-type="float" office:value="-0.119254031237916" calcext:value-type="float">
            <text:p>-0.1192540312379</text:p>
          </table:table-cell>
          <table:table-cell table:formula="of:=[.A82]+([.H82]*[.A82]*[.J82])" office:value-type="float" office:value="0.4342717806547" calcext:value-type="float">
            <text:p>0.4342717806547</text:p>
          </table:table-cell>
          <table:table-cell table:formula="of:=[.B82]+([.I82]*[.B82]*[.K82])" office:value-type="float" office:value="0.988686399929457" calcext:value-type="float">
            <text:p>0.9886863999295</text:p>
          </table:table-cell>
          <table:table-cell table:number-columns-repeated="243"/>
        </table:table-row>
        <table:table-row table:style-name="ro2">
          <table:table-cell table:formula="of:=[.L82]" office:value-type="float" office:value="0.4342717806547" calcext:value-type="float">
            <text:p>0.4342717806547</text:p>
          </table:table-cell>
          <table:table-cell table:formula="of:=[.M82]" office:value-type="float" office:value="0.988686399929457" calcext:value-type="float">
            <text:p>0.9886863999295</text:p>
          </table:table-cell>
          <table:table-cell table:formula="of:=[.A83]/SUM([.$A83:.$B83])" office:value-type="float" office:value="0.305189419183367" calcext:value-type="float">
            <text:p>0.3051894191834</text:p>
          </table:table-cell>
          <table:table-cell table:formula="of:=[.B83]/SUM([.$A83:.$B83])" office:value-type="float" office:value="0.694810580816633" calcext:value-type="float">
            <text:p>0.6948105808166</text:p>
          </table:table-cell>
          <table:table-cell table:formula="of:=([.C83]*[.$C$5])+([.D83]*[.$D$5])" office:value-type="float" office:value="1.42383445429815" calcext:value-type="float">
            <text:p>1.4238344542982</text:p>
          </table:table-cell>
          <table:table-cell table:formula="of:=([.C83]*[.$C$6])+([.D83]*[.$D$6])" office:value-type="float" office:value="1.18311365151002" calcext:value-type="float">
            <text:p>1.18311365151</text:p>
          </table:table-cell>
          <table:table-cell table:formula="of:=([.C83]*[.E83])+([.D83]*[.F83])" office:value-type="float" office:value="1.25657909349828" calcext:value-type="float">
            <text:p>1.2565790934983</text:p>
          </table:table-cell>
          <table:table-cell table:formula="of:=[.$G$5]*[.E83]/[.G83]" office:value-type="float" office:value="2.49282819972383" calcext:value-type="float">
            <text:p>2.4928281997238</text:p>
          </table:table-cell>
          <table:table-cell table:formula="of:=[.$G$6]*[.F83]/[.G83]" office:value-type="float" office:value="2.07137779610496" calcext:value-type="float">
            <text:p>2.071377796105</text:p>
          </table:table-cell>
          <table:table-cell table:formula="of:=1-([.A83]/[.$H$5])" office:value-type="float" office:value="0.379611741921858" calcext:value-type="float">
            <text:p>0.3796117419219</text:p>
          </table:table-cell>
          <table:table-cell table:formula="of:=1-([.B83]/[.$H$6])" office:value-type="float" office:value="0.162130169551307" calcext:value-type="float">
            <text:p>0.1621301695513</text:p>
          </table:table-cell>
          <table:table-cell table:formula="of:=[.A83]+([.H83]*[.A83]*[.J83])" office:value-type="float" office:value="0.8452261437121" calcext:value-type="float">
            <text:p>0.8452261437121</text:p>
          </table:table-cell>
          <table:table-cell table:formula="of:=[.B83]+([.I83]*[.B83]*[.K83])" office:value-type="float" office:value="1.3207197548504" calcext:value-type="float">
            <text:p>1.3207197548504</text:p>
          </table:table-cell>
          <table:table-cell table:number-columns-repeated="243"/>
        </table:table-row>
        <table:table-row table:style-name="ro2">
          <table:table-cell table:formula="of:=[.L83]" office:value-type="float" office:value="0.8452261437121" calcext:value-type="float">
            <text:p>0.8452261437121</text:p>
          </table:table-cell>
          <table:table-cell table:formula="of:=[.M83]" office:value-type="float" office:value="1.3207197548504" calcext:value-type="float">
            <text:p>1.3207197548504</text:p>
          </table:table-cell>
          <table:table-cell table:formula="of:=[.A84]/SUM([.$A84:.$B84])" office:value-type="float" office:value="0.390234190185943" calcext:value-type="float">
            <text:p>0.3902341901859</text:p>
          </table:table-cell>
          <table:table-cell table:formula="of:=[.B84]/SUM([.$A84:.$B84])" office:value-type="float" office:value="0.609765809814057" calcext:value-type="float">
            <text:p>0.6097658098141</text:p>
          </table:table-cell>
          <table:table-cell table:formula="of:=([.C84]*[.$C$5])+([.D84]*[.$D$5])" office:value-type="float" office:value="1.37195714398658" calcext:value-type="float">
            <text:p>1.3719571439866</text:p>
          </table:table-cell>
          <table:table-cell table:formula="of:=([.C84]*[.$C$6])+([.D84]*[.$D$6])" office:value-type="float" office:value="1.23414051411157" calcext:value-type="float">
            <text:p>1.2341405141116</text:p>
          </table:table-cell>
          <table:table-cell table:formula="of:=([.C84]*[.E84])+([.D84]*[.F84])" office:value-type="float" office:value="1.287921275065" calcext:value-type="float">
            <text:p>1.287921275065</text:p>
          </table:table-cell>
          <table:table-cell table:formula="of:=[.$G$5]*[.E84]/[.G84]" office:value-type="float" office:value="2.34354830159797" calcext:value-type="float">
            <text:p>2.343548301598</text:p>
          </table:table-cell>
          <table:table-cell table:formula="of:=[.$G$6]*[.F84]/[.G84]" office:value-type="float" office:value="2.1081328366972" calcext:value-type="float">
            <text:p>2.1081328366972</text:p>
          </table:table-cell>
          <table:table-cell table:formula="of:=1-([.A84]/[.$H$5])" office:value-type="float" office:value="-0.207465919588715" calcext:value-type="float">
            <text:p>-0.2074659195887</text:p>
          </table:table-cell>
          <table:table-cell table:formula="of:=1-([.B84]/[.$H$6])" office:value-type="float" office:value="-0.119254029534236" calcext:value-type="float">
            <text:p>-0.1192540295342</text:p>
          </table:table-cell>
          <table:table-cell table:formula="of:=[.A84]+([.H84]*[.A84]*[.J84])" office:value-type="float" office:value="0.434271780240771" calcext:value-type="float">
            <text:p>0.4342717802408</text:p>
          </table:table-cell>
          <table:table-cell table:formula="of:=[.B84]+([.I84]*[.B84]*[.K84])" office:value-type="float" office:value="0.98868640312837" calcext:value-type="float">
            <text:p>0.9886864031284</text:p>
          </table:table-cell>
          <table:table-cell table:number-columns-repeated="243"/>
        </table:table-row>
        <table:table-row table:style-name="ro2">
          <table:table-cell table:formula="of:=[.L84]" office:value-type="float" office:value="0.434271780240771" calcext:value-type="float">
            <text:p>0.4342717802408</text:p>
          </table:table-cell>
          <table:table-cell table:formula="of:=[.M84]" office:value-type="float" office:value="0.98868640312837" calcext:value-type="float">
            <text:p>0.9886864031284</text:p>
          </table:table-cell>
          <table:table-cell table:formula="of:=[.A85]/SUM([.$A85:.$B85])" office:value-type="float" office:value="0.305189418295164" calcext:value-type="float">
            <text:p>0.3051894182952</text:p>
          </table:table-cell>
          <table:table-cell table:formula="of:=[.B85]/SUM([.$A85:.$B85])" office:value-type="float" office:value="0.694810581704836" calcext:value-type="float">
            <text:p>0.6948105817048</text:p>
          </table:table-cell>
          <table:table-cell table:formula="of:=([.C85]*[.$C$5])+([.D85]*[.$D$5])" office:value-type="float" office:value="1.42383445483995" calcext:value-type="float">
            <text:p>1.42383445484</text:p>
          </table:table-cell>
          <table:table-cell table:formula="of:=([.C85]*[.$C$6])+([.D85]*[.$D$6])" office:value-type="float" office:value="1.1831136509771" calcext:value-type="float">
            <text:p>1.1831136509771</text:p>
          </table:table-cell>
          <table:table-cell table:formula="of:=([.C85]*[.E85])+([.D85]*[.F85])" office:value-type="float" office:value="1.25657909307955" calcext:value-type="float">
            <text:p>1.2565790930796</text:p>
          </table:table-cell>
          <table:table-cell table:formula="of:=[.$G$5]*[.E85]/[.G85]" office:value-type="float" office:value="2.49282820150311" calcext:value-type="float">
            <text:p>2.4928282015031</text:p>
          </table:table-cell>
          <table:table-cell table:formula="of:=[.$G$6]*[.F85]/[.G85]" office:value-type="float" office:value="2.07137779586219" calcext:value-type="float">
            <text:p>2.0713777958622</text:p>
          </table:table-cell>
          <table:table-cell table:formula="of:=1-([.A85]/[.$H$5])" office:value-type="float" office:value="0.379611742513184" calcext:value-type="float">
            <text:p>0.3796117425132</text:p>
          </table:table-cell>
          <table:table-cell table:formula="of:=1-([.B85]/[.$H$6])" office:value-type="float" office:value="0.162130166840364" calcext:value-type="float">
            <text:p>0.1621301668404</text:p>
          </table:table-cell>
          <table:table-cell table:formula="of:=[.A85]+([.H85]*[.A85]*[.J85])" office:value-type="float" office:value="0.84522614383994" calcext:value-type="float">
            <text:p>0.8452261438399</text:p>
          </table:table-cell>
          <table:table-cell table:formula="of:=[.B85]+([.I85]*[.B85]*[.K85])" office:value-type="float" office:value="1.32071975353284" calcext:value-type="float">
            <text:p>1.3207197535328</text:p>
          </table:table-cell>
          <table:table-cell table:number-columns-repeated="243"/>
        </table:table-row>
        <table:table-row table:style-name="ro2">
          <table:table-cell table:formula="of:=[.L85]" office:value-type="float" office:value="0.84522614383994" calcext:value-type="float">
            <text:p>0.8452261438399</text:p>
          </table:table-cell>
          <table:table-cell table:formula="of:=[.M85]" office:value-type="float" office:value="1.32071975353284" calcext:value-type="float">
            <text:p>1.3207197535328</text:p>
          </table:table-cell>
          <table:table-cell table:formula="of:=[.A86]/SUM([.$A86:.$B86])" office:value-type="float" office:value="0.390234190459315" calcext:value-type="float">
            <text:p>0.3902341904593</text:p>
          </table:table-cell>
          <table:table-cell table:formula="of:=[.B86]/SUM([.$A86:.$B86])" office:value-type="float" office:value="0.609765809540685" calcext:value-type="float">
            <text:p>0.6097658095407</text:p>
          </table:table-cell>
          <table:table-cell table:formula="of:=([.C86]*[.$C$5])+([.D86]*[.$D$5])" office:value-type="float" office:value="1.37195714381982" calcext:value-type="float">
            <text:p>1.3719571438198</text:p>
          </table:table-cell>
          <table:table-cell table:formula="of:=([.C86]*[.$C$6])+([.D86]*[.$D$6])" office:value-type="float" office:value="1.23414051427559" calcext:value-type="float">
            <text:p>1.2341405142756</text:p>
          </table:table-cell>
          <table:table-cell table:formula="of:=([.C86]*[.E86])+([.D86]*[.F86])" office:value-type="float" office:value="1.28792127513761" calcext:value-type="float">
            <text:p>1.2879212751376</text:p>
          </table:table-cell>
          <table:table-cell table:formula="of:=[.$G$5]*[.E86]/[.G86]" office:value-type="float" office:value="2.34354830118099" calcext:value-type="float">
            <text:p>2.343548301181</text:p>
          </table:table-cell>
          <table:table-cell table:formula="of:=[.$G$6]*[.F86]/[.G86]" office:value-type="float" office:value="2.10813283685852" calcext:value-type="float">
            <text:p>2.1081328368585</text:p>
          </table:table-cell>
          <table:table-cell table:formula="of:=1-([.A86]/[.$H$5])" office:value-type="float" office:value="-0.207465919771343" calcext:value-type="float">
            <text:p>-0.2074659197713</text:p>
          </table:table-cell>
          <table:table-cell table:formula="of:=1-([.B86]/[.$H$6])" office:value-type="float" office:value="-0.11925402841766" calcext:value-type="float">
            <text:p>-0.1192540284177</text:p>
          </table:table-cell>
          <table:table-cell table:formula="of:=[.A86]+([.H86]*[.A86]*[.J86])" office:value-type="float" office:value="0.43427178001782" calcext:value-type="float">
            <text:p>0.4342717800178</text:p>
          </table:table-cell>
          <table:table-cell table:formula="of:=[.B86]+([.I86]*[.B86]*[.K86])" office:value-type="float" office:value="0.988686405225471" calcext:value-type="float">
            <text:p>0.9886864052255</text:p>
          </table:table-cell>
          <table:table-cell table:number-columns-repeated="243"/>
        </table:table-row>
        <table:table-row table:style-name="ro2">
          <table:table-cell table:formula="of:=[.L86]" office:value-type="float" office:value="0.43427178001782" calcext:value-type="float">
            <text:p>0.4342717800178</text:p>
          </table:table-cell>
          <table:table-cell table:formula="of:=[.M86]" office:value-type="float" office:value="0.988686405225471" calcext:value-type="float">
            <text:p>0.9886864052255</text:p>
          </table:table-cell>
          <table:table-cell table:formula="of:=[.A87]/SUM([.$A87:.$B87])" office:value-type="float" office:value="0.305189417736523" calcext:value-type="float">
            <text:p>0.3051894177365</text:p>
          </table:table-cell>
          <table:table-cell table:formula="of:=[.B87]/SUM([.$A87:.$B87])" office:value-type="float" office:value="0.694810582263477" calcext:value-type="float">
            <text:p>0.6948105822635</text:p>
          </table:table-cell>
          <table:table-cell table:formula="of:=([.C87]*[.$C$5])+([.D87]*[.$D$5])" office:value-type="float" office:value="1.42383445518072" calcext:value-type="float">
            <text:p>1.4238344551807</text:p>
          </table:table-cell>
          <table:table-cell table:formula="of:=([.C87]*[.$C$6])+([.D87]*[.$D$6])" office:value-type="float" office:value="1.18311365064191" calcext:value-type="float">
            <text:p>1.1831136506419</text:p>
          </table:table-cell>
          <table:table-cell table:formula="of:=([.C87]*[.E87])+([.D87]*[.F87])" office:value-type="float" office:value="1.25657909281618" calcext:value-type="float">
            <text:p>1.2565790928162</text:p>
          </table:table-cell>
          <table:table-cell table:formula="of:=[.$G$5]*[.E87]/[.G87]" office:value-type="float" office:value="2.4928282026222" calcext:value-type="float">
            <text:p>2.4928282026222</text:p>
          </table:table-cell>
          <table:table-cell table:formula="of:=[.$G$6]*[.F87]/[.G87]" office:value-type="float" office:value="2.07137779570949" calcext:value-type="float">
            <text:p>2.0713777957095</text:p>
          </table:table-cell>
          <table:table-cell table:formula="of:=1-([.A87]/[.$H$5])" office:value-type="float" office:value="0.379611742831686" calcext:value-type="float">
            <text:p>0.3796117428317</text:p>
          </table:table-cell>
          <table:table-cell table:formula="of:=1-([.B87]/[.$H$6])" office:value-type="float" office:value="0.16213016506316" calcext:value-type="float">
            <text:p>0.1621301650632</text:p>
          </table:table-cell>
          <table:table-cell table:formula="of:=[.A87]+([.H87]*[.A87]*[.J87])" office:value-type="float" office:value="0.845226143935295" calcext:value-type="float">
            <text:p>0.8452261439353</text:p>
          </table:table-cell>
          <table:table-cell table:formula="of:=[.B87]+([.I87]*[.B87]*[.K87])" office:value-type="float" office:value="1.32071975267012" calcext:value-type="float">
            <text:p>1.3207197526701</text:p>
          </table:table-cell>
          <table:table-cell table:number-columns-repeated="243"/>
        </table:table-row>
        <table:table-row table:style-name="ro2">
          <table:table-cell table:formula="of:=[.L87]" office:value-type="float" office:value="0.845226143935295" calcext:value-type="float">
            <text:p>0.8452261439353</text:p>
          </table:table-cell>
          <table:table-cell table:formula="of:=[.M87]" office:value-type="float" office:value="1.32071975267012" calcext:value-type="float">
            <text:p>1.3207197526701</text:p>
          </table:table-cell>
          <table:table-cell table:formula="of:=[.A88]/SUM([.$A88:.$B88])" office:value-type="float" office:value="0.390234190641593" calcext:value-type="float">
            <text:p>0.3902341906416</text:p>
          </table:table-cell>
          <table:table-cell table:formula="of:=[.B88]/SUM([.$A88:.$B88])" office:value-type="float" office:value="0.609765809358407" calcext:value-type="float">
            <text:p>0.6097658093584</text:p>
          </table:table-cell>
          <table:table-cell table:formula="of:=([.C88]*[.$C$5])+([.D88]*[.$D$5])" office:value-type="float" office:value="1.37195714370863" calcext:value-type="float">
            <text:p>1.3719571437086</text:p>
          </table:table-cell>
          <table:table-cell table:formula="of:=([.C88]*[.$C$6])+([.D88]*[.$D$6])" office:value-type="float" office:value="1.23414051438496" calcext:value-type="float">
            <text:p>1.234140514385</text:p>
          </table:table-cell>
          <table:table-cell table:formula="of:=([.C88]*[.E88])+([.D88]*[.F88])" office:value-type="float" office:value="1.28792127518603" calcext:value-type="float">
            <text:p>1.287921275186</text:p>
          </table:table-cell>
          <table:table-cell table:formula="of:=[.$G$5]*[.E88]/[.G88]" office:value-type="float" office:value="2.34354830090295" calcext:value-type="float">
            <text:p>2.343548300903</text:p>
          </table:table-cell>
          <table:table-cell table:formula="of:=[.$G$6]*[.F88]/[.G88]" office:value-type="float" office:value="2.10813283696608" calcext:value-type="float">
            <text:p>2.1081328369661</text:p>
          </table:table-cell>
          <table:table-cell table:formula="of:=1-([.A88]/[.$H$5])" office:value-type="float" office:value="-0.207465919907563" calcext:value-type="float">
            <text:p>-0.2074659199076</text:p>
          </table:table-cell>
          <table:table-cell table:formula="of:=1-([.B88]/[.$H$6])" office:value-type="float" office:value="-0.119254027686546" calcext:value-type="float">
            <text:p>-0.1192540276865</text:p>
          </table:table-cell>
          <table:table-cell table:formula="of:=[.A88]+([.H88]*[.A88]*[.J88])" office:value-type="float" office:value="0.434271779845738" calcext:value-type="float">
            <text:p>0.4342717798457</text:p>
          </table:table-cell>
          <table:table-cell table:formula="of:=[.B88]+([.I88]*[.B88]*[.K88])" office:value-type="float" office:value="0.988686406598309" calcext:value-type="float">
            <text:p>0.9886864065983</text:p>
          </table:table-cell>
          <table:table-cell table:number-columns-repeated="243"/>
        </table:table-row>
        <table:table-row table:style-name="ro2">
          <table:table-cell table:formula="of:=[.L88]" office:value-type="float" office:value="0.434271779845738" calcext:value-type="float">
            <text:p>0.4342717798457</text:p>
          </table:table-cell>
          <table:table-cell table:formula="of:=[.M88]" office:value-type="float" office:value="0.988686406598309" calcext:value-type="float">
            <text:p>0.9886864065983</text:p>
          </table:table-cell>
          <table:table-cell table:formula="of:=[.A89]/SUM([.$A89:.$B89])" office:value-type="float" office:value="0.305189417358058" calcext:value-type="float">
            <text:p>0.3051894173581</text:p>
          </table:table-cell>
          <table:table-cell table:formula="of:=[.B89]/SUM([.$A89:.$B89])" office:value-type="float" office:value="0.694810582641942" calcext:value-type="float">
            <text:p>0.6948105826419</text:p>
          </table:table-cell>
          <table:table-cell table:formula="of:=([.C89]*[.$C$5])+([.D89]*[.$D$5])" office:value-type="float" office:value="1.42383445541158" calcext:value-type="float">
            <text:p>1.4238344554116</text:p>
          </table:table-cell>
          <table:table-cell table:formula="of:=([.C89]*[.$C$6])+([.D89]*[.$D$6])" office:value-type="float" office:value="1.18311365041484" calcext:value-type="float">
            <text:p>1.1831136504148</text:p>
          </table:table-cell>
          <table:table-cell table:formula="of:=([.C89]*[.E89])+([.D89]*[.F89])" office:value-type="float" office:value="1.25657909263776" calcext:value-type="float">
            <text:p>1.2565790926378</text:p>
          </table:table-cell>
          <table:table-cell table:formula="of:=[.$G$5]*[.E89]/[.G89]" office:value-type="float" office:value="2.49282820338035" calcext:value-type="float">
            <text:p>2.4928282033804</text:p>
          </table:table-cell>
          <table:table-cell table:formula="of:=[.$G$6]*[.F89]/[.G89]" office:value-type="float" office:value="2.07137779560604" calcext:value-type="float">
            <text:p>2.0713777956061</text:p>
          </table:table-cell>
          <table:table-cell table:formula="of:=1-([.A89]/[.$H$5])" office:value-type="float" office:value="0.379611743077517" calcext:value-type="float">
            <text:p>0.3796117430775</text:p>
          </table:table-cell>
          <table:table-cell table:formula="of:=1-([.B89]/[.$H$6])" office:value-type="float" office:value="0.162130163899738" calcext:value-type="float">
            <text:p>0.1621301638997</text:p>
          </table:table-cell>
          <table:table-cell table:formula="of:=[.A89]+([.H89]*[.A89]*[.J89])" office:value-type="float" office:value="0.845226143991484" calcext:value-type="float">
            <text:p>0.8452261439915</text:p>
          </table:table-cell>
          <table:table-cell table:formula="of:=[.B89]+([.I89]*[.B89]*[.K89])" office:value-type="float" office:value="1.3207197521048" calcext:value-type="float">
            <text:p>1.3207197521048</text:p>
          </table:table-cell>
          <table:table-cell table:number-columns-repeated="243"/>
        </table:table-row>
        <table:table-row table:style-name="ro2">
          <table:table-cell table:formula="of:=[.L89]" office:value-type="float" office:value="0.845226143991484" calcext:value-type="float">
            <text:p>0.8452261439915</text:p>
          </table:table-cell>
          <table:table-cell table:formula="of:=[.M89]" office:value-type="float" office:value="1.3207197521048" calcext:value-type="float">
            <text:p>1.3207197521048</text:p>
          </table:table-cell>
          <table:table-cell table:formula="of:=[.A90]/SUM([.$A90:.$B90])" office:value-type="float" office:value="0.390234190759264" calcext:value-type="float">
            <text:p>0.3902341907593</text:p>
          </table:table-cell>
          <table:table-cell table:formula="of:=[.B90]/SUM([.$A90:.$B90])" office:value-type="float" office:value="0.609765809240736" calcext:value-type="float">
            <text:p>0.6097658092407</text:p>
          </table:table-cell>
          <table:table-cell table:formula="of:=([.C90]*[.$C$5])+([.D90]*[.$D$5])" office:value-type="float" office:value="1.37195714363685" calcext:value-type="float">
            <text:p>1.3719571436369</text:p>
          </table:table-cell>
          <table:table-cell table:formula="of:=([.C90]*[.$C$6])+([.D90]*[.$D$6])" office:value-type="float" office:value="1.23414051445556" calcext:value-type="float">
            <text:p>1.2341405144556</text:p>
          </table:table-cell>
          <table:table-cell table:formula="of:=([.C90]*[.E90])+([.D90]*[.F90])" office:value-type="float" office:value="1.28792127521729" calcext:value-type="float">
            <text:p>1.2879212752173</text:p>
          </table:table-cell>
          <table:table-cell table:formula="of:=[.$G$5]*[.E90]/[.G90]" office:value-type="float" office:value="2.34354830072346" calcext:value-type="float">
            <text:p>2.3435483007235</text:p>
          </table:table-cell>
          <table:table-cell table:formula="of:=[.$G$6]*[.F90]/[.G90]" office:value-type="float" office:value="2.10813283703552" calcext:value-type="float">
            <text:p>2.1081328370355</text:p>
          </table:table-cell>
          <table:table-cell table:formula="of:=1-([.A90]/[.$H$5])" office:value-type="float" office:value="-0.207465919987835" calcext:value-type="float">
            <text:p>-0.2074659199878</text:p>
          </table:table-cell>
          <table:table-cell table:formula="of:=1-([.B90]/[.$H$6])" office:value-type="float" office:value="-0.11925402720746" calcext:value-type="float">
            <text:p>-0.1192540272075</text:p>
          </table:table-cell>
          <table:table-cell table:formula="of:=[.A90]+([.H90]*[.A90]*[.J90])" office:value-type="float" office:value="0.43427177974708" calcext:value-type="float">
            <text:p>0.4342717797471</text:p>
          </table:table-cell>
          <table:table-cell table:formula="of:=[.B90]+([.I90]*[.B90]*[.K90])" office:value-type="float" office:value="0.988686407498073" calcext:value-type="float">
            <text:p>0.9886864074981</text:p>
          </table:table-cell>
          <table:table-cell table:number-columns-repeated="243"/>
        </table:table-row>
        <table:table-row table:style-name="ro2">
          <table:table-cell table:formula="of:=[.L90]" office:value-type="float" office:value="0.43427177974708" calcext:value-type="float">
            <text:p>0.4342717797471</text:p>
          </table:table-cell>
          <table:table-cell table:formula="of:=[.M90]" office:value-type="float" office:value="0.988686407498073" calcext:value-type="float">
            <text:p>0.9886864074981</text:p>
          </table:table-cell>
          <table:table-cell table:formula="of:=[.A91]/SUM([.$A91:.$B91])" office:value-type="float" office:value="0.305189417116908" calcext:value-type="float">
            <text:p>0.3051894171169</text:p>
          </table:table-cell>
          <table:table-cell table:formula="of:=[.B91]/SUM([.$A91:.$B91])" office:value-type="float" office:value="0.694810582883092" calcext:value-type="float">
            <text:p>0.6948105828831</text:p>
          </table:table-cell>
          <table:table-cell table:formula="of:=([.C91]*[.$C$5])+([.D91]*[.$D$5])" office:value-type="float" office:value="1.42383445555869" calcext:value-type="float">
            <text:p>1.4238344555587</text:p>
          </table:table-cell>
          <table:table-cell table:formula="of:=([.C91]*[.$C$6])+([.D91]*[.$D$6])" office:value-type="float" office:value="1.18311365027014" calcext:value-type="float">
            <text:p>1.1831136502702</text:p>
          </table:table-cell>
          <table:table-cell table:formula="of:=([.C91]*[.E91])+([.D91]*[.F91])" office:value-type="float" office:value="1.25657909252407" calcext:value-type="float">
            <text:p>1.2565790925241</text:p>
          </table:table-cell>
          <table:table-cell table:formula="of:=[.$G$5]*[.E91]/[.G91]" office:value-type="float" office:value="2.49282820386343" calcext:value-type="float">
            <text:p>2.4928282038634</text:p>
          </table:table-cell>
          <table:table-cell table:formula="of:=[.$G$6]*[.F91]/[.G91]" office:value-type="float" office:value="2.07137779554013" calcext:value-type="float">
            <text:p>2.0713777955401</text:p>
          </table:table-cell>
          <table:table-cell table:formula="of:=1-([.A91]/[.$H$5])" office:value-type="float" office:value="0.379611743218458" calcext:value-type="float">
            <text:p>0.3796117432185</text:p>
          </table:table-cell>
          <table:table-cell table:formula="of:=1-([.B91]/[.$H$6])" office:value-type="float" office:value="0.162130163137227" calcext:value-type="float">
            <text:p>0.1621301631372</text:p>
          </table:table-cell>
          <table:table-cell table:formula="of:=[.A91]+([.H91]*[.A91]*[.J91])" office:value-type="float" office:value="0.84522614403168" calcext:value-type="float">
            <text:p>0.8452261440317</text:p>
          </table:table-cell>
          <table:table-cell table:formula="of:=[.B91]+([.I91]*[.B91]*[.K91])" office:value-type="float" office:value="1.32071975173459" calcext:value-type="float">
            <text:p>1.3207197517346</text:p>
          </table:table-cell>
          <table:table-cell table:number-columns-repeated="243"/>
        </table:table-row>
        <table:table-row table:style-name="ro2">
          <table:table-cell table:formula="of:=[.L91]" office:value-type="float" office:value="0.84522614403168" calcext:value-type="float">
            <text:p>0.8452261440317</text:p>
          </table:table-cell>
          <table:table-cell table:formula="of:=[.M91]" office:value-type="float" office:value="1.32071975173459" calcext:value-type="float">
            <text:p>1.3207197517346</text:p>
          </table:table-cell>
          <table:table-cell table:formula="of:=[.A92]/SUM([.$A92:.$B92])" office:value-type="float" office:value="0.390234190837281" calcext:value-type="float">
            <text:p>0.3902341908373</text:p>
          </table:table-cell>
          <table:table-cell table:formula="of:=[.B92]/SUM([.$A92:.$B92])" office:value-type="float" office:value="0.609765809162719" calcext:value-type="float">
            <text:p>0.6097658091627</text:p>
          </table:table-cell>
          <table:table-cell table:formula="of:=([.C92]*[.$C$5])+([.D92]*[.$D$5])" office:value-type="float" office:value="1.37195714358926" calcext:value-type="float">
            <text:p>1.3719571435893</text:p>
          </table:table-cell>
          <table:table-cell table:formula="of:=([.C92]*[.$C$6])+([.D92]*[.$D$6])" office:value-type="float" office:value="1.23414051450237" calcext:value-type="float">
            <text:p>1.2341405145024</text:p>
          </table:table-cell>
          <table:table-cell table:formula="of:=([.C92]*[.E92])+([.D92]*[.F92])" office:value-type="float" office:value="1.28792127523801" calcext:value-type="float">
            <text:p>1.287921275238</text:p>
          </table:table-cell>
          <table:table-cell table:formula="of:=[.$G$5]*[.E92]/[.G92]" office:value-type="float" office:value="2.34354830060446" calcext:value-type="float">
            <text:p>2.3435483006045</text:p>
          </table:table-cell>
          <table:table-cell table:formula="of:=[.$G$6]*[.F92]/[.G92]" office:value-type="float" office:value="2.10813283708156" calcext:value-type="float">
            <text:p>2.1081328370816</text:p>
          </table:table-cell>
          <table:table-cell table:formula="of:=1-([.A92]/[.$H$5])" office:value-type="float" office:value="-0.207465920045257" calcext:value-type="float">
            <text:p>-0.2074659200453</text:p>
          </table:table-cell>
          <table:table-cell table:formula="of:=1-([.B92]/[.$H$6])" office:value-type="float" office:value="-0.119254026893721" calcext:value-type="float">
            <text:p>-0.1192540268937</text:p>
          </table:table-cell>
          <table:table-cell table:formula="of:=[.A92]+([.H92]*[.A92]*[.J92])" office:value-type="float" office:value="0.434271779674855" calcext:value-type="float">
            <text:p>0.4342717796749</text:p>
          </table:table-cell>
          <table:table-cell table:formula="of:=[.B92]+([.I92]*[.B92]*[.K92])" office:value-type="float" office:value="0.988686408087211" calcext:value-type="float">
            <text:p>0.9886864080872</text:p>
          </table:table-cell>
          <table:table-cell table:number-columns-repeated="243"/>
        </table:table-row>
        <table:table-row table:style-name="ro2">
          <table:table-cell table:formula="of:=[.L92]" office:value-type="float" office:value="0.434271779674855" calcext:value-type="float">
            <text:p>0.4342717796749</text:p>
          </table:table-cell>
          <table:table-cell table:formula="of:=[.M92]" office:value-type="float" office:value="0.988686408087211" calcext:value-type="float">
            <text:p>0.9886864080872</text:p>
          </table:table-cell>
          <table:table-cell table:formula="of:=[.A93]/SUM([.$A93:.$B93])" office:value-type="float" office:value="0.305189416955286" calcext:value-type="float">
            <text:p>0.3051894169553</text:p>
          </table:table-cell>
          <table:table-cell table:formula="of:=[.B93]/SUM([.$A93:.$B93])" office:value-type="float" office:value="0.694810583044714" calcext:value-type="float">
            <text:p>0.6948105830447</text:p>
          </table:table-cell>
          <table:table-cell table:formula="of:=([.C93]*[.$C$5])+([.D93]*[.$D$5])" office:value-type="float" office:value="1.42383445565728" calcext:value-type="float">
            <text:p>1.4238344556573</text:p>
          </table:table-cell>
          <table:table-cell table:formula="of:=([.C93]*[.$C$6])+([.D93]*[.$D$6])" office:value-type="float" office:value="1.18311365017317" calcext:value-type="float">
            <text:p>1.1831136501732</text:p>
          </table:table-cell>
          <table:table-cell table:formula="of:=([.C93]*[.E93])+([.D93]*[.F93])" office:value-type="float" office:value="1.25657909244787" calcext:value-type="float">
            <text:p>1.2565790924479</text:p>
          </table:table-cell>
          <table:table-cell table:formula="of:=[.$G$5]*[.E93]/[.G93]" office:value-type="float" office:value="2.4928282041872" calcext:value-type="float">
            <text:p>2.4928282041872</text:p>
          </table:table-cell>
          <table:table-cell table:formula="of:=[.$G$6]*[.F93]/[.G93]" office:value-type="float" office:value="2.07137779549595" calcext:value-type="float">
            <text:p>2.071377795496</text:p>
          </table:table-cell>
          <table:table-cell table:formula="of:=1-([.A93]/[.$H$5])" office:value-type="float" office:value="0.379611743321635" calcext:value-type="float">
            <text:p>0.3796117433216</text:p>
          </table:table-cell>
          <table:table-cell table:formula="of:=1-([.B93]/[.$H$6])" office:value-type="float" office:value="0.162130162637957" calcext:value-type="float">
            <text:p>0.162130162638</text:p>
          </table:table-cell>
          <table:table-cell table:formula="of:=[.A93]+([.H93]*[.A93]*[.J93])" office:value-type="float" office:value="0.84522614405618" calcext:value-type="float">
            <text:p>0.8452261440562</text:p>
          </table:table-cell>
          <table:table-cell table:formula="of:=[.B93]+([.I93]*[.B93]*[.K93])" office:value-type="float" office:value="1.32071975149202" calcext:value-type="float">
            <text:p>1.320719751492</text:p>
          </table:table-cell>
          <table:table-cell table:number-columns-repeated="243"/>
        </table:table-row>
        <table:table-row table:style-name="ro2">
          <table:table-cell table:formula="of:=[.L93]" office:value-type="float" office:value="0.84522614405618" calcext:value-type="float">
            <text:p>0.8452261440562</text:p>
          </table:table-cell>
          <table:table-cell table:formula="of:=[.M93]" office:value-type="float" office:value="1.32071975149202" calcext:value-type="float">
            <text:p>1.320719751492</text:p>
          </table:table-cell>
          <table:table-cell table:formula="of:=[.A94]/SUM([.$A94:.$B94])" office:value-type="float" office:value="0.390234190887881" calcext:value-type="float">
            <text:p>0.3902341908879</text:p>
          </table:table-cell>
          <table:table-cell table:formula="of:=[.B94]/SUM([.$A94:.$B94])" office:value-type="float" office:value="0.609765809112119" calcext:value-type="float">
            <text:p>0.6097658091121</text:p>
          </table:table-cell>
          <table:table-cell table:formula="of:=([.C94]*[.$C$5])+([.D94]*[.$D$5])" office:value-type="float" office:value="1.37195714355839" calcext:value-type="float">
            <text:p>1.3719571435584</text:p>
          </table:table-cell>
          <table:table-cell table:formula="of:=([.C94]*[.$C$6])+([.D94]*[.$D$6])" office:value-type="float" office:value="1.23414051453273" calcext:value-type="float">
            <text:p>1.2341405145327</text:p>
          </table:table-cell>
          <table:table-cell table:formula="of:=([.C94]*[.E94])+([.D94]*[.F94])" office:value-type="float" office:value="1.28792127525145" calcext:value-type="float">
            <text:p>1.2879212752515</text:p>
          </table:table-cell>
          <table:table-cell table:formula="of:=[.$G$5]*[.E94]/[.G94]" office:value-type="float" office:value="2.34354830052727" calcext:value-type="float">
            <text:p>2.3435483005273</text:p>
          </table:table-cell>
          <table:table-cell table:formula="of:=[.$G$6]*[.F94]/[.G94]" office:value-type="float" office:value="2.10813283711142" calcext:value-type="float">
            <text:p>2.1081328371114</text:p>
          </table:table-cell>
          <table:table-cell table:formula="of:=1-([.A94]/[.$H$5])" office:value-type="float" office:value="-0.207465920080257" calcext:value-type="float">
            <text:p>-0.2074659200803</text:p>
          </table:table-cell>
          <table:table-cell table:formula="of:=1-([.B94]/[.$H$6])" office:value-type="float" office:value="-0.119254026688156" calcext:value-type="float">
            <text:p>-0.1192540266882</text:p>
          </table:table-cell>
          <table:table-cell table:formula="of:=[.A94]+([.H94]*[.A94]*[.J94])" office:value-type="float" office:value="0.434271779631649" calcext:value-type="float">
            <text:p>0.4342717796316</text:p>
          </table:table-cell>
          <table:table-cell table:formula="of:=[.B94]+([.I94]*[.B94]*[.K94])" office:value-type="float" office:value="0.988686408473268" calcext:value-type="float">
            <text:p>0.9886864084733</text:p>
          </table:table-cell>
          <table:table-cell table:number-columns-repeated="243"/>
        </table:table-row>
        <table:table-row table:style-name="ro2">
          <table:table-cell table:formula="of:=[.L94]" office:value-type="float" office:value="0.434271779631649" calcext:value-type="float">
            <text:p>0.4342717796316</text:p>
          </table:table-cell>
          <table:table-cell table:formula="of:=[.M94]" office:value-type="float" office:value="0.988686408473268" calcext:value-type="float">
            <text:p>0.9886864084733</text:p>
          </table:table-cell>
          <table:table-cell table:formula="of:=[.A95]/SUM([.$A95:.$B95])" office:value-type="float" office:value="0.305189416851389" calcext:value-type="float">
            <text:p>0.3051894168514</text:p>
          </table:table-cell>
          <table:table-cell table:formula="of:=[.B95]/SUM([.$A95:.$B95])" office:value-type="float" office:value="0.694810583148611" calcext:value-type="float">
            <text:p>0.6948105831486</text:p>
          </table:table-cell>
          <table:table-cell table:formula="of:=([.C95]*[.$C$5])+([.D95]*[.$D$5])" office:value-type="float" office:value="1.42383445572065" calcext:value-type="float">
            <text:p>1.4238344557207</text:p>
          </table:table-cell>
          <table:table-cell table:formula="of:=([.C95]*[.$C$6])+([.D95]*[.$D$6])" office:value-type="float" office:value="1.18311365011083" calcext:value-type="float">
            <text:p>1.1831136501108</text:p>
          </table:table-cell>
          <table:table-cell table:formula="of:=([.C95]*[.E95])+([.D95]*[.F95])" office:value-type="float" office:value="1.25657909239889" calcext:value-type="float">
            <text:p>1.2565790923989</text:p>
          </table:table-cell>
          <table:table-cell table:formula="of:=[.$G$5]*[.E95]/[.G95]" office:value-type="float" office:value="2.49282820439533" calcext:value-type="float">
            <text:p>2.4928282043953</text:p>
          </table:table-cell>
          <table:table-cell table:formula="of:=[.$G$6]*[.F95]/[.G95]" office:value-type="float" office:value="2.07137779546755" calcext:value-type="float">
            <text:p>2.0713777954676</text:p>
          </table:table-cell>
          <table:table-cell table:formula="of:=1-([.A95]/[.$H$5])" office:value-type="float" office:value="0.379611743383359" calcext:value-type="float">
            <text:p>0.3796117433834</text:p>
          </table:table-cell>
          <table:table-cell table:formula="of:=1-([.B95]/[.$H$6])" office:value-type="float" office:value="0.16213016231079" calcext:value-type="float">
            <text:p>0.1621301623108</text:p>
          </table:table-cell>
          <table:table-cell table:formula="of:=[.A95]+([.H95]*[.A95]*[.J95])" office:value-type="float" office:value="0.845226144073218" calcext:value-type="float">
            <text:p>0.8452261440732</text:p>
          </table:table-cell>
          <table:table-cell table:formula="of:=[.B95]+([.I95]*[.B95]*[.K95])" office:value-type="float" office:value="1.32071975133316" calcext:value-type="float">
            <text:p>1.3207197513332</text:p>
          </table:table-cell>
          <table:table-cell table:number-columns-repeated="243"/>
        </table:table-row>
        <table:table-row table:style-name="ro2">
          <table:table-cell table:formula="of:=[.L95]" office:value-type="float" office:value="0.845226144073218" calcext:value-type="float">
            <text:p>0.8452261440732</text:p>
          </table:table-cell>
          <table:table-cell table:formula="of:=[.M95]" office:value-type="float" office:value="1.32071975133316" calcext:value-type="float">
            <text:p>1.3207197513332</text:p>
          </table:table-cell>
          <table:table-cell table:formula="of:=[.A96]/SUM([.$A96:.$B96])" office:value-type="float" office:value="0.3902341909213" calcext:value-type="float">
            <text:p>0.3902341909213</text:p>
          </table:table-cell>
          <table:table-cell table:formula="of:=[.B96]/SUM([.$A96:.$B96])" office:value-type="float" office:value="0.6097658090787" calcext:value-type="float">
            <text:p>0.6097658090787</text:p>
          </table:table-cell>
          <table:table-cell table:formula="of:=([.C96]*[.$C$5])+([.D96]*[.$D$5])" office:value-type="float" office:value="1.37195714353801" calcext:value-type="float">
            <text:p>1.371957143538</text:p>
          </table:table-cell>
          <table:table-cell table:formula="of:=([.C96]*[.$C$6])+([.D96]*[.$D$6])" office:value-type="float" office:value="1.23414051455278" calcext:value-type="float">
            <text:p>1.2341405145528</text:p>
          </table:table-cell>
          <table:table-cell table:formula="of:=([.C96]*[.E96])+([.D96]*[.F96])" office:value-type="float" office:value="1.28792127526033" calcext:value-type="float">
            <text:p>1.2879212752603</text:p>
          </table:table-cell>
          <table:table-cell table:formula="of:=[.$G$5]*[.E96]/[.G96]" office:value-type="float" office:value="2.3435483004763" calcext:value-type="float">
            <text:p>2.3435483004763</text:p>
          </table:table-cell>
          <table:table-cell table:formula="of:=[.$G$6]*[.F96]/[.G96]" office:value-type="float" office:value="2.10813283713114" calcext:value-type="float">
            <text:p>2.1081328371311</text:p>
          </table:table-cell>
          <table:table-cell table:formula="of:=1-([.A96]/[.$H$5])" office:value-type="float" office:value="-0.207465920104597" calcext:value-type="float">
            <text:p>-0.2074659201046</text:p>
          </table:table-cell>
          <table:table-cell table:formula="of:=1-([.B96]/[.$H$6])" office:value-type="float" office:value="-0.119254026553525" calcext:value-type="float">
            <text:p>-0.1192540265535</text:p>
          </table:table-cell>
          <table:table-cell table:formula="of:=[.A96]+([.H96]*[.A96]*[.J96])" office:value-type="float" office:value="0.434271779601128" calcext:value-type="float">
            <text:p>0.4342717796011</text:p>
          </table:table-cell>
          <table:table-cell table:formula="of:=[.B96]+([.I96]*[.B96]*[.K96])" office:value-type="float" office:value="0.988686408726083" calcext:value-type="float">
            <text:p>0.9886864087261</text:p>
          </table:table-cell>
          <table:table-cell table:number-columns-repeated="243"/>
        </table:table-row>
        <table:table-row table:style-name="ro2">
          <table:table-cell table:formula="of:=[.L96]" office:value-type="float" office:value="0.434271779601128" calcext:value-type="float">
            <text:p>0.4342717796011</text:p>
          </table:table-cell>
          <table:table-cell table:formula="of:=[.M96]" office:value-type="float" office:value="0.988686408726083" calcext:value-type="float">
            <text:p>0.9886864087261</text:p>
          </table:table-cell>
          <table:table-cell table:formula="of:=[.A97]/SUM([.$A97:.$B97])" office:value-type="float" office:value="0.305189416782264" calcext:value-type="float">
            <text:p>0.3051894167823</text:p>
          </table:table-cell>
          <table:table-cell table:formula="of:=[.B97]/SUM([.$A97:.$B97])" office:value-type="float" office:value="0.694810583217736" calcext:value-type="float">
            <text:p>0.6948105832177</text:p>
          </table:table-cell>
          <table:table-cell table:formula="of:=([.C97]*[.$C$5])+([.D97]*[.$D$5])" office:value-type="float" office:value="1.42383445576282" calcext:value-type="float">
            <text:p>1.4238344557628</text:p>
          </table:table-cell>
          <table:table-cell table:formula="of:=([.C97]*[.$C$6])+([.D97]*[.$D$6])" office:value-type="float" office:value="1.18311365006936" calcext:value-type="float">
            <text:p>1.1831136500694</text:p>
          </table:table-cell>
          <table:table-cell table:formula="of:=([.C97]*[.E97])+([.D97]*[.F97])" office:value-type="float" office:value="1.2565790923663" calcext:value-type="float">
            <text:p>1.2565790923663</text:p>
          </table:table-cell>
          <table:table-cell table:formula="of:=[.$G$5]*[.E97]/[.G97]" office:value-type="float" office:value="2.4928282045338" calcext:value-type="float">
            <text:p>2.4928282045338</text:p>
          </table:table-cell>
          <table:table-cell table:formula="of:=[.$G$6]*[.F97]/[.G97]" office:value-type="float" office:value="2.07137779544866" calcext:value-type="float">
            <text:p>2.0713777954487</text:p>
          </table:table-cell>
          <table:table-cell table:formula="of:=1-([.A97]/[.$H$5])" office:value-type="float" office:value="0.37961174342696" calcext:value-type="float">
            <text:p>0.379611743427</text:p>
          </table:table-cell>
          <table:table-cell table:formula="of:=1-([.B97]/[.$H$6])" office:value-type="float" office:value="0.16213016209654" calcext:value-type="float">
            <text:p>0.1621301620965</text:p>
          </table:table-cell>
          <table:table-cell table:formula="of:=[.A97]+([.H97]*[.A97]*[.J97])" office:value-type="float" office:value="0.845226144083844" calcext:value-type="float">
            <text:p>0.8452261440838</text:p>
          </table:table-cell>
          <table:table-cell table:formula="of:=[.B97]+([.I97]*[.B97]*[.K97])" office:value-type="float" office:value="1.32071975122908" calcext:value-type="float">
            <text:p>1.3207197512291</text:p>
          </table:table-cell>
          <table:table-cell table:number-columns-repeated="243"/>
        </table:table-row>
        <table:table-row table:style-name="ro2">
          <table:table-cell table:formula="of:=[.L97]" office:value-type="float" office:value="0.845226144083844" calcext:value-type="float">
            <text:p>0.8452261440838</text:p>
          </table:table-cell>
          <table:table-cell table:formula="of:=[.M97]" office:value-type="float" office:value="1.32071975122908" calcext:value-type="float">
            <text:p>1.3207197512291</text:p>
          </table:table-cell>
          <table:table-cell table:formula="of:=[.A98]/SUM([.$A98:.$B98])" office:value-type="float" office:value="0.390234190943044" calcext:value-type="float">
            <text:p>0.390234190943</text:p>
          </table:table-cell>
          <table:table-cell table:formula="of:=[.B98]/SUM([.$A98:.$B98])" office:value-type="float" office:value="0.609765809056956" calcext:value-type="float">
            <text:p>0.609765809057</text:p>
          </table:table-cell>
          <table:table-cell table:formula="of:=([.C98]*[.$C$5])+([.D98]*[.$D$5])" office:value-type="float" office:value="1.37195714352474" calcext:value-type="float">
            <text:p>1.3719571435248</text:p>
          </table:table-cell>
          <table:table-cell table:formula="of:=([.C98]*[.$C$6])+([.D98]*[.$D$6])" office:value-type="float" office:value="1.23414051456583" calcext:value-type="float">
            <text:p>1.2341405145658</text:p>
          </table:table-cell>
          <table:table-cell table:formula="of:=([.C98]*[.E98])+([.D98]*[.F98])" office:value-type="float" office:value="1.28792127526611" calcext:value-type="float">
            <text:p>1.2879212752661</text:p>
          </table:table-cell>
          <table:table-cell table:formula="of:=[.$G$5]*[.E98]/[.G98]" office:value-type="float" office:value="2.34354830044313" calcext:value-type="float">
            <text:p>2.3435483004431</text:p>
          </table:table-cell>
          <table:table-cell table:formula="of:=[.$G$6]*[.F98]/[.G98]" office:value-type="float" office:value="2.10813283714397" calcext:value-type="float">
            <text:p>2.108132837144</text:p>
          </table:table-cell>
          <table:table-cell table:formula="of:=1-([.A98]/[.$H$5])" office:value-type="float" office:value="-0.207465920119778" calcext:value-type="float">
            <text:p>-0.2074659201198</text:p>
          </table:table-cell>
          <table:table-cell table:formula="of:=1-([.B98]/[.$H$6])" office:value-type="float" office:value="-0.11925402646532" calcext:value-type="float">
            <text:p>-0.1192540264653</text:p>
          </table:table-cell>
          <table:table-cell table:formula="of:=[.A98]+([.H98]*[.A98]*[.J98])" office:value-type="float" office:value="0.434271779582334" calcext:value-type="float">
            <text:p>0.4342717795823</text:p>
          </table:table-cell>
          <table:table-cell table:formula="of:=[.B98]+([.I98]*[.B98]*[.K98])" office:value-type="float" office:value="0.988686408891732" calcext:value-type="float">
            <text:p>0.9886864088917</text:p>
          </table:table-cell>
          <table:table-cell table:number-columns-repeated="243"/>
        </table:table-row>
        <table:table-row table:style-name="ro2">
          <table:table-cell table:formula="of:=[.L98]" office:value-type="float" office:value="0.434271779582334" calcext:value-type="float">
            <text:p>0.4342717795823</text:p>
          </table:table-cell>
          <table:table-cell table:formula="of:=[.M98]" office:value-type="float" office:value="0.988686408891732" calcext:value-type="float">
            <text:p>0.9886864088917</text:p>
          </table:table-cell>
          <table:table-cell table:formula="of:=[.A99]/SUM([.$A99:.$B99])" office:value-type="float" office:value="0.305189416737559" calcext:value-type="float">
            <text:p>0.3051894167376</text:p>
          </table:table-cell>
          <table:table-cell table:formula="of:=[.B99]/SUM([.$A99:.$B99])" office:value-type="float" office:value="0.694810583262441" calcext:value-type="float">
            <text:p>0.6948105832624</text:p>
          </table:table-cell>
          <table:table-cell table:formula="of:=([.C99]*[.$C$5])+([.D99]*[.$D$5])" office:value-type="float" office:value="1.42383445579009" calcext:value-type="float">
            <text:p>1.4238344557901</text:p>
          </table:table-cell>
          <table:table-cell table:formula="of:=([.C99]*[.$C$6])+([.D99]*[.$D$6])" office:value-type="float" office:value="1.18311365004254" calcext:value-type="float">
            <text:p>1.1831136500425</text:p>
          </table:table-cell>
          <table:table-cell table:formula="of:=([.C99]*[.E99])+([.D99]*[.F99])" office:value-type="float" office:value="1.25657909234523" calcext:value-type="float">
            <text:p>1.2565790923452</text:p>
          </table:table-cell>
          <table:table-cell table:formula="of:=[.$G$5]*[.E99]/[.G99]" office:value-type="float" office:value="2.49282820462335" calcext:value-type="float">
            <text:p>2.4928282046234</text:p>
          </table:table-cell>
          <table:table-cell table:formula="of:=[.$G$6]*[.F99]/[.G99]" office:value-type="float" office:value="2.07137779543644" calcext:value-type="float">
            <text:p>2.0713777954364</text:p>
          </table:table-cell>
          <table:table-cell table:formula="of:=1-([.A99]/[.$H$5])" office:value-type="float" office:value="0.379611743453809" calcext:value-type="float">
            <text:p>0.3796117434538</text:p>
          </table:table-cell>
          <table:table-cell table:formula="of:=1-([.B99]/[.$H$6])" office:value-type="float" office:value="0.16213016195616" calcext:value-type="float">
            <text:p>0.1621301619562</text:p>
          </table:table-cell>
          <table:table-cell table:formula="of:=[.A99]+([.H99]*[.A99]*[.J99])" office:value-type="float" office:value="0.845226144091094" calcext:value-type="float">
            <text:p>0.8452261440911</text:p>
          </table:table-cell>
          <table:table-cell table:formula="of:=[.B99]+([.I99]*[.B99]*[.K99])" office:value-type="float" office:value="1.32071975116091" calcext:value-type="float">
            <text:p>1.3207197511609</text:p>
          </table:table-cell>
          <table:table-cell table:number-columns-repeated="243"/>
        </table:table-row>
        <table:table-row table:style-name="ro2">
          <table:table-cell table:formula="of:=[.L99]" office:value-type="float" office:value="0.845226144091094" calcext:value-type="float">
            <text:p>0.8452261440911</text:p>
          </table:table-cell>
          <table:table-cell table:formula="of:=[.M99]" office:value-type="float" office:value="1.32071975116091" calcext:value-type="float">
            <text:p>1.3207197511609</text:p>
          </table:table-cell>
          <table:table-cell table:formula="of:=[.A100]/SUM([.$A100:.$B100])" office:value-type="float" office:value="0.390234190957367" calcext:value-type="float">
            <text:p>0.3902341909574</text:p>
          </table:table-cell>
          <table:table-cell table:formula="of:=[.B100]/SUM([.$A100:.$B100])" office:value-type="float" office:value="0.609765809042633" calcext:value-type="float">
            <text:p>0.6097658090426</text:p>
          </table:table-cell>
          <table:table-cell table:formula="of:=([.C100]*[.$C$5])+([.D100]*[.$D$5])" office:value-type="float" office:value="1.37195714351601" calcext:value-type="float">
            <text:p>1.371957143516</text:p>
          </table:table-cell>
          <table:table-cell table:formula="of:=([.C100]*[.$C$6])+([.D100]*[.$D$6])" office:value-type="float" office:value="1.23414051457442" calcext:value-type="float">
            <text:p>1.2341405145744</text:p>
          </table:table-cell>
          <table:table-cell table:formula="of:=([.C100]*[.E100])+([.D100]*[.F100])" office:value-type="float" office:value="1.28792127526991" calcext:value-type="float">
            <text:p>1.2879212752699</text:p>
          </table:table-cell>
          <table:table-cell table:formula="of:=[.$G$5]*[.E100]/[.G100]" office:value-type="float" office:value="2.34354830042128" calcext:value-type="float">
            <text:p>2.3435483004213</text:p>
          </table:table-cell>
          <table:table-cell table:formula="of:=[.$G$6]*[.F100]/[.G100]" office:value-type="float" office:value="2.10813283715242" calcext:value-type="float">
            <text:p>2.1081328371524</text:p>
          </table:table-cell>
          <table:table-cell table:formula="of:=1-([.A100]/[.$H$5])" office:value-type="float" office:value="-0.207465920130135" calcext:value-type="float">
            <text:p>-0.2074659201301</text:p>
          </table:table-cell>
          <table:table-cell table:formula="of:=1-([.B100]/[.$H$6])" office:value-type="float" office:value="-0.119254026407548" calcext:value-type="float">
            <text:p>-0.1192540264075</text:p>
          </table:table-cell>
          <table:table-cell table:formula="of:=[.A100]+([.H100]*[.A100]*[.J100])" office:value-type="float" office:value="0.434271779569375" calcext:value-type="float">
            <text:p>0.4342717795694</text:p>
          </table:table-cell>
          <table:table-cell table:formula="of:=[.B100]+([.I100]*[.B100]*[.K100])" office:value-type="float" office:value="0.988686409000219" calcext:value-type="float">
            <text:p>0.9886864090002</text:p>
          </table:table-cell>
          <table:table-cell table:number-columns-repeated="243"/>
        </table:table-row>
        <table:table-row table:style-name="ro2">
          <table:table-cell table:formula="of:=[.L100]" office:value-type="float" office:value="0.434271779569375" calcext:value-type="float">
            <text:p>0.4342717795694</text:p>
          </table:table-cell>
          <table:table-cell table:formula="of:=[.M100]" office:value-type="float" office:value="0.988686409000219" calcext:value-type="float">
            <text:p>0.9886864090002</text:p>
          </table:table-cell>
          <table:table-cell table:formula="of:=[.A101]/SUM([.$A101:.$B101])" office:value-type="float" office:value="0.305189416707964" calcext:value-type="float">
            <text:p>0.305189416708</text:p>
          </table:table-cell>
          <table:table-cell table:formula="of:=[.B101]/SUM([.$A101:.$B101])" office:value-type="float" office:value="0.694810583292036" calcext:value-type="float">
            <text:p>0.694810583292</text:p>
          </table:table-cell>
          <table:table-cell table:formula="of:=([.C101]*[.$C$5])+([.D101]*[.$D$5])" office:value-type="float" office:value="1.42383445580814" calcext:value-type="float">
            <text:p>1.4238344558082</text:p>
          </table:table-cell>
          <table:table-cell table:formula="of:=([.C101]*[.$C$6])+([.D101]*[.$D$6])" office:value-type="float" office:value="1.18311365002478" calcext:value-type="float">
            <text:p>1.1831136500248</text:p>
          </table:table-cell>
          <table:table-cell table:formula="of:=([.C101]*[.E101])+([.D101]*[.F101])" office:value-type="float" office:value="1.25657909233127" calcext:value-type="float">
            <text:p>1.2565790923313</text:p>
          </table:table-cell>
          <table:table-cell table:formula="of:=[.$G$5]*[.E101]/[.G101]" office:value-type="float" office:value="2.49282820468264" calcext:value-type="float">
            <text:p>2.4928282046827</text:p>
          </table:table-cell>
          <table:table-cell table:formula="of:=[.$G$6]*[.F101]/[.G101]" office:value-type="float" office:value="2.07137779542835" calcext:value-type="float">
            <text:p>2.0713777954284</text:p>
          </table:table-cell>
          <table:table-cell table:formula="of:=1-([.A101]/[.$H$5])" office:value-type="float" office:value="0.379611743472322" calcext:value-type="float">
            <text:p>0.3796117434723</text:p>
          </table:table-cell>
          <table:table-cell table:formula="of:=1-([.B101]/[.$H$6])" office:value-type="float" office:value="0.162130161864221" calcext:value-type="float">
            <text:p>0.1621301618642</text:p>
          </table:table-cell>
          <table:table-cell table:formula="of:=[.A101]+([.H101]*[.A101]*[.J101])" office:value-type="float" office:value="0.845226144095687" calcext:value-type="float">
            <text:p>0.8452261440957</text:p>
          </table:table-cell>
          <table:table-cell table:formula="of:=[.B101]+([.I101]*[.B101]*[.K101])" office:value-type="float" office:value="1.32071975111625" calcext:value-type="float">
            <text:p>1.3207197511163</text:p>
          </table:table-cell>
          <table:table-cell table:number-columns-repeated="243"/>
        </table:table-row>
        <table:table-row table:style-name="ro2">
          <table:table-cell table:formula="of:=[.L101]" office:value-type="float" office:value="0.845226144095687" calcext:value-type="float">
            <text:p>0.8452261440957</text:p>
          </table:table-cell>
          <table:table-cell table:formula="of:=[.M101]" office:value-type="float" office:value="1.32071975111625" calcext:value-type="float">
            <text:p>1.3207197511163</text:p>
          </table:table-cell>
          <table:table-cell table:formula="of:=[.A102]/SUM([.$A102:.$B102])" office:value-type="float" office:value="0.390234190966706" calcext:value-type="float">
            <text:p>0.3902341909667</text:p>
          </table:table-cell>
          <table:table-cell table:formula="of:=[.B102]/SUM([.$A102:.$B102])" office:value-type="float" office:value="0.609765809033294" calcext:value-type="float">
            <text:p>0.6097658090333</text:p>
          </table:table-cell>
          <table:table-cell table:formula="of:=([.C102]*[.$C$5])+([.D102]*[.$D$5])" office:value-type="float" office:value="1.37195714351031" calcext:value-type="float">
            <text:p>1.3719571435103</text:p>
          </table:table-cell>
          <table:table-cell table:formula="of:=([.C102]*[.$C$6])+([.D102]*[.$D$6])" office:value-type="float" office:value="1.23414051458002" calcext:value-type="float">
            <text:p>1.23414051458</text:p>
          </table:table-cell>
          <table:table-cell table:formula="of:=([.C102]*[.E102])+([.D102]*[.F102])" office:value-type="float" office:value="1.28792127527239" calcext:value-type="float">
            <text:p>1.2879212752724</text:p>
          </table:table-cell>
          <table:table-cell table:formula="of:=[.$G$5]*[.E102]/[.G102]" office:value-type="float" office:value="2.34354830040704" calcext:value-type="float">
            <text:p>2.343548300407</text:p>
          </table:table-cell>
          <table:table-cell table:formula="of:=[.$G$6]*[.F102]/[.G102]" office:value-type="float" office:value="2.10813283715793" calcext:value-type="float">
            <text:p>2.1081328371579</text:p>
          </table:table-cell>
          <table:table-cell table:formula="of:=1-([.A102]/[.$H$5])" office:value-type="float" office:value="-0.207465920136696" calcext:value-type="float">
            <text:p>-0.2074659201367</text:p>
          </table:table-cell>
          <table:table-cell table:formula="of:=1-([.B102]/[.$H$6])" office:value-type="float" office:value="-0.1192540263697" calcext:value-type="float">
            <text:p>-0.1192540263697</text:p>
          </table:table-cell>
          <table:table-cell table:formula="of:=[.A102]+([.H102]*[.A102]*[.J102])" office:value-type="float" office:value="0.434271779561236" calcext:value-type="float">
            <text:p>0.4342717795612</text:p>
          </table:table-cell>
          <table:table-cell table:formula="of:=[.B102]+([.I102]*[.B102]*[.K102])" office:value-type="float" office:value="0.988686409071296" calcext:value-type="float">
            <text:p>0.9886864090713</text:p>
          </table:table-cell>
          <table:table-cell table:number-columns-repeated="243"/>
        </table:table-row>
        <table:table-row table:style-name="ro2">
          <table:table-cell table:formula="of:=[.L102]" office:value-type="float" office:value="0.434271779561236" calcext:value-type="float">
            <text:p>0.4342717795612</text:p>
          </table:table-cell>
          <table:table-cell table:formula="of:=[.M102]" office:value-type="float" office:value="0.988686409071296" calcext:value-type="float">
            <text:p>0.9886864090713</text:p>
          </table:table-cell>
          <table:table-cell table:formula="of:=[.A103]/SUM([.$A103:.$B103])" office:value-type="float" office:value="0.305189416688745" calcext:value-type="float">
            <text:p>0.3051894166887</text:p>
          </table:table-cell>
          <table:table-cell table:formula="of:=[.B103]/SUM([.$A103:.$B103])" office:value-type="float" office:value="0.694810583311255" calcext:value-type="float">
            <text:p>0.6948105833113</text:p>
          </table:table-cell>
          <table:table-cell table:formula="of:=([.C103]*[.$C$5])+([.D103]*[.$D$5])" office:value-type="float" office:value="1.42383445581987" calcext:value-type="float">
            <text:p>1.4238344558199</text:p>
          </table:table-cell>
          <table:table-cell table:formula="of:=([.C103]*[.$C$6])+([.D103]*[.$D$6])" office:value-type="float" office:value="1.18311365001325" calcext:value-type="float">
            <text:p>1.1831136500133</text:p>
          </table:table-cell>
          <table:table-cell table:formula="of:=([.C103]*[.E103])+([.D103]*[.F103])" office:value-type="float" office:value="1.25657909232221" calcext:value-type="float">
            <text:p>1.2565790923222</text:p>
          </table:table-cell>
          <table:table-cell table:formula="of:=[.$G$5]*[.E103]/[.G103]" office:value-type="float" office:value="2.49282820472114" calcext:value-type="float">
            <text:p>2.4928282047211</text:p>
          </table:table-cell>
          <table:table-cell table:formula="of:=[.$G$6]*[.F103]/[.G103]" office:value-type="float" office:value="2.0713777954231" calcext:value-type="float">
            <text:p>2.0713777954231</text:p>
          </table:table-cell>
          <table:table-cell table:formula="of:=1-([.A103]/[.$H$5])" office:value-type="float" office:value="0.379611743483948" calcext:value-type="float">
            <text:p>0.3796117434839</text:p>
          </table:table-cell>
          <table:table-cell table:formula="of:=1-([.B103]/[.$H$6])" office:value-type="float" office:value="0.162130161803986" calcext:value-type="float">
            <text:p>0.162130161804</text:p>
          </table:table-cell>
          <table:table-cell table:formula="of:=[.A103]+([.H103]*[.A103]*[.J103])" office:value-type="float" office:value="0.84522614409878" calcext:value-type="float">
            <text:p>0.8452261440988</text:p>
          </table:table-cell>
          <table:table-cell table:formula="of:=[.B103]+([.I103]*[.B103]*[.K103])" office:value-type="float" office:value="1.32071975108699" calcext:value-type="float">
            <text:p>1.320719751087</text:p>
          </table:table-cell>
          <table:table-cell table:number-columns-repeated="243"/>
        </table:table-row>
        <table:table-row table:style-name="ro2">
          <table:table-cell table:formula="of:=[.L103]" office:value-type="float" office:value="0.84522614409878" calcext:value-type="float">
            <text:p>0.8452261440988</text:p>
          </table:table-cell>
          <table:table-cell table:formula="of:=[.M103]" office:value-type="float" office:value="1.32071975108699" calcext:value-type="float">
            <text:p>1.320719751087</text:p>
          </table:table-cell>
          <table:table-cell table:formula="of:=[.A104]/SUM([.$A104:.$B104])" office:value-type="float" office:value="0.390234190972847" calcext:value-type="float">
            <text:p>0.3902341909728</text:p>
          </table:table-cell>
          <table:table-cell table:formula="of:=[.B104]/SUM([.$A104:.$B104])" office:value-type="float" office:value="0.609765809027153" calcext:value-type="float">
            <text:p>0.6097658090272</text:p>
          </table:table-cell>
          <table:table-cell table:formula="of:=([.C104]*[.$C$5])+([.D104]*[.$D$5])" office:value-type="float" office:value="1.37195714350656" calcext:value-type="float">
            <text:p>1.3719571435066</text:p>
          </table:table-cell>
          <table:table-cell table:formula="of:=([.C104]*[.$C$6])+([.D104]*[.$D$6])" office:value-type="float" office:value="1.23414051458371" calcext:value-type="float">
            <text:p>1.2341405145837</text:p>
          </table:table-cell>
          <table:table-cell table:formula="of:=([.C104]*[.E104])+([.D104]*[.F104])" office:value-type="float" office:value="1.28792127527402" calcext:value-type="float">
            <text:p>1.287921275274</text:p>
          </table:table-cell>
          <table:table-cell table:formula="of:=[.$G$5]*[.E104]/[.G104]" office:value-type="float" office:value="2.34354830039767" calcext:value-type="float">
            <text:p>2.3435483003977</text:p>
          </table:table-cell>
          <table:table-cell table:formula="of:=[.$G$6]*[.F104]/[.G104]" office:value-type="float" office:value="2.10813283716156" calcext:value-type="float">
            <text:p>2.1081328371616</text:p>
          </table:table-cell>
          <table:table-cell table:formula="of:=1-([.A104]/[.$H$5])" office:value-type="float" office:value="-0.207465920141114" calcext:value-type="float">
            <text:p>-0.2074659201411</text:p>
          </table:table-cell>
          <table:table-cell table:formula="of:=1-([.B104]/[.$H$6])" office:value-type="float" office:value="-0.11925402634491" calcext:value-type="float">
            <text:p>-0.1192540263449</text:p>
          </table:table-cell>
          <table:table-cell table:formula="of:=[.A104]+([.H104]*[.A104]*[.J104])" office:value-type="float" office:value="0.434271779555716" calcext:value-type="float">
            <text:p>0.4342717795557</text:p>
          </table:table-cell>
          <table:table-cell table:formula="of:=[.B104]+([.I104]*[.B104]*[.K104])" office:value-type="float" office:value="0.988686409117849" calcext:value-type="float">
            <text:p>0.9886864091179</text:p>
          </table:table-cell>
          <table:table-cell table:number-columns-repeated="243"/>
        </table:table-row>
        <table:table-row table:style-name="ro2">
          <table:table-cell table:formula="of:=[.L104]" office:value-type="float" office:value="0.434271779555716" calcext:value-type="float">
            <text:p>0.4342717795557</text:p>
          </table:table-cell>
          <table:table-cell table:formula="of:=[.M104]" office:value-type="float" office:value="0.988686409117849" calcext:value-type="float">
            <text:p>0.9886864091179</text:p>
          </table:table-cell>
          <table:table-cell table:formula="of:=[.A105]/SUM([.$A105:.$B105])" office:value-type="float" office:value="0.305189416676065" calcext:value-type="float">
            <text:p>0.3051894166761</text:p>
          </table:table-cell>
          <table:table-cell table:formula="of:=[.B105]/SUM([.$A105:.$B105])" office:value-type="float" office:value="0.694810583323935" calcext:value-type="float">
            <text:p>0.6948105833239</text:p>
          </table:table-cell>
          <table:table-cell table:formula="of:=([.C105]*[.$C$5])+([.D105]*[.$D$5])" office:value-type="float" office:value="1.4238344558276" calcext:value-type="float">
            <text:p>1.4238344558276</text:p>
          </table:table-cell>
          <table:table-cell table:formula="of:=([.C105]*[.$C$6])+([.D105]*[.$D$6])" office:value-type="float" office:value="1.18311365000564" calcext:value-type="float">
            <text:p>1.1831136500056</text:p>
          </table:table-cell>
          <table:table-cell table:formula="of:=([.C105]*[.E105])+([.D105]*[.F105])" office:value-type="float" office:value="1.25657909231624" calcext:value-type="float">
            <text:p>1.2565790923162</text:p>
          </table:table-cell>
          <table:table-cell table:formula="of:=[.$G$5]*[.E105]/[.G105]" office:value-type="float" office:value="2.49282820474654" calcext:value-type="float">
            <text:p>2.4928282047466</text:p>
          </table:table-cell>
          <table:table-cell table:formula="of:=[.$G$6]*[.F105]/[.G105]" office:value-type="float" office:value="2.07137779541963" calcext:value-type="float">
            <text:p>2.0713777954196</text:p>
          </table:table-cell>
          <table:table-cell table:formula="of:=1-([.A105]/[.$H$5])" office:value-type="float" office:value="0.379611743491835" calcext:value-type="float">
            <text:p>0.3796117434918</text:p>
          </table:table-cell>
          <table:table-cell table:formula="of:=1-([.B105]/[.$H$6])" office:value-type="float" office:value="0.162130161764534" calcext:value-type="float">
            <text:p>0.1621301617645</text:p>
          </table:table-cell>
          <table:table-cell table:formula="of:=[.A105]+([.H105]*[.A105]*[.J105])" office:value-type="float" office:value="0.84522614410076" calcext:value-type="float">
            <text:p>0.8452261441008</text:p>
          </table:table-cell>
          <table:table-cell table:formula="of:=[.B105]+([.I105]*[.B105]*[.K105])" office:value-type="float" office:value="1.32071975106783" calcext:value-type="float">
            <text:p>1.3207197510678</text:p>
          </table:table-cell>
          <table:table-cell table:number-columns-repeated="243"/>
        </table:table-row>
        <table:table-row table:style-name="ro2">
          <table:table-cell table:formula="of:=[.L105]" office:value-type="float" office:value="0.84522614410076" calcext:value-type="float">
            <text:p>0.8452261441008</text:p>
          </table:table-cell>
          <table:table-cell table:formula="of:=[.M105]" office:value-type="float" office:value="1.32071975106783" calcext:value-type="float">
            <text:p>1.3207197510678</text:p>
          </table:table-cell>
          <table:table-cell table:formula="of:=[.A106]/SUM([.$A106:.$B106])" office:value-type="float" office:value="0.390234190976857" calcext:value-type="float">
            <text:p>0.3902341909769</text:p>
          </table:table-cell>
          <table:table-cell table:formula="of:=[.B106]/SUM([.$A106:.$B106])" office:value-type="float" office:value="0.609765809023142" calcext:value-type="float">
            <text:p>0.6097658090231</text:p>
          </table:table-cell>
          <table:table-cell table:formula="of:=([.C106]*[.$C$5])+([.D106]*[.$D$5])" office:value-type="float" office:value="1.37195714350412" calcext:value-type="float">
            <text:p>1.3719571435041</text:p>
          </table:table-cell>
          <table:table-cell table:formula="of:=([.C106]*[.$C$6])+([.D106]*[.$D$6])" office:value-type="float" office:value="1.23414051458611" calcext:value-type="float">
            <text:p>1.2341405145861</text:p>
          </table:table-cell>
          <table:table-cell table:formula="of:=([.C106]*[.E106])+([.D106]*[.F106])" office:value-type="float" office:value="1.28792127527509" calcext:value-type="float">
            <text:p>1.2879212752751</text:p>
          </table:table-cell>
          <table:table-cell table:formula="of:=[.$G$5]*[.E106]/[.G106]" office:value-type="float" office:value="2.34354830039155" calcext:value-type="float">
            <text:p>2.3435483003916</text:p>
          </table:table-cell>
          <table:table-cell table:formula="of:=[.$G$6]*[.F106]/[.G106]" office:value-type="float" office:value="2.10813283716392" calcext:value-type="float">
            <text:p>2.1081328371639</text:p>
          </table:table-cell>
          <table:table-cell table:formula="of:=1-([.A106]/[.$H$5])" office:value-type="float" office:value="-0.207465920143943" calcext:value-type="float">
            <text:p>-0.2074659201439</text:p>
          </table:table-cell>
          <table:table-cell table:formula="of:=1-([.B106]/[.$H$6])" office:value-type="float" office:value="-0.11925402632867" calcext:value-type="float">
            <text:p>-0.1192540263287</text:p>
          </table:table-cell>
          <table:table-cell table:formula="of:=[.A106]+([.H106]*[.A106]*[.J106])" office:value-type="float" office:value="0.434271779552201" calcext:value-type="float">
            <text:p>0.4342717795522</text:p>
          </table:table-cell>
          <table:table-cell table:formula="of:=[.B106]+([.I106]*[.B106]*[.K106])" office:value-type="float" office:value="0.988686409148348" calcext:value-type="float">
            <text:p>0.9886864091483</text:p>
          </table:table-cell>
          <table:table-cell table:number-columns-repeated="243"/>
        </table:table-row>
        <table:table-row table:style-name="ro2">
          <table:table-cell table:formula="of:=[.L106]" office:value-type="float" office:value="0.434271779552201" calcext:value-type="float">
            <text:p>0.4342717795522</text:p>
          </table:table-cell>
          <table:table-cell table:formula="of:=[.M106]" office:value-type="float" office:value="0.988686409148348" calcext:value-type="float">
            <text:p>0.9886864091483</text:p>
          </table:table-cell>
          <table:table-cell table:formula="of:=[.A107]/SUM([.$A107:.$B107])" office:value-type="float" office:value="0.305189416667808" calcext:value-type="float">
            <text:p>0.3051894166678</text:p>
          </table:table-cell>
          <table:table-cell table:formula="of:=[.B107]/SUM([.$A107:.$B107])" office:value-type="float" office:value="0.694810583332192" calcext:value-type="float">
            <text:p>0.6948105833322</text:p>
          </table:table-cell>
          <table:table-cell table:formula="of:=([.C107]*[.$C$5])+([.D107]*[.$D$5])" office:value-type="float" office:value="1.42383445583264" calcext:value-type="float">
            <text:p>1.4238344558326</text:p>
          </table:table-cell>
          <table:table-cell table:formula="of:=([.C107]*[.$C$6])+([.D107]*[.$D$6])" office:value-type="float" office:value="1.18311365000069" calcext:value-type="float">
            <text:p>1.1831136500007</text:p>
          </table:table-cell>
          <table:table-cell table:formula="of:=([.C107]*[.E107])+([.D107]*[.F107])" office:value-type="float" office:value="1.25657909231234" calcext:value-type="float">
            <text:p>1.2565790923124</text:p>
          </table:table-cell>
          <table:table-cell table:formula="of:=[.$G$5]*[.E107]/[.G107]" office:value-type="float" office:value="2.49282820476308" calcext:value-type="float">
            <text:p>2.4928282047631</text:p>
          </table:table-cell>
          <table:table-cell table:formula="of:=[.$G$6]*[.F107]/[.G107]" office:value-type="float" office:value="2.07137779541737" calcext:value-type="float">
            <text:p>2.0713777954174</text:p>
          </table:table-cell>
          <table:table-cell table:formula="of:=1-([.A107]/[.$H$5])" office:value-type="float" office:value="0.379611743496855" calcext:value-type="float">
            <text:p>0.3796117434969</text:p>
          </table:table-cell>
          <table:table-cell table:formula="of:=1-([.B107]/[.$H$6])" office:value-type="float" office:value="0.162130161738688" calcext:value-type="float">
            <text:p>0.1621301617387</text:p>
          </table:table-cell>
          <table:table-cell table:formula="of:=[.A107]+([.H107]*[.A107]*[.J107])" office:value-type="float" office:value="0.845226144102082" calcext:value-type="float">
            <text:p>0.8452261441021</text:p>
          </table:table-cell>
          <table:table-cell table:formula="of:=[.B107]+([.I107]*[.B107]*[.K107])" office:value-type="float" office:value="1.32071975105528" calcext:value-type="float">
            <text:p>1.3207197510553</text:p>
          </table:table-cell>
          <table:table-cell table:number-columns-repeated="243"/>
        </table:table-row>
        <table:table-row table:style-name="ro2">
          <table:table-cell table:formula="of:=[.L107]" office:value-type="float" office:value="0.845226144102082" calcext:value-type="float">
            <text:p>0.8452261441021</text:p>
          </table:table-cell>
          <table:table-cell table:formula="of:=[.M107]" office:value-type="float" office:value="1.32071975105528" calcext:value-type="float">
            <text:p>1.3207197510553</text:p>
          </table:table-cell>
          <table:table-cell table:formula="of:=[.A108]/SUM([.$A108:.$B108])" office:value-type="float" office:value="0.390234190979491" calcext:value-type="float">
            <text:p>0.3902341909795</text:p>
          </table:table-cell>
          <table:table-cell table:formula="of:=[.B108]/SUM([.$A108:.$B108])" office:value-type="float" office:value="0.609765809020509" calcext:value-type="float">
            <text:p>0.6097658090205</text:p>
          </table:table-cell>
          <table:table-cell table:formula="of:=([.C108]*[.$C$5])+([.D108]*[.$D$5])" office:value-type="float" office:value="1.37195714350251" calcext:value-type="float">
            <text:p>1.3719571435025</text:p>
          </table:table-cell>
          <table:table-cell table:formula="of:=([.C108]*[.$C$6])+([.D108]*[.$D$6])" office:value-type="float" office:value="1.23414051458769" calcext:value-type="float">
            <text:p>1.2341405145877</text:p>
          </table:table-cell>
          <table:table-cell table:formula="of:=([.C108]*[.E108])+([.D108]*[.F108])" office:value-type="float" office:value="1.28792127527579" calcext:value-type="float">
            <text:p>1.2879212752758</text:p>
          </table:table-cell>
          <table:table-cell table:formula="of:=[.$G$5]*[.E108]/[.G108]" office:value-type="float" office:value="2.34354830038754" calcext:value-type="float">
            <text:p>2.3435483003875</text:p>
          </table:table-cell>
          <table:table-cell table:formula="of:=[.$G$6]*[.F108]/[.G108]" office:value-type="float" office:value="2.10813283716548" calcext:value-type="float">
            <text:p>2.1081328371655</text:p>
          </table:table-cell>
          <table:table-cell table:formula="of:=1-([.A108]/[.$H$5])" office:value-type="float" office:value="-0.207465920145832" calcext:value-type="float">
            <text:p>-0.2074659201458</text:p>
          </table:table-cell>
          <table:table-cell table:formula="of:=1-([.B108]/[.$H$6])" office:value-type="float" office:value="-0.119254026318033" calcext:value-type="float">
            <text:p>-0.119254026318</text:p>
          </table:table-cell>
          <table:table-cell table:formula="of:=[.A108]+([.H108]*[.A108]*[.J108])" office:value-type="float" office:value="0.434271779549844" calcext:value-type="float">
            <text:p>0.4342717795498</text:p>
          </table:table-cell>
          <table:table-cell table:formula="of:=[.B108]+([.I108]*[.B108]*[.K108])" office:value-type="float" office:value="0.988686409168324" calcext:value-type="float">
            <text:p>0.9886864091683</text:p>
          </table:table-cell>
          <table:table-cell table:number-columns-repeated="243"/>
        </table:table-row>
        <table:table-row table:style-name="ro2">
          <table:table-cell table:formula="of:=[.L108]" office:value-type="float" office:value="0.434271779549844" calcext:value-type="float">
            <text:p>0.4342717795498</text:p>
          </table:table-cell>
          <table:table-cell table:formula="of:=[.M108]" office:value-type="float" office:value="0.988686409168324" calcext:value-type="float">
            <text:p>0.9886864091683</text:p>
          </table:table-cell>
          <table:table-cell table:formula="of:=[.A109]/SUM([.$A109:.$B109])" office:value-type="float" office:value="0.305189416662373" calcext:value-type="float">
            <text:p>0.3051894166624</text:p>
          </table:table-cell>
          <table:table-cell table:formula="of:=[.B109]/SUM([.$A109:.$B109])" office:value-type="float" office:value="0.694810583337627" calcext:value-type="float">
            <text:p>0.6948105833376</text:p>
          </table:table-cell>
          <table:table-cell table:formula="of:=([.C109]*[.$C$5])+([.D109]*[.$D$5])" office:value-type="float" office:value="1.42383445583595" calcext:value-type="float">
            <text:p>1.423834455836</text:p>
          </table:table-cell>
          <table:table-cell table:formula="of:=([.C109]*[.$C$6])+([.D109]*[.$D$6])" office:value-type="float" office:value="1.18311364999742" calcext:value-type="float">
            <text:p>1.1831136499974</text:p>
          </table:table-cell>
          <table:table-cell table:formula="of:=([.C109]*[.E109])+([.D109]*[.F109])" office:value-type="float" office:value="1.25657909230978" calcext:value-type="float">
            <text:p>1.2565790923098</text:p>
          </table:table-cell>
          <table:table-cell table:formula="of:=[.$G$5]*[.E109]/[.G109]" office:value-type="float" office:value="2.49282820477397" calcext:value-type="float">
            <text:p>2.492828204774</text:p>
          </table:table-cell>
          <table:table-cell table:formula="of:=[.$G$6]*[.F109]/[.G109]" office:value-type="float" office:value="2.07137779541589" calcext:value-type="float">
            <text:p>2.0713777954159</text:p>
          </table:table-cell>
          <table:table-cell table:formula="of:=1-([.A109]/[.$H$5])" office:value-type="float" office:value="0.379611743500222" calcext:value-type="float">
            <text:p>0.3796117435002</text:p>
          </table:table-cell>
          <table:table-cell table:formula="of:=1-([.B109]/[.$H$6])" office:value-type="float" office:value="0.162130161721759" calcext:value-type="float">
            <text:p>0.1621301617218</text:p>
          </table:table-cell>
          <table:table-cell table:formula="of:=[.A109]+([.H109]*[.A109]*[.J109])" office:value-type="float" office:value="0.845226144102935" calcext:value-type="float">
            <text:p>0.8452261441029</text:p>
          </table:table-cell>
          <table:table-cell table:formula="of:=[.B109]+([.I109]*[.B109]*[.K109])" office:value-type="float" office:value="1.32071975104706" calcext:value-type="float">
            <text:p>1.3207197510471</text:p>
          </table:table-cell>
          <table:table-cell table:number-columns-repeated="243"/>
        </table:table-row>
        <table:table-row table:style-name="ro2">
          <table:table-cell table:formula="of:=[.L109]" office:value-type="float" office:value="0.845226144102935" calcext:value-type="float">
            <text:p>0.8452261441029</text:p>
          </table:table-cell>
          <table:table-cell table:formula="of:=[.M109]" office:value-type="float" office:value="1.32071975104706" calcext:value-type="float">
            <text:p>1.3207197510471</text:p>
          </table:table-cell>
          <table:table-cell table:formula="of:=[.A110]/SUM([.$A110:.$B110])" office:value-type="float" office:value="0.390234190981213" calcext:value-type="float">
            <text:p>0.3902341909812</text:p>
          </table:table-cell>
          <table:table-cell table:formula="of:=[.B110]/SUM([.$A110:.$B110])" office:value-type="float" office:value="0.609765809018787" calcext:value-type="float">
            <text:p>0.6097658090188</text:p>
          </table:table-cell>
          <table:table-cell table:formula="of:=([.C110]*[.$C$5])+([.D110]*[.$D$5])" office:value-type="float" office:value="1.37195714350146" calcext:value-type="float">
            <text:p>1.3719571435015</text:p>
          </table:table-cell>
          <table:table-cell table:formula="of:=([.C110]*[.$C$6])+([.D110]*[.$D$6])" office:value-type="float" office:value="1.23414051458873" calcext:value-type="float">
            <text:p>1.2341405145887</text:p>
          </table:table-cell>
          <table:table-cell table:formula="of:=([.C110]*[.E110])+([.D110]*[.F110])" office:value-type="float" office:value="1.28792127527625" calcext:value-type="float">
            <text:p>1.2879212752763</text:p>
          </table:table-cell>
          <table:table-cell table:formula="of:=[.$G$5]*[.E110]/[.G110]" office:value-type="float" office:value="2.34354830038491" calcext:value-type="float">
            <text:p>2.3435483003849</text:p>
          </table:table-cell>
          <table:table-cell table:formula="of:=[.$G$6]*[.F110]/[.G110]" office:value-type="float" office:value="2.10813283716649" calcext:value-type="float">
            <text:p>2.1081328371665</text:p>
          </table:table-cell>
          <table:table-cell table:formula="of:=1-([.A110]/[.$H$5])" office:value-type="float" office:value="-0.20746592014705" calcext:value-type="float">
            <text:p>-0.2074659201471</text:p>
          </table:table-cell>
          <table:table-cell table:formula="of:=1-([.B110]/[.$H$6])" office:value-type="float" office:value="-0.119254026311064" calcext:value-type="float">
            <text:p>-0.1192540263111</text:p>
          </table:table-cell>
          <table:table-cell table:formula="of:=[.A110]+([.H110]*[.A110]*[.J110])" office:value-type="float" office:value="0.43427177954833" calcext:value-type="float">
            <text:p>0.4342717795483</text:p>
          </table:table-cell>
          <table:table-cell table:formula="of:=[.B110]+([.I110]*[.B110]*[.K110])" office:value-type="float" office:value="0.98868640918141" calcext:value-type="float">
            <text:p>0.9886864091814</text:p>
          </table:table-cell>
          <table:table-cell table:number-columns-repeated="243"/>
        </table:table-row>
        <table:table-row table:style-name="ro2">
          <table:table-cell table:formula="of:=[.L110]" office:value-type="float" office:value="0.43427177954833" calcext:value-type="float">
            <text:p>0.4342717795483</text:p>
          </table:table-cell>
          <table:table-cell table:formula="of:=[.M110]" office:value-type="float" office:value="0.98868640918141" calcext:value-type="float">
            <text:p>0.9886864091814</text:p>
          </table:table-cell>
          <table:table-cell table:formula="of:=[.A111]/SUM([.$A111:.$B111])" office:value-type="float" office:value="0.305189416658827" calcext:value-type="float">
            <text:p>0.3051894166588</text:p>
          </table:table-cell>
          <table:table-cell table:formula="of:=[.B111]/SUM([.$A111:.$B111])" office:value-type="float" office:value="0.694810583341173" calcext:value-type="float">
            <text:p>0.6948105833412</text:p>
          </table:table-cell>
          <table:table-cell table:formula="of:=([.C111]*[.$C$5])+([.D111]*[.$D$5])" office:value-type="float" office:value="1.42383445583812" calcext:value-type="float">
            <text:p>1.4238344558381</text:p>
          </table:table-cell>
          <table:table-cell table:formula="of:=([.C111]*[.$C$6])+([.D111]*[.$D$6])" office:value-type="float" office:value="1.1831136499953" calcext:value-type="float">
            <text:p>1.1831136499953</text:p>
          </table:table-cell>
          <table:table-cell table:formula="of:=([.C111]*[.E111])+([.D111]*[.F111])" office:value-type="float" office:value="1.25657909230811" calcext:value-type="float">
            <text:p>1.2565790923081</text:p>
          </table:table-cell>
          <table:table-cell table:formula="of:=[.$G$5]*[.E111]/[.G111]" office:value-type="float" office:value="2.49282820478107" calcext:value-type="float">
            <text:p>2.4928282047811</text:p>
          </table:table-cell>
          <table:table-cell table:formula="of:=[.$G$6]*[.F111]/[.G111]" office:value-type="float" office:value="2.07137779541492" calcext:value-type="float">
            <text:p>2.0713777954149</text:p>
          </table:table-cell>
          <table:table-cell table:formula="of:=1-([.A111]/[.$H$5])" office:value-type="float" office:value="0.379611743502385" calcext:value-type="float">
            <text:p>0.3796117435024</text:p>
          </table:table-cell>
          <table:table-cell table:formula="of:=1-([.B111]/[.$H$6])" office:value-type="float" office:value="0.162130161710669" calcext:value-type="float">
            <text:p>0.1621301617107</text:p>
          </table:table-cell>
          <table:table-cell table:formula="of:=[.A111]+([.H111]*[.A111]*[.J111])" office:value-type="float" office:value="0.845226144103501" calcext:value-type="float">
            <text:p>0.8452261441035</text:p>
          </table:table-cell>
          <table:table-cell table:formula="of:=[.B111]+([.I111]*[.B111]*[.K111])" office:value-type="float" office:value="1.32071975104167" calcext:value-type="float">
            <text:p>1.3207197510417</text:p>
          </table:table-cell>
          <table:table-cell table:number-columns-repeated="243"/>
        </table:table-row>
        <table:table-row table:style-name="ro2" table:number-rows-repeated="108">
          <table:table-cell table:number-columns-repeated="256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imple.$A$1" table:expression="#REF!"/>
          <table:named-expression table:name="Sheet_Title" table:base-cell-address="$Simple.$A$1" table:expression="&quot;Sheet1&quot;"/>
        </table:named-expressions>
      </table:table>
      <table:table table:name="Fitness functions" table:style-name="ta2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" table:default-cell-style-name="Default"/>
        <table:table-row table:style-name="ro3">
          <table:table-cell table:number-columns-repeated="263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Fitness matrix</text:p>
          </table:table-cell>
          <table:covered-table-cell table:number-columns-repeated="2"/>
          <table:table-cell table:number-columns-repeated="259"/>
        </table:table-row>
        <table:table-row table:style-name="ro3">
          <table:table-cell/>
          <table:table-cell table:style-name="ce2"/>
          <table:table-cell table:style-name="ce2" office:value-type="string" calcext:value-type="string" table:number-columns-spanned="2" table:number-rows-spanned="1">
            <text:p>common</text:p>
          </table:table-cell>
          <table:covered-table-cell/>
          <table:table-cell table:number-columns-repeated="5"/>
          <table:table-cell office:value-type="string" calcext:value-type="string">
            <text:p>Alonzo</text:p>
          </table:table-cell>
          <table:table-cell table:number-columns-repeated="253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O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3"/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K</text:p>
          </table:table-cell>
          <table:table-cell/>
          <table:table-cell office:value-type="string" calcext:value-type="string">
            <text:p>F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 table:number-columns-spanned="1" table:number-rows-spanned="2">
            <text:p>rare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.61" calcext:value-type="float">
            <text:p>1.61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float" office:value="2.2" calcext:value-type="float">
            <text:p>2.2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office:value-type="float" office:value="2.96" calcext:value-type="float">
            <text:p>2.96</text:p>
          </table:table-cell>
          <table:table-cell table:number-columns-repeated="253"/>
        </table:table-row>
        <table:table-row table:style-name="ro3">
          <table:covered-table-cell/>
          <table:table-cell table:style-name="ce4" office:value-type="string" calcext:value-type="string">
            <text:p>Y</text:p>
          </table:table-cell>
          <table:table-cell table:style-name="ce4" office:value-type="float" office:value="1.6" calcext:value-type="float">
            <text:p>1.6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Y</text:p>
          </table:table-cell>
          <table:table-cell table:style-name="ce4" office:value-type="float" office:value="2.2" calcext:value-type="float">
            <text:p>2.2</text:p>
          </table:table-cell>
          <table:table-cell table:style-name="ce6" office:value-type="float" office:value="1.18" calcext:value-type="float">
            <text:p>1.18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53"/>
        </table:table-row>
        <table:table-row table:style-name="ro3" table:number-rows-repeated="2">
          <table:table-cell table:number-columns-repeated="263"/>
        </table:table-row>
        <table:table-row table:style-name="ro3">
          <table:table-cell table:number-columns-repeated="7"/>
          <table:table-cell office:value-type="string" calcext:value-type="string">
            <text:p>r</text:p>
          </table:table-cell>
          <table:table-cell/>
          <table:table-cell table:style-name="Default" table:number-columns-repeated="7"/>
          <table:table-cell office:value-type="string" calcext:value-type="string">
            <text:p>Logistic term</text:p>
          </table:table-cell>
          <table:table-cell/>
          <table:table-cell office:value-type="string" calcext:value-type="string">
            <text:p>New</text:p>
          </table:table-cell>
          <table:table-cell table:number-columns-repeated="244"/>
        </table:table-row>
        <table:table-row table:style-name="ro3">
          <table:table-cell table:style-name="ce2" office:value-type="string" calcext:value-type="string" table:number-columns-spanned="2" table:number-rows-spanned="1">
            <text:p>Female density</text:p>
          </table:table-cell>
          <table:covered-table-cell/>
          <table:table-cell table:style-name="ce2" office:value-type="string" calcext:value-type="string" table:number-columns-spanned="2" table:number-rows-spanned="1">
            <text:p>Frequency</text:p>
          </table:table-cell>
          <table:covered-table-cell/>
          <table:table-cell table:style-name="ce7" office:value-type="string" calcext:value-type="string" table:number-columns-spanned="3" table:number-rows-spanned="1">
            <text:p>My own theory</text:p>
          </table:table-cell>
          <table:covered-table-cell table:number-columns-repeated="2"/>
          <table:table-cell table:number-columns-repeated="4"/>
          <table:table-cell table:style-name="ce2" office:value-type="string" calcext:value-type="string" table:number-columns-spanned="3" table:number-rows-spanned="1">
            <text:p>Fitnes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r_i=f_i*w_i/w_bar</text:p>
          </table:table-cell>
          <table:covered-table-cell/>
          <table:table-cell table:style-name="ce2" office:value-type="string" calcext:value-type="string" table:number-columns-spanned="2" table:number-rows-spanned="1">
            <text:p>`= (1 - N_i/K_i)</text:p>
          </table:table-cell>
          <table:covered-table-cell/>
          <table:table-cell office:value-type="string" calcext:value-type="string">
            <text:p>N(t+1)</text:p>
          </table:table-cell>
          <table:table-cell table:number-columns-repeated="237"/>
          <table:table-cell table:style-name="ce1" table:number-columns-repeated="7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OO</text:p>
          </table:table-cell>
          <table:table-cell table:style-name="ce2" office:value-type="string" calcext:value-type="string">
            <text:p>NOY</text:p>
          </table:table-cell>
          <table:table-cell table:style-name="ce2" office:value-type="string" calcext:value-type="string">
            <text:p>NYY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[.A12]/SUM([.$A12:.$B12])" office:value-type="float" office:value="0.25" calcext:value-type="float">
            <text:p>0.25</text:p>
          </table:table-cell>
          <table:table-cell table:formula="of:=[.B12]/SUM([.$A12:.$B12])" office:value-type="float" office:value="0.75" calcext:value-type="float">
            <text:p>0.75</text:p>
          </table:table-cell>
          <table:table-cell table:formula="of:=([.C12]*[.C12])*SUM([.A12:.B12])" office:value-type="float" office:value="0.025" calcext:value-type="float">
            <text:p>0.025</text:p>
          </table:table-cell>
          <table:table-cell table:formula="of:=2*[.C12]*[.D12]*SUM([.A12:.B12])" office:value-type="float" office:value="0.15" calcext:value-type="float">
            <text:p>0.15</text:p>
          </table:table-cell>
          <table:table-cell table:formula="of:=([.D12]*[.D12])*SUM([.A12:.B12])" office:value-type="float" office:value="0.225" calcext:value-type="float">
            <text:p>0.225</text:p>
          </table:table-cell>
          <table:table-cell table:number-columns-repeated="4"/>
          <table:table-cell table:formula="of:=([.C12]*[.$C$5])+([.D12]*[.$D$5])" office:value-type="float" office:value="1.4575" calcext:value-type="float">
            <text:p>1.4575</text:p>
          </table:table-cell>
          <table:table-cell table:formula="of:=([.C12]*[.$C$6])+([.D12]*[.$D$6])" office:value-type="float" office:value="1.15" calcext:value-type="float">
            <text:p>1.15</text:p>
          </table:table-cell>
          <table:table-cell table:formula="of:=([.C12]*[.L12])+([.D12]*[.M12])" office:value-type="float" office:value="1.226875" calcext:value-type="float">
            <text:p>1.226875</text:p>
          </table:table-cell>
          <table:table-cell table:formula="of:=[.$G$5]*[.L12]/[.N12]" office:value-type="float" office:value="2.61355068772287" calcext:value-type="float">
            <text:p>2.6135506877229</text:p>
          </table:table-cell>
          <table:table-cell table:formula="of:=[.$G$6]*[.M12]/[.N12]" office:value-type="float" office:value="2.06214977075904" calcext:value-type="float">
            <text:p>2.0621497707591</text:p>
          </table:table-cell>
          <table:table-cell table:formula="of:=1-([.A12]/[.$H$5])" office:value-type="float" office:value="0.857142857142857" calcext:value-type="float">
            <text:p>0.8571428571429</text:p>
          </table:table-cell>
          <table:table-cell table:formula="of:=1-([.B12]/[.$H$6])" office:value-type="float" office:value="0.745762711864407" calcext:value-type="float">
            <text:p>0.7457627118644</text:p>
          </table:table-cell>
          <table:table-cell table:formula="of:=[.A12]+([.O12]*[.A12]*[.Q12])" office:value-type="float" office:value="0.324018630376246" calcext:value-type="float">
            <text:p>0.3240186303762</text:p>
          </table:table-cell>
          <table:table-cell table:formula="of:=[.B12]+([.P12]*[.B12]*[.R12])" office:value-type="float" office:value="0.761362321593549" calcext:value-type="float">
            <text:p>0.761362321593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2]" office:value-type="float" office:value="0.324018630376246" calcext:value-type="float">
            <text:p>0.3240186303762</text:p>
          </table:table-cell>
          <table:table-cell table:formula="of:=[.T12]" office:value-type="float" office:value="0.761362321593549" calcext:value-type="float">
            <text:p>0.7613623215935</text:p>
          </table:table-cell>
          <table:table-cell table:formula="of:=[.A13]/SUM([.$A13:.$B13])" office:value-type="float" office:value="0.298529866207992" calcext:value-type="float">
            <text:p>0.298529866208</text:p>
          </table:table-cell>
          <table:table-cell table:formula="of:=[.B13]/SUM([.$A13:.$B13])" office:value-type="float" office:value="0.701470133792008" calcext:value-type="float">
            <text:p>0.701470133792</text:p>
          </table:table-cell>
          <table:table-cell table:formula="of:=([.C13]*[.C13])*SUM([.A13:.B13])" office:value-type="float" office:value="0.0967292383751178" calcext:value-type="float">
            <text:p>0.0967292383751</text:p>
          </table:table-cell>
          <table:table-cell table:formula="of:=2*[.C13]*[.D13]*SUM([.A13:.B13])" office:value-type="float" office:value="0.454578784002257" calcext:value-type="float">
            <text:p>0.4545787840023</text:p>
          </table:table-cell>
          <table:table-cell table:formula="of:=([.D13]*[.D13])*SUM([.A13:.B13])" office:value-type="float" office:value="0.53407292959242" calcext:value-type="float">
            <text:p>0.5340729295924</text:p>
          </table:table-cell>
          <table:table-cell table:number-columns-repeated="4"/>
          <table:table-cell table:formula="of:=([.C13]*[.$C$5])+([.D13]*[.$D$5])" office:value-type="float" office:value="1.42789678161312" calcext:value-type="float">
            <text:p>1.4278967816131</text:p>
          </table:table-cell>
          <table:table-cell table:formula="of:=([.C13]*[.$C$6])+([.D13]*[.$D$6])" office:value-type="float" office:value="1.1791179197248" calcext:value-type="float">
            <text:p>1.1791179197248</text:p>
          </table:table-cell>
          <table:table-cell table:formula="of:=([.C13]*[.L13])+([.D13]*[.M13])" office:value-type="float" office:value="1.2533858400797" calcext:value-type="float">
            <text:p>1.2533858400797</text:p>
          </table:table-cell>
          <table:table-cell table:formula="of:=[.$G$5]*[.L13]/[.N13]" office:value-type="float" office:value="2.50630956493743" calcext:value-type="float">
            <text:p>2.5063095649374</text:p>
          </table:table-cell>
          <table:table-cell table:formula="of:=[.$G$6]*[.M13]/[.N13]" office:value-type="float" office:value="2.06964155844429" calcext:value-type="float">
            <text:p>2.0696415584443</text:p>
          </table:table-cell>
          <table:table-cell table:formula="of:=1-([.A13]/[.$H$5])" office:value-type="float" office:value="0.537116242319648" calcext:value-type="float">
            <text:p>0.5371162423196</text:p>
          </table:table-cell>
          <table:table-cell table:formula="of:=1-([.B13]/[.$H$6])" office:value-type="float" office:value="0.354777693564789" calcext:value-type="float">
            <text:p>0.3547776935648</text:p>
          </table:table-cell>
          <table:table-cell table:formula="of:=[.A13]+([.O13]*[.A13]*[.Q13])" office:value-type="float" office:value="0.760205892705546" calcext:value-type="float">
            <text:p>0.7602058927055</text:p>
          </table:table-cell>
          <table:table-cell table:formula="of:=[.B13]+([.P13]*[.B13]*[.R13])" office:value-type="float" office:value="1.32040224401284" calcext:value-type="float">
            <text:p>1.320402244012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3]" office:value-type="float" office:value="0.760205892705546" calcext:value-type="float">
            <text:p>0.7602058927055</text:p>
          </table:table-cell>
          <table:table-cell table:formula="of:=[.T13]" office:value-type="float" office:value="1.32040224401284" calcext:value-type="float">
            <text:p>1.3204022440129</text:p>
          </table:table-cell>
          <table:table-cell table:formula="of:=[.A14]/SUM([.$A14:.$B14])" office:value-type="float" office:value="0.36537677580391" calcext:value-type="float">
            <text:p>0.3653767758039</text:p>
          </table:table-cell>
          <table:table-cell table:formula="of:=[.B14]/SUM([.$A14:.$B14])" office:value-type="float" office:value="0.63462322419609" calcext:value-type="float">
            <text:p>0.6346232241961</text:p>
          </table:table-cell>
          <table:table-cell table:formula="of:=([.C14]*[.C14])*SUM([.A14:.B14])" office:value-type="float" office:value="0.277761578023885" calcext:value-type="float">
            <text:p>0.2777615780239</text:p>
          </table:table-cell>
          <table:table-cell table:formula="of:=2*[.C14]*[.D14]*SUM([.A14:.B14])" office:value-type="float" office:value="0.964888629363321" calcext:value-type="float">
            <text:p>0.9648886293633</text:p>
          </table:table-cell>
          <table:table-cell table:formula="of:=([.D14]*[.D14])*SUM([.A14:.B14])" office:value-type="float" office:value="0.837957929331184" calcext:value-type="float">
            <text:p>0.8379579293312</text:p>
          </table:table-cell>
          <table:table-cell table:number-columns-repeated="4"/>
          <table:table-cell table:formula="of:=([.C14]*[.$C$5])+([.D14]*[.$D$5])" office:value-type="float" office:value="1.38712016675961" calcext:value-type="float">
            <text:p>1.3871201667596</text:p>
          </table:table-cell>
          <table:table-cell table:formula="of:=([.C14]*[.$C$6])+([.D14]*[.$D$6])" office:value-type="float" office:value="1.21922606548235" calcext:value-type="float">
            <text:p>1.2192260654824</text:p>
          </table:table-cell>
          <table:table-cell table:formula="of:=([.C14]*[.L14])+([.D14]*[.M14])" office:value-type="float" office:value="1.28057067088353" calcext:value-type="float">
            <text:p>1.2805706708835</text:p>
          </table:table-cell>
          <table:table-cell table:formula="of:=[.$G$5]*[.L14]/[.N14]" office:value-type="float" office:value="2.38305033549274" calcext:value-type="float">
            <text:p>2.3830503354927</text:p>
          </table:table-cell>
          <table:table-cell table:formula="of:=[.$G$6]*[.M14]/[.N14]" office:value-type="float" office:value="2.09461094576726" calcext:value-type="float">
            <text:p>2.0946109457673</text:p>
          </table:table-cell>
          <table:table-cell table:formula="of:=1-([.A14]/[.$H$5])" office:value-type="float" office:value="-0.0860084181507794" calcext:value-type="float">
            <text:p>-0.0860084181508</text:p>
          </table:table-cell>
          <table:table-cell table:formula="of:=1-([.B14]/[.$H$6])" office:value-type="float" office:value="-0.118984952553258" calcext:value-type="float">
            <text:p>-0.1189849525533</text:p>
          </table:table-cell>
          <table:table-cell table:formula="of:=[.A14]+([.O14]*[.A14]*[.Q14])" office:value-type="float" office:value="0.604392276250234" calcext:value-type="float">
            <text:p>0.6043922762502</text:p>
          </table:table-cell>
          <table:table-cell table:formula="of:=[.B14]+([.P14]*[.B14]*[.R14])" office:value-type="float" office:value="0.991322110990702" calcext:value-type="float">
            <text:p>0.991322110990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4]" office:value-type="float" office:value="0.604392276250234" calcext:value-type="float">
            <text:p>0.6043922762502</text:p>
          </table:table-cell>
          <table:table-cell table:formula="of:=[.T14]" office:value-type="float" office:value="0.991322110990702" calcext:value-type="float">
            <text:p>0.9913221109907</text:p>
          </table:table-cell>
          <table:table-cell table:formula="of:=[.A15]/SUM([.$A15:.$B15])" office:value-type="float" office:value="0.378759683489008" calcext:value-type="float">
            <text:p>0.378759683489</text:p>
          </table:table-cell>
          <table:table-cell table:formula="of:=[.B15]/SUM([.$A15:.$B15])" office:value-type="float" office:value="0.621240316510991" calcext:value-type="float">
            <text:p>0.621240316511</text:p>
          </table:table-cell>
          <table:table-cell table:formula="of:=([.C15]*[.C15])*SUM([.A15:.B15])" office:value-type="float" office:value="0.22891942725574" calcext:value-type="float">
            <text:p>0.2289194272557</text:p>
          </table:table-cell>
          <table:table-cell table:formula="of:=2*[.C15]*[.D15]*SUM([.A15:.B15])" office:value-type="float" office:value="0.750945697988988" calcext:value-type="float">
            <text:p>0.750945697989</text:p>
          </table:table-cell>
          <table:table-cell table:formula="of:=([.D15]*[.D15])*SUM([.A15:.B15])" office:value-type="float" office:value="0.615849261996208" calcext:value-type="float">
            <text:p>0.6158492619962</text:p>
          </table:table-cell>
          <table:table-cell table:number-columns-repeated="4"/>
          <table:table-cell table:formula="of:=([.C15]*[.$C$5])+([.D15]*[.$D$5])" office:value-type="float" office:value="1.37895659307171" calcext:value-type="float">
            <text:p>1.3789565930717</text:p>
          </table:table-cell>
          <table:table-cell table:formula="of:=([.C15]*[.$C$6])+([.D15]*[.$D$6])" office:value-type="float" office:value="1.22725581009341" calcext:value-type="float">
            <text:p>1.2272558100934</text:p>
          </table:table-cell>
          <table:table-cell table:formula="of:=([.C15]*[.L15])+([.D15]*[.M15])" office:value-type="float" office:value="1.2847139506393" calcext:value-type="float">
            <text:p>1.2847139506393</text:p>
          </table:table-cell>
          <table:table-cell table:formula="of:=[.$G$5]*[.L15]/[.N15]" office:value-type="float" office:value="2.36138519648527" calcext:value-type="float">
            <text:p>2.3613851964853</text:p>
          </table:table-cell>
          <table:table-cell table:formula="of:=[.$G$6]*[.M15]/[.N15]" office:value-type="float" office:value="2.1016061831211" calcext:value-type="float">
            <text:p>2.1016061831211</text:p>
          </table:table-cell>
          <table:table-cell table:formula="of:=1-([.A15]/[.$H$5])" office:value-type="float" office:value="0.136582462499665" calcext:value-type="float">
            <text:p>0.1365824624997</text:p>
          </table:table-cell>
          <table:table-cell table:formula="of:=1-([.B15]/[.$H$6])" office:value-type="float" office:value="0.159896516109574" calcext:value-type="float">
            <text:p>0.1598965161096</text:p>
          </table:table-cell>
          <table:table-cell table:formula="of:=[.A15]+([.O15]*[.A15]*[.Q15])" office:value-type="float" office:value="0.799323172927002" calcext:value-type="float">
            <text:p>0.799323172927</text:p>
          </table:table-cell>
          <table:table-cell table:formula="of:=[.B15]+([.P15]*[.B15]*[.R15])" office:value-type="float" office:value="1.32444550436236" calcext:value-type="float">
            <text:p>1.324445504362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5]" office:value-type="float" office:value="0.799323172927002" calcext:value-type="float">
            <text:p>0.799323172927</text:p>
          </table:table-cell>
          <table:table-cell table:formula="of:=[.T15]" office:value-type="float" office:value="1.32444550436236" calcext:value-type="float">
            <text:p>1.3244455043624</text:p>
          </table:table-cell>
          <table:table-cell table:formula="of:=[.A16]/SUM([.$A16:.$B16])" office:value-type="float" office:value="0.376370167558553" calcext:value-type="float">
            <text:p>0.3763701675586</text:p>
          </table:table-cell>
          <table:table-cell table:formula="of:=[.B16]/SUM([.$A16:.$B16])" office:value-type="float" office:value="0.623629832441447" calcext:value-type="float">
            <text:p>0.6236298324414</text:p>
          </table:table-cell>
          <table:table-cell table:formula="of:=([.C16]*[.C16])*SUM([.A16:.B16])" office:value-type="float" office:value="0.30084139652797" calcext:value-type="float">
            <text:p>0.300841396528</text:p>
          </table:table-cell>
          <table:table-cell table:formula="of:=2*[.C16]*[.D16]*SUM([.A16:.B16])" office:value-type="float" office:value="0.996963552798064" calcext:value-type="float">
            <text:p>0.9969635527981</text:p>
          </table:table-cell>
          <table:table-cell table:formula="of:=([.D16]*[.D16])*SUM([.A16:.B16])" office:value-type="float" office:value="0.825963727963323" calcext:value-type="float">
            <text:p>0.8259637279633</text:p>
          </table:table-cell>
          <table:table-cell table:number-columns-repeated="4"/>
          <table:table-cell table:formula="of:=([.C16]*[.$C$5])+([.D16]*[.$D$5])" office:value-type="float" office:value="1.38041419778928" calcext:value-type="float">
            <text:p>1.3804141977893</text:p>
          </table:table-cell>
          <table:table-cell table:formula="of:=([.C16]*[.$C$6])+([.D16]*[.$D$6])" office:value-type="float" office:value="1.22582210053513" calcext:value-type="float">
            <text:p>1.2258221005351</text:p>
          </table:table-cell>
          <table:table-cell table:formula="of:=([.C16]*[.L16])+([.D16]*[.M16])" office:value-type="float" office:value="1.2840059540819" calcext:value-type="float">
            <text:p>1.2840059540819</text:p>
          </table:table-cell>
          <table:table-cell table:formula="of:=[.$G$5]*[.L16]/[.N16]" office:value-type="float" office:value="2.36518469831231" calcext:value-type="float">
            <text:p>2.3651846983123</text:p>
          </table:table-cell>
          <table:table-cell table:formula="of:=[.$G$6]*[.M16]/[.N16]" office:value-type="float" office:value="2.1003085013773" calcext:value-type="float">
            <text:p>2.1003085013773</text:p>
          </table:table-cell>
          <table:table-cell table:formula="of:=1-([.A16]/[.$H$5])" office:value-type="float" office:value="-0.141890247038575" calcext:value-type="float">
            <text:p>-0.1418902470386</text:p>
          </table:table-cell>
          <table:table-cell table:formula="of:=1-([.B16]/[.$H$6])" office:value-type="float" office:value="-0.122411444374877" calcext:value-type="float">
            <text:p>-0.1224114443749</text:p>
          </table:table-cell>
          <table:table-cell table:formula="of:=[.A16]+([.O16]*[.A16]*[.Q16])" office:value-type="float" office:value="0.531073000911017" calcext:value-type="float">
            <text:p>0.531073000911</text:p>
          </table:table-cell>
          <table:table-cell table:formula="of:=[.B16]+([.P16]*[.B16]*[.R16])" office:value-type="float" office:value="0.983928184782863" calcext:value-type="float">
            <text:p>0.983928184782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6]" office:value-type="float" office:value="0.531073000911017" calcext:value-type="float">
            <text:p>0.531073000911</text:p>
          </table:table-cell>
          <table:table-cell table:formula="of:=[.T16]" office:value-type="float" office:value="0.983928184782863" calcext:value-type="float">
            <text:p>0.9839281847829</text:p>
          </table:table-cell>
          <table:table-cell table:formula="of:=[.A17]/SUM([.$A17:.$B17])" office:value-type="float" office:value="0.350542960577144" calcext:value-type="float">
            <text:p>0.3505429605771</text:p>
          </table:table-cell>
          <table:table-cell table:formula="of:=[.B17]/SUM([.$A17:.$B17])" office:value-type="float" office:value="0.649457039422856" calcext:value-type="float">
            <text:p>0.6494570394229</text:p>
          </table:table-cell>
          <table:table-cell table:formula="of:=([.C17]*[.C17])*SUM([.A17:.B17])" office:value-type="float" office:value="0.186163902021936" calcext:value-type="float">
            <text:p>0.1861639020219</text:p>
          </table:table-cell>
          <table:table-cell table:formula="of:=2*[.C17]*[.D17]*SUM([.A17:.B17])" office:value-type="float" office:value="0.689818197778161" calcext:value-type="float">
            <text:p>0.6898181977782</text:p>
          </table:table-cell>
          <table:table-cell table:formula="of:=([.D17]*[.D17])*SUM([.A17:.B17])" office:value-type="float" office:value="0.639019085893783" calcext:value-type="float">
            <text:p>0.6390190858938</text:p>
          </table:table-cell>
          <table:table-cell table:number-columns-repeated="4"/>
          <table:table-cell table:formula="of:=([.C17]*[.$C$5])+([.D17]*[.$D$5])" office:value-type="float" office:value="1.39616879404794" calcext:value-type="float">
            <text:p>1.396168794048</text:p>
          </table:table-cell>
          <table:table-cell table:formula="of:=([.C17]*[.$C$6])+([.D17]*[.$D$6])" office:value-type="float" office:value="1.21032577634629" calcext:value-type="float">
            <text:p>1.2103257763463</text:p>
          </table:table-cell>
          <table:table-cell table:formula="of:=([.C17]*[.L17])+([.D17]*[.M17])" office:value-type="float" office:value="1.27547173797402" calcext:value-type="float">
            <text:p>1.275471737974</text:p>
          </table:table-cell>
          <table:table-cell table:formula="of:=[.$G$5]*[.L17]/[.N17]" office:value-type="float" office:value="2.40818456062728" calcext:value-type="float">
            <text:p>2.4081845606273</text:p>
          </table:table-cell>
          <table:table-cell table:formula="of:=[.$G$6]*[.M17]/[.N17]" office:value-type="float" office:value="2.08763285668042" calcext:value-type="float">
            <text:p>2.0876328566804</text:p>
          </table:table-cell>
          <table:table-cell table:formula="of:=1-([.A17]/[.$H$5])" office:value-type="float" office:value="0.241324284412833" calcext:value-type="float">
            <text:p>0.2413242844128</text:p>
          </table:table-cell>
          <table:table-cell table:formula="of:=1-([.B17]/[.$H$6])" office:value-type="float" office:value="0.16616255526876" calcext:value-type="float">
            <text:p>0.1661625552688</text:p>
          </table:table-cell>
          <table:table-cell table:formula="of:=[.A17]+([.O17]*[.A17]*[.Q17])" office:value-type="float" office:value="0.839707889444168" calcext:value-type="float">
            <text:p>0.8397078894442</text:p>
          </table:table-cell>
          <table:table-cell table:formula="of:=[.B17]+([.P17]*[.B17]*[.R17])" office:value-type="float" office:value="1.32523950043019" calcext:value-type="float">
            <text:p>1.325239500430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7]" office:value-type="float" office:value="0.839707889444168" calcext:value-type="float">
            <text:p>0.8397078894442</text:p>
          </table:table-cell>
          <table:table-cell table:formula="of:=[.T17]" office:value-type="float" office:value="1.32523950043019" calcext:value-type="float">
            <text:p>1.3252395004302</text:p>
          </table:table-cell>
          <table:table-cell table:formula="of:=[.A18]/SUM([.$A18:.$B18])" office:value-type="float" office:value="0.387865263318432" calcext:value-type="float">
            <text:p>0.3878652633184</text:p>
          </table:table-cell>
          <table:table-cell table:formula="of:=[.B18]/SUM([.$A18:.$B18])" office:value-type="float" office:value="0.612134736681568" calcext:value-type="float">
            <text:p>0.6121347366816</text:p>
          </table:table-cell>
          <table:table-cell table:formula="of:=([.C18]*[.C18])*SUM([.A18:.B18])" office:value-type="float" office:value="0.325693521649827" calcext:value-type="float">
            <text:p>0.3256935216498</text:p>
          </table:table-cell>
          <table:table-cell table:formula="of:=2*[.C18]*[.D18]*SUM([.A18:.B18])" office:value-type="float" office:value="1.02802873558868" calcext:value-type="float">
            <text:p>1.0280287355887</text:p>
          </table:table-cell>
          <table:table-cell table:formula="of:=([.D18]*[.D18])*SUM([.A18:.B18])" office:value-type="float" office:value="0.811225132635845" calcext:value-type="float">
            <text:p>0.8112251326358</text:p>
          </table:table-cell>
          <table:table-cell table:number-columns-repeated="4"/>
          <table:table-cell table:formula="of:=([.C18]*[.$C$5])+([.D18]*[.$D$5])" office:value-type="float" office:value="1.37340218937576" calcext:value-type="float">
            <text:p>1.3734021893758</text:p>
          </table:table-cell>
          <table:table-cell table:formula="of:=([.C18]*[.$C$6])+([.D18]*[.$D$6])" office:value-type="float" office:value="1.23271915799106" calcext:value-type="float">
            <text:p>1.2327191579911</text:p>
          </table:table-cell>
          <table:table-cell table:formula="of:=([.C18]*[.L18])+([.D18]*[.M18])" office:value-type="float" office:value="1.28728521900352" calcext:value-type="float">
            <text:p>1.2872852190035</text:p>
          </table:table-cell>
          <table:table-cell table:formula="of:=[.$G$5]*[.L18]/[.N18]" office:value-type="float" office:value="2.34717587992316" calcext:value-type="float">
            <text:p>2.3471758799232</text:p>
          </table:table-cell>
          <table:table-cell table:formula="of:=[.$G$6]*[.M18]/[.N18]" office:value-type="float" office:value="2.10674534869565" calcext:value-type="float">
            <text:p>2.1067453486957</text:p>
          </table:table-cell>
          <table:table-cell table:formula="of:=1-([.A18]/[.$H$5])" office:value-type="float" office:value="-0.199582699205955" calcext:value-type="float">
            <text:p>-0.199582699206</text:p>
          </table:table-cell>
          <table:table-cell table:formula="of:=1-([.B18]/[.$H$6])" office:value-type="float" office:value="-0.123084322398463" calcext:value-type="float">
            <text:p>-0.1230843223985</text:p>
          </table:table-cell>
          <table:table-cell table:formula="of:=[.A18]+([.O18]*[.A18]*[.Q18])" office:value-type="float" office:value="0.446341944292396" calcext:value-type="float">
            <text:p>0.4463419442924</text:p>
          </table:table-cell>
          <table:table-cell table:formula="of:=[.B18]+([.P18]*[.B18]*[.R18])" office:value-type="float" office:value="0.981595192298435" calcext:value-type="float">
            <text:p>0.981595192298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8]" office:value-type="float" office:value="0.446341944292396" calcext:value-type="float">
            <text:p>0.4463419442924</text:p>
          </table:table-cell>
          <table:table-cell table:formula="of:=[.T18]" office:value-type="float" office:value="0.981595192298435" calcext:value-type="float">
            <text:p>0.9815951922984</text:p>
          </table:table-cell>
          <table:table-cell table:formula="of:=[.A19]/SUM([.$A19:.$B19])" office:value-type="float" office:value="0.312578147073076" calcext:value-type="float">
            <text:p>0.3125781470731</text:p>
          </table:table-cell>
          <table:table-cell table:formula="of:=[.B19]/SUM([.$A19:.$B19])" office:value-type="float" office:value="0.687421852926924" calcext:value-type="float">
            <text:p>0.6874218529269</text:p>
          </table:table-cell>
          <table:table-cell table:formula="of:=([.C19]*[.C19])*SUM([.A19:.B19])" office:value-type="float" office:value="0.139516737907911" calcext:value-type="float">
            <text:p>0.1395167379079</text:p>
          </table:table-cell>
          <table:table-cell table:formula="of:=2*[.C19]*[.D19]*SUM([.A19:.B19])" office:value-type="float" office:value="0.61365041276897" calcext:value-type="float">
            <text:p>0.613650412769</text:p>
          </table:table-cell>
          <table:table-cell table:formula="of:=([.D19]*[.D19])*SUM([.A19:.B19])" office:value-type="float" office:value="0.67476998591395" calcext:value-type="float">
            <text:p>0.674769985914</text:p>
          </table:table-cell>
          <table:table-cell table:number-columns-repeated="4"/>
          <table:table-cell table:formula="of:=([.C19]*[.$C$5])+([.D19]*[.$D$5])" office:value-type="float" office:value="1.41932733028542" calcext:value-type="float">
            <text:p>1.4193273302854</text:p>
          </table:table-cell>
          <table:table-cell table:formula="of:=([.C19]*[.$C$6])+([.D19]*[.$D$6])" office:value-type="float" office:value="1.18754688824385" calcext:value-type="float">
            <text:p>1.1875468882439</text:p>
          </table:table-cell>
          <table:table-cell table:formula="of:=([.C19]*[.L19])+([.D19]*[.M19])" office:value-type="float" office:value="1.25999638934498" calcext:value-type="float">
            <text:p>1.259996389345</text:p>
          </table:table-cell>
          <table:table-cell table:formula="of:=[.$G$5]*[.L19]/[.N19]" office:value-type="float" office:value="2.47819767821017" calcext:value-type="float">
            <text:p>2.4781976782102</text:p>
          </table:table-cell>
          <table:table-cell table:formula="of:=[.$G$6]*[.M19]/[.N19]" office:value-type="float" office:value="2.07350050859641" calcext:value-type="float">
            <text:p>2.0735005085964</text:p>
          </table:table-cell>
          <table:table-cell table:formula="of:=1-([.A19]/[.$H$5])" office:value-type="float" office:value="0.362368651010862" calcext:value-type="float">
            <text:p>0.3623686510109</text:p>
          </table:table-cell>
          <table:table-cell table:formula="of:=1-([.B19]/[.$H$6])" office:value-type="float" office:value="0.168139667543699" calcext:value-type="float">
            <text:p>0.1681396675437</text:p>
          </table:table-cell>
          <table:table-cell table:formula="of:=[.A19]+([.O19]*[.A19]*[.Q19])" office:value-type="float" office:value="0.847166450216657" calcext:value-type="float">
            <text:p>0.8471664502167</text:p>
          </table:table-cell>
          <table:table-cell table:formula="of:=[.B19]+([.P19]*[.B19]*[.R19])" office:value-type="float" office:value="1.3238162688941" calcext:value-type="float">
            <text:p>1.323816268894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9]" office:value-type="float" office:value="0.847166450216657" calcext:value-type="float">
            <text:p>0.8471664502167</text:p>
          </table:table-cell>
          <table:table-cell table:formula="of:=[.T19]" office:value-type="float" office:value="1.3238162688941" calcext:value-type="float">
            <text:p>1.3238162688941</text:p>
          </table:table-cell>
          <table:table-cell table:formula="of:=[.A20]/SUM([.$A20:.$B20])" office:value-type="float" office:value="0.390222567300609" calcext:value-type="float">
            <text:p>0.3902225673006</text:p>
          </table:table-cell>
          <table:table-cell table:formula="of:=[.B20]/SUM([.$A20:.$B20])" office:value-type="float" office:value="0.609777432699391" calcext:value-type="float">
            <text:p>0.6097774326994</text:p>
          </table:table-cell>
          <table:table-cell table:formula="of:=([.C20]*[.C20])*SUM([.A20:.B20])" office:value-type="float" office:value="0.330583467134487" calcext:value-type="float">
            <text:p>0.3305834671345</text:p>
          </table:table-cell>
          <table:table-cell table:formula="of:=2*[.C20]*[.D20]*SUM([.A20:.B20])" office:value-type="float" office:value="1.03316596616434" calcext:value-type="float">
            <text:p>1.0331659661643</text:p>
          </table:table-cell>
          <table:table-cell table:formula="of:=([.D20]*[.D20])*SUM([.A20:.B20])" office:value-type="float" office:value="0.807233285811933" calcext:value-type="float">
            <text:p>0.8072332858119</text:p>
          </table:table-cell>
          <table:table-cell table:number-columns-repeated="4"/>
          <table:table-cell table:formula="of:=([.C20]*[.$C$5])+([.D20]*[.$D$5])" office:value-type="float" office:value="1.37196423394663" calcext:value-type="float">
            <text:p>1.3719642339466</text:p>
          </table:table-cell>
          <table:table-cell table:formula="of:=([.C20]*[.$C$6])+([.D20]*[.$D$6])" office:value-type="float" office:value="1.23413354038037" calcext:value-type="float">
            <text:p>1.2341335403804</text:p>
          </table:table-cell>
          <table:table-cell table:formula="of:=([.C20]*[.L20])+([.D20]*[.M20])" office:value-type="float" office:value="1.28791818747662" calcext:value-type="float">
            <text:p>1.2879181874766</text:p>
          </table:table-cell>
          <table:table-cell table:formula="of:=[.$G$5]*[.L20]/[.N20]" office:value-type="float" office:value="2.34356603084882" calcext:value-type="float">
            <text:p>2.3435660308488</text:p>
          </table:table-cell>
          <table:table-cell table:formula="of:=[.$G$6]*[.M20]/[.N20]" office:value-type="float" office:value="2.10812597821638" calcext:value-type="float">
            <text:p>2.1081259782164</text:p>
          </table:table-cell>
          <table:table-cell table:formula="of:=1-([.A20]/[.$H$5])" office:value-type="float" office:value="-0.210237786023796" calcext:value-type="float">
            <text:p>-0.2102377860238</text:p>
          </table:table-cell>
          <table:table-cell table:formula="of:=1-([.B20]/[.$H$6])" office:value-type="float" office:value="-0.121878193978053" calcext:value-type="float">
            <text:p>-0.1218781939781</text:p>
          </table:table-cell>
          <table:table-cell table:formula="of:=[.A20]+([.O20]*[.A20]*[.Q20])" office:value-type="float" office:value="0.429762343907832" calcext:value-type="float">
            <text:p>0.4297623439078</text:p>
          </table:table-cell>
          <table:table-cell table:formula="of:=[.B20]+([.P20]*[.B20]*[.R20])" office:value-type="float" office:value="0.983682082710023" calcext:value-type="float">
            <text:p>0.9836820827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0]" office:value-type="float" office:value="0.429762343907832" calcext:value-type="float">
            <text:p>0.4297623439078</text:p>
          </table:table-cell>
          <table:table-cell table:formula="of:=[.T20]" office:value-type="float" office:value="0.983682082710023" calcext:value-type="float">
            <text:p>0.98368208271</text:p>
          </table:table-cell>
          <table:table-cell table:formula="of:=[.A21]/SUM([.$A21:.$B21])" office:value-type="float" office:value="0.304053230402687" calcext:value-type="float">
            <text:p>0.3040532304027</text:p>
          </table:table-cell>
          <table:table-cell table:formula="of:=[.B21]/SUM([.$A21:.$B21])" office:value-type="float" office:value="0.695946769597313" calcext:value-type="float">
            <text:p>0.6959467695973</text:p>
          </table:table-cell>
          <table:table-cell table:formula="of:=([.C21]*[.C21])*SUM([.A21:.B21])" office:value-type="float" office:value="0.130670628970607" calcext:value-type="float">
            <text:p>0.1306706289706</text:p>
          </table:table-cell>
          <table:table-cell table:formula="of:=2*[.C21]*[.D21]*SUM([.A21:.B21])" office:value-type="float" office:value="0.598183429874451" calcext:value-type="float">
            <text:p>0.5981834298745</text:p>
          </table:table-cell>
          <table:table-cell table:formula="of:=([.D21]*[.D21])*SUM([.A21:.B21])" office:value-type="float" office:value="0.684590367772798" calcext:value-type="float">
            <text:p>0.6845903677728</text:p>
          </table:table-cell>
          <table:table-cell table:number-columns-repeated="4"/>
          <table:table-cell table:formula="of:=([.C21]*[.$C$5])+([.D21]*[.$D$5])" office:value-type="float" office:value="1.42452752945436" calcext:value-type="float">
            <text:p>1.4245275294544</text:p>
          </table:table-cell>
          <table:table-cell table:formula="of:=([.C21]*[.$C$6])+([.D21]*[.$D$6])" office:value-type="float" office:value="1.18243193824161" calcext:value-type="float">
            <text:p>1.1824319382416</text:p>
          </table:table-cell>
          <table:table-cell table:formula="of:=([.C21]*[.L21])+([.D21]*[.M21])" office:value-type="float" office:value="1.2560418848161" calcext:value-type="float">
            <text:p>1.2560418848161</text:p>
          </table:table-cell>
          <table:table-cell table:formula="of:=[.$G$5]*[.L21]/[.N21]" office:value-type="float" office:value="2.49510832615144" calcext:value-type="float">
            <text:p>2.4951083261515</text:p>
          </table:table-cell>
          <table:table-cell table:formula="of:=[.$G$6]*[.M21]/[.N21]" office:value-type="float" office:value="2.07106967974434" calcext:value-type="float">
            <text:p>2.0710696797443</text:p>
          </table:table-cell>
          <table:table-cell table:formula="of:=1-([.A21]/[.$H$5])" office:value-type="float" office:value="0.386053794417383" calcext:value-type="float">
            <text:p>0.3860537944174</text:p>
          </table:table-cell>
          <table:table-cell table:formula="of:=1-([.B21]/[.$H$6])" office:value-type="float" office:value="0.166371116347438" calcext:value-type="float">
            <text:p>0.1663711163474</text:p>
          </table:table-cell>
          <table:table-cell table:formula="of:=[.A21]+([.O21]*[.A21]*[.Q21])" office:value-type="float" office:value="0.843729218439994" calcext:value-type="float">
            <text:p>0.84372921844</text:p>
          </table:table-cell>
          <table:table-cell table:formula="of:=[.B21]+([.P21]*[.B21]*[.R21])" office:value-type="float" office:value="1.32262565502352" calcext:value-type="float">
            <text:p>1.322625655023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1]" office:value-type="float" office:value="0.843729218439994" calcext:value-type="float">
            <text:p>0.84372921844</text:p>
          </table:table-cell>
          <table:table-cell table:formula="of:=[.T21]" office:value-type="float" office:value="1.32262565502352" calcext:value-type="float">
            <text:p>1.3226256550235</text:p>
          </table:table-cell>
          <table:table-cell table:formula="of:=[.A22]/SUM([.$A22:.$B22])" office:value-type="float" office:value="0.389469531873632" calcext:value-type="float">
            <text:p>0.3894695318736</text:p>
          </table:table-cell>
          <table:table-cell table:formula="of:=[.B22]/SUM([.$A22:.$B22])" office:value-type="float" office:value="0.610530468126369" calcext:value-type="float">
            <text:p>0.6105304681264</text:p>
          </table:table-cell>
          <table:table-cell table:formula="of:=([.C22]*[.C22])*SUM([.A22:.B22])" office:value-type="float" office:value="0.32860682373393" calcext:value-type="float">
            <text:p>0.3286068237339</text:p>
          </table:table-cell>
          <table:table-cell table:formula="of:=2*[.C22]*[.D22]*SUM([.A22:.B22])" office:value-type="float" office:value="1.03024478941213" calcext:value-type="float">
            <text:p>1.0302447894121</text:p>
          </table:table-cell>
          <table:table-cell table:formula="of:=([.D22]*[.D22])*SUM([.A22:.B22])" office:value-type="float" office:value="0.807503260317453" calcext:value-type="float">
            <text:p>0.8075032603175</text:p>
          </table:table-cell>
          <table:table-cell table:number-columns-repeated="4"/>
          <table:table-cell table:formula="of:=([.C22]*[.$C$5])+([.D22]*[.$D$5])" office:value-type="float" office:value="1.37242358555709" calcext:value-type="float">
            <text:p>1.3724235855571</text:p>
          </table:table-cell>
          <table:table-cell table:formula="of:=([.C22]*[.$C$6])+([.D22]*[.$D$6])" office:value-type="float" office:value="1.23368171912418" calcext:value-type="float">
            <text:p>1.2336817191242</text:p>
          </table:table-cell>
          <table:table-cell table:formula="of:=([.C22]*[.L22])+([.D22]*[.M22])" office:value-type="float" office:value="1.28771744889508" calcext:value-type="float">
            <text:p>1.2877174488951</text:p>
          </table:table-cell>
          <table:table-cell table:formula="of:=[.$G$5]*[.L22]/[.N22]" office:value-type="float" office:value="2.3447161415855" calcext:value-type="float">
            <text:p>2.3447161415855</text:p>
          </table:table-cell>
          <table:table-cell table:formula="of:=[.$G$6]*[.M22]/[.N22]" office:value-type="float" office:value="2.10768269421372" calcext:value-type="float">
            <text:p>2.1076826942137</text:p>
          </table:table-cell>
          <table:table-cell table:formula="of:=1-([.A22]/[.$H$5])" office:value-type="float" office:value="-0.205327454914278" calcext:value-type="float">
            <text:p>-0.2053274549143</text:p>
          </table:table-cell>
          <table:table-cell table:formula="of:=1-([.B22]/[.$H$6])" office:value-type="float" office:value="-0.120869199172473" calcext:value-type="float">
            <text:p>-0.1208691991725</text:p>
          </table:table-cell>
          <table:table-cell table:formula="of:=[.A22]+([.O22]*[.A22]*[.Q22])" office:value-type="float" office:value="0.43752878146758" calcext:value-type="float">
            <text:p>0.4375287814676</text:p>
          </table:table-cell>
          <table:table-cell table:formula="of:=[.B22]+([.P22]*[.B22]*[.R22])" office:value-type="float" office:value="0.985681585561125" calcext:value-type="float">
            <text:p>0.985681585561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2]" office:value-type="float" office:value="0.43752878146758" calcext:value-type="float">
            <text:p>0.4375287814676</text:p>
          </table:table-cell>
          <table:table-cell table:formula="of:=[.T22]" office:value-type="float" office:value="0.985681585561125" calcext:value-type="float">
            <text:p>0.9856815855611</text:p>
          </table:table-cell>
          <table:table-cell table:formula="of:=[.A23]/SUM([.$A23:.$B23])" office:value-type="float" office:value="0.307423829676724" calcext:value-type="float">
            <text:p>0.3074238296767</text:p>
          </table:table-cell>
          <table:table-cell table:formula="of:=[.B23]/SUM([.$A23:.$B23])" office:value-type="float" office:value="0.692576170323276" calcext:value-type="float">
            <text:p>0.6925761703233</text:p>
          </table:table-cell>
          <table:table-cell table:formula="of:=([.C23]*[.C23])*SUM([.A23:.B23])" office:value-type="float" office:value="0.134506773592554" calcext:value-type="float">
            <text:p>0.1345067735926</text:p>
          </table:table-cell>
          <table:table-cell table:formula="of:=2*[.C23]*[.D23]*SUM([.A23:.B23])" office:value-type="float" office:value="0.606044015750053" calcext:value-type="float">
            <text:p>0.6060440157501</text:p>
          </table:table-cell>
          <table:table-cell table:formula="of:=([.D23]*[.D23])*SUM([.A23:.B23])" office:value-type="float" office:value="0.682659577686098" calcext:value-type="float">
            <text:p>0.6826595776861</text:p>
          </table:table-cell>
          <table:table-cell table:number-columns-repeated="4"/>
          <table:table-cell table:formula="of:=([.C23]*[.$C$5])+([.D23]*[.$D$5])" office:value-type="float" office:value="1.4224714638972" calcext:value-type="float">
            <text:p>1.4224714638972</text:p>
          </table:table-cell>
          <table:table-cell table:formula="of:=([.C23]*[.$C$6])+([.D23]*[.$D$6])" office:value-type="float" office:value="1.18445429780603" calcext:value-type="float">
            <text:p>1.184454297806</text:p>
          </table:table-cell>
          <table:table-cell table:formula="of:=([.C23]*[.L23])+([.D23]*[.M23])" office:value-type="float" office:value="1.25762644653458" calcext:value-type="float">
            <text:p>1.2576264465346</text:p>
          </table:table-cell>
          <table:table-cell table:formula="of:=[.$G$5]*[.L23]/[.N23]" office:value-type="float" office:value="2.48836785294797" calcext:value-type="float">
            <text:p>2.488367852948</text:p>
          </table:table-cell>
          <table:table-cell table:formula="of:=[.$G$6]*[.M23]/[.N23]" office:value-type="float" office:value="2.0719979786952" calcext:value-type="float">
            <text:p>2.0719979786952</text:p>
          </table:table-cell>
          <table:table-cell table:formula="of:=1-([.A23]/[.$H$5])" office:value-type="float" office:value="0.374958883617743" calcext:value-type="float">
            <text:p>0.3749588836177</text:p>
          </table:table-cell>
          <table:table-cell table:formula="of:=1-([.B23]/[.$H$6])" office:value-type="float" office:value="0.164676622405826" calcext:value-type="float">
            <text:p>0.1646766224058</text:p>
          </table:table-cell>
          <table:table-cell table:formula="of:=[.A23]+([.O23]*[.A23]*[.Q23])" office:value-type="float" office:value="0.845758724677475" calcext:value-type="float">
            <text:p>0.8457587246775</text:p>
          </table:table-cell>
          <table:table-cell table:formula="of:=[.B23]+([.P23]*[.B23]*[.R23])" office:value-type="float" office:value="1.32200563344918" calcext:value-type="float">
            <text:p>1.322005633449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3]" office:value-type="float" office:value="0.845758724677475" calcext:value-type="float">
            <text:p>0.8457587246775</text:p>
          </table:table-cell>
          <table:table-cell table:formula="of:=[.T23]" office:value-type="float" office:value="1.32200563344918" calcext:value-type="float">
            <text:p>1.3220056334492</text:p>
          </table:table-cell>
          <table:table-cell table:formula="of:=[.A24]/SUM([.$A24:.$B24])" office:value-type="float" office:value="0.390152518887415" calcext:value-type="float">
            <text:p>0.3901525188874</text:p>
          </table:table-cell>
          <table:table-cell table:formula="of:=[.B24]/SUM([.$A24:.$B24])" office:value-type="float" office:value="0.609847481112585" calcext:value-type="float">
            <text:p>0.6098474811126</text:p>
          </table:table-cell>
          <table:table-cell table:formula="of:=([.C24]*[.C24])*SUM([.A24:.B24])" office:value-type="float" office:value="0.329974896803924" calcext:value-type="float">
            <text:p>0.3299748968039</text:p>
          </table:table-cell>
          <table:table-cell table:formula="of:=2*[.C24]*[.D24]*SUM([.A24:.B24])" office:value-type="float" office:value="1.0315676557471" calcext:value-type="float">
            <text:p>1.0315676557471</text:p>
          </table:table-cell>
          <table:table-cell table:formula="of:=([.D24]*[.D24])*SUM([.A24:.B24])" office:value-type="float" office:value="0.806221805575632" calcext:value-type="float">
            <text:p>0.8062218055756</text:p>
          </table:table-cell>
          <table:table-cell table:number-columns-repeated="4"/>
          <table:table-cell table:formula="of:=([.C24]*[.$C$5])+([.D24]*[.$D$5])" office:value-type="float" office:value="1.37200696347868" calcext:value-type="float">
            <text:p>1.3720069634787</text:p>
          </table:table-cell>
          <table:table-cell table:formula="of:=([.C24]*[.$C$6])+([.D24]*[.$D$6])" office:value-type="float" office:value="1.23409151133245" calcext:value-type="float">
            <text:p>1.2340915113325</text:p>
          </table:table-cell>
          <table:table-cell table:formula="of:=([.C24]*[.L24])+([.D24]*[.M24])" office:value-type="float" office:value="1.2878995723808" calcext:value-type="float">
            <text:p>1.2878995723808</text:p>
          </table:table-cell>
          <table:table-cell table:formula="of:=[.$G$5]*[.L24]/[.N24]" office:value-type="float" office:value="2.34367289529671" calcext:value-type="float">
            <text:p>2.3436728952967</text:p>
          </table:table-cell>
          <table:table-cell table:formula="of:=[.$G$6]*[.M24]/[.N24]" office:value-type="float" office:value="2.10808465438999" calcext:value-type="float">
            <text:p>2.10808465439</text:p>
          </table:table-cell>
          <table:table-cell table:formula="of:=1-([.A24]/[.$H$5])" office:value-type="float" office:value="-0.20822674953925" calcext:value-type="float">
            <text:p>-0.2082267495393</text:p>
          </table:table-cell>
          <table:table-cell table:formula="of:=1-([.B24]/[.$H$6])" office:value-type="float" office:value="-0.120343757160325" calcext:value-type="float">
            <text:p>-0.1203437571603</text:p>
          </table:table-cell>
          <table:table-cell table:formula="of:=[.A24]+([.O24]*[.A24]*[.Q24])" office:value-type="float" office:value="0.433015451678485" calcext:value-type="float">
            <text:p>0.4330154516785</text:p>
          </table:table-cell>
          <table:table-cell table:formula="of:=[.B24]+([.P24]*[.B24]*[.R24])" office:value-type="float" office:value="0.986619642024684" calcext:value-type="float">
            <text:p>0.986619642024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4]" office:value-type="float" office:value="0.433015451678485" calcext:value-type="float">
            <text:p>0.4330154516785</text:p>
          </table:table-cell>
          <table:table-cell table:formula="of:=[.T24]" office:value-type="float" office:value="0.986619642024684" calcext:value-type="float">
            <text:p>0.9866196420247</text:p>
          </table:table-cell>
          <table:table-cell table:formula="of:=[.A25]/SUM([.$A25:.$B25])" office:value-type="float" office:value="0.305018841531276" calcext:value-type="float">
            <text:p>0.3050188415313</text:p>
          </table:table-cell>
          <table:table-cell table:formula="of:=[.B25]/SUM([.$A25:.$B25])" office:value-type="float" office:value="0.694981158468724" calcext:value-type="float">
            <text:p>0.6949811584687</text:p>
          </table:table-cell>
          <table:table-cell table:formula="of:=([.C25]*[.C25])*SUM([.A25:.B25])" office:value-type="float" office:value="0.132077871436114" calcext:value-type="float">
            <text:p>0.1320778714361</text:p>
          </table:table-cell>
          <table:table-cell table:formula="of:=2*[.C25]*[.D25]*SUM([.A25:.B25])" office:value-type="float" office:value="0.601875160484743" calcext:value-type="float">
            <text:p>0.6018751604847</text:p>
          </table:table-cell>
          <table:table-cell table:formula="of:=([.D25]*[.D25])*SUM([.A25:.B25])" office:value-type="float" office:value="0.685682061782312" calcext:value-type="float">
            <text:p>0.6856820617823</text:p>
          </table:table-cell>
          <table:table-cell table:number-columns-repeated="4"/>
          <table:table-cell table:formula="of:=([.C25]*[.$C$5])+([.D25]*[.$D$5])" office:value-type="float" office:value="1.42393850666592" calcext:value-type="float">
            <text:p>1.4239385066659</text:p>
          </table:table-cell>
          <table:table-cell table:formula="of:=([.C25]*[.$C$6])+([.D25]*[.$D$6])" office:value-type="float" office:value="1.18301130491877" calcext:value-type="float">
            <text:p>1.1830113049188</text:p>
          </table:table-cell>
          <table:table-cell table:formula="of:=([.C25]*[.L25])+([.D25]*[.M25])" office:value-type="float" office:value="1.25649864088906" calcext:value-type="float">
            <text:p>1.2564986408891</text:p>
          </table:table-cell>
          <table:table-cell table:formula="of:=[.$G$5]*[.L25]/[.N25]" office:value-type="float" office:value="2.49316999853534" calcext:value-type="float">
            <text:p>2.4931699985354</text:p>
          </table:table-cell>
          <table:table-cell table:formula="of:=[.$G$6]*[.M25]/[.N25]" office:value-type="float" office:value="2.07133122641482" calcext:value-type="float">
            <text:p>2.0713312264148</text:p>
          </table:table-cell>
          <table:table-cell table:formula="of:=1-([.A25]/[.$H$5])" office:value-type="float" office:value="0.381406497602164" calcext:value-type="float">
            <text:p>0.3814064976022</text:p>
          </table:table-cell>
          <table:table-cell table:formula="of:=1-([.B25]/[.$H$6])" office:value-type="float" office:value="0.163881659301116" calcext:value-type="float">
            <text:p>0.1638816593011</text:p>
          </table:table-cell>
          <table:table-cell table:formula="of:=[.A25]+([.O25]*[.A25]*[.Q25])" office:value-type="float" office:value="0.844774710503701" calcext:value-type="float">
            <text:p>0.8447747105037</text:p>
          </table:table-cell>
          <table:table-cell table:formula="of:=[.B25]+([.P25]*[.B25]*[.R25])" office:value-type="float" office:value="1.32153083506201" calcext:value-type="float">
            <text:p>1.32153083506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5]" office:value-type="float" office:value="0.844774710503701" calcext:value-type="float">
            <text:p>0.8447747105037</text:p>
          </table:table-cell>
          <table:table-cell table:formula="of:=[.T25]" office:value-type="float" office:value="1.32153083506201" calcext:value-type="float">
            <text:p>1.321530835062</text:p>
          </table:table-cell>
          <table:table-cell table:formula="of:=[.A26]/SUM([.$A26:.$B26])" office:value-type="float" office:value="0.389961015533058" calcext:value-type="float">
            <text:p>0.3899610155331</text:p>
          </table:table-cell>
          <table:table-cell table:formula="of:=[.B26]/SUM([.$A26:.$B26])" office:value-type="float" office:value="0.610038984466941" calcext:value-type="float">
            <text:p>0.6100389844669</text:p>
          </table:table-cell>
          <table:table-cell table:formula="of:=([.C26]*[.C26])*SUM([.A26:.B26])" office:value-type="float" office:value="0.329429204004669" calcext:value-type="float">
            <text:p>0.3294292040047</text:p>
          </table:table-cell>
          <table:table-cell table:formula="of:=2*[.C26]*[.D26]*SUM([.A26:.B26])" office:value-type="float" office:value="1.03069101299806" calcext:value-type="float">
            <text:p>1.0306910129981</text:p>
          </table:table-cell>
          <table:table-cell table:formula="of:=([.D26]*[.D26])*SUM([.A26:.B26])" office:value-type="float" office:value="0.806185328562977" calcext:value-type="float">
            <text:p>0.806185328563</text:p>
          </table:table-cell>
          <table:table-cell table:number-columns-repeated="4"/>
          <table:table-cell table:formula="of:=([.C26]*[.$C$5])+([.D26]*[.$D$5])" office:value-type="float" office:value="1.37212378052483" calcext:value-type="float">
            <text:p>1.3721237805248</text:p>
          </table:table-cell>
          <table:table-cell table:formula="of:=([.C26]*[.$C$6])+([.D26]*[.$D$6])" office:value-type="float" office:value="1.23397660931984" calcext:value-type="float">
            <text:p>1.2339766093198</text:p>
          </table:table-cell>
          <table:table-cell table:formula="of:=([.C26]*[.L26])+([.D26]*[.M26])" office:value-type="float" office:value="1.28784862049596" calcext:value-type="float">
            <text:p>1.287848620496</text:p>
          </table:table-cell>
          <table:table-cell table:formula="of:=[.$G$5]*[.L26]/[.N26]" office:value-type="float" office:value="2.34396517503131" calcext:value-type="float">
            <text:p>2.3439651750313</text:p>
          </table:table-cell>
          <table:table-cell table:formula="of:=[.$G$6]*[.M26]/[.N26]" office:value-type="float" office:value="2.1079717734668" calcext:value-type="float">
            <text:p>2.1079717734668</text:p>
          </table:table-cell>
          <table:table-cell table:formula="of:=1-([.A26]/[.$H$5])" office:value-type="float" office:value="-0.206821015005286" calcext:value-type="float">
            <text:p>-0.2068210150053</text:p>
          </table:table-cell>
          <table:table-cell table:formula="of:=1-([.B26]/[.$H$6])" office:value-type="float" office:value="-0.119941385645771" calcext:value-type="float">
            <text:p>-0.1199413856458</text:p>
          </table:table-cell>
          <table:table-cell table:formula="of:=[.A26]+([.O26]*[.A26]*[.Q26])" office:value-type="float" office:value="0.435243764770542" calcext:value-type="float">
            <text:p>0.4352437647705</text:p>
          </table:table-cell>
          <table:table-cell table:formula="of:=[.B26]+([.P26]*[.B26]*[.R26])" office:value-type="float" office:value="0.987404156212399" calcext:value-type="float">
            <text:p>0.987404156212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6]" office:value-type="float" office:value="0.435243764770542" calcext:value-type="float">
            <text:p>0.4352437647705</text:p>
          </table:table-cell>
          <table:table-cell table:formula="of:=[.T26]" office:value-type="float" office:value="0.987404156212399" calcext:value-type="float">
            <text:p>0.9874041562124</text:p>
          </table:table-cell>
          <table:table-cell table:formula="of:=[.A27]/SUM([.$A27:.$B27])" office:value-type="float" office:value="0.305939198554356" calcext:value-type="float">
            <text:p>0.3059391985544</text:p>
          </table:table-cell>
          <table:table-cell table:formula="of:=[.B27]/SUM([.$A27:.$B27])" office:value-type="float" office:value="0.694060801445644" calcext:value-type="float">
            <text:p>0.6940608014456</text:p>
          </table:table-cell>
          <table:table-cell table:formula="of:=([.C27]*[.C27])*SUM([.A27:.B27])" office:value-type="float" office:value="0.13315812856968" calcext:value-type="float">
            <text:p>0.1331581285697</text:p>
          </table:table-cell>
          <table:table-cell table:formula="of:=2*[.C27]*[.D27]*SUM([.A27:.B27])" office:value-type="float" office:value="0.604171272401723" calcext:value-type="float">
            <text:p>0.6041712724017</text:p>
          </table:table-cell>
          <table:table-cell table:formula="of:=([.D27]*[.D27])*SUM([.A27:.B27])" office:value-type="float" office:value="0.685318520011537" calcext:value-type="float">
            <text:p>0.6853185200115</text:p>
          </table:table-cell>
          <table:table-cell table:number-columns-repeated="4"/>
          <table:table-cell table:formula="of:=([.C27]*[.$C$5])+([.D27]*[.$D$5])" office:value-type="float" office:value="1.42337708888184" calcext:value-type="float">
            <text:p>1.4233770888819</text:p>
          </table:table-cell>
          <table:table-cell table:formula="of:=([.C27]*[.$C$6])+([.D27]*[.$D$6])" office:value-type="float" office:value="1.18356351913261" calcext:value-type="float">
            <text:p>1.1835635191326</text:p>
          </table:table-cell>
          <table:table-cell table:formula="of:=([.C27]*[.L27])+([.D27]*[.M27])" office:value-type="float" office:value="1.25693189046415" calcext:value-type="float">
            <text:p>1.2569318904642</text:p>
          </table:table-cell>
          <table:table-cell table:formula="of:=[.$G$5]*[.L27]/[.N27]" office:value-type="float" office:value="2.4913279862632" calcext:value-type="float">
            <text:p>2.4913279862632</text:p>
          </table:table-cell>
          <table:table-cell table:formula="of:=[.$G$6]*[.M27]/[.N27]" office:value-type="float" office:value="2.07158380008182" calcext:value-type="float">
            <text:p>2.0715838000818</text:p>
          </table:table-cell>
          <table:table-cell table:formula="of:=1-([.A27]/[.$H$5])" office:value-type="float" office:value="0.37822319318494" calcext:value-type="float">
            <text:p>0.3782231931849</text:p>
          </table:table-cell>
          <table:table-cell table:formula="of:=1-([.B27]/[.$H$6])" office:value-type="float" office:value="0.163216816769154" calcext:value-type="float">
            <text:p>0.1632168167692</text:p>
          </table:table-cell>
          <table:table-cell table:formula="of:=[.A27]+([.O27]*[.A27]*[.Q27])" office:value-type="float" office:value="0.845364400369825" calcext:value-type="float">
            <text:p>0.8453644003698</text:p>
          </table:table-cell>
          <table:table-cell table:formula="of:=[.B27]+([.P27]*[.B27]*[.R27])" office:value-type="float" office:value="1.32126259686932" calcext:value-type="float">
            <text:p>1.321262596869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7]" office:value-type="float" office:value="0.845364400369825" calcext:value-type="float">
            <text:p>0.8453644003698</text:p>
          </table:table-cell>
          <table:table-cell table:formula="of:=[.T27]" office:value-type="float" office:value="1.32126259686932" calcext:value-type="float">
            <text:p>1.3212625968693</text:p>
          </table:table-cell>
          <table:table-cell table:formula="of:=[.A28]/SUM([.$A28:.$B28])" office:value-type="float" office:value="0.390175328493111" calcext:value-type="float">
            <text:p>0.3901753284931</text:p>
          </table:table-cell>
          <table:table-cell table:formula="of:=[.B28]/SUM([.$A28:.$B28])" office:value-type="float" office:value="0.609824671506889" calcext:value-type="float">
            <text:p>0.6098246715069</text:p>
          </table:table-cell>
          <table:table-cell table:formula="of:=([.C28]*[.C28])*SUM([.A28:.B28])" office:value-type="float" office:value="0.329840332610678" calcext:value-type="float">
            <text:p>0.3298403326107</text:p>
          </table:table-cell>
          <table:table-cell table:formula="of:=2*[.C28]*[.D28]*SUM([.A28:.B28])" office:value-type="float" office:value="1.03104813551829" calcext:value-type="float">
            <text:p>1.0310481355183</text:p>
          </table:table-cell>
          <table:table-cell table:formula="of:=([.D28]*[.D28])*SUM([.A28:.B28])" office:value-type="float" office:value="0.805738529110172" calcext:value-type="float">
            <text:p>0.8057385291102</text:p>
          </table:table-cell>
          <table:table-cell table:number-columns-repeated="4"/>
          <table:table-cell table:formula="of:=([.C28]*[.$C$5])+([.D28]*[.$D$5])" office:value-type="float" office:value="1.3719930496192" calcext:value-type="float">
            <text:p>1.3719930496192</text:p>
          </table:table-cell>
          <table:table-cell table:formula="of:=([.C28]*[.$C$6])+([.D28]*[.$D$6])" office:value-type="float" office:value="1.23410519709587" calcext:value-type="float">
            <text:p>1.2341051970959</text:p>
          </table:table-cell>
          <table:table-cell table:formula="of:=([.C28]*[.L28])+([.D28]*[.M28])" office:value-type="float" office:value="1.28790563524937" calcext:value-type="float">
            <text:p>1.2879056352494</text:p>
          </table:table-cell>
          <table:table-cell table:formula="of:=[.$G$5]*[.L28]/[.N28]" office:value-type="float" office:value="2.34363809471011" calcext:value-type="float">
            <text:p>2.3436380947101</text:p>
          </table:table-cell>
          <table:table-cell table:formula="of:=[.$G$6]*[.M28]/[.N28]" office:value-type="float" office:value="2.10809810851182" calcext:value-type="float">
            <text:p>2.1080981085118</text:p>
          </table:table-cell>
          <table:table-cell table:formula="of:=1-([.A28]/[.$H$5])" office:value-type="float" office:value="-0.20766342909975" calcext:value-type="float">
            <text:p>-0.2076634290998</text:p>
          </table:table-cell>
          <table:table-cell table:formula="of:=1-([.B28]/[.$H$6])" office:value-type="float" office:value="-0.119714065143491" calcext:value-type="float">
            <text:p>-0.1197140651435</text:p>
          </table:table-cell>
          <table:table-cell table:formula="of:=[.A28]+([.O28]*[.A28]*[.Q28])" office:value-type="float" office:value="0.4339357559083" calcext:value-type="float">
            <text:p>0.4339357559083</text:p>
          </table:table-cell>
          <table:table-cell table:formula="of:=[.B28]+([.P28]*[.B28]*[.R28])" office:value-type="float" office:value="0.987816884102758" calcext:value-type="float">
            <text:p>0.987816884102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8]" office:value-type="float" office:value="0.4339357559083" calcext:value-type="float">
            <text:p>0.4339357559083</text:p>
          </table:table-cell>
          <table:table-cell table:formula="of:=[.T28]" office:value-type="float" office:value="0.987816884102758" calcext:value-type="float">
            <text:p>0.9878168841028</text:p>
          </table:table-cell>
          <table:table-cell table:formula="of:=[.A29]/SUM([.$A29:.$B29])" office:value-type="float" office:value="0.305211851693783" calcext:value-type="float">
            <text:p>0.3052118516938</text:p>
          </table:table-cell>
          <table:table-cell table:formula="of:=[.B29]/SUM([.$A29:.$B29])" office:value-type="float" office:value="0.694788148306217" calcext:value-type="float">
            <text:p>0.6947881483062</text:p>
          </table:table-cell>
          <table:table-cell table:formula="of:=([.C29]*[.C29])*SUM([.A29:.B29])" office:value-type="float" office:value="0.132442335576914" calcext:value-type="float">
            <text:p>0.1324423355769</text:p>
          </table:table-cell>
          <table:table-cell table:formula="of:=2*[.C29]*[.D29]*SUM([.A29:.B29])" office:value-type="float" office:value="0.602986840662772" calcext:value-type="float">
            <text:p>0.6029868406628</text:p>
          </table:table-cell>
          <table:table-cell table:formula="of:=([.D29]*[.D29])*SUM([.A29:.B29])" office:value-type="float" office:value="0.686323463771372" calcext:value-type="float">
            <text:p>0.6863234637714</text:p>
          </table:table-cell>
          <table:table-cell table:number-columns-repeated="4"/>
          <table:table-cell table:formula="of:=([.C29]*[.$C$5])+([.D29]*[.$D$5])" office:value-type="float" office:value="1.42382077046679" calcext:value-type="float">
            <text:p>1.4238207704668</text:p>
          </table:table-cell>
          <table:table-cell table:formula="of:=([.C29]*[.$C$6])+([.D29]*[.$D$6])" office:value-type="float" office:value="1.18312711101627" calcext:value-type="float">
            <text:p>1.1831271110163</text:p>
          </table:table-cell>
          <table:table-cell table:formula="of:=([.C29]*[.L29])+([.D29]*[.M29])" office:value-type="float" office:value="1.25658966850812" calcext:value-type="float">
            <text:p>1.2565896685081</text:p>
          </table:table-cell>
          <table:table-cell table:formula="of:=[.$G$5]*[.L29]/[.N29]" office:value-type="float" office:value="2.49278326372513" calcext:value-type="float">
            <text:p>2.4927832637251</text:p>
          </table:table-cell>
          <table:table-cell table:formula="of:=[.$G$6]*[.M29]/[.N29]" office:value-type="float" office:value="2.07138392863444" calcext:value-type="float">
            <text:p>2.0713839286345</text:p>
          </table:table-cell>
          <table:table-cell table:formula="of:=1-([.A29]/[.$H$5])" office:value-type="float" office:value="0.380091777273857" calcext:value-type="float">
            <text:p>0.3800917772739</text:p>
          </table:table-cell>
          <table:table-cell table:formula="of:=1-([.B29]/[.$H$6])" office:value-type="float" office:value="0.162867047370544" calcext:value-type="float">
            <text:p>0.1628670473705</text:p>
          </table:table-cell>
          <table:table-cell table:formula="of:=[.A29]+([.O29]*[.A29]*[.Q29])" office:value-type="float" office:value="0.84508399224721" calcext:value-type="float">
            <text:p>0.8450839922472</text:p>
          </table:table-cell>
          <table:table-cell table:formula="of:=[.B29]+([.P29]*[.B29]*[.R29])" office:value-type="float" office:value="1.32106697030425" calcext:value-type="float">
            <text:p>1.321066970304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29]" office:value-type="float" office:value="0.84508399224721" calcext:value-type="float">
            <text:p>0.8450839922472</text:p>
          </table:table-cell>
          <table:table-cell table:formula="of:=[.T29]" office:value-type="float" office:value="1.32106697030425" calcext:value-type="float">
            <text:p>1.3210669703043</text:p>
          </table:table-cell>
          <table:table-cell table:formula="of:=[.A30]/SUM([.$A30:.$B30])" office:value-type="float" office:value="0.390131623722016" calcext:value-type="float">
            <text:p>0.390131623722</text:p>
          </table:table-cell>
          <table:table-cell table:formula="of:=[.B30]/SUM([.$A30:.$B30])" office:value-type="float" office:value="0.609868376277984" calcext:value-type="float">
            <text:p>0.609868376278</text:p>
          </table:table-cell>
          <table:table-cell table:formula="of:=([.C30]*[.C30])*SUM([.A30:.B30])" office:value-type="float" office:value="0.329693990076888" calcext:value-type="float">
            <text:p>0.3296939900769</text:p>
          </table:table-cell>
          <table:table-cell table:formula="of:=2*[.C30]*[.D30]*SUM([.A30:.B30])" office:value-type="float" office:value="1.03078000434064" calcext:value-type="float">
            <text:p>1.0307800043407</text:p>
          </table:table-cell>
          <table:table-cell table:formula="of:=([.D30]*[.D30])*SUM([.A30:.B30])" office:value-type="float" office:value="0.80567696813393" calcext:value-type="float">
            <text:p>0.8056769681339</text:p>
          </table:table-cell>
          <table:table-cell table:number-columns-repeated="4"/>
          <table:table-cell table:formula="of:=([.C30]*[.$C$5])+([.D30]*[.$D$5])" office:value-type="float" office:value="1.37201970952957" calcext:value-type="float">
            <text:p>1.3720197095296</text:p>
          </table:table-cell>
          <table:table-cell table:formula="of:=([.C30]*[.$C$6])+([.D30]*[.$D$6])" office:value-type="float" office:value="1.23407897423321" calcext:value-type="float">
            <text:p>1.2340789742332</text:p>
          </table:table-cell>
          <table:table-cell table:formula="of:=([.C30]*[.L30])+([.D30]*[.M30])" office:value-type="float" office:value="1.28789401727179" calcext:value-type="float">
            <text:p>1.2878940172718</text:p>
          </table:table-cell>
          <table:table-cell table:formula="of:=[.$G$5]*[.L30]/[.N30]" office:value-type="float" office:value="2.34370477732258" calcext:value-type="float">
            <text:p>2.3437047773226</text:p>
          </table:table-cell>
          <table:table-cell table:formula="of:=[.$G$6]*[.M30]/[.N30]" office:value-type="float" office:value="2.10807233118788" calcext:value-type="float">
            <text:p>2.1080723311879</text:p>
          </table:table-cell>
          <table:table-cell table:formula="of:=1-([.A30]/[.$H$5])" office:value-type="float" office:value="-0.207262846067443" calcext:value-type="float">
            <text:p>-0.2072628460674</text:p>
          </table:table-cell>
          <table:table-cell table:formula="of:=1-([.B30]/[.$H$6])" office:value-type="float" office:value="-0.119548279918858" calcext:value-type="float">
            <text:p>-0.1195482799189</text:p>
          </table:table-cell>
          <table:table-cell table:formula="of:=[.A30]+([.O30]*[.A30]*[.Q30])" office:value-type="float" office:value="0.434573522423908" calcext:value-type="float">
            <text:p>0.4345735224239</text:p>
          </table:table-cell>
          <table:table-cell table:formula="of:=[.B30]+([.P30]*[.B30]*[.R30])" office:value-type="float" office:value="0.98813640036449" calcext:value-type="float">
            <text:p>0.988136400364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0]" office:value-type="float" office:value="0.434573522423908" calcext:value-type="float">
            <text:p>0.4345735224239</text:p>
          </table:table-cell>
          <table:table-cell table:formula="of:=[.T30]" office:value-type="float" office:value="0.98813640036449" calcext:value-type="float">
            <text:p>0.9881364003645</text:p>
          </table:table-cell>
          <table:table-cell table:formula="of:=[.A31]/SUM([.$A31:.$B31])" office:value-type="float" office:value="0.305454763098987" calcext:value-type="float">
            <text:p>0.305454763099</text:p>
          </table:table-cell>
          <table:table-cell table:formula="of:=[.B31]/SUM([.$A31:.$B31])" office:value-type="float" office:value="0.694545236901013" calcext:value-type="float">
            <text:p>0.694545236901</text:p>
          </table:table-cell>
          <table:table-cell table:formula="of:=([.C31]*[.C31])*SUM([.A31:.B31])" office:value-type="float" office:value="0.132742552341087" calcext:value-type="float">
            <text:p>0.1327425523411</text:p>
          </table:table-cell>
          <table:table-cell table:formula="of:=2*[.C31]*[.D31]*SUM([.A31:.B31])" office:value-type="float" office:value="0.603661940165642" calcext:value-type="float">
            <text:p>0.6036619401656</text:p>
          </table:table-cell>
          <table:table-cell table:formula="of:=([.D31]*[.D31])*SUM([.A31:.B31])" office:value-type="float" office:value="0.68630543028167" calcext:value-type="float">
            <text:p>0.6863054302817</text:p>
          </table:table-cell>
          <table:table-cell table:number-columns-repeated="4"/>
          <table:table-cell table:formula="of:=([.C31]*[.$C$5])+([.D31]*[.$D$5])" office:value-type="float" office:value="1.42367259450962" calcext:value-type="float">
            <text:p>1.4236725945096</text:p>
          </table:table-cell>
          <table:table-cell table:formula="of:=([.C31]*[.$C$6])+([.D31]*[.$D$6])" office:value-type="float" office:value="1.18327285785939" calcext:value-type="float">
            <text:p>1.1832728578594</text:p>
          </table:table-cell>
          <table:table-cell table:formula="of:=([.C31]*[.L31])+([.D31]*[.M31])" office:value-type="float" office:value="1.25670410246695" calcext:value-type="float">
            <text:p>1.256704102467</text:p>
          </table:table-cell>
          <table:table-cell table:formula="of:=[.$G$5]*[.L31]/[.N31]" office:value-type="float" office:value="2.49229687543217" calcext:value-type="float">
            <text:p>2.4922968754322</text:p>
          </table:table-cell>
          <table:table-cell table:formula="of:=[.$G$6]*[.M31]/[.N31]" office:value-type="float" office:value="2.07145045693772" calcext:value-type="float">
            <text:p>2.0714504569377</text:p>
          </table:table-cell>
          <table:table-cell table:formula="of:=1-([.A31]/[.$H$5])" office:value-type="float" office:value="0.37918068225156" calcext:value-type="float">
            <text:p>0.3791806822516</text:p>
          </table:table-cell>
          <table:table-cell table:formula="of:=1-([.B31]/[.$H$6])" office:value-type="float" office:value="0.16259627087755" calcext:value-type="float">
            <text:p>0.1625962708776</text:p>
          </table:table-cell>
          <table:table-cell table:formula="of:=[.A31]+([.O31]*[.A31]*[.Q31])" office:value-type="float" office:value="0.845258898842282" calcext:value-type="float">
            <text:p>0.8452588988423</text:p>
          </table:table-cell>
          <table:table-cell table:formula="of:=[.B31]+([.P31]*[.B31]*[.R31])" office:value-type="float" office:value="1.32095073955797" calcext:value-type="float">
            <text:p>1.32095073955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1]" office:value-type="float" office:value="0.845258898842282" calcext:value-type="float">
            <text:p>0.8452588988423</text:p>
          </table:table-cell>
          <table:table-cell table:formula="of:=[.T31]" office:value-type="float" office:value="1.32095073955797" calcext:value-type="float">
            <text:p>1.320950739558</text:p>
          </table:table-cell>
          <table:table-cell table:formula="of:=[.A32]/SUM([.$A32:.$B32])" office:value-type="float" office:value="0.390201799428104" calcext:value-type="float">
            <text:p>0.3902017994281</text:p>
          </table:table-cell>
          <table:table-cell table:formula="of:=[.B32]/SUM([.$A32:.$B32])" office:value-type="float" office:value="0.609798200571896" calcext:value-type="float">
            <text:p>0.6097982005719</text:p>
          </table:table-cell>
          <table:table-cell table:formula="of:=([.C32]*[.C32])*SUM([.A32:.B32])" office:value-type="float" office:value="0.329821543310876" calcext:value-type="float">
            <text:p>0.3298215433109</text:p>
          </table:table-cell>
          <table:table-cell table:formula="of:=2*[.C32]*[.D32]*SUM([.A32:.B32])" office:value-type="float" office:value="1.03087471106281" calcext:value-type="float">
            <text:p>1.0308747110628</text:p>
          </table:table-cell>
          <table:table-cell table:formula="of:=([.D32]*[.D32])*SUM([.A32:.B32])" office:value-type="float" office:value="0.805513384026566" calcext:value-type="float">
            <text:p>0.8055133840266</text:p>
          </table:table-cell>
          <table:table-cell table:number-columns-repeated="4"/>
          <table:table-cell table:formula="of:=([.C32]*[.$C$5])+([.D32]*[.$D$5])" office:value-type="float" office:value="1.37197690234886" calcext:value-type="float">
            <text:p>1.3719769023489</text:p>
          </table:table-cell>
          <table:table-cell table:formula="of:=([.C32]*[.$C$6])+([.D32]*[.$D$6])" office:value-type="float" office:value="1.23412107965686" calcext:value-type="float">
            <text:p>1.2341210796569</text:p>
          </table:table-cell>
          <table:table-cell table:formula="of:=([.C32]*[.L32])+([.D32]*[.M32])" office:value-type="float" office:value="1.28791266973292" calcext:value-type="float">
            <text:p>1.2879126697329</text:p>
          </table:table-cell>
          <table:table-cell table:formula="of:=[.$G$5]*[.L32]/[.N32]" office:value-type="float" office:value="2.34359771132107" calcext:value-type="float">
            <text:p>2.3435977113211</text:p>
          </table:table-cell>
          <table:table-cell table:formula="of:=[.$G$6]*[.M32]/[.N32]" office:value-type="float" office:value="2.10811372467369" calcext:value-type="float">
            <text:p>2.1081137246737</text:p>
          </table:table-cell>
          <table:table-cell table:formula="of:=1-([.A32]/[.$H$5])" office:value-type="float" office:value="-0.207512712631831" calcext:value-type="float">
            <text:p>-0.2075127126318</text:p>
          </table:table-cell>
          <table:table-cell table:formula="of:=1-([.B32]/[.$H$6])" office:value-type="float" office:value="-0.119449779286417" calcext:value-type="float">
            <text:p>-0.1194497792864</text:p>
          </table:table-cell>
          <table:table-cell table:formula="of:=[.A32]+([.O32]*[.A32]*[.Q32])" office:value-type="float" office:value="0.434187250478559" calcext:value-type="float">
            <text:p>0.4341872504786</text:p>
          </table:table-cell>
          <table:table-cell table:formula="of:=[.B32]+([.P32]*[.B32]*[.R32])" office:value-type="float" office:value="0.988317221051683" calcext:value-type="float">
            <text:p>0.988317221051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2]" office:value-type="float" office:value="0.434187250478559" calcext:value-type="float">
            <text:p>0.4341872504786</text:p>
          </table:table-cell>
          <table:table-cell table:formula="of:=[.T32]" office:value-type="float" office:value="0.988317221051683" calcext:value-type="float">
            <text:p>0.9883172210517</text:p>
          </table:table-cell>
          <table:table-cell table:formula="of:=[.A33]/SUM([.$A33:.$B33])" office:value-type="float" office:value="0.30522733613026" calcext:value-type="float">
            <text:p>0.3052273361303</text:p>
          </table:table-cell>
          <table:table-cell table:formula="of:=[.B33]/SUM([.$A33:.$B33])" office:value-type="float" office:value="0.69477266386974" calcext:value-type="float">
            <text:p>0.6947726638697</text:p>
          </table:table-cell>
          <table:table-cell table:formula="of:=([.C33]*[.C33])*SUM([.A33:.B33])" office:value-type="float" office:value="0.132525817845293" calcext:value-type="float">
            <text:p>0.1325258178453</text:p>
          </table:table-cell>
          <table:table-cell table:formula="of:=2*[.C33]*[.D33]*SUM([.A33:.B33])" office:value-type="float" office:value="0.603322865266534" calcext:value-type="float">
            <text:p>0.6033228652665</text:p>
          </table:table-cell>
          <table:table-cell table:formula="of:=([.D33]*[.D33])*SUM([.A33:.B33])" office:value-type="float" office:value="0.686655788418417" calcext:value-type="float">
            <text:p>0.6866557884184</text:p>
          </table:table-cell>
          <table:table-cell table:number-columns-repeated="4"/>
          <table:table-cell table:formula="of:=([.C33]*[.$C$5])+([.D33]*[.$D$5])" office:value-type="float" office:value="1.42381132496054" calcext:value-type="float">
            <text:p>1.4238113249606</text:p>
          </table:table-cell>
          <table:table-cell table:formula="of:=([.C33]*[.$C$6])+([.D33]*[.$D$6])" office:value-type="float" office:value="1.18313640167816" calcext:value-type="float">
            <text:p>1.1831364016782</text:p>
          </table:table-cell>
          <table:table-cell table:formula="of:=([.C33]*[.L33])+([.D33]*[.M33])" office:value-type="float" office:value="1.25659696738499" calcext:value-type="float">
            <text:p>1.256596967385</text:p>
          </table:table-cell>
          <table:table-cell table:formula="of:=[.$G$5]*[.L33]/[.N33]" office:value-type="float" office:value="2.49275224770895" calcext:value-type="float">
            <text:p>2.492752247709</text:p>
          </table:table-cell>
          <table:table-cell table:formula="of:=[.$G$6]*[.M33]/[.N33]" office:value-type="float" office:value="2.07138816283206" calcext:value-type="float">
            <text:p>2.0713881628321</text:p>
          </table:table-cell>
          <table:table-cell table:formula="of:=1-([.A33]/[.$H$5])" office:value-type="float" office:value="0.379732499316344" calcext:value-type="float">
            <text:p>0.3797324993163</text:p>
          </table:table-cell>
          <table:table-cell table:formula="of:=1-([.B33]/[.$H$6])" office:value-type="float" office:value="0.162443033007048" calcext:value-type="float">
            <text:p>0.162443033007</text:p>
          </table:table-cell>
          <table:table-cell table:formula="of:=[.A33]+([.O33]*[.A33]*[.Q33])" office:value-type="float" office:value="0.845179801737364" calcext:value-type="float">
            <text:p>0.8451798017374</text:p>
          </table:table-cell>
          <table:table-cell table:formula="of:=[.B33]+([.P33]*[.B33]*[.R33])" office:value-type="float" office:value="1.3208687452051" calcext:value-type="float">
            <text:p>1.320868745205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3]" office:value-type="float" office:value="0.845179801737364" calcext:value-type="float">
            <text:p>0.8451798017374</text:p>
          </table:table-cell>
          <table:table-cell table:formula="of:=[.T33]" office:value-type="float" office:value="1.3208687452051" calcext:value-type="float">
            <text:p>1.3208687452051</text:p>
          </table:table-cell>
          <table:table-cell table:formula="of:=[.A34]/SUM([.$A34:.$B34])" office:value-type="float" office:value="0.390194302399362" calcext:value-type="float">
            <text:p>0.3901943023994</text:p>
          </table:table-cell>
          <table:table-cell table:formula="of:=[.B34]/SUM([.$A34:.$B34])" office:value-type="float" office:value="0.609805697600638" calcext:value-type="float">
            <text:p>0.6098056976006</text:p>
          </table:table-cell>
          <table:table-cell table:formula="of:=([.C34]*[.C34])*SUM([.A34:.B34])" office:value-type="float" office:value="0.329784343140941" calcext:value-type="float">
            <text:p>0.3297843431409</text:p>
          </table:table-cell>
          <table:table-cell table:formula="of:=2*[.C34]*[.D34]*SUM([.A34:.B34])" office:value-type="float" office:value="1.03079091719284" calcext:value-type="float">
            <text:p>1.0307909171929</text:p>
          </table:table-cell>
          <table:table-cell table:formula="of:=([.D34]*[.D34])*SUM([.A34:.B34])" office:value-type="float" office:value="0.805473286608673" calcext:value-type="float">
            <text:p>0.8054732866087</text:p>
          </table:table-cell>
          <table:table-cell table:number-columns-repeated="4"/>
          <table:table-cell table:formula="of:=([.C34]*[.$C$5])+([.D34]*[.$D$5])" office:value-type="float" office:value="1.37198147553639" calcext:value-type="float">
            <text:p>1.3719814755364</text:p>
          </table:table-cell>
          <table:table-cell table:formula="of:=([.C34]*[.$C$6])+([.D34]*[.$D$6])" office:value-type="float" office:value="1.23411658143962" calcext:value-type="float">
            <text:p>1.2341165814396</text:p>
          </table:table-cell>
          <table:table-cell table:formula="of:=([.C34]*[.L34])+([.D34]*[.M34])" office:value-type="float" office:value="1.28791067761707" calcext:value-type="float">
            <text:p>1.2879106776171</text:p>
          </table:table-cell>
          <table:table-cell table:formula="of:=[.$G$5]*[.L34]/[.N34]" office:value-type="float" office:value="2.34360914824056" calcext:value-type="float">
            <text:p>2.3436091482406</text:p>
          </table:table-cell>
          <table:table-cell table:formula="of:=[.$G$6]*[.M34]/[.N34]" office:value-type="float" office:value="2.10810930164088" calcext:value-type="float">
            <text:p>2.1081093016409</text:p>
          </table:table-cell>
          <table:table-cell table:formula="of:=1-([.A34]/[.$H$5])" office:value-type="float" office:value="-0.207399716767662" calcext:value-type="float">
            <text:p>-0.2073997167677</text:p>
          </table:table-cell>
          <table:table-cell table:formula="of:=1-([.B34]/[.$H$6])" office:value-type="float" office:value="-0.119380292546691" calcext:value-type="float">
            <text:p>-0.1193802925467</text:p>
          </table:table-cell>
          <table:table-cell table:formula="of:=[.A34]+([.O34]*[.A34]*[.Q34])" office:value-type="float" office:value="0.434368433450909" calcext:value-type="float">
            <text:p>0.4343684334509</text:p>
          </table:table-cell>
          <table:table-cell table:formula="of:=[.B34]+([.P34]*[.B34]*[.R34])" office:value-type="float" office:value="0.988450060163332" calcext:value-type="float">
            <text:p>0.988450060163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4]" office:value-type="float" office:value="0.434368433450909" calcext:value-type="float">
            <text:p>0.4343684334509</text:p>
          </table:table-cell>
          <table:table-cell table:formula="of:=[.T34]" office:value-type="float" office:value="0.988450060163332" calcext:value-type="float">
            <text:p>0.9884500601633</text:p>
          </table:table-cell>
          <table:table-cell table:formula="of:=[.A35]/SUM([.$A35:.$B35])" office:value-type="float" office:value="0.305287312050272" calcext:value-type="float">
            <text:p>0.3052873120503</text:p>
          </table:table-cell>
          <table:table-cell table:formula="of:=[.B35]/SUM([.$A35:.$B35])" office:value-type="float" office:value="0.694712687949728" calcext:value-type="float">
            <text:p>0.6947126879497</text:p>
          </table:table-cell>
          <table:table-cell table:formula="of:=([.C35]*[.C35])*SUM([.A35:.B35])" office:value-type="float" office:value="0.132607171487716" calcext:value-type="float">
            <text:p>0.1326071714877</text:p>
          </table:table-cell>
          <table:table-cell table:formula="of:=2*[.C35]*[.D35]*SUM([.A35:.B35])" office:value-type="float" office:value="0.603522523926387" calcext:value-type="float">
            <text:p>0.6035225239264</text:p>
          </table:table-cell>
          <table:table-cell table:formula="of:=([.D35]*[.D35])*SUM([.A35:.B35])" office:value-type="float" office:value="0.686688798200139" calcext:value-type="float">
            <text:p>0.6866887982001</text:p>
          </table:table-cell>
          <table:table-cell table:number-columns-repeated="4"/>
          <table:table-cell table:formula="of:=([.C35]*[.$C$5])+([.D35]*[.$D$5])" office:value-type="float" office:value="1.42377473964933" calcext:value-type="float">
            <text:p>1.4237747396493</text:p>
          </table:table-cell>
          <table:table-cell table:formula="of:=([.C35]*[.$C$6])+([.D35]*[.$D$6])" office:value-type="float" office:value="1.18317238723016" calcext:value-type="float">
            <text:p>1.1831723872302</text:p>
          </table:table-cell>
          <table:table-cell table:formula="of:=([.C35]*[.L35])+([.D35]*[.M35])" office:value-type="float" office:value="1.25662523267318" calcext:value-type="float">
            <text:p>1.2566252326732</text:p>
          </table:table-cell>
          <table:table-cell table:formula="of:=[.$G$5]*[.L35]/[.N35]" office:value-type="float" office:value="2.49263212753198" calcext:value-type="float">
            <text:p>2.492632127532</text:p>
          </table:table-cell>
          <table:table-cell table:formula="of:=[.$G$6]*[.M35]/[.N35]" office:value-type="float" office:value="2.0714045717267" calcext:value-type="float">
            <text:p>2.0714045717267</text:p>
          </table:table-cell>
          <table:table-cell table:formula="of:=1-([.A35]/[.$H$5])" office:value-type="float" office:value="0.379473666498701" calcext:value-type="float">
            <text:p>0.3794736664987</text:p>
          </table:table-cell>
          <table:table-cell table:formula="of:=1-([.B35]/[.$H$6])" office:value-type="float" office:value="0.162330457488702" calcext:value-type="float">
            <text:p>0.1623304574887</text:p>
          </table:table-cell>
          <table:table-cell table:formula="of:=[.A35]+([.O35]*[.A35]*[.Q35])" office:value-type="float" office:value="0.845232431981501" calcext:value-type="float">
            <text:p>0.8452324319815</text:p>
          </table:table-cell>
          <table:table-cell table:formula="of:=[.B35]+([.P35]*[.B35]*[.R35])" office:value-type="float" office:value="1.32081842096799" calcext:value-type="float">
            <text:p>1.32081842096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5]" office:value-type="float" office:value="0.845232431981501" calcext:value-type="float">
            <text:p>0.8452324319815</text:p>
          </table:table-cell>
          <table:table-cell table:formula="of:=[.T35]" office:value-type="float" office:value="1.32081842096799" calcext:value-type="float">
            <text:p>1.320818420968</text:p>
          </table:table-cell>
          <table:table-cell table:formula="of:=[.A36]/SUM([.$A36:.$B36])" office:value-type="float" office:value="0.390218184781099" calcext:value-type="float">
            <text:p>0.3902181847811</text:p>
          </table:table-cell>
          <table:table-cell table:formula="of:=[.B36]/SUM([.$A36:.$B36])" office:value-type="float" office:value="0.609781815218901" calcext:value-type="float">
            <text:p>0.6097818152189</text:p>
          </table:table-cell>
          <table:table-cell table:formula="of:=([.C36]*[.C36])*SUM([.A36:.B36])" office:value-type="float" office:value="0.329825065325935" calcext:value-type="float">
            <text:p>0.3298250653259</text:p>
          </table:table-cell>
          <table:table-cell table:formula="of:=2*[.C36]*[.D36]*SUM([.A36:.B36])" office:value-type="float" office:value="1.03081473331113" calcext:value-type="float">
            <text:p>1.0308147333111</text:p>
          </table:table-cell>
          <table:table-cell table:formula="of:=([.D36]*[.D36])*SUM([.A36:.B36])" office:value-type="float" office:value="0.80541105431242" calcext:value-type="float">
            <text:p>0.8054110543124</text:p>
          </table:table-cell>
          <table:table-cell table:number-columns-repeated="4"/>
          <table:table-cell table:formula="of:=([.C36]*[.$C$5])+([.D36]*[.$D$5])" office:value-type="float" office:value="1.37196690728353" calcext:value-type="float">
            <text:p>1.3719669072835</text:p>
          </table:table-cell>
          <table:table-cell table:formula="of:=([.C36]*[.$C$6])+([.D36]*[.$D$6])" office:value-type="float" office:value="1.23413091086866" calcext:value-type="float">
            <text:p>1.2341309108687</text:p>
          </table:table-cell>
          <table:table-cell table:formula="of:=([.C36]*[.L36])+([.D36]*[.M36])" office:value-type="float" office:value="1.28791702318716" calcext:value-type="float">
            <text:p>1.2879170231872</text:p>
          </table:table-cell>
          <table:table-cell table:formula="of:=[.$G$5]*[.L36]/[.N36]" office:value-type="float" office:value="2.34357271600807" calcext:value-type="float">
            <text:p>2.3435727160081</text:p>
          </table:table-cell>
          <table:table-cell table:formula="of:=[.$G$6]*[.M36]/[.N36]" office:value-type="float" office:value="2.10812339229131" calcext:value-type="float">
            <text:p>2.1081233922913</text:p>
          </table:table-cell>
          <table:table-cell table:formula="of:=1-([.A36]/[.$H$5])" office:value-type="float" office:value="-0.207474902830715" calcext:value-type="float">
            <text:p>-0.2074749028307</text:p>
          </table:table-cell>
          <table:table-cell table:formula="of:=1-([.B36]/[.$H$6])" office:value-type="float" office:value="-0.119337644888123" calcext:value-type="float">
            <text:p>-0.1193376448881</text:p>
          </table:table-cell>
          <table:table-cell table:formula="of:=[.A36]+([.O36]*[.A36]*[.Q36])" office:value-type="float" office:value="0.434252935299789" calcext:value-type="float">
            <text:p>0.4342529352998</text:p>
          </table:table-cell>
          <table:table-cell table:formula="of:=[.B36]+([.P36]*[.B36]*[.R36])" office:value-type="float" office:value="0.988528929248349" calcext:value-type="float">
            <text:p>0.988528929248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6]" office:value-type="float" office:value="0.434252935299789" calcext:value-type="float">
            <text:p>0.4342529352998</text:p>
          </table:table-cell>
          <table:table-cell table:formula="of:=[.T36]" office:value-type="float" office:value="0.988528929248349" calcext:value-type="float">
            <text:p>0.9885289292483</text:p>
          </table:table-cell>
          <table:table-cell table:formula="of:=[.A37]/SUM([.$A37:.$B37])" office:value-type="float" office:value="0.305213993880716" calcext:value-type="float">
            <text:p>0.3052139938807</text:p>
          </table:table-cell>
          <table:table-cell table:formula="of:=[.B37]/SUM([.$A37:.$B37])" office:value-type="float" office:value="0.694786006119284" calcext:value-type="float">
            <text:p>0.6947860061193</text:p>
          </table:table-cell>
          <table:table-cell table:formula="of:=([.C37]*[.C37])*SUM([.A37:.B37])" office:value-type="float" office:value="0.132540072737273" calcext:value-type="float">
            <text:p>0.1325400727373</text:p>
          </table:table-cell>
          <table:table-cell table:formula="of:=2*[.C37]*[.D37]*SUM([.A37:.B37])" office:value-type="float" office:value="0.603425725125032" calcext:value-type="float">
            <text:p>0.603425725125</text:p>
          </table:table-cell>
          <table:table-cell table:formula="of:=([.D37]*[.D37])*SUM([.A37:.B37])" office:value-type="float" office:value="0.686816066685833" calcext:value-type="float">
            <text:p>0.6868160666858</text:p>
          </table:table-cell>
          <table:table-cell table:number-columns-repeated="4"/>
          <table:table-cell table:formula="of:=([.C37]*[.$C$5])+([.D37]*[.$D$5])" office:value-type="float" office:value="1.42381946373276" calcext:value-type="float">
            <text:p>1.4238194637328</text:p>
          </table:table-cell>
          <table:table-cell table:formula="of:=([.C37]*[.$C$6])+([.D37]*[.$D$6])" office:value-type="float" office:value="1.18312839632843" calcext:value-type="float">
            <text:p>1.1831283963284</text:p>
          </table:table-cell>
          <table:table-cell table:formula="of:=([.C37]*[.L37])+([.D37]*[.M37])" office:value-type="float" office:value="1.25659067830232" calcext:value-type="float">
            <text:p>1.2565906783023</text:p>
          </table:table-cell>
          <table:table-cell table:formula="of:=[.$G$5]*[.L37]/[.N37]" office:value-type="float" office:value="2.49277897273918" calcext:value-type="float">
            <text:p>2.4927789727392</text:p>
          </table:table-cell>
          <table:table-cell table:formula="of:=[.$G$6]*[.M37]/[.N37]" office:value-type="float" office:value="2.0713845143584" calcext:value-type="float">
            <text:p>2.0713845143584</text:p>
          </table:table-cell>
          <table:table-cell table:formula="of:=1-([.A37]/[.$H$5])" office:value-type="float" office:value="0.379638663857445" calcext:value-type="float">
            <text:p>0.3796386638574</text:p>
          </table:table-cell>
          <table:table-cell table:formula="of:=1-([.B37]/[.$H$6])" office:value-type="float" office:value="0.16226361928106" calcext:value-type="float">
            <text:p>0.1622636192811</text:p>
          </table:table-cell>
          <table:table-cell table:formula="of:=[.A37]+([.O37]*[.A37]*[.Q37])" office:value-type="float" office:value="0.845210492826007" calcext:value-type="float">
            <text:p>0.845210492826</text:p>
          </table:table-cell>
          <table:table-cell table:formula="of:=[.B37]+([.P37]*[.B37]*[.R37])" office:value-type="float" office:value="1.32078373188606" calcext:value-type="float">
            <text:p>1.320783731886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7]" office:value-type="float" office:value="0.845210492826007" calcext:value-type="float">
            <text:p>0.845210492826</text:p>
          </table:table-cell>
          <table:table-cell table:formula="of:=[.T37]" office:value-type="float" office:value="1.32078373188606" calcext:value-type="float">
            <text:p>1.3207837318861</text:p>
          </table:table-cell>
          <table:table-cell table:formula="of:=[.A38]/SUM([.$A38:.$B38])" office:value-type="float" office:value="0.390218257824932" calcext:value-type="float">
            <text:p>0.3902182578249</text:p>
          </table:table-cell>
          <table:table-cell table:formula="of:=[.B38]/SUM([.$A38:.$B38])" office:value-type="float" office:value="0.609781742175068" calcext:value-type="float">
            <text:p>0.6097817421751</text:p>
          </table:table-cell>
          <table:table-cell table:formula="of:=([.C38]*[.C38])*SUM([.A38:.B38])" office:value-type="float" office:value="0.329816566005916" calcext:value-type="float">
            <text:p>0.3298165660059</text:p>
          </table:table-cell>
          <table:table-cell table:formula="of:=2*[.C38]*[.D38]*SUM([.A38:.B38])" office:value-type="float" office:value="1.03078785364018" calcext:value-type="float">
            <text:p>1.0307878536402</text:p>
          </table:table-cell>
          <table:table-cell table:formula="of:=([.D38]*[.D38])*SUM([.A38:.B38])" office:value-type="float" office:value="0.805389805065971" calcext:value-type="float">
            <text:p>0.805389805066</text:p>
          </table:table-cell>
          <table:table-cell table:number-columns-repeated="4"/>
          <table:table-cell table:formula="of:=([.C38]*[.$C$5])+([.D38]*[.$D$5])" office:value-type="float" office:value="1.37196686272679" calcext:value-type="float">
            <text:p>1.3719668627268</text:p>
          </table:table-cell>
          <table:table-cell table:formula="of:=([.C38]*[.$C$6])+([.D38]*[.$D$6])" office:value-type="float" office:value="1.23413095469496" calcext:value-type="float">
            <text:p>1.234130954695</text:p>
          </table:table-cell>
          <table:table-cell table:formula="of:=([.C38]*[.L38])+([.D38]*[.M38])" office:value-type="float" office:value="1.28791704259286" calcext:value-type="float">
            <text:p>1.2879170425929</text:p>
          </table:table-cell>
          <table:table-cell table:formula="of:=[.$G$5]*[.L38]/[.N38]" office:value-type="float" office:value="2.34357260458514" calcext:value-type="float">
            <text:p>2.3435726045852</text:p>
          </table:table-cell>
          <table:table-cell table:formula="of:=[.$G$6]*[.M38]/[.N38]" office:value-type="float" office:value="2.10812343539056" calcext:value-type="float">
            <text:p>2.1081234353906</text:p>
          </table:table-cell>
          <table:table-cell table:formula="of:=1-([.A38]/[.$H$5])" office:value-type="float" office:value="-0.20744356118001" calcext:value-type="float">
            <text:p>-0.20744356118</text:p>
          </table:table-cell>
          <table:table-cell table:formula="of:=1-([.B38]/[.$H$6])" office:value-type="float" office:value="-0.119308247361069" calcext:value-type="float">
            <text:p>-0.1193082473611</text:p>
          </table:table-cell>
          <table:table-cell table:formula="of:=[.A38]+([.O38]*[.A38]*[.Q38])" office:value-type="float" office:value="0.434303765137019" calcext:value-type="float">
            <text:p>0.434303765137</text:p>
          </table:table-cell>
          <table:table-cell table:formula="of:=[.B38]+([.P38]*[.B38]*[.R38])" office:value-type="float" office:value="0.98858481414314" calcext:value-type="float">
            <text:p>0.988584814143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8]" office:value-type="float" office:value="0.434303765137019" calcext:value-type="float">
            <text:p>0.434303765137</text:p>
          </table:table-cell>
          <table:table-cell table:formula="of:=[.T38]" office:value-type="float" office:value="0.98858481414314" calcext:value-type="float">
            <text:p>0.9885848141431</text:p>
          </table:table-cell>
          <table:table-cell table:formula="of:=[.A39]/SUM([.$A39:.$B39])" office:value-type="float" office:value="0.305226826233108" calcext:value-type="float">
            <text:p>0.3052268262331</text:p>
          </table:table-cell>
          <table:table-cell table:formula="of:=[.B39]/SUM([.$A39:.$B39])" office:value-type="float" office:value="0.694773173766892" calcext:value-type="float">
            <text:p>0.6947731737669</text:p>
          </table:table-cell>
          <table:table-cell table:formula="of:=([.C39]*[.C39])*SUM([.A39:.B39])" office:value-type="float" office:value="0.132561159853862" calcext:value-type="float">
            <text:p>0.1325611598539</text:p>
          </table:table-cell>
          <table:table-cell table:formula="of:=2*[.C39]*[.D39]*SUM([.A39:.B39])" office:value-type="float" office:value="0.603485210566315" calcext:value-type="float">
            <text:p>0.6034852105663</text:p>
          </table:table-cell>
          <table:table-cell table:formula="of:=([.D39]*[.D39])*SUM([.A39:.B39])" office:value-type="float" office:value="0.686842208859983" calcext:value-type="float">
            <text:p>0.68684220886</text:p>
          </table:table-cell>
          <table:table-cell table:number-columns-repeated="4"/>
          <table:table-cell table:formula="of:=([.C39]*[.$C$5])+([.D39]*[.$D$5])" office:value-type="float" office:value="1.4238116359978" calcext:value-type="float">
            <text:p>1.4238116359978</text:p>
          </table:table-cell>
          <table:table-cell table:formula="of:=([.C39]*[.$C$6])+([.D39]*[.$D$6])" office:value-type="float" office:value="1.18313609573986" calcext:value-type="float">
            <text:p>1.1831360957399</text:p>
          </table:table-cell>
          <table:table-cell table:formula="of:=([.C39]*[.L39])+([.D39]*[.M39])" office:value-type="float" office:value="1.25659672704473" calcext:value-type="float">
            <text:p>1.2565967270447</text:p>
          </table:table-cell>
          <table:table-cell table:formula="of:=[.$G$5]*[.L39]/[.N39]" office:value-type="float" office:value="2.4927532690316" calcext:value-type="float">
            <text:p>2.4927532690316</text:p>
          </table:table-cell>
          <table:table-cell table:formula="of:=[.$G$6]*[.M39]/[.N39]" office:value-type="float" office:value="2.07138802338695" calcext:value-type="float">
            <text:p>2.071388023387</text:p>
          </table:table-cell>
          <table:table-cell table:formula="of:=1-([.A39]/[.$H$5])" office:value-type="float" office:value="0.379566049804258" calcext:value-type="float">
            <text:p>0.3795660498043</text:p>
          </table:table-cell>
          <table:table-cell table:formula="of:=1-([.B39]/[.$H$6])" office:value-type="float" office:value="0.162216259200728" calcext:value-type="float">
            <text:p>0.1622162592007</text:p>
          </table:table-cell>
          <table:table-cell table:formula="of:=[.A39]+([.O39]*[.A39]*[.Q39])" office:value-type="float" office:value="0.845226574904418" calcext:value-type="float">
            <text:p>0.8452265749044</text:p>
          </table:table-cell>
          <table:table-cell table:formula="of:=[.B39]+([.P39]*[.B39]*[.R39])" office:value-type="float" office:value="1.32076198189945" calcext:value-type="float">
            <text:p>1.320761981899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39]" office:value-type="float" office:value="0.845226574904418" calcext:value-type="float">
            <text:p>0.8452265749044</text:p>
          </table:table-cell>
          <table:table-cell table:formula="of:=[.T39]" office:value-type="float" office:value="1.32076198189945" calcext:value-type="float">
            <text:p>1.3207619818995</text:p>
          </table:table-cell>
          <table:table-cell table:formula="of:=[.A40]/SUM([.$A40:.$B40])" office:value-type="float" office:value="0.390226703760446" calcext:value-type="float">
            <text:p>0.3902267037604</text:p>
          </table:table-cell>
          <table:table-cell table:formula="of:=[.B40]/SUM([.$A40:.$B40])" office:value-type="float" office:value="0.609773296239554" calcext:value-type="float">
            <text:p>0.6097732962396</text:p>
          </table:table-cell>
          <table:table-cell table:formula="of:=([.C40]*[.C40])*SUM([.A40:.B40])" office:value-type="float" office:value="0.329829980255683" calcext:value-type="float">
            <text:p>0.3298299802557</text:p>
          </table:table-cell>
          <table:table-cell table:formula="of:=2*[.C40]*[.D40]*SUM([.A40:.B40])" office:value-type="float" office:value="1.03079318929747" calcext:value-type="float">
            <text:p>1.0307931892975</text:p>
          </table:table-cell>
          <table:table-cell table:formula="of:=([.D40]*[.D40])*SUM([.A40:.B40])" office:value-type="float" office:value="0.805365387250713" calcext:value-type="float">
            <text:p>0.8053653872507</text:p>
          </table:table-cell>
          <table:table-cell table:number-columns-repeated="4"/>
          <table:table-cell table:formula="of:=([.C40]*[.$C$5])+([.D40]*[.$D$5])" office:value-type="float" office:value="1.37196171070613" calcext:value-type="float">
            <text:p>1.3719617107061</text:p>
          </table:table-cell>
          <table:table-cell table:formula="of:=([.C40]*[.$C$6])+([.D40]*[.$D$6])" office:value-type="float" office:value="1.23413602225627" calcext:value-type="float">
            <text:p>1.2341360222563</text:p>
          </table:table-cell>
          <table:table-cell table:formula="of:=([.C40]*[.L40])+([.D40]*[.M40])" office:value-type="float" office:value="1.28791928635357" calcext:value-type="float">
            <text:p>1.2879192863536</text:p>
          </table:table-cell>
          <table:table-cell table:formula="of:=[.$G$5]*[.L40]/[.N40]" office:value-type="float" office:value="2.34355972112127" calcext:value-type="float">
            <text:p>2.3435597211213</text:p>
          </table:table-cell>
          <table:table-cell table:formula="of:=[.$G$6]*[.M40]/[.N40]" office:value-type="float" office:value="2.10812841901835" calcext:value-type="float">
            <text:p>2.1081284190184</text:p>
          </table:table-cell>
          <table:table-cell table:formula="of:=1-([.A40]/[.$H$5])" office:value-type="float" office:value="-0.20746653557774" calcext:value-type="float">
            <text:p>-0.2074665355777</text:p>
          </table:table-cell>
          <table:table-cell table:formula="of:=1-([.B40]/[.$H$6])" office:value-type="float" office:value="-0.119289815169024" calcext:value-type="float">
            <text:p>-0.119289815169</text:p>
          </table:table-cell>
          <table:table-cell table:formula="of:=[.A40]+([.O40]*[.A40]*[.Q40])" office:value-type="float" office:value="0.434268779130965" calcext:value-type="float">
            <text:p>0.434268779131</text:p>
          </table:table-cell>
          <table:table-cell table:formula="of:=[.B40]+([.P40]*[.B40]*[.R40])" office:value-type="float" office:value="0.988619070741667" calcext:value-type="float">
            <text:p>0.988619070741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0]" office:value-type="float" office:value="0.434268779130965" calcext:value-type="float">
            <text:p>0.434268779131</text:p>
          </table:table-cell>
          <table:table-cell table:formula="of:=[.T40]" office:value-type="float" office:value="0.988619070741667" calcext:value-type="float">
            <text:p>0.9886190707417</text:p>
          </table:table-cell>
          <table:table-cell table:formula="of:=[.A41]/SUM([.$A41:.$B41])" office:value-type="float" office:value="0.305202394672101" calcext:value-type="float">
            <text:p>0.3052023946721</text:p>
          </table:table-cell>
          <table:table-cell table:formula="of:=[.B41]/SUM([.$A41:.$B41])" office:value-type="float" office:value="0.694797605327899" calcext:value-type="float">
            <text:p>0.6947976053279</text:p>
          </table:table-cell>
          <table:table-cell table:formula="of:=([.C41]*[.C41])*SUM([.A41:.B41])" office:value-type="float" office:value="0.1325398713221" calcext:value-type="float">
            <text:p>0.1325398713221</text:p>
          </table:table-cell>
          <table:table-cell table:formula="of:=2*[.C41]*[.D41]*SUM([.A41:.B41])" office:value-type="float" office:value="0.603457815617729" calcext:value-type="float">
            <text:p>0.6034578156177</text:p>
          </table:table-cell>
          <table:table-cell table:formula="of:=([.D41]*[.D41])*SUM([.A41:.B41])" office:value-type="float" office:value="0.686890162932803" calcext:value-type="float">
            <text:p>0.6868901629328</text:p>
          </table:table-cell>
          <table:table-cell table:number-columns-repeated="4"/>
          <table:table-cell table:formula="of:=([.C41]*[.$C$5])+([.D41]*[.$D$5])" office:value-type="float" office:value="1.42382653925002" calcext:value-type="float">
            <text:p>1.42382653925</text:p>
          </table:table-cell>
          <table:table-cell table:formula="of:=([.C41]*[.$C$6])+([.D41]*[.$D$6])" office:value-type="float" office:value="1.18312143680326" calcext:value-type="float">
            <text:p>1.1831214368033</text:p>
          </table:table-cell>
          <table:table-cell table:formula="of:=([.C41]*[.L41])+([.D41]*[.M41])" office:value-type="float" office:value="1.25658521047981" calcext:value-type="float">
            <text:p>1.2565852104798</text:p>
          </table:table-cell>
          <table:table-cell table:formula="of:=[.$G$5]*[.L41]/[.N41]" office:value-type="float" office:value="2.49280220730434" calcext:value-type="float">
            <text:p>2.4928022073043</text:p>
          </table:table-cell>
          <table:table-cell table:formula="of:=[.$G$6]*[.M41]/[.N41]" office:value-type="float" office:value="2.07138134307129" calcext:value-type="float">
            <text:p>2.0713813430713</text:p>
          </table:table-cell>
          <table:table-cell table:formula="of:=1-([.A41]/[.$H$5])" office:value-type="float" office:value="0.379616029812908" calcext:value-type="float">
            <text:p>0.3796160298129</text:p>
          </table:table-cell>
          <table:table-cell table:formula="of:=1-([.B41]/[.$H$6])" office:value-type="float" office:value="0.162187228185028" calcext:value-type="float">
            <text:p>0.162187228185</text:p>
          </table:table-cell>
          <table:table-cell table:formula="of:=[.A41]+([.O41]*[.A41]*[.Q41])" office:value-type="float" office:value="0.845220658723871" calcext:value-type="float">
            <text:p>0.8452206587239</text:p>
          </table:table-cell>
          <table:table-cell table:formula="of:=[.B41]+([.P41]*[.B41]*[.R41])" office:value-type="float" office:value="1.32074722791129" calcext:value-type="float">
            <text:p>1.320747227911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1]" office:value-type="float" office:value="0.845220658723871" calcext:value-type="float">
            <text:p>0.8452206587239</text:p>
          </table:table-cell>
          <table:table-cell table:formula="of:=[.T41]" office:value-type="float" office:value="1.32074722791129" calcext:value-type="float">
            <text:p>1.3207472279113</text:p>
          </table:table-cell>
          <table:table-cell table:formula="of:=[.A42]/SUM([.$A42:.$B42])" office:value-type="float" office:value="0.390227696328833" calcext:value-type="float">
            <text:p>0.3902276963288</text:p>
          </table:table-cell>
          <table:table-cell table:formula="of:=[.B42]/SUM([.$A42:.$B42])" office:value-type="float" office:value="0.609772303671167" calcext:value-type="float">
            <text:p>0.6097723036712</text:p>
          </table:table-cell>
          <table:table-cell table:formula="of:=([.C42]*[.C42])*SUM([.A42:.B42])" office:value-type="float" office:value="0.329828510543355" calcext:value-type="float">
            <text:p>0.3298285105434</text:p>
          </table:table-cell>
          <table:table-cell table:formula="of:=2*[.C42]*[.D42]*SUM([.A42:.B42])" office:value-type="float" office:value="1.03078429636103" calcext:value-type="float">
            <text:p>1.030784296361</text:p>
          </table:table-cell>
          <table:table-cell table:formula="of:=([.D42]*[.D42])*SUM([.A42:.B42])" office:value-type="float" office:value="0.805355079730777" calcext:value-type="float">
            <text:p>0.8053550797308</text:p>
          </table:table-cell>
          <table:table-cell table:number-columns-repeated="4"/>
          <table:table-cell table:formula="of:=([.C42]*[.$C$5])+([.D42]*[.$D$5])" office:value-type="float" office:value="1.37196110523941" calcext:value-type="float">
            <text:p>1.3719611052394</text:p>
          </table:table-cell>
          <table:table-cell table:formula="of:=([.C42]*[.$C$6])+([.D42]*[.$D$6])" office:value-type="float" office:value="1.2341366177973" calcext:value-type="float">
            <text:p>1.2341366177973</text:p>
          </table:table-cell>
          <table:table-cell table:formula="of:=([.C42]*[.L42])+([.D42]*[.M42])" office:value-type="float" office:value="1.28791955002954" calcext:value-type="float">
            <text:p>1.2879195500295</text:p>
          </table:table-cell>
          <table:table-cell table:formula="of:=[.$G$5]*[.L42]/[.N42]" office:value-type="float" office:value="2.34355820707705" calcext:value-type="float">
            <text:p>2.3435582070771</text:p>
          </table:table-cell>
          <table:table-cell table:formula="of:=[.$G$6]*[.M42]/[.N42]" office:value-type="float" office:value="2.1081290047129" calcext:value-type="float">
            <text:p>2.1081290047129</text:p>
          </table:table-cell>
          <table:table-cell table:formula="of:=1-([.A42]/[.$H$5])" office:value-type="float" office:value="-0.207458083891244" calcext:value-type="float">
            <text:p>-0.2074580838912</text:p>
          </table:table-cell>
          <table:table-cell table:formula="of:=1-([.B42]/[.$H$6])" office:value-type="float" office:value="-0.119277311789231" calcext:value-type="float">
            <text:p>-0.1192773117892</text:p>
          </table:table-cell>
          <table:table-cell table:formula="of:=[.A42]+([.O42]*[.A42]*[.Q42])" office:value-type="float" office:value="0.434282746254927" calcext:value-type="float">
            <text:p>0.4342827462549</text:p>
          </table:table-cell>
          <table:table-cell table:formula="of:=[.B42]+([.P42]*[.B42]*[.R42])" office:value-type="float" office:value="0.98864274801307" calcext:value-type="float">
            <text:p>0.988642748013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2]" office:value-type="float" office:value="0.434282746254927" calcext:value-type="float">
            <text:p>0.4342827462549</text:p>
          </table:table-cell>
          <table:table-cell table:formula="of:=[.T42]" office:value-type="float" office:value="0.98864274801307" calcext:value-type="float">
            <text:p>0.9886427480131</text:p>
          </table:table-cell>
          <table:table-cell table:formula="of:=[.A43]/SUM([.$A43:.$B43])" office:value-type="float" office:value="0.305204136129655" calcext:value-type="float">
            <text:p>0.3052041361297</text:p>
          </table:table-cell>
          <table:table-cell table:formula="of:=[.B43]/SUM([.$A43:.$B43])" office:value-type="float" office:value="0.694795863870344" calcext:value-type="float">
            <text:p>0.6947958638703</text:p>
          </table:table-cell>
          <table:table-cell table:formula="of:=([.C43]*[.C43])*SUM([.A43:.B43])" office:value-type="float" office:value="0.132544890406749" calcext:value-type="float">
            <text:p>0.1325448904068</text:p>
          </table:table-cell>
          <table:table-cell table:formula="of:=2*[.C43]*[.D43]*SUM([.A43:.B43])" office:value-type="float" office:value="0.603475711696355" calcext:value-type="float">
            <text:p>0.6034757116964</text:p>
          </table:table-cell>
          <table:table-cell table:formula="of:=([.D43]*[.D43])*SUM([.A43:.B43])" office:value-type="float" office:value="0.686904892164892" calcext:value-type="float">
            <text:p>0.6869048921649</text:p>
          </table:table-cell>
          <table:table-cell table:number-columns-repeated="4"/>
          <table:table-cell table:formula="of:=([.C43]*[.$C$5])+([.D43]*[.$D$5])" office:value-type="float" office:value="1.42382547696091" calcext:value-type="float">
            <text:p>1.4238254769609</text:p>
          </table:table-cell>
          <table:table-cell table:formula="of:=([.C43]*[.$C$6])+([.D43]*[.$D$6])" office:value-type="float" office:value="1.18312248167779" calcext:value-type="float">
            <text:p>1.1831224816778</text:p>
          </table:table-cell>
          <table:table-cell table:formula="of:=([.C43]*[.L43])+([.D43]*[.M43])" office:value-type="float" office:value="1.256586031417" calcext:value-type="float">
            <text:p>1.256586031417</text:p>
          </table:table-cell>
          <table:table-cell table:formula="of:=[.$G$5]*[.L43]/[.N43]" office:value-type="float" office:value="2.49279871890802" calcext:value-type="float">
            <text:p>2.492798718908</text:p>
          </table:table-cell>
          <table:table-cell table:formula="of:=[.$G$6]*[.M43]/[.N43]" office:value-type="float" office:value="2.07138181916283" calcext:value-type="float">
            <text:p>2.0713818191628</text:p>
          </table:table-cell>
          <table:table-cell table:formula="of:=1-([.A43]/[.$H$5])" office:value-type="float" office:value="0.379596076778676" calcext:value-type="float">
            <text:p>0.3795960767787</text:p>
          </table:table-cell>
          <table:table-cell table:formula="of:=1-([.B43]/[.$H$6])" office:value-type="float" office:value="0.162167162700788" calcext:value-type="float">
            <text:p>0.1621671627008</text:p>
          </table:table-cell>
          <table:table-cell table:formula="of:=[.A43]+([.O43]*[.A43]*[.Q43])" office:value-type="float" office:value="0.845225667199741" calcext:value-type="float">
            <text:p>0.8452256671997</text:p>
          </table:table-cell>
          <table:table-cell table:formula="of:=[.B43]+([.P43]*[.B43]*[.R43])" office:value-type="float" office:value="1.32073784470427" calcext:value-type="float">
            <text:p>1.320737844704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3]" office:value-type="float" office:value="0.845225667199741" calcext:value-type="float">
            <text:p>0.8452256671997</text:p>
          </table:table-cell>
          <table:table-cell table:formula="of:=[.T43]" office:value-type="float" office:value="1.32073784470427" calcext:value-type="float">
            <text:p>1.3207378447043</text:p>
          </table:table-cell>
          <table:table-cell table:formula="of:=[.A44]/SUM([.$A44:.$B44])" office:value-type="float" office:value="0.390230796850653" calcext:value-type="float">
            <text:p>0.3902307968507</text:p>
          </table:table-cell>
          <table:table-cell table:formula="of:=[.B44]/SUM([.$A44:.$B44])" office:value-type="float" office:value="0.609769203149347" calcext:value-type="float">
            <text:p>0.6097692031493</text:p>
          </table:table-cell>
          <table:table-cell table:formula="of:=([.C44]*[.C44])*SUM([.A44:.B44])" office:value-type="float" office:value="0.32983308562998" calcext:value-type="float">
            <text:p>0.32983308563</text:p>
          </table:table-cell>
          <table:table-cell table:formula="of:=2*[.C44]*[.D44]*SUM([.A44:.B44])" office:value-type="float" office:value="1.03078516313952" calcext:value-type="float">
            <text:p>1.0307851631395</text:p>
          </table:table-cell>
          <table:table-cell table:formula="of:=([.D44]*[.D44])*SUM([.A44:.B44])" office:value-type="float" office:value="0.805345263134508" calcext:value-type="float">
            <text:p>0.8053452631345</text:p>
          </table:table-cell>
          <table:table-cell table:number-columns-repeated="4"/>
          <table:table-cell table:formula="of:=([.C44]*[.$C$5])+([.D44]*[.$D$5])" office:value-type="float" office:value="1.3719592139211" calcext:value-type="float">
            <text:p>1.3719592139211</text:p>
          </table:table-cell>
          <table:table-cell table:formula="of:=([.C44]*[.$C$6])+([.D44]*[.$D$6])" office:value-type="float" office:value="1.23413847811039" calcext:value-type="float">
            <text:p>1.2341384781104</text:p>
          </table:table-cell>
          <table:table-cell table:formula="of:=([.C44]*[.L44])+([.D44]*[.M44])" office:value-type="float" office:value="1.28792037366835" calcext:value-type="float">
            <text:p>1.2879203736684</text:p>
          </table:table-cell>
          <table:table-cell table:formula="of:=[.$G$5]*[.L44]/[.N44]" office:value-type="float" office:value="2.34355347763422" calcext:value-type="float">
            <text:p>2.3435534776342</text:p>
          </table:table-cell>
          <table:table-cell table:formula="of:=[.$G$6]*[.M44]/[.N44]" office:value-type="float" office:value="2.1081308342918" calcext:value-type="float">
            <text:p>2.1081308342918</text:p>
          </table:table-cell>
          <table:table-cell table:formula="of:=1-([.A44]/[.$H$5])" office:value-type="float" office:value="-0.207465238856772" calcext:value-type="float">
            <text:p>-0.2074652388568</text:p>
          </table:table-cell>
          <table:table-cell table:formula="of:=1-([.B44]/[.$H$6])" office:value-type="float" office:value="-0.119269359918872" calcext:value-type="float">
            <text:p>-0.1192693599189</text:p>
          </table:table-cell>
          <table:table-cell table:formula="of:=[.A44]+([.O44]*[.A44]*[.Q44])" office:value-type="float" office:value="0.434271976180552" calcext:value-type="float">
            <text:p>0.4342719761806</text:p>
          </table:table-cell>
          <table:table-cell table:formula="of:=[.B44]+([.P44]*[.B44]*[.R44])" office:value-type="float" office:value="0.988657576309464" calcext:value-type="float">
            <text:p>0.988657576309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4]" office:value-type="float" office:value="0.434271976180552" calcext:value-type="float">
            <text:p>0.4342719761806</text:p>
          </table:table-cell>
          <table:table-cell table:formula="of:=[.T44]" office:value-type="float" office:value="0.988657576309464" calcext:value-type="float">
            <text:p>0.9886575763095</text:p>
          </table:table-cell>
          <table:table-cell table:formula="of:=[.A45]/SUM([.$A45:.$B45])" office:value-type="float" office:value="0.305195696737488" calcext:value-type="float">
            <text:p>0.3051956967375</text:p>
          </table:table-cell>
          <table:table-cell table:formula="of:=[.B45]/SUM([.$A45:.$B45])" office:value-type="float" office:value="0.694804303262512" calcext:value-type="float">
            <text:p>0.6948043032625</text:p>
          </table:table-cell>
          <table:table-cell table:formula="of:=([.C45]*[.C45])*SUM([.A45:.B45])" office:value-type="float" office:value="0.132537938343989" calcext:value-type="float">
            <text:p>0.132537938344</text:p>
          </table:table-cell>
          <table:table-cell table:formula="of:=2*[.C45]*[.D45]*SUM([.A45:.B45])" office:value-type="float" office:value="0.603468075673126" calcext:value-type="float">
            <text:p>0.6034680756731</text:p>
          </table:table-cell>
          <table:table-cell table:formula="of:=([.D45]*[.D45])*SUM([.A45:.B45])" office:value-type="float" office:value="0.686923538472901" calcext:value-type="float">
            <text:p>0.6869235384729</text:p>
          </table:table-cell>
          <table:table-cell table:number-columns-repeated="4"/>
          <table:table-cell table:formula="of:=([.C45]*[.$C$5])+([.D45]*[.$D$5])" office:value-type="float" office:value="1.42383062499013" calcext:value-type="float">
            <text:p>1.4238306249901</text:p>
          </table:table-cell>
          <table:table-cell table:formula="of:=([.C45]*[.$C$6])+([.D45]*[.$D$6])" office:value-type="float" office:value="1.18311741804249" calcext:value-type="float">
            <text:p>1.1831174180425</text:p>
          </table:table-cell>
          <table:table-cell table:formula="of:=([.C45]*[.L45])+([.D45]*[.M45])" office:value-type="float" office:value="1.25658205295079" calcext:value-type="float">
            <text:p>1.2565820529508</text:p>
          </table:table-cell>
          <table:table-cell table:formula="of:=[.$G$5]*[.L45]/[.N45]" office:value-type="float" office:value="2.49281562443337" calcext:value-type="float">
            <text:p>2.4928156244334</text:p>
          </table:table-cell>
          <table:table-cell table:formula="of:=[.$G$6]*[.M45]/[.N45]" office:value-type="float" office:value="2.07137951205118" calcext:value-type="float">
            <text:p>2.0713795120512</text:p>
          </table:table-cell>
          <table:table-cell table:formula="of:=1-([.A45]/[.$H$5])" office:value-type="float" office:value="0.379611462599211" calcext:value-type="float">
            <text:p>0.3796114625992</text:p>
          </table:table-cell>
          <table:table-cell table:formula="of:=1-([.B45]/[.$H$6])" office:value-type="float" office:value="0.162154596347912" calcext:value-type="float">
            <text:p>0.1621545963479</text:p>
          </table:table-cell>
          <table:table-cell table:formula="of:=[.A45]+([.O45]*[.A45]*[.Q45])" office:value-type="float" office:value="0.845224148785636" calcext:value-type="float">
            <text:p>0.8452241487856</text:p>
          </table:table-cell>
          <table:table-cell table:formula="of:=[.B45]+([.P45]*[.B45]*[.R45])" office:value-type="float" office:value="1.32073154963509" calcext:value-type="float">
            <text:p>1.320731549635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5]" office:value-type="float" office:value="0.845224148785636" calcext:value-type="float">
            <text:p>0.8452241487856</text:p>
          </table:table-cell>
          <table:table-cell table:formula="of:=[.T45]" office:value-type="float" office:value="1.32073154963509" calcext:value-type="float">
            <text:p>1.3207315496351</text:p>
          </table:table-cell>
          <table:table-cell table:formula="of:=[.A46]/SUM([.$A46:.$B46])" office:value-type="float" office:value="0.390231503535331" calcext:value-type="float">
            <text:p>0.3902315035353</text:p>
          </table:table-cell>
          <table:table-cell table:formula="of:=[.B46]/SUM([.$A46:.$B46])" office:value-type="float" office:value="0.609768496464669" calcext:value-type="float">
            <text:p>0.6097684964647</text:p>
          </table:table-cell>
          <table:table-cell table:formula="of:=([.C46]*[.C46])*SUM([.A46:.B46])" office:value-type="float" office:value="0.329833090404989" calcext:value-type="float">
            <text:p>0.329833090405</text:p>
          </table:table-cell>
          <table:table-cell table:formula="of:=2*[.C46]*[.D46]*SUM([.A46:.B46])" office:value-type="float" office:value="1.0307821167613" calcext:value-type="float">
            <text:p>1.0307821167613</text:p>
          </table:table-cell>
          <table:table-cell table:formula="of:=([.D46]*[.D46])*SUM([.A46:.B46])" office:value-type="float" office:value="0.805340491254441" calcext:value-type="float">
            <text:p>0.8053404912544</text:p>
          </table:table-cell>
          <table:table-cell table:number-columns-repeated="4"/>
          <table:table-cell table:formula="of:=([.C46]*[.$C$5])+([.D46]*[.$D$5])" office:value-type="float" office:value="1.37195878284345" calcext:value-type="float">
            <text:p>1.3719587828435</text:p>
          </table:table-cell>
          <table:table-cell table:formula="of:=([.C46]*[.$C$6])+([.D46]*[.$D$6])" office:value-type="float" office:value="1.2341389021212" calcext:value-type="float">
            <text:p>1.2341389021212</text:p>
          </table:table-cell>
          <table:table-cell table:formula="of:=([.C46]*[.L46])+([.D46]*[.M46])" office:value-type="float" office:value="1.2879205613925" calcext:value-type="float">
            <text:p>1.2879205613925</text:p>
          </table:table-cell>
          <table:table-cell table:formula="of:=[.$G$5]*[.L46]/[.N46]" office:value-type="float" office:value="2.34355239968542" calcext:value-type="float">
            <text:p>2.3435523996854</text:p>
          </table:table-cell>
          <table:table-cell table:formula="of:=[.$G$6]*[.M46]/[.N46]" office:value-type="float" office:value="2.10813125130253" calcext:value-type="float">
            <text:p>2.1081312513025</text:p>
          </table:table-cell>
          <table:table-cell table:formula="of:=1-([.A46]/[.$H$5])" office:value-type="float" office:value="-0.207463069693766" calcext:value-type="float">
            <text:p>-0.2074630696938</text:p>
          </table:table-cell>
          <table:table-cell table:formula="of:=1-([.B46]/[.$H$6])" office:value-type="float" office:value="-0.119264025114481" calcext:value-type="float">
            <text:p>-0.1192640251145</text:p>
          </table:table-cell>
          <table:table-cell table:formula="of:=[.A46]+([.O46]*[.A46]*[.Q46])" office:value-type="float" office:value="0.434275681788459" calcext:value-type="float">
            <text:p>0.4342756817885</text:p>
          </table:table-cell>
          <table:table-cell table:formula="of:=[.B46]+([.P46]*[.B46]*[.R46])" office:value-type="float" office:value="0.988667651919834" calcext:value-type="float">
            <text:p>0.988667651919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6]" office:value-type="float" office:value="0.434275681788459" calcext:value-type="float">
            <text:p>0.4342756817885</text:p>
          </table:table-cell>
          <table:table-cell table:formula="of:=[.T46]" office:value-type="float" office:value="0.988667651919834" calcext:value-type="float">
            <text:p>0.9886676519198</text:p>
          </table:table-cell>
          <table:table-cell table:formula="of:=[.A47]/SUM([.$A47:.$B47])" office:value-type="float" office:value="0.305195345099728" calcext:value-type="float">
            <text:p>0.3051953450997</text:p>
          </table:table-cell>
          <table:table-cell table:formula="of:=[.B47]/SUM([.$A47:.$B47])" office:value-type="float" office:value="0.694804654900272" calcext:value-type="float">
            <text:p>0.6948046549003</text:p>
          </table:table-cell>
          <table:table-cell table:formula="of:=([.C47]*[.C47])*SUM([.A47:.B47])" office:value-type="float" office:value="0.132538916571848" calcext:value-type="float">
            <text:p>0.1325389165718</text:p>
          </table:table-cell>
          <table:table-cell table:formula="of:=2*[.C47]*[.D47]*SUM([.A47:.B47])" office:value-type="float" office:value="0.603473530433222" calcext:value-type="float">
            <text:p>0.6034735304332</text:p>
          </table:table-cell>
          <table:table-cell table:formula="of:=([.D47]*[.D47])*SUM([.A47:.B47])" office:value-type="float" office:value="0.686930886703223" calcext:value-type="float">
            <text:p>0.6869308867032</text:p>
          </table:table-cell>
          <table:table-cell table:number-columns-repeated="4"/>
          <table:table-cell table:formula="of:=([.C47]*[.$C$5])+([.D47]*[.$D$5])" office:value-type="float" office:value="1.42383083948917" calcext:value-type="float">
            <text:p>1.4238308394892</text:p>
          </table:table-cell>
          <table:table-cell table:formula="of:=([.C47]*[.$C$6])+([.D47]*[.$D$6])" office:value-type="float" office:value="1.18311720705984" calcext:value-type="float">
            <text:p>1.1831172070598</text:p>
          </table:table-cell>
          <table:table-cell table:formula="of:=([.C47]*[.L47])+([.D47]*[.M47])" office:value-type="float" office:value="1.25658188717931" calcext:value-type="float">
            <text:p>1.2565818871793</text:p>
          </table:table-cell>
          <table:table-cell table:formula="of:=[.$G$5]*[.L47]/[.N47]" office:value-type="float" office:value="2.49281632883283" calcext:value-type="float">
            <text:p>2.4928163288328</text:p>
          </table:table-cell>
          <table:table-cell table:formula="of:=[.$G$6]*[.M47]/[.N47]" office:value-type="float" office:value="2.07137941592836" calcext:value-type="float">
            <text:p>2.0713794159284</text:p>
          </table:table-cell>
          <table:table-cell table:formula="of:=1-([.A47]/[.$H$5])" office:value-type="float" office:value="0.37960616887363" calcext:value-type="float">
            <text:p>0.3796061688736</text:p>
          </table:table-cell>
          <table:table-cell table:formula="of:=1-([.B47]/[.$H$6])" office:value-type="float" office:value="0.162146057695056" calcext:value-type="float">
            <text:p>0.1621460576951</text:p>
          </table:table-cell>
          <table:table-cell table:formula="of:=[.A47]+([.O47]*[.A47]*[.Q47])" office:value-type="float" office:value="0.845225746314022" calcext:value-type="float">
            <text:p>0.845225746314</text:p>
          </table:table-cell>
          <table:table-cell table:formula="of:=[.B47]+([.P47]*[.B47]*[.R47])" office:value-type="float" office:value="1.32072750771181" calcext:value-type="float">
            <text:p>1.320727507711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7]" office:value-type="float" office:value="0.845225746314022" calcext:value-type="float">
            <text:p>0.845225746314</text:p>
          </table:table-cell>
          <table:table-cell table:formula="of:=[.T47]" office:value-type="float" office:value="1.32072750771181" calcext:value-type="float">
            <text:p>1.3207275077118</text:p>
          </table:table-cell>
          <table:table-cell table:formula="of:=[.A48]/SUM([.$A48:.$B48])" office:value-type="float" office:value="0.390232681496248" calcext:value-type="float">
            <text:p>0.3902326814962</text:p>
          </table:table-cell>
          <table:table-cell table:formula="of:=[.B48]/SUM([.$A48:.$B48])" office:value-type="float" office:value="0.609767318503752" calcext:value-type="float">
            <text:p>0.6097673185038</text:p>
          </table:table-cell>
          <table:table-cell table:formula="of:=([.C48]*[.C48])*SUM([.A48:.B48])" office:value-type="float" office:value="0.329834709453788" calcext:value-type="float">
            <text:p>0.3298347094538</text:p>
          </table:table-cell>
          <table:table-cell table:formula="of:=2*[.C48]*[.D48]*SUM([.A48:.B48])" office:value-type="float" office:value="1.03078207372047" calcext:value-type="float">
            <text:p>1.0307820737205</text:p>
          </table:table-cell>
          <table:table-cell table:formula="of:=([.D48]*[.D48])*SUM([.A48:.B48])" office:value-type="float" office:value="0.805336470851571" calcext:value-type="float">
            <text:p>0.8053364708516</text:p>
          </table:table-cell>
          <table:table-cell table:number-columns-repeated="4"/>
          <table:table-cell table:formula="of:=([.C48]*[.$C$5])+([.D48]*[.$D$5])" office:value-type="float" office:value="1.37195806428729" calcext:value-type="float">
            <text:p>1.3719580642873</text:p>
          </table:table-cell>
          <table:table-cell table:formula="of:=([.C48]*[.$C$6])+([.D48]*[.$D$6])" office:value-type="float" office:value="1.23413960889775" calcext:value-type="float">
            <text:p>1.2341396088978</text:p>
          </table:table-cell>
          <table:table-cell table:formula="of:=([.C48]*[.L48])+([.D48]*[.M48])" office:value-type="float" office:value="1.28792087430408" calcext:value-type="float">
            <text:p>1.2879208743041</text:p>
          </table:table-cell>
          <table:table-cell table:formula="of:=[.$G$5]*[.L48]/[.N48]" office:value-type="float" office:value="2.3435506028761" calcext:value-type="float">
            <text:p>2.3435506028761</text:p>
          </table:table-cell>
          <table:table-cell table:formula="of:=[.$G$6]*[.M48]/[.N48]" office:value-type="float" office:value="2.10813194641491" calcext:value-type="float">
            <text:p>2.1081319464149</text:p>
          </table:table-cell>
          <table:table-cell table:formula="of:=1-([.A48]/[.$H$5])" office:value-type="float" office:value="-0.207465351877175" calcext:value-type="float">
            <text:p>-0.2074653518772</text:p>
          </table:table-cell>
          <table:table-cell table:formula="of:=1-([.B48]/[.$H$6])" office:value-type="float" office:value="-0.119260599755767" calcext:value-type="float">
            <text:p>-0.1192605997558</text:p>
          </table:table-cell>
          <table:table-cell table:formula="of:=[.A48]+([.O48]*[.A48]*[.Q48])" office:value-type="float" office:value="0.43427229705798" calcext:value-type="float">
            <text:p>0.434272297058</text:p>
          </table:table-cell>
          <table:table-cell table:formula="of:=[.B48]+([.P48]*[.B48]*[.R48])" office:value-type="float" office:value="0.988674053859283" calcext:value-type="float">
            <text:p>0.988674053859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8]" office:value-type="float" office:value="0.43427229705798" calcext:value-type="float">
            <text:p>0.434272297058</text:p>
          </table:table-cell>
          <table:table-cell table:formula="of:=[.T48]" office:value-type="float" office:value="0.988674053859283" calcext:value-type="float">
            <text:p>0.9886740538593</text:p>
          </table:table-cell>
          <table:table-cell table:formula="of:=[.A49]/SUM([.$A49:.$B49])" office:value-type="float" office:value="0.305192319287398" calcext:value-type="float">
            <text:p>0.3051923192874</text:p>
          </table:table-cell>
          <table:table-cell table:formula="of:=[.B49]/SUM([.$A49:.$B49])" office:value-type="float" office:value="0.694807680712602" calcext:value-type="float">
            <text:p>0.6948076807126</text:p>
          </table:table-cell>
          <table:table-cell table:formula="of:=([.C49]*[.C49])*SUM([.A49:.B49])" office:value-type="float" office:value="0.132536569541391" calcext:value-type="float">
            <text:p>0.1325365695414</text:p>
          </table:table-cell>
          <table:table-cell table:formula="of:=2*[.C49]*[.D49]*SUM([.A49:.B49])" office:value-type="float" office:value="0.603471455033178" calcext:value-type="float">
            <text:p>0.6034714550332</text:p>
          </table:table-cell>
          <table:table-cell table:formula="of:=([.D49]*[.D49])*SUM([.A49:.B49])" office:value-type="float" office:value="0.686938326342694" calcext:value-type="float">
            <text:p>0.6869383263427</text:p>
          </table:table-cell>
          <table:table-cell table:number-columns-repeated="4"/>
          <table:table-cell table:formula="of:=([.C49]*[.$C$5])+([.D49]*[.$D$5])" office:value-type="float" office:value="1.42383268523469" calcext:value-type="float">
            <text:p>1.4238326852347</text:p>
          </table:table-cell>
          <table:table-cell table:formula="of:=([.C49]*[.$C$6])+([.D49]*[.$D$6])" office:value-type="float" office:value="1.18311539157244" calcext:value-type="float">
            <text:p>1.1831153915724</text:p>
          </table:table-cell>
          <table:table-cell table:formula="of:=([.C49]*[.L49])+([.D49]*[.M49])" office:value-type="float" office:value="1.25658046071781" calcext:value-type="float">
            <text:p>1.2565804607178</text:p>
          </table:table-cell>
          <table:table-cell table:formula="of:=[.$G$5]*[.L49]/[.N49]" office:value-type="float" office:value="2.49282239016111" calcext:value-type="float">
            <text:p>2.4928223901611</text:p>
          </table:table-cell>
          <table:table-cell table:formula="of:=[.$G$6]*[.M49]/[.N49]" office:value-type="float" office:value="2.07137858881915" calcext:value-type="float">
            <text:p>2.0713785888192</text:p>
          </table:table-cell>
          <table:table-cell table:formula="of:=1-([.A49]/[.$H$5])" office:value-type="float" office:value="0.379611004202886" calcext:value-type="float">
            <text:p>0.3796110042029</text:p>
          </table:table-cell>
          <table:table-cell table:formula="of:=1-([.B49]/[.$H$6])" office:value-type="float" office:value="0.162140632322642" calcext:value-type="float">
            <text:p>0.1621406323226</text:p>
          </table:table-cell>
          <table:table-cell table:formula="of:=[.A49]+([.O49]*[.A49]*[.Q49])" office:value-type="float" office:value="0.845225392428895" calcext:value-type="float">
            <text:p>0.8452253924289</text:p>
          </table:table-cell>
          <table:table-cell table:formula="of:=[.B49]+([.P49]*[.B49]*[.R49])" office:value-type="float" office:value="1.32072481653227" calcext:value-type="float">
            <text:p>1.320724816532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49]" office:value-type="float" office:value="0.845225392428895" calcext:value-type="float">
            <text:p>0.8452253924289</text:p>
          </table:table-cell>
          <table:table-cell table:formula="of:=[.T49]" office:value-type="float" office:value="1.32072481653227" calcext:value-type="float">
            <text:p>1.3207248165323</text:p>
          </table:table-cell>
          <table:table-cell table:formula="of:=[.A50]/SUM([.$A50:.$B50])" office:value-type="float" office:value="0.39023306673069" calcext:value-type="float">
            <text:p>0.3902330667307</text:p>
          </table:table-cell>
          <table:table-cell table:formula="of:=[.B50]/SUM([.$A50:.$B50])" office:value-type="float" office:value="0.60976693326931" calcext:value-type="float">
            <text:p>0.6097669332693</text:p>
          </table:table-cell>
          <table:table-cell table:formula="of:=([.C50]*[.C50])*SUM([.A50:.B50])" office:value-type="float" office:value="0.329834896966178" calcext:value-type="float">
            <text:p>0.3298348969662</text:p>
          </table:table-cell>
          <table:table-cell table:formula="of:=2*[.C50]*[.D50]*SUM([.A50:.B50])" office:value-type="float" office:value="1.03078099092543" calcext:value-type="float">
            <text:p>1.0307809909254</text:p>
          </table:table-cell>
          <table:table-cell table:formula="of:=([.D50]*[.D50])*SUM([.A50:.B50])" office:value-type="float" office:value="0.805334321069557" calcext:value-type="float">
            <text:p>0.8053343210696</text:p>
          </table:table-cell>
          <table:table-cell table:number-columns-repeated="4"/>
          <table:table-cell table:formula="of:=([.C50]*[.$C$5])+([.D50]*[.$D$5])" office:value-type="float" office:value="1.37195782929428" calcext:value-type="float">
            <text:p>1.3719578292943</text:p>
          </table:table-cell>
          <table:table-cell table:formula="of:=([.C50]*[.$C$6])+([.D50]*[.$D$6])" office:value-type="float" office:value="1.23413984003841" calcext:value-type="float">
            <text:p>1.2341398400384</text:p>
          </table:table-cell>
          <table:table-cell table:formula="of:=([.C50]*[.L50])+([.D50]*[.M50])" office:value-type="float" office:value="1.28792097663639" calcext:value-type="float">
            <text:p>1.2879209766364</text:p>
          </table:table-cell>
          <table:table-cell table:formula="of:=[.$G$5]*[.L50]/[.N50]" office:value-type="float" office:value="2.34355001525809" calcext:value-type="float">
            <text:p>2.3435500152581</text:p>
          </table:table-cell>
          <table:table-cell table:formula="of:=[.$G$6]*[.M50]/[.N50]" office:value-type="float" office:value="2.1081321737421" calcext:value-type="float">
            <text:p>2.1081321737421</text:p>
          </table:table-cell>
          <table:table-cell table:formula="of:=1-([.A50]/[.$H$5])" office:value-type="float" office:value="-0.207464846326992" calcext:value-type="float">
            <text:p>-0.207464846327</text:p>
          </table:table-cell>
          <table:table-cell table:formula="of:=1-([.B50]/[.$H$6])" office:value-type="float" office:value="-0.119258319095147" calcext:value-type="float">
            <text:p>-0.1192583190951</text:p>
          </table:table-cell>
          <table:table-cell table:formula="of:=[.A50]+([.O50]*[.A50]*[.Q50])" office:value-type="float" office:value="0.434273219683459" calcext:value-type="float">
            <text:p>0.4342732196835</text:p>
          </table:table-cell>
          <table:table-cell table:formula="of:=[.B50]+([.P50]*[.B50]*[.R50])" office:value-type="float" office:value="0.988678353439638" calcext:value-type="float">
            <text:p>0.988678353439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0]" office:value-type="float" office:value="0.434273219683459" calcext:value-type="float">
            <text:p>0.4342732196835</text:p>
          </table:table-cell>
          <table:table-cell table:formula="of:=[.T50]" office:value-type="float" office:value="0.988678353439638" calcext:value-type="float">
            <text:p>0.9886783534396</text:p>
          </table:table-cell>
          <table:table-cell table:formula="of:=[.A51]/SUM([.$A51:.$B51])" office:value-type="float" office:value="0.305191847625788" calcext:value-type="float">
            <text:p>0.3051918476258</text:p>
          </table:table-cell>
          <table:table-cell table:formula="of:=[.B51]/SUM([.$A51:.$B51])" office:value-type="float" office:value="0.694808152374212" calcext:value-type="float">
            <text:p>0.6948081523742</text:p>
          </table:table-cell>
          <table:table-cell table:formula="of:=([.C51]*[.C51])*SUM([.A51:.B51])" office:value-type="float" office:value="0.132536646289594" calcext:value-type="float">
            <text:p>0.1325366462896</text:p>
          </table:table-cell>
          <table:table-cell table:formula="of:=2*[.C51]*[.D51]*SUM([.A51:.B51])" office:value-type="float" office:value="0.603473146787729" calcext:value-type="float">
            <text:p>0.6034731467877</text:p>
          </table:table-cell>
          <table:table-cell table:formula="of:=([.D51]*[.D51])*SUM([.A51:.B51])" office:value-type="float" office:value="0.686941780045773" calcext:value-type="float">
            <text:p>0.6869417800458</text:p>
          </table:table-cell>
          <table:table-cell table:number-columns-repeated="4"/>
          <table:table-cell table:formula="of:=([.C51]*[.$C$5])+([.D51]*[.$D$5])" office:value-type="float" office:value="1.42383297294827" calcext:value-type="float">
            <text:p>1.4238329729483</text:p>
          </table:table-cell>
          <table:table-cell table:formula="of:=([.C51]*[.$C$6])+([.D51]*[.$D$6])" office:value-type="float" office:value="1.18311510857547" calcext:value-type="float">
            <text:p>1.1831151085755</text:p>
          </table:table-cell>
          <table:table-cell table:formula="of:=([.C51]*[.L51])+([.D51]*[.M51])" office:value-type="float" office:value="1.25658023835994" calcext:value-type="float">
            <text:p>1.2565802383599</text:p>
          </table:table-cell>
          <table:table-cell table:formula="of:=[.$G$5]*[.L51]/[.N51]" office:value-type="float" office:value="2.49282333500213" calcext:value-type="float">
            <text:p>2.4928233350021</text:p>
          </table:table-cell>
          <table:table-cell table:formula="of:=[.$G$6]*[.M51]/[.N51]" office:value-type="float" office:value="2.07137845989304" calcext:value-type="float">
            <text:p>2.071378459893</text:p>
          </table:table-cell>
          <table:table-cell table:formula="of:=1-([.A51]/[.$H$5])" office:value-type="float" office:value="0.379609686166487" calcext:value-type="float">
            <text:p>0.3796096861665</text:p>
          </table:table-cell>
          <table:table-cell table:formula="of:=1-([.B51]/[.$H$6])" office:value-type="float" office:value="0.162136988610476" calcext:value-type="float">
            <text:p>0.1621369886105</text:p>
          </table:table-cell>
          <table:table-cell table:formula="of:=[.A51]+([.O51]*[.A51]*[.Q51])" office:value-type="float" office:value="0.845225917037183" calcext:value-type="float">
            <text:p>0.8452259170372</text:p>
          </table:table-cell>
          <table:table-cell table:formula="of:=[.B51]+([.P51]*[.B51]*[.R51])" office:value-type="float" office:value="1.32072307742244" calcext:value-type="float">
            <text:p>1.320723077422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1]" office:value-type="float" office:value="0.845225917037183" calcext:value-type="float">
            <text:p>0.8452259170372</text:p>
          </table:table-cell>
          <table:table-cell table:formula="of:=[.T51]" office:value-type="float" office:value="1.32072307742244" calcext:value-type="float">
            <text:p>1.3207230774224</text:p>
          </table:table-cell>
          <table:table-cell table:formula="of:=[.A52]/SUM([.$A52:.$B52])" office:value-type="float" office:value="0.390233527751219" calcext:value-type="float">
            <text:p>0.3902335277512</text:p>
          </table:table-cell>
          <table:table-cell table:formula="of:=[.B52]/SUM([.$A52:.$B52])" office:value-type="float" office:value="0.609766472248781" calcext:value-type="float">
            <text:p>0.6097664722488</text:p>
          </table:table-cell>
          <table:table-cell table:formula="of:=([.C52]*[.C52])*SUM([.A52:.B52])" office:value-type="float" office:value="0.329835491352179" calcext:value-type="float">
            <text:p>0.3298354913522</text:p>
          </table:table-cell>
          <table:table-cell table:formula="of:=2*[.C52]*[.D52]*SUM([.A52:.B52])" office:value-type="float" office:value="1.03078085137001" calcext:value-type="float">
            <text:p>1.03078085137</text:p>
          </table:table-cell>
          <table:table-cell table:formula="of:=([.D52]*[.D52])*SUM([.A52:.B52])" office:value-type="float" office:value="0.805332651737432" calcext:value-type="float">
            <text:p>0.8053326517374</text:p>
          </table:table-cell>
          <table:table-cell table:number-columns-repeated="4"/>
          <table:table-cell table:formula="of:=([.C52]*[.$C$5])+([.D52]*[.$D$5])" office:value-type="float" office:value="1.37195754807176" calcext:value-type="float">
            <text:p>1.3719575480718</text:p>
          </table:table-cell>
          <table:table-cell table:formula="of:=([.C52]*[.$C$6])+([.D52]*[.$D$6])" office:value-type="float" office:value="1.23414011665073" calcext:value-type="float">
            <text:p>1.2341401166507</text:p>
          </table:table-cell>
          <table:table-cell table:formula="of:=([.C52]*[.L52])+([.D52]*[.M52])" office:value-type="float" office:value="1.28792109909977" calcext:value-type="float">
            <text:p>1.2879210990998</text:p>
          </table:table-cell>
          <table:table-cell table:formula="of:=[.$G$5]*[.L52]/[.N52]" office:value-type="float" office:value="2.34354931204062" calcext:value-type="float">
            <text:p>2.3435493120406</text:p>
          </table:table-cell>
          <table:table-cell table:formula="of:=[.$G$6]*[.M52]/[.N52]" office:value-type="float" office:value="2.10813244579145" calcext:value-type="float">
            <text:p>2.1081324457915</text:p>
          </table:table-cell>
          <table:table-cell table:formula="of:=1-([.A52]/[.$H$5])" office:value-type="float" office:value="-0.207465595767403" calcext:value-type="float">
            <text:p>-0.2074655957674</text:p>
          </table:table-cell>
          <table:table-cell table:formula="of:=1-([.B52]/[.$H$6])" office:value-type="float" office:value="-0.119256845273251" calcext:value-type="float">
            <text:p>-0.1192568452733</text:p>
          </table:table-cell>
          <table:table-cell table:formula="of:=[.A52]+([.O52]*[.A52]*[.Q52])" office:value-type="float" office:value="0.434272128024421" calcext:value-type="float">
            <text:p>0.4342721280244</text:p>
          </table:table-cell>
          <table:table-cell table:formula="of:=[.B52]+([.P52]*[.B52]*[.R52])" office:value-type="float" office:value="0.988681112215799" calcext:value-type="float">
            <text:p>0.988681112215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2]" office:value-type="float" office:value="0.434272128024421" calcext:value-type="float">
            <text:p>0.4342721280244</text:p>
          </table:table-cell>
          <table:table-cell table:formula="of:=[.T52]" office:value-type="float" office:value="0.988681112215799" calcext:value-type="float">
            <text:p>0.9886811122158</text:p>
          </table:table-cell>
          <table:table-cell table:formula="of:=[.A53]/SUM([.$A53:.$B53])" office:value-type="float" office:value="0.30519072288778" calcext:value-type="float">
            <text:p>0.3051907228878</text:p>
          </table:table-cell>
          <table:table-cell table:formula="of:=[.B53]/SUM([.$A53:.$B53])" office:value-type="float" office:value="0.69480927711222" calcext:value-type="float">
            <text:p>0.6948092771122</text:p>
          </table:table-cell>
          <table:table-cell table:formula="of:=([.C53]*[.C53])*SUM([.A53:.B53])" office:value-type="float" office:value="0.132535824681787" calcext:value-type="float">
            <text:p>0.1325358246818</text:p>
          </table:table-cell>
          <table:table-cell table:formula="of:=2*[.C53]*[.D53]*SUM([.A53:.B53])" office:value-type="float" office:value="0.603472606685267" calcext:value-type="float">
            <text:p>0.6034726066853</text:p>
          </table:table-cell>
          <table:table-cell table:formula="of:=([.D53]*[.D53])*SUM([.A53:.B53])" office:value-type="float" office:value="0.686944808873165" calcext:value-type="float">
            <text:p>0.6869448088732</text:p>
          </table:table-cell>
          <table:table-cell table:number-columns-repeated="4"/>
          <table:table-cell table:formula="of:=([.C53]*[.$C$5])+([.D53]*[.$D$5])" office:value-type="float" office:value="1.42383365903845" calcext:value-type="float">
            <text:p>1.4238336590385</text:p>
          </table:table-cell>
          <table:table-cell table:formula="of:=([.C53]*[.$C$6])+([.D53]*[.$D$6])" office:value-type="float" office:value="1.18311443373267" calcext:value-type="float">
            <text:p>1.1831144337327</text:p>
          </table:table-cell>
          <table:table-cell table:formula="of:=([.C53]*[.L53])+([.D53]*[.M53])" office:value-type="float" office:value="1.25657970811673" calcext:value-type="float">
            <text:p>1.2565797081167</text:p>
          </table:table-cell>
          <table:table-cell table:formula="of:=[.$G$5]*[.L53]/[.N53]" office:value-type="float" office:value="2.49282558810318" calcext:value-type="float">
            <text:p>2.4928255881032</text:p>
          </table:table-cell>
          <table:table-cell table:formula="of:=[.$G$6]*[.M53]/[.N53]" office:value-type="float" office:value="2.07137815245548" calcext:value-type="float">
            <text:p>2.0713781524555</text:p>
          </table:table-cell>
          <table:table-cell table:formula="of:=1-([.A53]/[.$H$5])" office:value-type="float" office:value="0.379611245679398" calcext:value-type="float">
            <text:p>0.3796112456794</text:p>
          </table:table-cell>
          <table:table-cell table:formula="of:=1-([.B53]/[.$H$6])" office:value-type="float" office:value="0.162134650664577" calcext:value-type="float">
            <text:p>0.1621346506646</text:p>
          </table:table-cell>
          <table:table-cell table:formula="of:=[.A53]+([.O53]*[.A53]*[.Q53])" office:value-type="float" office:value="0.845225852047418" calcext:value-type="float">
            <text:p>0.8452258520474</text:p>
          </table:table-cell>
          <table:table-cell table:formula="of:=[.B53]+([.P53]*[.B53]*[.R53])" office:value-type="float" office:value="1.3207219254874" calcext:value-type="float">
            <text:p>1.320721925487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3]" office:value-type="float" office:value="0.845225852047418" calcext:value-type="float">
            <text:p>0.8452258520474</text:p>
          </table:table-cell>
          <table:table-cell table:formula="of:=[.T53]" office:value-type="float" office:value="1.3207219254874" calcext:value-type="float">
            <text:p>1.3207219254874</text:p>
          </table:table-cell>
          <table:table-cell table:formula="of:=[.A54]/SUM([.$A54:.$B54])" office:value-type="float" office:value="0.39023371699636" calcext:value-type="float">
            <text:p>0.3902337169964</text:p>
          </table:table-cell>
          <table:table-cell table:formula="of:=[.B54]/SUM([.$A54:.$B54])" office:value-type="float" office:value="0.60976628300364" calcext:value-type="float">
            <text:p>0.6097662830036</text:p>
          </table:table-cell>
          <table:table-cell table:formula="of:=([.C54]*[.C54])*SUM([.A54:.B54])" office:value-type="float" office:value="0.329835625945879" calcext:value-type="float">
            <text:p>0.3298356259459</text:p>
          </table:table-cell>
          <table:table-cell table:formula="of:=2*[.C54]*[.D54]*SUM([.A54:.B54])" office:value-type="float" office:value="1.03078045220308" calcext:value-type="float">
            <text:p>1.0307804522031</text:p>
          </table:table-cell>
          <table:table-cell table:formula="of:=([.D54]*[.D54])*SUM([.A54:.B54])" office:value-type="float" office:value="0.805331699385863" calcext:value-type="float">
            <text:p>0.8053316993859</text:p>
          </table:table-cell>
          <table:table-cell table:number-columns-repeated="4"/>
          <table:table-cell table:formula="of:=([.C54]*[.$C$5])+([.D54]*[.$D$5])" office:value-type="float" office:value="1.37195743263222" calcext:value-type="float">
            <text:p>1.3719574326322</text:p>
          </table:table-cell>
          <table:table-cell table:formula="of:=([.C54]*[.$C$6])+([.D54]*[.$D$6])" office:value-type="float" office:value="1.23414023019782" calcext:value-type="float">
            <text:p>1.2341402301978</text:p>
          </table:table-cell>
          <table:table-cell table:formula="of:=([.C54]*[.L54])+([.D54]*[.M54])" office:value-type="float" office:value="1.28792114936983" calcext:value-type="float">
            <text:p>1.2879211493698</text:p>
          </table:table-cell>
          <table:table-cell table:formula="of:=[.$G$5]*[.L54]/[.N54]" office:value-type="float" office:value="2.34354902337593" calcext:value-type="float">
            <text:p>2.3435490233759</text:p>
          </table:table-cell>
          <table:table-cell table:formula="of:=[.$G$6]*[.M54]/[.N54]" office:value-type="float" office:value="2.1081325574657" calcext:value-type="float">
            <text:p>2.1081325574657</text:p>
          </table:table-cell>
          <table:table-cell table:formula="of:=1-([.A54]/[.$H$5])" office:value-type="float" office:value="-0.207465502924883" calcext:value-type="float">
            <text:p>-0.2074655029249</text:p>
          </table:table-cell>
          <table:table-cell table:formula="of:=1-([.B54]/[.$H$6])" office:value-type="float" office:value="-0.11925586905712" calcext:value-type="float">
            <text:p>-0.1192558690571</text:p>
          </table:table-cell>
          <table:table-cell table:formula="of:=[.A54]+([.O54]*[.A54]*[.Q54])" office:value-type="float" office:value="0.434272329157023" calcext:value-type="float">
            <text:p>0.434272329157</text:p>
          </table:table-cell>
          <table:table-cell table:formula="of:=[.B54]+([.P54]*[.B54]*[.R54])" office:value-type="float" office:value="0.988682950335079" calcext:value-type="float">
            <text:p>0.988682950335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4]" office:value-type="float" office:value="0.434272329157023" calcext:value-type="float">
            <text:p>0.434272329157</text:p>
          </table:table-cell>
          <table:table-cell table:formula="of:=[.T54]" office:value-type="float" office:value="0.988682950335079" calcext:value-type="float">
            <text:p>0.9886829503351</text:p>
          </table:table-cell>
          <table:table-cell table:formula="of:=[.A55]/SUM([.$A55:.$B55])" office:value-type="float" office:value="0.305190426864314" calcext:value-type="float">
            <text:p>0.3051904268643</text:p>
          </table:table-cell>
          <table:table-cell table:formula="of:=[.B55]/SUM([.$A55:.$B55])" office:value-type="float" office:value="0.694809573135686" calcext:value-type="float">
            <text:p>0.6948095731357</text:p>
          </table:table-cell>
          <table:table-cell table:formula="of:=([.C55]*[.C55])*SUM([.A55:.B55])" office:value-type="float" office:value="0.132535757510792" calcext:value-type="float">
            <text:p>0.1325357575108</text:p>
          </table:table-cell>
          <table:table-cell table:formula="of:=2*[.C55]*[.D55]*SUM([.A55:.B55])" office:value-type="float" office:value="0.603473143292464" calcext:value-type="float">
            <text:p>0.6034731432925</text:p>
          </table:table-cell>
          <table:table-cell table:formula="of:=([.D55]*[.D55])*SUM([.A55:.B55])" office:value-type="float" office:value="0.686946378688847" calcext:value-type="float">
            <text:p>0.6869463786888</text:p>
          </table:table-cell>
          <table:table-cell table:number-columns-repeated="4"/>
          <table:table-cell table:formula="of:=([.C55]*[.$C$5])+([.D55]*[.$D$5])" office:value-type="float" office:value="1.42383383961277" calcext:value-type="float">
            <text:p>1.4238338396128</text:p>
          </table:table-cell>
          <table:table-cell table:formula="of:=([.C55]*[.$C$6])+([.D55]*[.$D$6])" office:value-type="float" office:value="1.18311425611859" calcext:value-type="float">
            <text:p>1.1831142561186</text:p>
          </table:table-cell>
          <table:table-cell table:formula="of:=([.C55]*[.L55])+([.D55]*[.M55])" office:value-type="float" office:value="1.25657956855978" calcext:value-type="float">
            <text:p>1.2565795685598</text:p>
          </table:table-cell>
          <table:table-cell table:formula="of:=[.$G$5]*[.L55]/[.N55]" office:value-type="float" office:value="2.49282618110552" calcext:value-type="float">
            <text:p>2.4928261811055</text:p>
          </table:table-cell>
          <table:table-cell table:formula="of:=[.$G$6]*[.M55]/[.N55]" office:value-type="float" office:value="2.07137807154078" calcext:value-type="float">
            <text:p>2.0713780715408</text:p>
          </table:table-cell>
          <table:table-cell table:formula="of:=1-([.A55]/[.$H$5])" office:value-type="float" office:value="0.379610958347109" calcext:value-type="float">
            <text:p>0.3796109583471</text:p>
          </table:table-cell>
          <table:table-cell table:formula="of:=1-([.B55]/[.$H$6])" office:value-type="float" office:value="0.162133092936374" calcext:value-type="float">
            <text:p>0.1621330929364</text:p>
          </table:table-cell>
          <table:table-cell table:formula="of:=[.A55]+([.O55]*[.A55]*[.Q55])" office:value-type="float" office:value="0.845226030215928" calcext:value-type="float">
            <text:p>0.8452260302159</text:p>
          </table:table-cell>
          <table:table-cell table:formula="of:=[.B55]+([.P55]*[.B55]*[.R55])" office:value-type="float" office:value="1.3207211778261" calcext:value-type="float">
            <text:p>1.320721177826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5]" office:value-type="float" office:value="0.845226030215928" calcext:value-type="float">
            <text:p>0.8452260302159</text:p>
          </table:table-cell>
          <table:table-cell table:formula="of:=[.T55]" office:value-type="float" office:value="1.3207211778261" calcext:value-type="float">
            <text:p>1.3207211778261</text:p>
          </table:table-cell>
          <table:table-cell table:formula="of:=[.A56]/SUM([.$A56:.$B56])" office:value-type="float" office:value="0.390233901859499" calcext:value-type="float">
            <text:p>0.3902339018595</text:p>
          </table:table-cell>
          <table:table-cell table:formula="of:=[.B56]/SUM([.$A56:.$B56])" office:value-type="float" office:value="0.609766098140501" calcext:value-type="float">
            <text:p>0.6097660981405</text:p>
          </table:table-cell>
          <table:table-cell table:formula="of:=([.C56]*[.C56])*SUM([.A56:.B56])" office:value-type="float" office:value="0.329835851724377" calcext:value-type="float">
            <text:p>0.3298358517244</text:p>
          </table:table-cell>
          <table:table-cell table:formula="of:=2*[.C56]*[.D56]*SUM([.A56:.B56])" office:value-type="float" office:value="1.0307803569831" calcext:value-type="float">
            <text:p>1.0307803569831</text:p>
          </table:table-cell>
          <table:table-cell table:formula="of:=([.D56]*[.D56])*SUM([.A56:.B56])" office:value-type="float" office:value="0.805330999334545" calcext:value-type="float">
            <text:p>0.8053309993345</text:p>
          </table:table-cell>
          <table:table-cell table:number-columns-repeated="4"/>
          <table:table-cell table:formula="of:=([.C56]*[.$C$5])+([.D56]*[.$D$5])" office:value-type="float" office:value="1.37195731986571" calcext:value-type="float">
            <text:p>1.3719573198657</text:p>
          </table:table-cell>
          <table:table-cell table:formula="of:=([.C56]*[.$C$6])+([.D56]*[.$D$6])" office:value-type="float" office:value="1.2341403411157" calcext:value-type="float">
            <text:p>1.2341403411157</text:p>
          </table:table-cell>
          <table:table-cell table:formula="of:=([.C56]*[.L56])+([.D56]*[.M56])" office:value-type="float" office:value="1.2879211984758" calcext:value-type="float">
            <text:p>1.2879211984758</text:p>
          </table:table-cell>
          <table:table-cell table:formula="of:=[.$G$5]*[.L56]/[.N56]" office:value-type="float" office:value="2.3435487413955" calcext:value-type="float">
            <text:p>2.3435487413955</text:p>
          </table:table-cell>
          <table:table-cell table:formula="of:=[.$G$6]*[.M56]/[.N56]" office:value-type="float" office:value="2.10813266655425" calcext:value-type="float">
            <text:p>2.1081326665543</text:p>
          </table:table-cell>
          <table:table-cell table:formula="of:=1-([.A56]/[.$H$5])" office:value-type="float" office:value="-0.207465757451326" calcext:value-type="float">
            <text:p>-0.2074657574513</text:p>
          </table:table-cell>
          <table:table-cell table:formula="of:=1-([.B56]/[.$H$6])" office:value-type="float" office:value="-0.119255235445845" calcext:value-type="float">
            <text:p>-0.1192552354458</text:p>
          </table:table-cell>
          <table:table-cell table:formula="of:=[.A56]+([.O56]*[.A56]*[.Q56])" office:value-type="float" office:value="0.434271965972551" calcext:value-type="float">
            <text:p>0.4342719659726</text:p>
          </table:table-cell>
          <table:table-cell table:formula="of:=[.B56]+([.P56]*[.B56]*[.R56])" office:value-type="float" office:value="0.988684137594991" calcext:value-type="float">
            <text:p>0.98868413759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6]" office:value-type="float" office:value="0.434271965972551" calcext:value-type="float">
            <text:p>0.4342719659726</text:p>
          </table:table-cell>
          <table:table-cell table:formula="of:=[.T56]" office:value-type="float" office:value="0.988684137594991" calcext:value-type="float">
            <text:p>0.988684137595</text:p>
          </table:table-cell>
          <table:table-cell table:formula="of:=[.A57]/SUM([.$A57:.$B57])" office:value-type="float" office:value="0.305189994887244" calcext:value-type="float">
            <text:p>0.3051899948872</text:p>
          </table:table-cell>
          <table:table-cell table:formula="of:=[.B57]/SUM([.$A57:.$B57])" office:value-type="float" office:value="0.694810005112756" calcext:value-type="float">
            <text:p>0.6948100051128</text:p>
          </table:table-cell>
          <table:table-cell table:formula="of:=([.C57]*[.C57])*SUM([.A57:.B57])" office:value-type="float" office:value="0.132535459074836" calcext:value-type="float">
            <text:p>0.1325354590748</text:p>
          </table:table-cell>
          <table:table-cell table:formula="of:=2*[.C57]*[.D57]*SUM([.A57:.B57])" office:value-type="float" office:value="0.603473013795429" calcext:value-type="float">
            <text:p>0.6034730137954</text:p>
          </table:table-cell>
          <table:table-cell table:formula="of:=([.D57]*[.D57])*SUM([.A57:.B57])" office:value-type="float" office:value="0.686947630697277" calcext:value-type="float">
            <text:p>0.6869476306973</text:p>
          </table:table-cell>
          <table:table-cell table:number-columns-repeated="4"/>
          <table:table-cell table:formula="of:=([.C57]*[.$C$5])+([.D57]*[.$D$5])" office:value-type="float" office:value="1.42383410311878" calcext:value-type="float">
            <text:p>1.4238341031188</text:p>
          </table:table-cell>
          <table:table-cell table:formula="of:=([.C57]*[.$C$6])+([.D57]*[.$D$6])" office:value-type="float" office:value="1.18311399693235" calcext:value-type="float">
            <text:p>1.1831139969324</text:p>
          </table:table-cell>
          <table:table-cell table:formula="of:=([.C57]*[.L57])+([.D57]*[.M57])" office:value-type="float" office:value="1.25657936490864" calcext:value-type="float">
            <text:p>1.2565793649087</text:p>
          </table:table-cell>
          <table:table-cell table:formula="of:=[.$G$5]*[.L57]/[.N57]" office:value-type="float" office:value="2.49282704645485" calcext:value-type="float">
            <text:p>2.4928270464549</text:p>
          </table:table-cell>
          <table:table-cell table:formula="of:=[.$G$6]*[.M57]/[.N57]" office:value-type="float" office:value="2.07137795346528" calcext:value-type="float">
            <text:p>2.0713779534653</text:p>
          </table:table-cell>
          <table:table-cell table:formula="of:=1-([.A57]/[.$H$5])" office:value-type="float" office:value="0.37961147718207" calcext:value-type="float">
            <text:p>0.3796114771821</text:p>
          </table:table-cell>
          <table:table-cell table:formula="of:=1-([.B57]/[.$H$6])" office:value-type="float" office:value="0.162132086783906" calcext:value-type="float">
            <text:p>0.1621320867839</text:p>
          </table:table-cell>
          <table:table-cell table:formula="of:=[.A57]+([.O57]*[.A57]*[.Q57])" office:value-type="float" office:value="0.845226027677648" calcext:value-type="float">
            <text:p>0.8452260276776</text:p>
          </table:table-cell>
          <table:table-cell table:formula="of:=[.B57]+([.P57]*[.B57]*[.R57])" office:value-type="float" office:value="1.32072068434839" calcext:value-type="float">
            <text:p>1.320720684348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7]" office:value-type="float" office:value="0.845226027677648" calcext:value-type="float">
            <text:p>0.8452260276776</text:p>
          </table:table-cell>
          <table:table-cell table:formula="of:=[.T57]" office:value-type="float" office:value="1.32072068434839" calcext:value-type="float">
            <text:p>1.3207206843484</text:p>
          </table:table-cell>
          <table:table-cell table:formula="of:=[.A58]/SUM([.$A58:.$B58])" office:value-type="float" office:value="0.390233990053715" calcext:value-type="float">
            <text:p>0.3902339900537</text:p>
          </table:table-cell>
          <table:table-cell table:formula="of:=[.B58]/SUM([.$A58:.$B58])" office:value-type="float" office:value="0.609766009946285" calcext:value-type="float">
            <text:p>0.6097660099463</text:p>
          </table:table-cell>
          <table:table-cell table:formula="of:=([.C58]*[.C58])*SUM([.A58:.B58])" office:value-type="float" office:value="0.329835925277901" calcext:value-type="float">
            <text:p>0.3298359252779</text:p>
          </table:table-cell>
          <table:table-cell table:formula="of:=2*[.C58]*[.D58]*SUM([.A58:.B58])" office:value-type="float" office:value="1.03078020479949" calcext:value-type="float">
            <text:p>1.0307802047995</text:p>
          </table:table-cell>
          <table:table-cell table:formula="of:=([.D58]*[.D58])*SUM([.A58:.B58])" office:value-type="float" office:value="0.805330581948647" calcext:value-type="float">
            <text:p>0.8053305819486</text:p>
          </table:table-cell>
          <table:table-cell table:number-columns-repeated="4"/>
          <table:table-cell table:formula="of:=([.C58]*[.$C$5])+([.D58]*[.$D$5])" office:value-type="float" office:value="1.37195726606723" calcext:value-type="float">
            <text:p>1.3719572660672</text:p>
          </table:table-cell>
          <table:table-cell table:formula="of:=([.C58]*[.$C$6])+([.D58]*[.$D$6])" office:value-type="float" office:value="1.23414039403223" calcext:value-type="float">
            <text:p>1.2341403940322</text:p>
          </table:table-cell>
          <table:table-cell table:formula="of:=([.C58]*[.L58])+([.D58]*[.M58])" office:value-type="float" office:value="1.28792122190317" calcext:value-type="float">
            <text:p>1.2879212219032</text:p>
          </table:table-cell>
          <table:table-cell table:formula="of:=[.$G$5]*[.L58]/[.N58]" office:value-type="float" office:value="2.34354860686878" calcext:value-type="float">
            <text:p>2.3435486068688</text:p>
          </table:table-cell>
          <table:table-cell table:formula="of:=[.$G$6]*[.M58]/[.N58]" office:value-type="float" office:value="2.10813271859809" calcext:value-type="float">
            <text:p>2.1081327185981</text:p>
          </table:table-cell>
          <table:table-cell table:formula="of:=1-([.A58]/[.$H$5])" office:value-type="float" office:value="-0.207465753825211" calcext:value-type="float">
            <text:p>-0.2074657538252</text:p>
          </table:table-cell>
          <table:table-cell table:formula="of:=1-([.B58]/[.$H$6])" office:value-type="float" office:value="-0.119254817244402" calcext:value-type="float">
            <text:p>-0.1192548172444</text:p>
          </table:table-cell>
          <table:table-cell table:formula="of:=[.A58]+([.O58]*[.A58]*[.Q58])" office:value-type="float" office:value="0.434271995441103" calcext:value-type="float">
            <text:p>0.4342719954411</text:p>
          </table:table-cell>
          <table:table-cell table:formula="of:=[.B58]+([.P58]*[.B58]*[.R58])" office:value-type="float" office:value="0.988684924362664" calcext:value-type="float">
            <text:p>0.988684924362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8]" office:value-type="float" office:value="0.434271995441103" calcext:value-type="float">
            <text:p>0.4342719954411</text:p>
          </table:table-cell>
          <table:table-cell table:formula="of:=[.T58]" office:value-type="float" office:value="0.988684924362664" calcext:value-type="float">
            <text:p>0.9886849243627</text:p>
          </table:table-cell>
          <table:table-cell table:formula="of:=[.A59]/SUM([.$A59:.$B59])" office:value-type="float" office:value="0.305189840533606" calcext:value-type="float">
            <text:p>0.3051898405336</text:p>
          </table:table-cell>
          <table:table-cell table:formula="of:=[.B59]/SUM([.$A59:.$B59])" office:value-type="float" office:value="0.694810159466394" calcext:value-type="float">
            <text:p>0.6948101594664</text:p>
          </table:table-cell>
          <table:table-cell table:formula="of:=([.C59]*[.C59])*SUM([.A59:.B59])" office:value-type="float" office:value="0.132535401036881" calcext:value-type="float">
            <text:p>0.1325354010369</text:p>
          </table:table-cell>
          <table:table-cell table:formula="of:=2*[.C59]*[.D59]*SUM([.A59:.B59])" office:value-type="float" office:value="0.603473188808444" calcext:value-type="float">
            <text:p>0.6034731888084</text:p>
          </table:table-cell>
          <table:table-cell table:formula="of:=([.D59]*[.D59])*SUM([.A59:.B59])" office:value-type="float" office:value="0.686948329958442" calcext:value-type="float">
            <text:p>0.6869483299584</text:p>
          </table:table-cell>
          <table:table-cell table:number-columns-repeated="4"/>
          <table:table-cell table:formula="of:=([.C59]*[.$C$5])+([.D59]*[.$D$5])" office:value-type="float" office:value="1.4238341972745" calcext:value-type="float">
            <text:p>1.4238341972745</text:p>
          </table:table-cell>
          <table:table-cell table:formula="of:=([.C59]*[.$C$6])+([.D59]*[.$D$6])" office:value-type="float" office:value="1.18311390432016" calcext:value-type="float">
            <text:p>1.1831139043202</text:p>
          </table:table-cell>
          <table:table-cell table:formula="of:=([.C59]*[.L59])+([.D59]*[.M59])" office:value-type="float" office:value="1.2565792921401" calcext:value-type="float">
            <text:p>1.2565792921401</text:p>
          </table:table-cell>
          <table:table-cell table:formula="of:=[.$G$5]*[.L59]/[.N59]" office:value-type="float" office:value="2.49282735566094" calcext:value-type="float">
            <text:p>2.4928273556609</text:p>
          </table:table-cell>
          <table:table-cell table:formula="of:=[.$G$6]*[.M59]/[.N59]" office:value-type="float" office:value="2.07137791127483" calcext:value-type="float">
            <text:p>2.0713779112748</text:p>
          </table:table-cell>
          <table:table-cell table:formula="of:=1-([.A59]/[.$H$5])" office:value-type="float" office:value="0.379611435084138" calcext:value-type="float">
            <text:p>0.3796114350841</text:p>
          </table:table-cell>
          <table:table-cell table:formula="of:=1-([.B59]/[.$H$6])" office:value-type="float" office:value="0.16213142003164" calcext:value-type="float">
            <text:p>0.1621314200316</text:p>
          </table:table-cell>
          <table:table-cell table:formula="of:=[.A59]+([.O59]*[.A59]*[.Q59])" office:value-type="float" office:value="0.845226090432765" calcext:value-type="float">
            <text:p>0.8452260904328</text:p>
          </table:table-cell>
          <table:table-cell table:formula="of:=[.B59]+([.P59]*[.B59]*[.R59])" office:value-type="float" office:value="1.32072036310989" calcext:value-type="float">
            <text:p>1.320720363109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59]" office:value-type="float" office:value="0.845226090432765" calcext:value-type="float">
            <text:p>0.8452260904328</text:p>
          </table:table-cell>
          <table:table-cell table:formula="of:=[.T59]" office:value-type="float" office:value="1.32072036310989" calcext:value-type="float">
            <text:p>1.3207203631099</text:p>
          </table:table-cell>
          <table:table-cell table:formula="of:=[.A60]/SUM([.$A60:.$B60])" office:value-type="float" office:value="0.390234065597651" calcext:value-type="float">
            <text:p>0.3902340655977</text:p>
          </table:table-cell>
          <table:table-cell table:formula="of:=[.B60]/SUM([.$A60:.$B60])" office:value-type="float" office:value="0.609765934402349" calcext:value-type="float">
            <text:p>0.6097659344023</text:p>
          </table:table-cell>
          <table:table-cell table:formula="of:=([.C60]*[.C60])*SUM([.A60:.B60])" office:value-type="float" office:value="0.329836013618786" calcext:value-type="float">
            <text:p>0.3298360136188</text:p>
          </table:table-cell>
          <table:table-cell table:formula="of:=2*[.C60]*[.D60]*SUM([.A60:.B60])" office:value-type="float" office:value="1.03078015362796" calcext:value-type="float">
            <text:p>1.030780153628</text:p>
          </table:table-cell>
          <table:table-cell table:formula="of:=([.D60]*[.D60])*SUM([.A60:.B60])" office:value-type="float" office:value="0.805330286295913" calcext:value-type="float">
            <text:p>0.8053302862959</text:p>
          </table:table-cell>
          <table:table-cell table:number-columns-repeated="4"/>
          <table:table-cell table:formula="of:=([.C60]*[.$C$5])+([.D60]*[.$D$5])" office:value-type="float" office:value="1.37195721998543" calcext:value-type="float">
            <text:p>1.3719572199854</text:p>
          </table:table-cell>
          <table:table-cell table:formula="of:=([.C60]*[.$C$6])+([.D60]*[.$D$6])" office:value-type="float" office:value="1.23414043935859" calcext:value-type="float">
            <text:p>1.2341404393586</text:p>
          </table:table-cell>
          <table:table-cell table:formula="of:=([.C60]*[.L60])+([.D60]*[.M60])" office:value-type="float" office:value="1.28792124197018" calcext:value-type="float">
            <text:p>1.2879212419702</text:p>
          </table:table-cell>
          <table:table-cell table:formula="of:=[.$G$5]*[.L60]/[.N60]" office:value-type="float" office:value="2.34354849163815" calcext:value-type="float">
            <text:p>2.3435484916382</text:p>
          </table:table-cell>
          <table:table-cell table:formula="of:=[.$G$6]*[.M60]/[.N60]" office:value-type="float" office:value="2.10813276317696" calcext:value-type="float">
            <text:p>2.108132763177</text:p>
          </table:table-cell>
          <table:table-cell table:formula="of:=1-([.A60]/[.$H$5])" office:value-type="float" office:value="-0.207465843475379" calcext:value-type="float">
            <text:p>-0.2074658434754</text:p>
          </table:table-cell>
          <table:table-cell table:formula="of:=1-([.B60]/[.$H$6])" office:value-type="float" office:value="-0.119254545008383" calcext:value-type="float">
            <text:p>-0.1192545450084</text:p>
          </table:table-cell>
          <table:table-cell table:formula="of:=[.A60]+([.O60]*[.A60]*[.Q60])" office:value-type="float" office:value="0.434271870309031" calcext:value-type="float">
            <text:p>0.434271870309</text:p>
          </table:table-cell>
          <table:table-cell table:formula="of:=[.B60]+([.P60]*[.B60]*[.R60])" office:value-type="float" office:value="0.988685434838037" calcext:value-type="float">
            <text:p>0.98868543483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0]" office:value-type="float" office:value="0.434271870309031" calcext:value-type="float">
            <text:p>0.434271870309</text:p>
          </table:table-cell>
          <table:table-cell table:formula="of:=[.T60]" office:value-type="float" office:value="0.988685434838037" calcext:value-type="float">
            <text:p>0.988685434838</text:p>
          </table:table-cell>
          <table:table-cell table:formula="of:=[.A61]/SUM([.$A61:.$B61])" office:value-type="float" office:value="0.305189669948774" calcext:value-type="float">
            <text:p>0.3051896699488</text:p>
          </table:table-cell>
          <table:table-cell table:formula="of:=[.B61]/SUM([.$A61:.$B61])" office:value-type="float" office:value="0.694810330051226" calcext:value-type="float">
            <text:p>0.6948103300512</text:p>
          </table:table-cell>
          <table:table-cell table:formula="of:=([.C61]*[.C61])*SUM([.A61:.B61])" office:value-type="float" office:value="0.13253528876765" calcext:value-type="float">
            <text:p>0.1325352887677</text:p>
          </table:table-cell>
          <table:table-cell table:formula="of:=2*[.C61]*[.D61]*SUM([.A61:.B61])" office:value-type="float" office:value="0.603473163082762" calcext:value-type="float">
            <text:p>0.6034731630828</text:p>
          </table:table-cell>
          <table:table-cell table:formula="of:=([.D61]*[.D61])*SUM([.A61:.B61])" office:value-type="float" office:value="0.686948853296656" calcext:value-type="float">
            <text:p>0.6869488532967</text:p>
          </table:table-cell>
          <table:table-cell table:number-columns-repeated="4"/>
          <table:table-cell table:formula="of:=([.C61]*[.$C$5])+([.D61]*[.$D$5])" office:value-type="float" office:value="1.42383430133125" calcext:value-type="float">
            <text:p>1.4238343013313</text:p>
          </table:table-cell>
          <table:table-cell table:formula="of:=([.C61]*[.$C$6])+([.D61]*[.$D$6])" office:value-type="float" office:value="1.18311380196926" calcext:value-type="float">
            <text:p>1.1831138019693</text:p>
          </table:table-cell>
          <table:table-cell table:formula="of:=([.C61]*[.L61])+([.D61]*[.M61])" office:value-type="float" office:value="1.25657921171945" calcext:value-type="float">
            <text:p>1.2565792117195</text:p>
          </table:table-cell>
          <table:table-cell table:formula="of:=[.$G$5]*[.L61]/[.N61]" office:value-type="float" office:value="2.49282769738204" calcext:value-type="float">
            <text:p>2.4928276973821</text:p>
          </table:table-cell>
          <table:table-cell table:formula="of:=[.$G$6]*[.M61]/[.N61]" office:value-type="float" office:value="2.0713778646479" calcext:value-type="float">
            <text:p>2.0713778646479</text:p>
          </table:table-cell>
          <table:table-cell table:formula="of:=1-([.A61]/[.$H$5])" office:value-type="float" office:value="0.379611613844241" calcext:value-type="float">
            <text:p>0.3796116138442</text:p>
          </table:table-cell>
          <table:table-cell table:formula="of:=1-([.B61]/[.$H$6])" office:value-type="float" office:value="0.162130987425392" calcext:value-type="float">
            <text:p>0.1621309874254</text:p>
          </table:table-cell>
          <table:table-cell table:formula="of:=[.A61]+([.O61]*[.A61]*[.Q61])" office:value-type="float" office:value="0.845226096741198" calcext:value-type="float">
            <text:p>0.8452260967412</text:p>
          </table:table-cell>
          <table:table-cell table:formula="of:=[.B61]+([.P61]*[.B61]*[.R61])" office:value-type="float" office:value="1.32072015159471" calcext:value-type="float">
            <text:p>1.320720151594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1]" office:value-type="float" office:value="0.845226096741198" calcext:value-type="float">
            <text:p>0.8452260967412</text:p>
          </table:table-cell>
          <table:table-cell table:formula="of:=[.T61]" office:value-type="float" office:value="1.32072015159471" calcext:value-type="float">
            <text:p>1.3207201515947</text:p>
          </table:table-cell>
          <table:table-cell table:formula="of:=[.A62]/SUM([.$A62:.$B62])" office:value-type="float" office:value="0.390234105481881" calcext:value-type="float">
            <text:p>0.3902341054819</text:p>
          </table:table-cell>
          <table:table-cell table:formula="of:=[.B62]/SUM([.$A62:.$B62])" office:value-type="float" office:value="0.609765894518119" calcext:value-type="float">
            <text:p>0.6097658945181</text:p>
          </table:table-cell>
          <table:table-cell table:formula="of:=([.C62]*[.C62])*SUM([.A62:.B62])" office:value-type="float" office:value="0.329836049791743" calcext:value-type="float">
            <text:p>0.3298360497917</text:p>
          </table:table-cell>
          <table:table-cell table:formula="of:=2*[.C62]*[.D62]*SUM([.A62:.B62])" office:value-type="float" office:value="1.03078009389891" calcext:value-type="float">
            <text:p>1.0307800938989</text:p>
          </table:table-cell>
          <table:table-cell table:formula="of:=([.D62]*[.D62])*SUM([.A62:.B62])" office:value-type="float" office:value="0.805330104645252" calcext:value-type="float">
            <text:p>0.8053301046453</text:p>
          </table:table-cell>
          <table:table-cell table:number-columns-repeated="4"/>
          <table:table-cell table:formula="of:=([.C62]*[.$C$5])+([.D62]*[.$D$5])" office:value-type="float" office:value="1.37195719565605" calcext:value-type="float">
            <text:p>1.3719571956561</text:p>
          </table:table-cell>
          <table:table-cell table:formula="of:=([.C62]*[.$C$6])+([.D62]*[.$D$6])" office:value-type="float" office:value="1.23414046328913" calcext:value-type="float">
            <text:p>1.2341404632891</text:p>
          </table:table-cell>
          <table:table-cell table:formula="of:=([.C62]*[.L62])+([.D62]*[.M62])" office:value-type="float" office:value="1.28792125256477" calcext:value-type="float">
            <text:p>1.2879212525648</text:p>
          </table:table-cell>
          <table:table-cell table:formula="of:=[.$G$5]*[.L62]/[.N62]" office:value-type="float" office:value="2.34354843080091" calcext:value-type="float">
            <text:p>2.3435484308009</text:p>
          </table:table-cell>
          <table:table-cell table:formula="of:=[.$G$6]*[.M62]/[.N62]" office:value-type="float" office:value="2.10813278671286" calcext:value-type="float">
            <text:p>2.1081327867129</text:p>
          </table:table-cell>
          <table:table-cell table:formula="of:=1-([.A62]/[.$H$5])" office:value-type="float" office:value="-0.207465852487425" calcext:value-type="float">
            <text:p>-0.2074658524874</text:p>
          </table:table-cell>
          <table:table-cell table:formula="of:=1-([.B62]/[.$H$6])" office:value-type="float" office:value="-0.119254365758226" calcext:value-type="float">
            <text:p>-0.1192543657582</text:p>
          </table:table-cell>
          <table:table-cell table:formula="of:=[.A62]+([.O62]*[.A62]*[.Q62])" office:value-type="float" office:value="0.434271866367094" calcext:value-type="float">
            <text:p>0.4342718663671</text:p>
          </table:table-cell>
          <table:table-cell table:formula="of:=[.B62]+([.P62]*[.B62]*[.R62])" office:value-type="float" office:value="0.988685771869625" calcext:value-type="float">
            <text:p>0.988685771869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2]" office:value-type="float" office:value="0.434271866367094" calcext:value-type="float">
            <text:p>0.4342718663671</text:p>
          </table:table-cell>
          <table:table-cell table:formula="of:=[.T62]" office:value-type="float" office:value="0.988685771869625" calcext:value-type="float">
            <text:p>0.9886857718696</text:p>
          </table:table-cell>
          <table:table-cell table:formula="of:=[.A63]/SUM([.$A63:.$B63])" office:value-type="float" office:value="0.305189595738935" calcext:value-type="float">
            <text:p>0.3051895957389</text:p>
          </table:table-cell>
          <table:table-cell table:formula="of:=[.B63]/SUM([.$A63:.$B63])" office:value-type="float" office:value="0.694810404261065" calcext:value-type="float">
            <text:p>0.6948104042611</text:p>
          </table:table-cell>
          <table:table-cell table:formula="of:=([.C63]*[.C63])*SUM([.A63:.B63])" office:value-type="float" office:value="0.132535255337366" calcext:value-type="float">
            <text:p>0.1325352553374</text:p>
          </table:table-cell>
          <table:table-cell table:formula="of:=2*[.C63]*[.D63]*SUM([.A63:.B63])" office:value-type="float" office:value="0.603473222059456" calcext:value-type="float">
            <text:p>0.6034732220595</text:p>
          </table:table-cell>
          <table:table-cell table:formula="of:=([.D63]*[.D63])*SUM([.A63:.B63])" office:value-type="float" office:value="0.686949160839897" calcext:value-type="float">
            <text:p>0.6869491608399</text:p>
          </table:table-cell>
          <table:table-cell table:number-columns-repeated="4"/>
          <table:table-cell table:formula="of:=([.C63]*[.$C$5])+([.D63]*[.$D$5])" office:value-type="float" office:value="1.42383434659925" calcext:value-type="float">
            <text:p>1.4238343465993</text:p>
          </table:table-cell>
          <table:table-cell table:formula="of:=([.C63]*[.$C$6])+([.D63]*[.$D$6])" office:value-type="float" office:value="1.18311375744336" calcext:value-type="float">
            <text:p>1.1831137574434</text:p>
          </table:table-cell>
          <table:table-cell table:formula="of:=([.C63]*[.L63])+([.D63]*[.M63])" office:value-type="float" office:value="1.25657917673388" calcext:value-type="float">
            <text:p>1.2565791767339</text:p>
          </table:table-cell>
          <table:table-cell table:formula="of:=[.$G$5]*[.L63]/[.N63]" office:value-type="float" office:value="2.49282784604167" calcext:value-type="float">
            <text:p>2.4928278460417</text:p>
          </table:table-cell>
          <table:table-cell table:formula="of:=[.$G$6]*[.M63]/[.N63]" office:value-type="float" office:value="2.07137784436374" calcext:value-type="float">
            <text:p>2.0713778443637</text:p>
          </table:table-cell>
          <table:table-cell table:formula="of:=1-([.A63]/[.$H$5])" office:value-type="float" office:value="0.37961161947558" calcext:value-type="float">
            <text:p>0.3796116194756</text:p>
          </table:table-cell>
          <table:table-cell table:formula="of:=1-([.B63]/[.$H$6])" office:value-type="float" office:value="0.162130701805403" calcext:value-type="float">
            <text:p>0.1621307018054</text:p>
          </table:table-cell>
          <table:table-cell table:formula="of:=[.A63]+([.O63]*[.A63]*[.Q63])" office:value-type="float" office:value="0.845226119672501" calcext:value-type="float">
            <text:p>0.8452261196725</text:p>
          </table:table-cell>
          <table:table-cell table:formula="of:=[.B63]+([.P63]*[.B63]*[.R63])" office:value-type="float" office:value="1.32072001362854" calcext:value-type="float">
            <text:p>1.320720013628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3]" office:value-type="float" office:value="0.845226119672501" calcext:value-type="float">
            <text:p>0.8452261196725</text:p>
          </table:table-cell>
          <table:table-cell table:formula="of:=[.T63]" office:value-type="float" office:value="1.32072001362854" calcext:value-type="float">
            <text:p>1.3207200136286</text:p>
          </table:table-cell>
          <table:table-cell table:formula="of:=[.A64]/SUM([.$A64:.$B64])" office:value-type="float" office:value="0.390234136794677" calcext:value-type="float">
            <text:p>0.3902341367947</text:p>
          </table:table-cell>
          <table:table-cell table:formula="of:=[.B64]/SUM([.$A64:.$B64])" office:value-type="float" office:value="0.609765863205323" calcext:value-type="float">
            <text:p>0.6097658632053</text:p>
          </table:table-cell>
          <table:table-cell table:formula="of:=([.C64]*[.C64])*SUM([.A64:.B64])" office:value-type="float" office:value="0.329836085206713" calcext:value-type="float">
            <text:p>0.3298360852067</text:p>
          </table:table-cell>
          <table:table-cell table:formula="of:=2*[.C64]*[.D64]*SUM([.A64:.B64])" office:value-type="float" office:value="1.03078006893158" calcext:value-type="float">
            <text:p>1.0307800689316</text:p>
          </table:table-cell>
          <table:table-cell table:formula="of:=([.D64]*[.D64])*SUM([.A64:.B64])" office:value-type="float" office:value="0.805329979162755" calcext:value-type="float">
            <text:p>0.8053299791628</text:p>
          </table:table-cell>
          <table:table-cell table:number-columns-repeated="4"/>
          <table:table-cell table:formula="of:=([.C64]*[.$C$5])+([.D64]*[.$D$5])" office:value-type="float" office:value="1.37195717655525" calcext:value-type="float">
            <text:p>1.3719571765553</text:p>
          </table:table-cell>
          <table:table-cell table:formula="of:=([.C64]*[.$C$6])+([.D64]*[.$D$6])" office:value-type="float" office:value="1.23414048207681" calcext:value-type="float">
            <text:p>1.2341404820768</text:p>
          </table:table-cell>
          <table:table-cell table:formula="of:=([.C64]*[.L64])+([.D64]*[.M64])" office:value-type="float" office:value="1.2879212608825" calcext:value-type="float">
            <text:p>1.2879212608825</text:p>
          </table:table-cell>
          <table:table-cell table:formula="of:=[.$G$5]*[.L64]/[.N64]" office:value-type="float" office:value="2.34354838303808" calcext:value-type="float">
            <text:p>2.3435483830381</text:p>
          </table:table-cell>
          <table:table-cell table:formula="of:=[.$G$6]*[.M64]/[.N64]" office:value-type="float" office:value="2.10813280519071" calcext:value-type="float">
            <text:p>2.1081328051907</text:p>
          </table:table-cell>
          <table:table-cell table:formula="of:=1-([.A64]/[.$H$5])" office:value-type="float" office:value="-0.20746588524643" calcext:value-type="float">
            <text:p>-0.2074658852464</text:p>
          </table:table-cell>
          <table:table-cell table:formula="of:=1-([.B64]/[.$H$6])" office:value-type="float" office:value="-0.119254248837748" calcext:value-type="float">
            <text:p>-0.1192542488377</text:p>
          </table:table-cell>
          <table:table-cell table:formula="of:=[.A64]+([.O64]*[.A64]*[.Q64])" office:value-type="float" office:value="0.434271821634568" calcext:value-type="float">
            <text:p>0.4342718216346</text:p>
          </table:table-cell>
          <table:table-cell table:formula="of:=[.B64]+([.P64]*[.B64]*[.R64])" office:value-type="float" office:value="0.988685991214632" calcext:value-type="float">
            <text:p>0.988685991214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4]" office:value-type="float" office:value="0.434271821634568" calcext:value-type="float">
            <text:p>0.4342718216346</text:p>
          </table:table-cell>
          <table:table-cell table:formula="of:=[.T64]" office:value-type="float" office:value="0.988685991214632" calcext:value-type="float">
            <text:p>0.9886859912146</text:p>
          </table:table-cell>
          <table:table-cell table:formula="of:=[.A65]/SUM([.$A65:.$B65])" office:value-type="float" office:value="0.305189526852537" calcext:value-type="float">
            <text:p>0.3051895268525</text:p>
          </table:table-cell>
          <table:table-cell table:formula="of:=[.B65]/SUM([.$A65:.$B65])" office:value-type="float" office:value="0.694810473147463" calcext:value-type="float">
            <text:p>0.6948104731475</text:p>
          </table:table-cell>
          <table:table-cell table:formula="of:=([.C65]*[.C65])*SUM([.A65:.B65])" office:value-type="float" office:value="0.132535211770043" calcext:value-type="float">
            <text:p>0.13253521177</text:p>
          </table:table-cell>
          <table:table-cell table:formula="of:=2*[.C65]*[.D65]*SUM([.A65:.B65])" office:value-type="float" office:value="0.603473219729049" calcext:value-type="float">
            <text:p>0.6034732197291</text:p>
          </table:table-cell>
          <table:table-cell table:formula="of:=([.D65]*[.D65])*SUM([.A65:.B65])" office:value-type="float" office:value="0.686949381350107" calcext:value-type="float">
            <text:p>0.6869493813501</text:p>
          </table:table-cell>
          <table:table-cell table:number-columns-repeated="4"/>
          <table:table-cell table:formula="of:=([.C65]*[.$C$5])+([.D65]*[.$D$5])" office:value-type="float" office:value="1.42383438861995" calcext:value-type="float">
            <text:p>1.42383438862</text:p>
          </table:table-cell>
          <table:table-cell table:formula="of:=([.C65]*[.$C$6])+([.D65]*[.$D$6])" office:value-type="float" office:value="1.18311371611152" calcext:value-type="float">
            <text:p>1.1831137161115</text:p>
          </table:table-cell>
          <table:table-cell table:formula="of:=([.C65]*[.L65])+([.D65]*[.M65])" office:value-type="float" office:value="1.25657914425799" calcext:value-type="float">
            <text:p>1.256579144258</text:p>
          </table:table-cell>
          <table:table-cell table:formula="of:=[.$G$5]*[.L65]/[.N65]" office:value-type="float" office:value="2.49282798403724" calcext:value-type="float">
            <text:p>2.4928279840372</text:p>
          </table:table-cell>
          <table:table-cell table:formula="of:=[.$G$6]*[.M65]/[.N65]" office:value-type="float" office:value="2.07137782553468" calcext:value-type="float">
            <text:p>2.0713778255347</text:p>
          </table:table-cell>
          <table:table-cell table:formula="of:=1-([.A65]/[.$H$5])" office:value-type="float" office:value="0.379611683379189" calcext:value-type="float">
            <text:p>0.3796116833792</text:p>
          </table:table-cell>
          <table:table-cell table:formula="of:=1-([.B65]/[.$H$6])" office:value-type="float" office:value="0.162130515919804" calcext:value-type="float">
            <text:p>0.1621305159198</text:p>
          </table:table-cell>
          <table:table-cell table:formula="of:=[.A65]+([.O65]*[.A65]*[.Q65])" office:value-type="float" office:value="0.845226124538313" calcext:value-type="float">
            <text:p>0.8452261245383</text:p>
          </table:table-cell>
          <table:table-cell table:formula="of:=[.B65]+([.P65]*[.B65]*[.R65])" office:value-type="float" office:value="1.32071992293585" calcext:value-type="float">
            <text:p>1.320719922935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5]" office:value-type="float" office:value="0.845226124538313" calcext:value-type="float">
            <text:p>0.8452261245383</text:p>
          </table:table-cell>
          <table:table-cell table:formula="of:=[.T65]" office:value-type="float" office:value="1.32071992293585" calcext:value-type="float">
            <text:p>1.3207199229359</text:p>
          </table:table-cell>
          <table:table-cell table:formula="of:=[.A66]/SUM([.$A66:.$B66])" office:value-type="float" office:value="0.39023415450444" calcext:value-type="float">
            <text:p>0.3902341545044</text:p>
          </table:table-cell>
          <table:table-cell table:formula="of:=[.B66]/SUM([.$A66:.$B66])" office:value-type="float" office:value="0.60976584549556" calcext:value-type="float">
            <text:p>0.6097658454956</text:p>
          </table:table-cell>
          <table:table-cell table:formula="of:=([.C66]*[.C66])*SUM([.A66:.B66])" office:value-type="float" office:value="0.329836102074273" calcext:value-type="float">
            <text:p>0.3298361020743</text:p>
          </table:table-cell>
          <table:table-cell table:formula="of:=2*[.C66]*[.D66]*SUM([.A66:.B66])" office:value-type="float" office:value="1.03078004492808" calcext:value-type="float">
            <text:p>1.0307800449281</text:p>
          </table:table-cell>
          <table:table-cell table:formula="of:=([.D66]*[.D66])*SUM([.A66:.B66])" office:value-type="float" office:value="0.805329900471809" calcext:value-type="float">
            <text:p>0.8053299004718</text:p>
          </table:table-cell>
          <table:table-cell table:number-columns-repeated="4"/>
          <table:table-cell table:formula="of:=([.C66]*[.$C$5])+([.D66]*[.$D$5])" office:value-type="float" office:value="1.37195716575229" calcext:value-type="float">
            <text:p>1.3719571657523</text:p>
          </table:table-cell>
          <table:table-cell table:formula="of:=([.C66]*[.$C$6])+([.D66]*[.$D$6])" office:value-type="float" office:value="1.23414049270266" calcext:value-type="float">
            <text:p>1.2341404927027</text:p>
          </table:table-cell>
          <table:table-cell table:formula="of:=([.C66]*[.L66])+([.D66]*[.M66])" office:value-type="float" office:value="1.2879212655868" calcext:value-type="float">
            <text:p>1.2879212655868</text:p>
          </table:table-cell>
          <table:table-cell table:formula="of:=[.$G$5]*[.L66]/[.N66]" office:value-type="float" office:value="2.34354835602458" calcext:value-type="float">
            <text:p>2.3435483560246</text:p>
          </table:table-cell>
          <table:table-cell table:formula="of:=[.$G$6]*[.M66]/[.N66]" office:value-type="float" office:value="2.10813281564134" calcext:value-type="float">
            <text:p>2.1081328156414</text:p>
          </table:table-cell>
          <table:table-cell table:formula="of:=1-([.A66]/[.$H$5])" office:value-type="float" office:value="-0.20746589219759" calcext:value-type="float">
            <text:p>-0.2074658921976</text:p>
          </table:table-cell>
          <table:table-cell table:formula="of:=1-([.B66]/[.$H$6])" office:value-type="float" office:value="-0.119254171979533" calcext:value-type="float">
            <text:p>-0.1192541719795</text:p>
          </table:table-cell>
          <table:table-cell table:formula="of:=[.A66]+([.O66]*[.A66]*[.Q66])" office:value-type="float" office:value="0.434271815102505" calcext:value-type="float">
            <text:p>0.4342718151025</text:p>
          </table:table-cell>
          <table:table-cell table:formula="of:=[.B66]+([.P66]*[.B66]*[.R66])" office:value-type="float" office:value="0.988686135669152" calcext:value-type="float">
            <text:p>0.988686135669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6]" office:value-type="float" office:value="0.434271815102505" calcext:value-type="float">
            <text:p>0.4342718151025</text:p>
          </table:table-cell>
          <table:table-cell table:formula="of:=[.T66]" office:value-type="float" office:value="0.988686135669152" calcext:value-type="float">
            <text:p>0.9886861356692</text:p>
          </table:table-cell>
          <table:table-cell table:formula="of:=[.A67]/SUM([.$A67:.$B67])" office:value-type="float" office:value="0.305189492681075" calcext:value-type="float">
            <text:p>0.3051894926811</text:p>
          </table:table-cell>
          <table:table-cell table:formula="of:=[.B67]/SUM([.$A67:.$B67])" office:value-type="float" office:value="0.694810507318925" calcext:value-type="float">
            <text:p>0.6948105073189</text:p>
          </table:table-cell>
          <table:table-cell table:formula="of:=([.C67]*[.C67])*SUM([.A67:.B67])" office:value-type="float" office:value="0.132535194936823" calcext:value-type="float">
            <text:p>0.1325351949368</text:p>
          </table:table-cell>
          <table:table-cell table:formula="of:=2*[.C67]*[.D67]*SUM([.A67:.B67])" office:value-type="float" office:value="0.603473240331363" calcext:value-type="float">
            <text:p>0.6034732403314</text:p>
          </table:table-cell>
          <table:table-cell table:formula="of:=([.D67]*[.D67])*SUM([.A67:.B67])" office:value-type="float" office:value="0.686949515503471" calcext:value-type="float">
            <text:p>0.6869495155035</text:p>
          </table:table-cell>
          <table:table-cell table:number-columns-repeated="4"/>
          <table:table-cell table:formula="of:=([.C67]*[.$C$5])+([.D67]*[.$D$5])" office:value-type="float" office:value="1.42383440946454" calcext:value-type="float">
            <text:p>1.4238344094646</text:p>
          </table:table-cell>
          <table:table-cell table:formula="of:=([.C67]*[.$C$6])+([.D67]*[.$D$6])" office:value-type="float" office:value="1.18311369560865" calcext:value-type="float">
            <text:p>1.1831136956087</text:p>
          </table:table-cell>
          <table:table-cell table:formula="of:=([.C67]*[.L67])+([.D67]*[.M67])" office:value-type="float" office:value="1.25657912814815" calcext:value-type="float">
            <text:p>1.2565791281482</text:p>
          </table:table-cell>
          <table:table-cell table:formula="of:=[.$G$5]*[.L67]/[.N67]" office:value-type="float" office:value="2.49282805249068" calcext:value-type="float">
            <text:p>2.4928280524907</text:p>
          </table:table-cell>
          <table:table-cell table:formula="of:=[.$G$6]*[.M67]/[.N67]" office:value-type="float" office:value="2.07137781619443" calcext:value-type="float">
            <text:p>2.0713778161944</text:p>
          </table:table-cell>
          <table:table-cell table:formula="of:=1-([.A67]/[.$H$5])" office:value-type="float" office:value="0.379611692710708" calcext:value-type="float">
            <text:p>0.3796116927107</text:p>
          </table:table-cell>
          <table:table-cell table:formula="of:=1-([.B67]/[.$H$6])" office:value-type="float" office:value="0.162130393500718" calcext:value-type="float">
            <text:p>0.1621303935007</text:p>
          </table:table-cell>
          <table:table-cell table:formula="of:=[.A67]+([.O67]*[.A67]*[.Q67])" office:value-type="float" office:value="0.845226133211759" calcext:value-type="float">
            <text:p>0.8452261332118</text:p>
          </table:table-cell>
          <table:table-cell table:formula="of:=[.B67]+([.P67]*[.B67]*[.R67])" office:value-type="float" office:value="1.32071986369859" calcext:value-type="float">
            <text:p>1.320719863698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7]" office:value-type="float" office:value="0.845226133211759" calcext:value-type="float">
            <text:p>0.8452261332118</text:p>
          </table:table-cell>
          <table:table-cell table:formula="of:=[.T67]" office:value-type="float" office:value="1.32071986369859" calcext:value-type="float">
            <text:p>1.3207198636986</text:p>
          </table:table-cell>
          <table:table-cell table:formula="of:=[.A68]/SUM([.$A68:.$B68])" office:value-type="float" office:value="0.390234167618882" calcext:value-type="float">
            <text:p>0.3902341676189</text:p>
          </table:table-cell>
          <table:table-cell table:formula="of:=[.B68]/SUM([.$A68:.$B68])" office:value-type="float" office:value="0.609765832381118" calcext:value-type="float">
            <text:p>0.6097658323811</text:p>
          </table:table-cell>
          <table:table-cell table:formula="of:=([.C68]*[.C68])*SUM([.A68:.B68])" office:value-type="float" office:value="0.329836116543617" calcext:value-type="float">
            <text:p>0.3298361165436</text:p>
          </table:table-cell>
          <table:table-cell table:formula="of:=2*[.C68]*[.D68]*SUM([.A68:.B68])" office:value-type="float" office:value="1.03078003333628" calcext:value-type="float">
            <text:p>1.0307800333363</text:p>
          </table:table-cell>
          <table:table-cell table:formula="of:=([.D68]*[.D68])*SUM([.A68:.B68])" office:value-type="float" office:value="0.805329847030445" calcext:value-type="float">
            <text:p>0.8053298470304</text:p>
          </table:table-cell>
          <table:table-cell table:number-columns-repeated="4"/>
          <table:table-cell table:formula="of:=([.C68]*[.$C$5])+([.D68]*[.$D$5])" office:value-type="float" office:value="1.37195715775248" calcext:value-type="float">
            <text:p>1.3719571577525</text:p>
          </table:table-cell>
          <table:table-cell table:formula="of:=([.C68]*[.$C$6])+([.D68]*[.$D$6])" office:value-type="float" office:value="1.23414050057133" calcext:value-type="float">
            <text:p>1.2341405005713</text:p>
          </table:table-cell>
          <table:table-cell table:formula="of:=([.C68]*[.L68])+([.D68]*[.M68])" office:value-type="float" office:value="1.28792126907043" calcext:value-type="float">
            <text:p>1.2879212690704</text:p>
          </table:table-cell>
          <table:table-cell table:formula="of:=[.$G$5]*[.L68]/[.N68]" office:value-type="float" office:value="2.34354833602053" calcext:value-type="float">
            <text:p>2.3435483360205</text:p>
          </table:table-cell>
          <table:table-cell table:formula="of:=[.$G$6]*[.M68]/[.N68]" office:value-type="float" office:value="2.10813282338025" calcext:value-type="float">
            <text:p>2.1081328233803</text:p>
          </table:table-cell>
          <table:table-cell table:formula="of:=1-([.A68]/[.$H$5])" office:value-type="float" office:value="-0.207465904588227" calcext:value-type="float">
            <text:p>-0.2074659045882</text:p>
          </table:table-cell>
          <table:table-cell table:formula="of:=1-([.B68]/[.$H$6])" office:value-type="float" office:value="-0.119254121778464" calcext:value-type="float">
            <text:p>-0.1192541217785</text:p>
          </table:table-cell>
          <table:table-cell table:formula="of:=[.A68]+([.O68]*[.A68]*[.Q68])" office:value-type="float" office:value="0.434271798522965" calcext:value-type="float">
            <text:p>0.434271798523</text:p>
          </table:table-cell>
          <table:table-cell table:formula="of:=[.B68]+([.P68]*[.B68]*[.R68])" office:value-type="float" office:value="0.988686229877938" calcext:value-type="float">
            <text:p>0.988686229877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8]" office:value-type="float" office:value="0.434271798522965" calcext:value-type="float">
            <text:p>0.434271798523</text:p>
          </table:table-cell>
          <table:table-cell table:formula="of:=[.T68]" office:value-type="float" office:value="0.988686229877938" calcext:value-type="float">
            <text:p>0.9886862298779</text:p>
          </table:table-cell>
          <table:table-cell table:formula="of:=[.A69]/SUM([.$A69:.$B69])" office:value-type="float" office:value="0.305189464380051" calcext:value-type="float">
            <text:p>0.3051894643801</text:p>
          </table:table-cell>
          <table:table-cell table:formula="of:=[.B69]/SUM([.$A69:.$B69])" office:value-type="float" office:value="0.694810535619949" calcext:value-type="float">
            <text:p>0.6948105356199</text:p>
          </table:table-cell>
          <table:table-cell table:formula="of:=([.C69]*[.C69])*SUM([.A69:.B69])" office:value-type="float" office:value="0.132535177586585" calcext:value-type="float">
            <text:p>0.1325351775866</text:p>
          </table:table-cell>
          <table:table-cell table:formula="of:=2*[.C69]*[.D69]*SUM([.A69:.B69])" office:value-type="float" office:value="0.603473241872759" calcext:value-type="float">
            <text:p>0.6034732418728</text:p>
          </table:table-cell>
          <table:table-cell table:formula="of:=([.D69]*[.D69])*SUM([.A69:.B69])" office:value-type="float" office:value="0.686949608941558" calcext:value-type="float">
            <text:p>0.6869496089416</text:p>
          </table:table-cell>
          <table:table-cell table:number-columns-repeated="4"/>
          <table:table-cell table:formula="of:=([.C69]*[.$C$5])+([.D69]*[.$D$5])" office:value-type="float" office:value="1.42383442672817" calcext:value-type="float">
            <text:p>1.4238344267282</text:p>
          </table:table-cell>
          <table:table-cell table:formula="of:=([.C69]*[.$C$6])+([.D69]*[.$D$6])" office:value-type="float" office:value="1.18311367862803" calcext:value-type="float">
            <text:p>1.183113678628</text:p>
          </table:table-cell>
          <table:table-cell table:formula="of:=([.C69]*[.L69])+([.D69]*[.M69])" office:value-type="float" office:value="1.25657911480588" calcext:value-type="float">
            <text:p>1.2565791148059</text:p>
          </table:table-cell>
          <table:table-cell table:formula="of:=[.$G$5]*[.L69]/[.N69]" office:value-type="float" office:value="2.49282810918427" calcext:value-type="float">
            <text:p>2.4928281091843</text:p>
          </table:table-cell>
          <table:table-cell table:formula="of:=[.$G$6]*[.M69]/[.N69]" office:value-type="float" office:value="2.07137780845878" calcext:value-type="float">
            <text:p>2.0713778084588</text:p>
          </table:table-cell>
          <table:table-cell table:formula="of:=1-([.A69]/[.$H$5])" office:value-type="float" office:value="0.379611716395765" calcext:value-type="float">
            <text:p>0.3796117163958</text:p>
          </table:table-cell>
          <table:table-cell table:formula="of:=1-([.B69]/[.$H$6])" office:value-type="float" office:value="0.162130313662765" calcext:value-type="float">
            <text:p>0.1621303136628</text:p>
          </table:table-cell>
          <table:table-cell table:formula="of:=[.A69]+([.O69]*[.A69]*[.Q69])" office:value-type="float" office:value="0.845226135929704" calcext:value-type="float">
            <text:p>0.8452261359297</text:p>
          </table:table-cell>
          <table:table-cell table:formula="of:=[.B69]+([.P69]*[.B69]*[.R69])" office:value-type="float" office:value="1.32071982480227" calcext:value-type="float">
            <text:p>1.320719824802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69]" office:value-type="float" office:value="0.845226135929704" calcext:value-type="float">
            <text:p>0.8452261359297</text:p>
          </table:table-cell>
          <table:table-cell table:formula="of:=[.T69]" office:value-type="float" office:value="1.32071982480227" calcext:value-type="float">
            <text:p>1.3207198248023</text:p>
          </table:table-cell>
          <table:table-cell table:formula="of:=[.A70]/SUM([.$A70:.$B70])" office:value-type="float" office:value="0.390234175391921" calcext:value-type="float">
            <text:p>0.3902341753919</text:p>
          </table:table-cell>
          <table:table-cell table:formula="of:=[.B70]/SUM([.$A70:.$B70])" office:value-type="float" office:value="0.609765824608079" calcext:value-type="float">
            <text:p>0.6097658246081</text:p>
          </table:table-cell>
          <table:table-cell table:formula="of:=([.C70]*[.C70])*SUM([.A70:.B70])" office:value-type="float" office:value="0.329836124174228" calcext:value-type="float">
            <text:p>0.3298361241742</text:p>
          </table:table-cell>
          <table:table-cell table:formula="of:=2*[.C70]*[.D70]*SUM([.A70:.B70])" office:value-type="float" office:value="1.03078002351095" calcext:value-type="float">
            <text:p>1.030780023511</text:p>
          </table:table-cell>
          <table:table-cell table:formula="of:=([.D70]*[.D70])*SUM([.A70:.B70])" office:value-type="float" office:value="0.805329813046793" calcext:value-type="float">
            <text:p>0.8053298130468</text:p>
          </table:table-cell>
          <table:table-cell table:number-columns-repeated="4"/>
          <table:table-cell table:formula="of:=([.C70]*[.$C$5])+([.D70]*[.$D$5])" office:value-type="float" office:value="1.37195715301093" calcext:value-type="float">
            <text:p>1.3719571530109</text:p>
          </table:table-cell>
          <table:table-cell table:formula="of:=([.C70]*[.$C$6])+([.D70]*[.$D$6])" office:value-type="float" office:value="1.23414050523515" calcext:value-type="float">
            <text:p>1.2341405052352</text:p>
          </table:table-cell>
          <table:table-cell table:formula="of:=([.C70]*[.L70])+([.D70]*[.M70])" office:value-type="float" office:value="1.28792127113521" calcext:value-type="float">
            <text:p>1.2879212711352</text:p>
          </table:table-cell>
          <table:table-cell table:formula="of:=[.$G$5]*[.L70]/[.N70]" office:value-type="float" office:value="2.34354832416396" calcext:value-type="float">
            <text:p>2.343548324164</text:p>
          </table:table-cell>
          <table:table-cell table:formula="of:=[.$G$6]*[.M70]/[.N70]" office:value-type="float" office:value="2.10813282796716" calcext:value-type="float">
            <text:p>2.1081328279672</text:p>
          </table:table-cell>
          <table:table-cell table:formula="of:=1-([.A70]/[.$H$5])" office:value-type="float" office:value="-0.207465908471006" calcext:value-type="float">
            <text:p>-0.207465908471</text:p>
          </table:table-cell>
          <table:table-cell table:formula="of:=1-([.B70]/[.$H$6])" office:value-type="float" office:value="-0.119254088815483" calcext:value-type="float">
            <text:p>-0.1192540888155</text:p>
          </table:table-cell>
          <table:table-cell table:formula="of:=[.A70]+([.O70]*[.A70]*[.Q70])" office:value-type="float" office:value="0.434271794307425" calcext:value-type="float">
            <text:p>0.4342717943074</text:p>
          </table:table-cell>
          <table:table-cell table:formula="of:=[.B70]+([.P70]*[.B70]*[.R70])" office:value-type="float" office:value="0.98868629181512" calcext:value-type="float">
            <text:p>0.988686291815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0]" office:value-type="float" office:value="0.434271794307425" calcext:value-type="float">
            <text:p>0.4342717943074</text:p>
          </table:table-cell>
          <table:table-cell table:formula="of:=[.T70]" office:value-type="float" office:value="0.98868629181512" calcext:value-type="float">
            <text:p>0.9886862918151</text:p>
          </table:table-cell>
          <table:table-cell table:formula="of:=[.A71]/SUM([.$A71:.$B71])" office:value-type="float" office:value="0.305189449037662" calcext:value-type="float">
            <text:p>0.3051894490377</text:p>
          </table:table-cell>
          <table:table-cell table:formula="of:=[.B71]/SUM([.$A71:.$B71])" office:value-type="float" office:value="0.694810550962338" calcext:value-type="float">
            <text:p>0.6948105509623</text:p>
          </table:table-cell>
          <table:table-cell table:formula="of:=([.C71]*[.C71])*SUM([.A71:.B71])" office:value-type="float" office:value="0.13253516963728" calcext:value-type="float">
            <text:p>0.1325351696373</text:p>
          </table:table-cell>
          <table:table-cell table:formula="of:=2*[.C71]*[.D71]*SUM([.A71:.B71])" office:value-type="float" office:value="0.603473249340291" calcext:value-type="float">
            <text:p>0.6034732493403</text:p>
          </table:table-cell>
          <table:table-cell table:formula="of:=([.D71]*[.D71])*SUM([.A71:.B71])" office:value-type="float" office:value="0.686949667144974" calcext:value-type="float">
            <text:p>0.686949667145</text:p>
          </table:table-cell>
          <table:table-cell table:number-columns-repeated="4"/>
          <table:table-cell table:formula="of:=([.C71]*[.$C$5])+([.D71]*[.$D$5])" office:value-type="float" office:value="1.42383443608703" calcext:value-type="float">
            <text:p>1.423834436087</text:p>
          </table:table-cell>
          <table:table-cell table:formula="of:=([.C71]*[.$C$6])+([.D71]*[.$D$6])" office:value-type="float" office:value="1.1831136694226" calcext:value-type="float">
            <text:p>1.1831136694226</text:p>
          </table:table-cell>
          <table:table-cell table:formula="of:=([.C71]*[.L71])+([.D71]*[.M71])" office:value-type="float" office:value="1.25657910757284" calcext:value-type="float">
            <text:p>1.2565791075728</text:p>
          </table:table-cell>
          <table:table-cell table:formula="of:=[.$G$5]*[.L71]/[.N71]" office:value-type="float" office:value="2.49282813991867" calcext:value-type="float">
            <text:p>2.4928281399187</text:p>
          </table:table-cell>
          <table:table-cell table:formula="of:=[.$G$6]*[.M71]/[.N71]" office:value-type="float" office:value="2.07137780426517" calcext:value-type="float">
            <text:p>2.0713778042652</text:p>
          </table:table-cell>
          <table:table-cell table:formula="of:=1-([.A71]/[.$H$5])" office:value-type="float" office:value="0.379611722417964" calcext:value-type="float">
            <text:p>0.379611722418</text:p>
          </table:table-cell>
          <table:table-cell table:formula="of:=1-([.B71]/[.$H$6])" office:value-type="float" office:value="0.162130261173627" calcext:value-type="float">
            <text:p>0.1621302611736</text:p>
          </table:table-cell>
          <table:table-cell table:formula="of:=[.A71]+([.O71]*[.A71]*[.Q71])" office:value-type="float" office:value="0.845226139311102" calcext:value-type="float">
            <text:p>0.8452261393111</text:p>
          </table:table-cell>
          <table:table-cell table:formula="of:=[.B71]+([.P71]*[.B71]*[.R71])" office:value-type="float" office:value="1.32071979937304" calcext:value-type="float">
            <text:p>1.32071979937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1]" office:value-type="float" office:value="0.845226139311102" calcext:value-type="float">
            <text:p>0.8452261393111</text:p>
          </table:table-cell>
          <table:table-cell table:formula="of:=[.T71]" office:value-type="float" office:value="1.32071979937304" calcext:value-type="float">
            <text:p>1.320719799373</text:p>
          </table:table-cell>
          <table:table-cell table:formula="of:=[.A72]/SUM([.$A72:.$B72])" office:value-type="float" office:value="0.3902341809254" calcext:value-type="float">
            <text:p>0.3902341809254</text:p>
          </table:table-cell>
          <table:table-cell table:formula="of:=[.B72]/SUM([.$A72:.$B72])" office:value-type="float" office:value="0.6097658190746" calcext:value-type="float">
            <text:p>0.6097658190746</text:p>
          </table:table-cell>
          <table:table-cell table:formula="of:=([.C72]*[.C72])*SUM([.A72:.B72])" office:value-type="float" office:value="0.329836130170806" calcext:value-type="float">
            <text:p>0.3298361301708</text:p>
          </table:table-cell>
          <table:table-cell table:formula="of:=2*[.C72]*[.D72]*SUM([.A72:.B72])" office:value-type="float" office:value="1.03078001828059" calcext:value-type="float">
            <text:p>1.0307800182806</text:p>
          </table:table-cell>
          <table:table-cell table:formula="of:=([.D72]*[.D72])*SUM([.A72:.B72])" office:value-type="float" office:value="0.805329790232742" calcext:value-type="float">
            <text:p>0.8053297902327</text:p>
          </table:table-cell>
          <table:table-cell table:number-columns-repeated="4"/>
          <table:table-cell table:formula="of:=([.C72]*[.$C$5])+([.D72]*[.$D$5])" office:value-type="float" office:value="1.37195714963551" calcext:value-type="float">
            <text:p>1.3719571496355</text:p>
          </table:table-cell>
          <table:table-cell table:formula="of:=([.C72]*[.$C$6])+([.D72]*[.$D$6])" office:value-type="float" office:value="1.23414050855524" calcext:value-type="float">
            <text:p>1.2341405085552</text:p>
          </table:table-cell>
          <table:table-cell table:formula="of:=([.C72]*[.L72])+([.D72]*[.M72])" office:value-type="float" office:value="1.28792127260509" calcext:value-type="float">
            <text:p>1.2879212726051</text:p>
          </table:table-cell>
          <table:table-cell table:formula="of:=[.$G$5]*[.L72]/[.N72]" office:value-type="float" office:value="2.3435483157235" calcext:value-type="float">
            <text:p>2.3435483157235</text:p>
          </table:table-cell>
          <table:table-cell table:formula="of:=[.$G$6]*[.M72]/[.N72]" office:value-type="float" office:value="2.1081328312325" calcext:value-type="float">
            <text:p>2.1081328312325</text:p>
          </table:table-cell>
          <table:table-cell table:formula="of:=1-([.A72]/[.$H$5])" office:value-type="float" office:value="-0.207465913301575" calcext:value-type="float">
            <text:p>-0.2074659133016</text:p>
          </table:table-cell>
          <table:table-cell table:formula="of:=1-([.B72]/[.$H$6])" office:value-type="float" office:value="-0.119254067265287" calcext:value-type="float">
            <text:p>-0.1192540672653</text:p>
          </table:table-cell>
          <table:table-cell table:formula="of:=[.A72]+([.O72]*[.A72]*[.Q72])" office:value-type="float" office:value="0.434271787956321" calcext:value-type="float">
            <text:p>0.4342717879563</text:p>
          </table:table-cell>
          <table:table-cell table:formula="of:=[.B72]+([.P72]*[.B72]*[.R72])" office:value-type="float" office:value="0.988686332265783" calcext:value-type="float">
            <text:p>0.988686332265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2]" office:value-type="float" office:value="0.434271787956321" calcext:value-type="float">
            <text:p>0.4342717879563</text:p>
          </table:table-cell>
          <table:table-cell table:formula="of:=[.T72]" office:value-type="float" office:value="0.988686332265783" calcext:value-type="float">
            <text:p>0.9886863322658</text:p>
          </table:table-cell>
          <table:table-cell table:formula="of:=[.A73]/SUM([.$A73:.$B73])" office:value-type="float" office:value="0.305189437260836" calcext:value-type="float">
            <text:p>0.3051894372608</text:p>
          </table:table-cell>
          <table:table-cell table:formula="of:=[.B73]/SUM([.$A73:.$B73])" office:value-type="float" office:value="0.694810562739164" calcext:value-type="float">
            <text:p>0.6948105627392</text:p>
          </table:table-cell>
          <table:table-cell table:formula="of:=([.C73]*[.C73])*SUM([.A73:.B73])" office:value-type="float" office:value="0.132535162584647" calcext:value-type="float">
            <text:p>0.1325351625846</text:p>
          </table:table-cell>
          <table:table-cell table:formula="of:=2*[.C73]*[.D73]*SUM([.A73:.B73])" office:value-type="float" office:value="0.603473250743349" calcext:value-type="float">
            <text:p>0.6034732507433</text:p>
          </table:table-cell>
          <table:table-cell table:formula="of:=([.D73]*[.D73])*SUM([.A73:.B73])" office:value-type="float" office:value="0.686949706894108" calcext:value-type="float">
            <text:p>0.6869497068941</text:p>
          </table:table-cell>
          <table:table-cell table:number-columns-repeated="4"/>
          <table:table-cell table:formula="of:=([.C73]*[.$C$5])+([.D73]*[.$D$5])" office:value-type="float" office:value="1.42383444327089" calcext:value-type="float">
            <text:p>1.4238344432709</text:p>
          </table:table-cell>
          <table:table-cell table:formula="of:=([.C73]*[.$C$6])+([.D73]*[.$D$6])" office:value-type="float" office:value="1.1831136623565" calcext:value-type="float">
            <text:p>1.1831136623565</text:p>
          </table:table-cell>
          <table:table-cell table:formula="of:=([.C73]*[.L73])+([.D73]*[.M73])" office:value-type="float" office:value="1.25657910202075" calcext:value-type="float">
            <text:p>1.2565791020208</text:p>
          </table:table-cell>
          <table:table-cell table:formula="of:=[.$G$5]*[.L73]/[.N73]" office:value-type="float" office:value="2.49282816351041" calcext:value-type="float">
            <text:p>2.4928281635104</text:p>
          </table:table-cell>
          <table:table-cell table:formula="of:=[.$G$6]*[.M73]/[.N73]" office:value-type="float" office:value="2.07137780104616" calcext:value-type="float">
            <text:p>2.0713778010462</text:p>
          </table:table-cell>
          <table:table-cell table:formula="of:=1-([.A73]/[.$H$5])" office:value-type="float" office:value="0.37961173149097" calcext:value-type="float">
            <text:p>0.379611731491</text:p>
          </table:table-cell>
          <table:table-cell table:formula="of:=1-([.B73]/[.$H$6])" office:value-type="float" office:value="0.162130226893404" calcext:value-type="float">
            <text:p>0.1621302268934</text:p>
          </table:table-cell>
          <table:table-cell table:formula="of:=[.A73]+([.O73]*[.A73]*[.Q73])" office:value-type="float" office:value="0.845226140661232" calcext:value-type="float">
            <text:p>0.8452261406612</text:p>
          </table:table-cell>
          <table:table-cell table:formula="of:=[.B73]+([.P73]*[.B73]*[.R73])" office:value-type="float" office:value="1.32071978268844" calcext:value-type="float">
            <text:p>1.320719782688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3]" office:value-type="float" office:value="0.845226140661232" calcext:value-type="float">
            <text:p>0.8452261406612</text:p>
          </table:table-cell>
          <table:table-cell table:formula="of:=[.T73]" office:value-type="float" office:value="1.32071978268844" calcext:value-type="float">
            <text:p>1.3207197826884</text:p>
          </table:table-cell>
          <table:table-cell table:formula="of:=[.A74]/SUM([.$A74:.$B74])" office:value-type="float" office:value="0.390234184311526" calcext:value-type="float">
            <text:p>0.3902341843115</text:p>
          </table:table-cell>
          <table:table-cell table:formula="of:=[.B74]/SUM([.$A74:.$B74])" office:value-type="float" office:value="0.609765815688474" calcext:value-type="float">
            <text:p>0.6097658156885</text:p>
          </table:table-cell>
          <table:table-cell table:formula="of:=([.C74]*[.C74])*SUM([.A74:.B74])" office:value-type="float" office:value="0.329836133559715" calcext:value-type="float">
            <text:p>0.3298361335597</text:p>
          </table:table-cell>
          <table:table-cell table:formula="of:=2*[.C74]*[.D74]*SUM([.A74:.B74])" office:value-type="float" office:value="1.03078001420303" calcext:value-type="float">
            <text:p>1.030780014203</text:p>
          </table:table-cell>
          <table:table-cell table:formula="of:=([.D74]*[.D74])*SUM([.A74:.B74])" office:value-type="float" office:value="0.805329775586918" calcext:value-type="float">
            <text:p>0.8053297755869</text:p>
          </table:table-cell>
          <table:table-cell table:number-columns-repeated="4"/>
          <table:table-cell table:formula="of:=([.C74]*[.$C$5])+([.D74]*[.$D$5])" office:value-type="float" office:value="1.37195714756997" calcext:value-type="float">
            <text:p>1.37195714757</text:p>
          </table:table-cell>
          <table:table-cell table:formula="of:=([.C74]*[.$C$6])+([.D74]*[.$D$6])" office:value-type="float" office:value="1.23414051058692" calcext:value-type="float">
            <text:p>1.2341405105869</text:p>
          </table:table-cell>
          <table:table-cell table:formula="of:=([.C74]*[.L74])+([.D74]*[.M74])" office:value-type="float" office:value="1.28792127350456" calcext:value-type="float">
            <text:p>1.2879212735046</text:p>
          </table:table-cell>
          <table:table-cell table:formula="of:=[.$G$5]*[.L74]/[.N74]" office:value-type="float" office:value="2.34354831055848" calcext:value-type="float">
            <text:p>2.3435483105585</text:p>
          </table:table-cell>
          <table:table-cell table:formula="of:=[.$G$6]*[.M74]/[.N74]" office:value-type="float" office:value="2.10813283323067" calcext:value-type="float">
            <text:p>2.1081328332307</text:p>
          </table:table-cell>
          <table:table-cell table:formula="of:=1-([.A74]/[.$H$5])" office:value-type="float" office:value="-0.207465915230332" calcext:value-type="float">
            <text:p>-0.2074659152303</text:p>
          </table:table-cell>
          <table:table-cell table:formula="of:=1-([.B74]/[.$H$6])" office:value-type="float" office:value="-0.119254053125793" calcext:value-type="float">
            <text:p>-0.1192540531258</text:p>
          </table:table-cell>
          <table:table-cell table:formula="of:=[.A74]+([.O74]*[.A74]*[.Q74])" office:value-type="float" office:value="0.434271785735186" calcext:value-type="float">
            <text:p>0.4342717857352</text:p>
          </table:table-cell>
          <table:table-cell table:formula="of:=[.B74]+([.P74]*[.B74]*[.R74])" office:value-type="float" office:value="0.988686358828956" calcext:value-type="float">
            <text:p>0.98868635882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4]" office:value-type="float" office:value="0.434271785735186" calcext:value-type="float">
            <text:p>0.4342717857352</text:p>
          </table:table-cell>
          <table:table-cell table:formula="of:=[.T74]" office:value-type="float" office:value="0.988686358828956" calcext:value-type="float">
            <text:p>0.988686358829</text:p>
          </table:table-cell>
          <table:table-cell table:formula="of:=[.A75]/SUM([.$A75:.$B75])" office:value-type="float" office:value="0.305189430479141" calcext:value-type="float">
            <text:p>0.3051894304791</text:p>
          </table:table-cell>
          <table:table-cell table:formula="of:=[.B75]/SUM([.$A75:.$B75])" office:value-type="float" office:value="0.694810569520859" calcext:value-type="float">
            <text:p>0.6948105695209</text:p>
          </table:table-cell>
          <table:table-cell table:formula="of:=([.C75]*[.C75])*SUM([.A75:.B75])" office:value-type="float" office:value="0.132535158961681" calcext:value-type="float">
            <text:p>0.1325351589617</text:p>
          </table:table-cell>
          <table:table-cell table:formula="of:=2*[.C75]*[.D75]*SUM([.A75:.B75])" office:value-type="float" office:value="0.60347325354701" calcext:value-type="float">
            <text:p>0.603473253547</text:p>
          </table:table-cell>
          <table:table-cell table:formula="of:=([.D75]*[.D75])*SUM([.A75:.B75])" office:value-type="float" office:value="0.686949732055451" calcext:value-type="float">
            <text:p>0.6869497320555</text:p>
          </table:table-cell>
          <table:table-cell table:number-columns-repeated="4"/>
          <table:table-cell table:formula="of:=([.C75]*[.$C$5])+([.D75]*[.$D$5])" office:value-type="float" office:value="1.42383444740772" calcext:value-type="float">
            <text:p>1.4238344474077</text:p>
          </table:table-cell>
          <table:table-cell table:formula="of:=([.C75]*[.$C$6])+([.D75]*[.$D$6])" office:value-type="float" office:value="1.18311365828748" calcext:value-type="float">
            <text:p>1.1831136582875</text:p>
          </table:table-cell>
          <table:table-cell table:formula="of:=([.C75]*[.L75])+([.D75]*[.M75])" office:value-type="float" office:value="1.25657909882358" calcext:value-type="float">
            <text:p>1.2565790988236</text:p>
          </table:table-cell>
          <table:table-cell table:formula="of:=[.$G$5]*[.L75]/[.N75]" office:value-type="float" office:value="2.49282817709574" calcext:value-type="float">
            <text:p>2.4928281770957</text:p>
          </table:table-cell>
          <table:table-cell table:formula="of:=[.$G$6]*[.M75]/[.N75]" office:value-type="float" office:value="2.07137779919249" calcext:value-type="float">
            <text:p>2.0713777991925</text:p>
          </table:table-cell>
          <table:table-cell table:formula="of:=1-([.A75]/[.$H$5])" office:value-type="float" office:value="0.37961173466402" calcext:value-type="float">
            <text:p>0.379611734664</text:p>
          </table:table-cell>
          <table:table-cell table:formula="of:=1-([.B75]/[.$H$6])" office:value-type="float" office:value="0.16213020438224" calcext:value-type="float">
            <text:p>0.1621302043822</text:p>
          </table:table-cell>
          <table:table-cell table:formula="of:=[.A75]+([.O75]*[.A75]*[.Q75])" office:value-type="float" office:value="0.84522614201286" calcext:value-type="float">
            <text:p>0.8452261420129</text:p>
          </table:table-cell>
          <table:table-cell table:formula="of:=[.B75]+([.P75]*[.B75]*[.R75])" office:value-type="float" office:value="1.32071977177368" calcext:value-type="float">
            <text:p>1.320719771773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5]" office:value-type="float" office:value="0.84522614201286" calcext:value-type="float">
            <text:p>0.8452261420129</text:p>
          </table:table-cell>
          <table:table-cell table:formula="of:=[.T75]" office:value-type="float" office:value="1.32071977177368" calcext:value-type="float">
            <text:p>1.3207197717737</text:p>
          </table:table-cell>
          <table:table-cell table:formula="of:=[.A76]/SUM([.$A76:.$B76])" office:value-type="float" office:value="0.390234186658531" calcext:value-type="float">
            <text:p>0.3902341866585</text:p>
          </table:table-cell>
          <table:table-cell table:formula="of:=[.B76]/SUM([.$A76:.$B76])" office:value-type="float" office:value="0.609765813341469" calcext:value-type="float">
            <text:p>0.6097658133415</text:p>
          </table:table-cell>
          <table:table-cell table:formula="of:=([.C76]*[.C76])*SUM([.A76:.B76])" office:value-type="float" office:value="0.329836136070916" calcext:value-type="float">
            <text:p>0.3298361360709</text:p>
          </table:table-cell>
          <table:table-cell table:formula="of:=2*[.C76]*[.D76]*SUM([.A76:.B76])" office:value-type="float" office:value="1.03078001188389" calcext:value-type="float">
            <text:p>1.0307800118839</text:p>
          </table:table-cell>
          <table:table-cell table:formula="of:=([.D76]*[.D76])*SUM([.A76:.B76])" office:value-type="float" office:value="0.805329765831738" calcext:value-type="float">
            <text:p>0.8053297658317</text:p>
          </table:table-cell>
          <table:table-cell table:number-columns-repeated="4"/>
          <table:table-cell table:formula="of:=([.C76]*[.$C$5])+([.D76]*[.$D$5])" office:value-type="float" office:value="1.3719571461383" calcext:value-type="float">
            <text:p>1.3719571461383</text:p>
          </table:table-cell>
          <table:table-cell table:formula="of:=([.C76]*[.$C$6])+([.D76]*[.$D$6])" office:value-type="float" office:value="1.23414051199512" calcext:value-type="float">
            <text:p>1.2341405119951</text:p>
          </table:table-cell>
          <table:table-cell table:formula="of:=([.C76]*[.L76])+([.D76]*[.M76])" office:value-type="float" office:value="1.287921274128" calcext:value-type="float">
            <text:p>1.287921274128</text:p>
          </table:table-cell>
          <table:table-cell table:formula="of:=[.$G$5]*[.L76]/[.N76]" office:value-type="float" office:value="2.34354830697849" calcext:value-type="float">
            <text:p>2.3435483069785</text:p>
          </table:table-cell>
          <table:table-cell table:formula="of:=[.$G$6]*[.M76]/[.N76]" office:value-type="float" office:value="2.10813283461565" calcext:value-type="float">
            <text:p>2.1081328346157</text:p>
          </table:table-cell>
          <table:table-cell table:formula="of:=1-([.A76]/[.$H$5])" office:value-type="float" office:value="-0.207465917161228" calcext:value-type="float">
            <text:p>-0.2074659171612</text:p>
          </table:table-cell>
          <table:table-cell table:formula="of:=1-([.B76]/[.$H$6])" office:value-type="float" office:value="-0.119254043876002" calcext:value-type="float">
            <text:p>-0.119254043876</text:p>
          </table:table-cell>
          <table:table-cell table:formula="of:=[.A76]+([.O76]*[.A76]*[.Q76])" office:value-type="float" office:value="0.434271783232643" calcext:value-type="float">
            <text:p>0.4342717832326</text:p>
          </table:table-cell>
          <table:table-cell table:formula="of:=[.B76]+([.P76]*[.B76]*[.R76])" office:value-type="float" office:value="0.988686376193829" calcext:value-type="float">
            <text:p>0.988686376193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6]" office:value-type="float" office:value="0.434271783232643" calcext:value-type="float">
            <text:p>0.4342717832326</text:p>
          </table:table-cell>
          <table:table-cell table:formula="of:=[.T76]" office:value-type="float" office:value="0.988686376193829" calcext:value-type="float">
            <text:p>0.9886863761938</text:p>
          </table:table-cell>
          <table:table-cell table:formula="of:=[.A77]/SUM([.$A77:.$B77])" office:value-type="float" office:value="0.305189425532847" calcext:value-type="float">
            <text:p>0.3051894255328</text:p>
          </table:table-cell>
          <table:table-cell table:formula="of:=[.B77]/SUM([.$A77:.$B77])" office:value-type="float" office:value="0.694810574467153" calcext:value-type="float">
            <text:p>0.6948105744672</text:p>
          </table:table-cell>
          <table:table-cell table:formula="of:=([.C77]*[.C77])*SUM([.A77:.B77])" office:value-type="float" office:value="0.132535156049895" calcext:value-type="float">
            <text:p>0.1325351560499</text:p>
          </table:table-cell>
          <table:table-cell table:formula="of:=2*[.C77]*[.D77]*SUM([.A77:.B77])" office:value-type="float" office:value="0.603473254365494" calcext:value-type="float">
            <text:p>0.6034732543655</text:p>
          </table:table-cell>
          <table:table-cell table:formula="of:=([.D77]*[.D77])*SUM([.A77:.B77])" office:value-type="float" office:value="0.686949749011082" calcext:value-type="float">
            <text:p>0.6869497490111</text:p>
          </table:table-cell>
          <table:table-cell table:number-columns-repeated="4"/>
          <table:table-cell table:formula="of:=([.C77]*[.$C$5])+([.D77]*[.$D$5])" office:value-type="float" office:value="1.42383445042496" calcext:value-type="float">
            <text:p>1.423834450425</text:p>
          </table:table-cell>
          <table:table-cell table:formula="of:=([.C77]*[.$C$6])+([.D77]*[.$D$6])" office:value-type="float" office:value="1.18311365531971" calcext:value-type="float">
            <text:p>1.1831136553197</text:p>
          </table:table-cell>
          <table:table-cell table:formula="of:=([.C77]*[.L77])+([.D77]*[.M77])" office:value-type="float" office:value="1.25657909649169" calcext:value-type="float">
            <text:p>1.2565790964917</text:p>
          </table:table-cell>
          <table:table-cell table:formula="of:=[.$G$5]*[.L77]/[.N77]" office:value-type="float" office:value="2.49282818700433" calcext:value-type="float">
            <text:p>2.4928281870043</text:p>
          </table:table-cell>
          <table:table-cell table:formula="of:=[.$G$6]*[.M77]/[.N77]" office:value-type="float" office:value="2.07137779784049" calcext:value-type="float">
            <text:p>2.0713777978405</text:p>
          </table:table-cell>
          <table:table-cell table:formula="of:=1-([.A77]/[.$H$5])" office:value-type="float" office:value="0.379611738239082" calcext:value-type="float">
            <text:p>0.3796117382391</text:p>
          </table:table-cell>
          <table:table-cell table:formula="of:=1-([.B77]/[.$H$6])" office:value-type="float" office:value="0.162130189666247" calcext:value-type="float">
            <text:p>0.1621301896662</text:p>
          </table:table-cell>
          <table:table-cell table:formula="of:=[.A77]+([.O77]*[.A77]*[.Q77])" office:value-type="float" office:value="0.845226142645856" calcext:value-type="float">
            <text:p>0.8452261426459</text:p>
          </table:table-cell>
          <table:table-cell table:formula="of:=[.B77]+([.P77]*[.B77]*[.R77])" office:value-type="float" office:value="1.32071976461601" calcext:value-type="float">
            <text:p>1.32071976461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7]" office:value-type="float" office:value="0.845226142645856" calcext:value-type="float">
            <text:p>0.8452261426459</text:p>
          </table:table-cell>
          <table:table-cell table:formula="of:=[.T77]" office:value-type="float" office:value="1.32071976461601" calcext:value-type="float">
            <text:p>1.320719764616</text:p>
          </table:table-cell>
          <table:table-cell table:formula="of:=[.A78]/SUM([.$A78:.$B78])" office:value-type="float" office:value="0.390234188126317" calcext:value-type="float">
            <text:p>0.3902341881263</text:p>
          </table:table-cell>
          <table:table-cell table:formula="of:=[.B78]/SUM([.$A78:.$B78])" office:value-type="float" office:value="0.609765811873683" calcext:value-type="float">
            <text:p>0.6097658118737</text:p>
          </table:table-cell>
          <table:table-cell table:formula="of:=([.C78]*[.C78])*SUM([.A78:.B78])" office:value-type="float" office:value="0.329836137558544" calcext:value-type="float">
            <text:p>0.3298361375585</text:p>
          </table:table-cell>
          <table:table-cell table:formula="of:=2*[.C78]*[.D78]*SUM([.A78:.B78])" office:value-type="float" office:value="1.03078001017462" calcext:value-type="float">
            <text:p>1.0307800101746</text:p>
          </table:table-cell>
          <table:table-cell table:formula="of:=([.D78]*[.D78])*SUM([.A78:.B78])" office:value-type="float" office:value="0.805329759528703" calcext:value-type="float">
            <text:p>0.8053297595287</text:p>
          </table:table-cell>
          <table:table-cell table:number-columns-repeated="4"/>
          <table:table-cell table:formula="of:=([.C78]*[.$C$5])+([.D78]*[.$D$5])" office:value-type="float" office:value="1.37195714524295" calcext:value-type="float">
            <text:p>1.371957145243</text:p>
          </table:table-cell>
          <table:table-cell table:formula="of:=([.C78]*[.$C$6])+([.D78]*[.$D$6])" office:value-type="float" office:value="1.23414051287579" calcext:value-type="float">
            <text:p>1.2341405128758</text:p>
          </table:table-cell>
          <table:table-cell table:formula="of:=([.C78]*[.L78])+([.D78]*[.M78])" office:value-type="float" office:value="1.28792127451789" calcext:value-type="float">
            <text:p>1.2879212745179</text:p>
          </table:table-cell>
          <table:table-cell table:formula="of:=[.$G$5]*[.L78]/[.N78]" office:value-type="float" office:value="2.34354830473961" calcext:value-type="float">
            <text:p>2.3435483047396</text:p>
          </table:table-cell>
          <table:table-cell table:formula="of:=[.$G$6]*[.M78]/[.N78]" office:value-type="float" office:value="2.1081328354818" calcext:value-type="float">
            <text:p>2.1081328354818</text:p>
          </table:table-cell>
          <table:table-cell table:formula="of:=1-([.A78]/[.$H$5])" office:value-type="float" office:value="-0.207465918065508" calcext:value-type="float">
            <text:p>-0.2074659180655</text:p>
          </table:table-cell>
          <table:table-cell table:formula="of:=1-([.B78]/[.$H$6])" office:value-type="float" office:value="-0.119254037810182" calcext:value-type="float">
            <text:p>-0.1192540378102</text:p>
          </table:table-cell>
          <table:table-cell table:formula="of:=[.A78]+([.O78]*[.A78]*[.Q78])" office:value-type="float" office:value="0.434271782159248" calcext:value-type="float">
            <text:p>0.4342717821592</text:p>
          </table:table-cell>
          <table:table-cell table:formula="of:=[.B78]+([.P78]*[.B78]*[.R78])" office:value-type="float" office:value="0.988686387587978" calcext:value-type="float">
            <text:p>0.98868638758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8]" office:value-type="float" office:value="0.434271782159248" calcext:value-type="float">
            <text:p>0.4342717821592</text:p>
          </table:table-cell>
          <table:table-cell table:formula="of:=[.T78]" office:value-type="float" office:value="0.988686387587978" calcext:value-type="float">
            <text:p>0.988686387588</text:p>
          </table:table-cell>
          <table:table-cell table:formula="of:=[.A79]/SUM([.$A79:.$B79])" office:value-type="float" office:value="0.30518942256496" calcext:value-type="float">
            <text:p>0.305189422565</text:p>
          </table:table-cell>
          <table:table-cell table:formula="of:=[.B79]/SUM([.$A79:.$B79])" office:value-type="float" office:value="0.69481057743504" calcext:value-type="float">
            <text:p>0.694810577435</text:p>
          </table:table-cell>
          <table:table-cell table:formula="of:=([.C79]*[.C79])*SUM([.A79:.B79])" office:value-type="float" office:value="0.132535154433437" calcext:value-type="float">
            <text:p>0.1325351544334</text:p>
          </table:table-cell>
          <table:table-cell table:formula="of:=2*[.C79]*[.D79]*SUM([.A79:.B79])" office:value-type="float" office:value="0.603473255451622" calcext:value-type="float">
            <text:p>0.6034732554516</text:p>
          </table:table-cell>
          <table:table-cell table:formula="of:=([.D79]*[.D79])*SUM([.A79:.B79])" office:value-type="float" office:value="0.686949759862167" calcext:value-type="float">
            <text:p>0.6869497598622</text:p>
          </table:table-cell>
          <table:table-cell table:number-columns-repeated="4"/>
          <table:table-cell table:formula="of:=([.C79]*[.$C$5])+([.D79]*[.$D$5])" office:value-type="float" office:value="1.42383445223537" calcext:value-type="float">
            <text:p>1.4238344522354</text:p>
          </table:table-cell>
          <table:table-cell table:formula="of:=([.C79]*[.$C$6])+([.D79]*[.$D$6])" office:value-type="float" office:value="1.18311365353898" calcext:value-type="float">
            <text:p>1.183113653539</text:p>
          </table:table-cell>
          <table:table-cell table:formula="of:=([.C79]*[.L79])+([.D79]*[.M79])" office:value-type="float" office:value="1.25657909509251" calcext:value-type="float">
            <text:p>1.2565790950925</text:p>
          </table:table-cell>
          <table:table-cell table:formula="of:=[.$G$5]*[.L79]/[.N79]" office:value-type="float" office:value="2.4928281929497" calcext:value-type="float">
            <text:p>2.4928281929497</text:p>
          </table:table-cell>
          <table:table-cell table:formula="of:=[.$G$6]*[.M79]/[.N79]" office:value-type="float" office:value="2.07137779702927" calcext:value-type="float">
            <text:p>2.0713777970293</text:p>
          </table:table-cell>
          <table:table-cell table:formula="of:=1-([.A79]/[.$H$5])" office:value-type="float" office:value="0.379611739772503" calcext:value-type="float">
            <text:p>0.3796117397725</text:p>
          </table:table-cell>
          <table:table-cell table:formula="of:=1-([.B79]/[.$H$6])" office:value-type="float" office:value="0.162130180010188" calcext:value-type="float">
            <text:p>0.1621301800102</text:p>
          </table:table-cell>
          <table:table-cell table:formula="of:=[.A79]+([.O79]*[.A79]*[.Q79])" office:value-type="float" office:value="0.845226143196851" calcext:value-type="float">
            <text:p>0.8452261431969</text:p>
          </table:table-cell>
          <table:table-cell table:formula="of:=[.B79]+([.P79]*[.B79]*[.R79])" office:value-type="float" office:value="1.3207197599316" calcext:value-type="float">
            <text:p>1.320719759931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79]" office:value-type="float" office:value="0.845226143196851" calcext:value-type="float">
            <text:p>0.8452261431969</text:p>
          </table:table-cell>
          <table:table-cell table:formula="of:=[.T79]" office:value-type="float" office:value="1.3207197599316" calcext:value-type="float">
            <text:p>1.3207197599316</text:p>
          </table:table-cell>
          <table:table-cell table:formula="of:=[.A80]/SUM([.$A80:.$B80])" office:value-type="float" office:value="0.390234189125417" calcext:value-type="float">
            <text:p>0.3902341891254</text:p>
          </table:table-cell>
          <table:table-cell table:formula="of:=[.B80]/SUM([.$A80:.$B80])" office:value-type="float" office:value="0.609765810874582" calcext:value-type="float">
            <text:p>0.6097658108746</text:p>
          </table:table-cell>
          <table:table-cell table:formula="of:=([.C80]*[.C80])*SUM([.A80:.B80])" office:value-type="float" office:value="0.329836138618027" calcext:value-type="float">
            <text:p>0.329836138618</text:p>
          </table:table-cell>
          <table:table-cell table:formula="of:=2*[.C80]*[.D80]*SUM([.A80:.B80])" office:value-type="float" office:value="1.03078000915765" calcext:value-type="float">
            <text:p>1.0307800091577</text:p>
          </table:table-cell>
          <table:table-cell table:formula="of:=([.D80]*[.D80])*SUM([.A80:.B80])" office:value-type="float" office:value="0.805329755352775" calcext:value-type="float">
            <text:p>0.8053297553528</text:p>
          </table:table-cell>
          <table:table-cell table:number-columns-repeated="4"/>
          <table:table-cell table:formula="of:=([.C80]*[.$C$5])+([.D80]*[.$D$5])" office:value-type="float" office:value="1.3719571446335" calcext:value-type="float">
            <text:p>1.3719571446335</text:p>
          </table:table-cell>
          <table:table-cell table:formula="of:=([.C80]*[.$C$6])+([.D80]*[.$D$6])" office:value-type="float" office:value="1.23414051347525" calcext:value-type="float">
            <text:p>1.2341405134753</text:p>
          </table:table-cell>
          <table:table-cell table:formula="of:=([.C80]*[.L80])+([.D80]*[.M80])" office:value-type="float" office:value="1.28792127478328" calcext:value-type="float">
            <text:p>1.2879212747833</text:p>
          </table:table-cell>
          <table:table-cell table:formula="of:=[.$G$5]*[.L80]/[.N80]" office:value-type="float" office:value="2.34354830321564" calcext:value-type="float">
            <text:p>2.3435483032156</text:p>
          </table:table-cell>
          <table:table-cell table:formula="of:=[.$G$6]*[.M80]/[.N80]" office:value-type="float" office:value="2.10813283607138" calcext:value-type="float">
            <text:p>2.1081328360714</text:p>
          </table:table-cell>
          <table:table-cell table:formula="of:=1-([.A80]/[.$H$5])" office:value-type="float" office:value="-0.207465918852644" calcext:value-type="float">
            <text:p>-0.2074659188526</text:p>
          </table:table-cell>
          <table:table-cell table:formula="of:=1-([.B80]/[.$H$6])" office:value-type="float" office:value="-0.119254033840339" calcext:value-type="float">
            <text:p>-0.1192540338403</text:p>
          </table:table-cell>
          <table:table-cell table:formula="of:=[.A80]+([.O80]*[.A80]*[.Q80])" office:value-type="float" office:value="0.434271781150402" calcext:value-type="float">
            <text:p>0.4342717811504</text:p>
          </table:table-cell>
          <table:table-cell table:formula="of:=[.B80]+([.P80]*[.B80]*[.R80])" office:value-type="float" office:value="0.988686395041429" calcext:value-type="float">
            <text:p>0.988686395041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0]" office:value-type="float" office:value="0.434271781150402" calcext:value-type="float">
            <text:p>0.4342717811504</text:p>
          </table:table-cell>
          <table:table-cell table:formula="of:=[.T80]" office:value-type="float" office:value="0.988686395041429" calcext:value-type="float">
            <text:p>0.9886863950414</text:p>
          </table:table-cell>
          <table:table-cell table:formula="of:=[.A81]/SUM([.$A81:.$B81])" office:value-type="float" office:value="0.305189420473773" calcext:value-type="float">
            <text:p>0.3051894204738</text:p>
          </table:table-cell>
          <table:table-cell table:formula="of:=[.B81]/SUM([.$A81:.$B81])" office:value-type="float" office:value="0.694810579526227" calcext:value-type="float">
            <text:p>0.6948105795262</text:p>
          </table:table-cell>
          <table:table-cell table:formula="of:=([.C81]*[.C81])*SUM([.A81:.B81])" office:value-type="float" office:value="0.132535153217404" calcext:value-type="float">
            <text:p>0.1325351532174</text:p>
          </table:table-cell>
          <table:table-cell table:formula="of:=2*[.C81]*[.D81]*SUM([.A81:.B81])" office:value-type="float" office:value="0.603473255865995" calcext:value-type="float">
            <text:p>0.603473255866</text:p>
          </table:table-cell>
          <table:table-cell table:formula="of:=([.D81]*[.D81])*SUM([.A81:.B81])" office:value-type="float" office:value="0.686949767108432" calcext:value-type="float">
            <text:p>0.6869497671084</text:p>
          </table:table-cell>
          <table:table-cell table:number-columns-repeated="4"/>
          <table:table-cell table:formula="of:=([.C81]*[.$C$5])+([.D81]*[.$D$5])" office:value-type="float" office:value="1.423834453511" calcext:value-type="float">
            <text:p>1.423834453511</text:p>
          </table:table-cell>
          <table:table-cell table:formula="of:=([.C81]*[.$C$6])+([.D81]*[.$D$6])" office:value-type="float" office:value="1.18311365228426" calcext:value-type="float">
            <text:p>1.1831136522843</text:p>
          </table:table-cell>
          <table:table-cell table:formula="of:=([.C81]*[.L81])+([.D81]*[.M81])" office:value-type="float" office:value="1.25657909410663" calcext:value-type="float">
            <text:p>1.2565790941066</text:p>
          </table:table-cell>
          <table:table-cell table:formula="of:=[.$G$5]*[.L81]/[.N81]" office:value-type="float" office:value="2.49282819713884" calcext:value-type="float">
            <text:p>2.4928281971389</text:p>
          </table:table-cell>
          <table:table-cell table:formula="of:=[.$G$6]*[.M81]/[.N81]" office:value-type="float" office:value="2.07137779645768" calcext:value-type="float">
            <text:p>2.0713777964577</text:p>
          </table:table-cell>
          <table:table-cell table:formula="of:=1-([.A81]/[.$H$5])" office:value-type="float" office:value="0.379611741213712" calcext:value-type="float">
            <text:p>0.3796117412137</text:p>
          </table:table-cell>
          <table:table-cell table:formula="of:=1-([.B81]/[.$H$6])" office:value-type="float" office:value="0.162130173693704" calcext:value-type="float">
            <text:p>0.1621301736937</text:p>
          </table:table-cell>
          <table:table-cell table:formula="of:=[.A81]+([.O81]*[.A81]*[.Q81])" office:value-type="float" office:value="0.845226143484128" calcext:value-type="float">
            <text:p>0.8452261434841</text:p>
          </table:table-cell>
          <table:table-cell table:formula="of:=[.B81]+([.P81]*[.B81]*[.R81])" office:value-type="float" office:value="1.32071975686074" calcext:value-type="float">
            <text:p>1.320719756860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1]" office:value-type="float" office:value="0.845226143484128" calcext:value-type="float">
            <text:p>0.8452261434841</text:p>
          </table:table-cell>
          <table:table-cell table:formula="of:=[.T81]" office:value-type="float" office:value="1.32071975686074" calcext:value-type="float">
            <text:p>1.3207197568607</text:p>
          </table:table-cell>
          <table:table-cell table:formula="of:=[.A82]/SUM([.$A82:.$B82])" office:value-type="float" office:value="0.390234189759563" calcext:value-type="float">
            <text:p>0.3902341897596</text:p>
          </table:table-cell>
          <table:table-cell table:formula="of:=[.B82]/SUM([.$A82:.$B82])" office:value-type="float" office:value="0.609765810240437" calcext:value-type="float">
            <text:p>0.6097658102404</text:p>
          </table:table-cell>
          <table:table-cell table:formula="of:=([.C82]*[.C82])*SUM([.A82:.B82])" office:value-type="float" office:value="0.329836139266129" calcext:value-type="float">
            <text:p>0.3298361392661</text:p>
          </table:table-cell>
          <table:table-cell table:formula="of:=2*[.C82]*[.D82]*SUM([.A82:.B82])" office:value-type="float" office:value="1.030780008436" calcext:value-type="float">
            <text:p>1.030780008436</text:p>
          </table:table-cell>
          <table:table-cell table:formula="of:=([.D82]*[.D82])*SUM([.A82:.B82])" office:value-type="float" office:value="0.805329752642742" calcext:value-type="float">
            <text:p>0.8053297526427</text:p>
          </table:table-cell>
          <table:table-cell table:number-columns-repeated="4"/>
          <table:table-cell table:formula="of:=([.C82]*[.$C$5])+([.D82]*[.$D$5])" office:value-type="float" office:value="1.37195714424667" calcext:value-type="float">
            <text:p>1.3719571442467</text:p>
          </table:table-cell>
          <table:table-cell table:formula="of:=([.C82]*[.$C$6])+([.D82]*[.$D$6])" office:value-type="float" office:value="1.23414051385574" calcext:value-type="float">
            <text:p>1.2341405138557</text:p>
          </table:table-cell>
          <table:table-cell table:formula="of:=([.C82]*[.L82])+([.D82]*[.M82])" office:value-type="float" office:value="1.28792127495174" calcext:value-type="float">
            <text:p>1.2879212749517</text:p>
          </table:table-cell>
          <table:table-cell table:formula="of:=[.$G$5]*[.L82]/[.N82]" office:value-type="float" office:value="2.34354830224835" calcext:value-type="float">
            <text:p>2.3435483022484</text:p>
          </table:table-cell>
          <table:table-cell table:formula="of:=[.$G$6]*[.M82]/[.N82]" office:value-type="float" office:value="2.10813283644559" calcext:value-type="float">
            <text:p>2.1081328364456</text:p>
          </table:table-cell>
          <table:table-cell table:formula="of:=1-([.A82]/[.$H$5])" office:value-type="float" office:value="-0.20746591926304" calcext:value-type="float">
            <text:p>-0.207465919263</text:p>
          </table:table-cell>
          <table:table-cell table:formula="of:=1-([.B82]/[.$H$6])" office:value-type="float" office:value="-0.119254031237916" calcext:value-type="float">
            <text:p>-0.1192540312379</text:p>
          </table:table-cell>
          <table:table-cell table:formula="of:=[.A82]+([.O82]*[.A82]*[.Q82])" office:value-type="float" office:value="0.4342717806547" calcext:value-type="float">
            <text:p>0.4342717806547</text:p>
          </table:table-cell>
          <table:table-cell table:formula="of:=[.B82]+([.P82]*[.B82]*[.R82])" office:value-type="float" office:value="0.988686399929457" calcext:value-type="float">
            <text:p>0.988686399929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2]" office:value-type="float" office:value="0.4342717806547" calcext:value-type="float">
            <text:p>0.4342717806547</text:p>
          </table:table-cell>
          <table:table-cell table:formula="of:=[.T82]" office:value-type="float" office:value="0.988686399929457" calcext:value-type="float">
            <text:p>0.9886863999295</text:p>
          </table:table-cell>
          <table:table-cell table:formula="of:=[.A83]/SUM([.$A83:.$B83])" office:value-type="float" office:value="0.305189419183367" calcext:value-type="float">
            <text:p>0.3051894191834</text:p>
          </table:table-cell>
          <table:table-cell table:formula="of:=[.B83]/SUM([.$A83:.$B83])" office:value-type="float" office:value="0.694810580816633" calcext:value-type="float">
            <text:p>0.6948105808166</text:p>
          </table:table-cell>
          <table:table-cell table:formula="of:=([.C83]*[.C83])*SUM([.A83:.B83])" office:value-type="float" office:value="0.132535152505734" calcext:value-type="float">
            <text:p>0.1325351525057</text:p>
          </table:table-cell>
          <table:table-cell table:formula="of:=2*[.C83]*[.D83]*SUM([.A83:.B83])" office:value-type="float" office:value="0.603473256297931" calcext:value-type="float">
            <text:p>0.6034732562979</text:p>
          </table:table-cell>
          <table:table-cell table:formula="of:=([.D83]*[.D83])*SUM([.A83:.B83])" office:value-type="float" office:value="0.686949771780492" calcext:value-type="float">
            <text:p>0.6869497717805</text:p>
          </table:table-cell>
          <table:table-cell table:number-columns-repeated="4"/>
          <table:table-cell table:formula="of:=([.C83]*[.$C$5])+([.D83]*[.$D$5])" office:value-type="float" office:value="1.42383445429815" calcext:value-type="float">
            <text:p>1.4238344542982</text:p>
          </table:table-cell>
          <table:table-cell table:formula="of:=([.C83]*[.$C$6])+([.D83]*[.$D$6])" office:value-type="float" office:value="1.18311365151002" calcext:value-type="float">
            <text:p>1.18311365151</text:p>
          </table:table-cell>
          <table:table-cell table:formula="of:=([.C83]*[.L83])+([.D83]*[.M83])" office:value-type="float" office:value="1.25657909349828" calcext:value-type="float">
            <text:p>1.2565790934983</text:p>
          </table:table-cell>
          <table:table-cell table:formula="of:=[.$G$5]*[.L83]/[.N83]" office:value-type="float" office:value="2.49282819972383" calcext:value-type="float">
            <text:p>2.4928281997238</text:p>
          </table:table-cell>
          <table:table-cell table:formula="of:=[.$G$6]*[.M83]/[.N83]" office:value-type="float" office:value="2.07137779610496" calcext:value-type="float">
            <text:p>2.071377796105</text:p>
          </table:table-cell>
          <table:table-cell table:formula="of:=1-([.A83]/[.$H$5])" office:value-type="float" office:value="0.379611741921858" calcext:value-type="float">
            <text:p>0.3796117419219</text:p>
          </table:table-cell>
          <table:table-cell table:formula="of:=1-([.B83]/[.$H$6])" office:value-type="float" office:value="0.162130169551307" calcext:value-type="float">
            <text:p>0.1621301695513</text:p>
          </table:table-cell>
          <table:table-cell table:formula="of:=[.A83]+([.O83]*[.A83]*[.Q83])" office:value-type="float" office:value="0.8452261437121" calcext:value-type="float">
            <text:p>0.8452261437121</text:p>
          </table:table-cell>
          <table:table-cell table:formula="of:=[.B83]+([.P83]*[.B83]*[.R83])" office:value-type="float" office:value="1.3207197548504" calcext:value-type="float">
            <text:p>1.320719754850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3]" office:value-type="float" office:value="0.8452261437121" calcext:value-type="float">
            <text:p>0.8452261437121</text:p>
          </table:table-cell>
          <table:table-cell table:formula="of:=[.T83]" office:value-type="float" office:value="1.3207197548504" calcext:value-type="float">
            <text:p>1.3207197548504</text:p>
          </table:table-cell>
          <table:table-cell table:formula="of:=[.A84]/SUM([.$A84:.$B84])" office:value-type="float" office:value="0.390234190185943" calcext:value-type="float">
            <text:p>0.3902341901859</text:p>
          </table:table-cell>
          <table:table-cell table:formula="of:=[.B84]/SUM([.$A84:.$B84])" office:value-type="float" office:value="0.609765809814057" calcext:value-type="float">
            <text:p>0.6097658098141</text:p>
          </table:table-cell>
          <table:table-cell table:formula="of:=([.C84]*[.C84])*SUM([.A84:.B84])" office:value-type="float" office:value="0.329836139715479" calcext:value-type="float">
            <text:p>0.3298361397155</text:p>
          </table:table-cell>
          <table:table-cell table:formula="of:=2*[.C84]*[.D84]*SUM([.A84:.B84])" office:value-type="float" office:value="1.03078000799324" calcext:value-type="float">
            <text:p>1.0307800079933</text:p>
          </table:table-cell>
          <table:table-cell table:formula="of:=([.D84]*[.D84])*SUM([.A84:.B84])" office:value-type="float" office:value="0.805329750853776" calcext:value-type="float">
            <text:p>0.8053297508538</text:p>
          </table:table-cell>
          <table:table-cell table:number-columns-repeated="4"/>
          <table:table-cell table:formula="of:=([.C84]*[.$C$5])+([.D84]*[.$D$5])" office:value-type="float" office:value="1.37195714398658" calcext:value-type="float">
            <text:p>1.3719571439866</text:p>
          </table:table-cell>
          <table:table-cell table:formula="of:=([.C84]*[.$C$6])+([.D84]*[.$D$6])" office:value-type="float" office:value="1.23414051411157" calcext:value-type="float">
            <text:p>1.2341405141116</text:p>
          </table:table-cell>
          <table:table-cell table:formula="of:=([.C84]*[.L84])+([.D84]*[.M84])" office:value-type="float" office:value="1.287921275065" calcext:value-type="float">
            <text:p>1.287921275065</text:p>
          </table:table-cell>
          <table:table-cell table:formula="of:=[.$G$5]*[.L84]/[.N84]" office:value-type="float" office:value="2.34354830159797" calcext:value-type="float">
            <text:p>2.343548301598</text:p>
          </table:table-cell>
          <table:table-cell table:formula="of:=[.$G$6]*[.M84]/[.N84]" office:value-type="float" office:value="2.1081328366972" calcext:value-type="float">
            <text:p>2.1081328366972</text:p>
          </table:table-cell>
          <table:table-cell table:formula="of:=1-([.A84]/[.$H$5])" office:value-type="float" office:value="-0.207465919588715" calcext:value-type="float">
            <text:p>-0.2074659195887</text:p>
          </table:table-cell>
          <table:table-cell table:formula="of:=1-([.B84]/[.$H$6])" office:value-type="float" office:value="-0.119254029534236" calcext:value-type="float">
            <text:p>-0.1192540295342</text:p>
          </table:table-cell>
          <table:table-cell table:formula="of:=[.A84]+([.O84]*[.A84]*[.Q84])" office:value-type="float" office:value="0.434271780240771" calcext:value-type="float">
            <text:p>0.4342717802408</text:p>
          </table:table-cell>
          <table:table-cell table:formula="of:=[.B84]+([.P84]*[.B84]*[.R84])" office:value-type="float" office:value="0.98868640312837" calcext:value-type="float">
            <text:p>0.988686403128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4]" office:value-type="float" office:value="0.434271780240771" calcext:value-type="float">
            <text:p>0.4342717802408</text:p>
          </table:table-cell>
          <table:table-cell table:formula="of:=[.T84]" office:value-type="float" office:value="0.98868640312837" calcext:value-type="float">
            <text:p>0.9886864031284</text:p>
          </table:table-cell>
          <table:table-cell table:formula="of:=[.A85]/SUM([.$A85:.$B85])" office:value-type="float" office:value="0.305189418295164" calcext:value-type="float">
            <text:p>0.3051894182952</text:p>
          </table:table-cell>
          <table:table-cell table:formula="of:=[.B85]/SUM([.$A85:.$B85])" office:value-type="float" office:value="0.694810581704836" calcext:value-type="float">
            <text:p>0.6948105817048</text:p>
          </table:table-cell>
          <table:table-cell table:formula="of:=([.C85]*[.C85])*SUM([.A85:.B85])" office:value-type="float" office:value="0.132535151993686" calcext:value-type="float">
            <text:p>0.1325351519937</text:p>
          </table:table-cell>
          <table:table-cell table:formula="of:=2*[.C85]*[.D85]*SUM([.A85:.B85])" office:value-type="float" office:value="0.60347325649417" calcext:value-type="float">
            <text:p>0.6034732564942</text:p>
          </table:table-cell>
          <table:table-cell table:formula="of:=([.D85]*[.D85])*SUM([.A85:.B85])" office:value-type="float" office:value="0.686949774881285" calcext:value-type="float">
            <text:p>0.6869497748813</text:p>
          </table:table-cell>
          <table:table-cell table:number-columns-repeated="4"/>
          <table:table-cell table:formula="of:=([.C85]*[.$C$5])+([.D85]*[.$D$5])" office:value-type="float" office:value="1.42383445483995" calcext:value-type="float">
            <text:p>1.42383445484</text:p>
          </table:table-cell>
          <table:table-cell table:formula="of:=([.C85]*[.$C$6])+([.D85]*[.$D$6])" office:value-type="float" office:value="1.1831136509771" calcext:value-type="float">
            <text:p>1.1831136509771</text:p>
          </table:table-cell>
          <table:table-cell table:formula="of:=([.C85]*[.L85])+([.D85]*[.M85])" office:value-type="float" office:value="1.25657909307955" calcext:value-type="float">
            <text:p>1.2565790930796</text:p>
          </table:table-cell>
          <table:table-cell table:formula="of:=[.$G$5]*[.L85]/[.N85]" office:value-type="float" office:value="2.49282820150311" calcext:value-type="float">
            <text:p>2.4928282015031</text:p>
          </table:table-cell>
          <table:table-cell table:formula="of:=[.$G$6]*[.M85]/[.N85]" office:value-type="float" office:value="2.07137779586219" calcext:value-type="float">
            <text:p>2.0713777958622</text:p>
          </table:table-cell>
          <table:table-cell table:formula="of:=1-([.A85]/[.$H$5])" office:value-type="float" office:value="0.379611742513184" calcext:value-type="float">
            <text:p>0.3796117425132</text:p>
          </table:table-cell>
          <table:table-cell table:formula="of:=1-([.B85]/[.$H$6])" office:value-type="float" office:value="0.162130166840364" calcext:value-type="float">
            <text:p>0.1621301668404</text:p>
          </table:table-cell>
          <table:table-cell table:formula="of:=[.A85]+([.O85]*[.A85]*[.Q85])" office:value-type="float" office:value="0.84522614383994" calcext:value-type="float">
            <text:p>0.8452261438399</text:p>
          </table:table-cell>
          <table:table-cell table:formula="of:=[.B85]+([.P85]*[.B85]*[.R85])" office:value-type="float" office:value="1.32071975353284" calcext:value-type="float">
            <text:p>1.320719753532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5]" office:value-type="float" office:value="0.84522614383994" calcext:value-type="float">
            <text:p>0.8452261438399</text:p>
          </table:table-cell>
          <table:table-cell table:formula="of:=[.T85]" office:value-type="float" office:value="1.32071975353284" calcext:value-type="float">
            <text:p>1.3207197535328</text:p>
          </table:table-cell>
          <table:table-cell table:formula="of:=[.A86]/SUM([.$A86:.$B86])" office:value-type="float" office:value="0.390234190459315" calcext:value-type="float">
            <text:p>0.3902341904593</text:p>
          </table:table-cell>
          <table:table-cell table:formula="of:=[.B86]/SUM([.$A86:.$B86])" office:value-type="float" office:value="0.609765809540685" calcext:value-type="float">
            <text:p>0.6097658095407</text:p>
          </table:table-cell>
          <table:table-cell table:formula="of:=([.C86]*[.C86])*SUM([.A86:.B86])" office:value-type="float" office:value="0.329836139996428" calcext:value-type="float">
            <text:p>0.3298361399964</text:p>
          </table:table-cell>
          <table:table-cell table:formula="of:=2*[.C86]*[.D86]*SUM([.A86:.B86])" office:value-type="float" office:value="1.03078000768703" calcext:value-type="float">
            <text:p>1.030780007687</text:p>
          </table:table-cell>
          <table:table-cell table:formula="of:=([.D86]*[.D86])*SUM([.A86:.B86])" office:value-type="float" office:value="0.805329749689325" calcext:value-type="float">
            <text:p>0.8053297496893</text:p>
          </table:table-cell>
          <table:table-cell table:number-columns-repeated="4"/>
          <table:table-cell table:formula="of:=([.C86]*[.$C$5])+([.D86]*[.$D$5])" office:value-type="float" office:value="1.37195714381982" calcext:value-type="float">
            <text:p>1.3719571438198</text:p>
          </table:table-cell>
          <table:table-cell table:formula="of:=([.C86]*[.$C$6])+([.D86]*[.$D$6])" office:value-type="float" office:value="1.23414051427559" calcext:value-type="float">
            <text:p>1.2341405142756</text:p>
          </table:table-cell>
          <table:table-cell table:formula="of:=([.C86]*[.L86])+([.D86]*[.M86])" office:value-type="float" office:value="1.28792127513761" calcext:value-type="float">
            <text:p>1.2879212751376</text:p>
          </table:table-cell>
          <table:table-cell table:formula="of:=[.$G$5]*[.L86]/[.N86]" office:value-type="float" office:value="2.34354830118099" calcext:value-type="float">
            <text:p>2.343548301181</text:p>
          </table:table-cell>
          <table:table-cell table:formula="of:=[.$G$6]*[.M86]/[.N86]" office:value-type="float" office:value="2.10813283685852" calcext:value-type="float">
            <text:p>2.1081328368585</text:p>
          </table:table-cell>
          <table:table-cell table:formula="of:=1-([.A86]/[.$H$5])" office:value-type="float" office:value="-0.207465919771343" calcext:value-type="float">
            <text:p>-0.2074659197713</text:p>
          </table:table-cell>
          <table:table-cell table:formula="of:=1-([.B86]/[.$H$6])" office:value-type="float" office:value="-0.11925402841766" calcext:value-type="float">
            <text:p>-0.1192540284177</text:p>
          </table:table-cell>
          <table:table-cell table:formula="of:=[.A86]+([.O86]*[.A86]*[.Q86])" office:value-type="float" office:value="0.43427178001782" calcext:value-type="float">
            <text:p>0.4342717800178</text:p>
          </table:table-cell>
          <table:table-cell table:formula="of:=[.B86]+([.P86]*[.B86]*[.R86])" office:value-type="float" office:value="0.988686405225471" calcext:value-type="float">
            <text:p>0.9886864052255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6]" office:value-type="float" office:value="0.43427178001782" calcext:value-type="float">
            <text:p>0.4342717800178</text:p>
          </table:table-cell>
          <table:table-cell table:formula="of:=[.T86]" office:value-type="float" office:value="0.988686405225471" calcext:value-type="float">
            <text:p>0.9886864052255</text:p>
          </table:table-cell>
          <table:table-cell table:formula="of:=[.A87]/SUM([.$A87:.$B87])" office:value-type="float" office:value="0.305189417736523" calcext:value-type="float">
            <text:p>0.3051894177365</text:p>
          </table:table-cell>
          <table:table-cell table:formula="of:=[.B87]/SUM([.$A87:.$B87])" office:value-type="float" office:value="0.694810582263477" calcext:value-type="float">
            <text:p>0.6948105822635</text:p>
          </table:table-cell>
          <table:table-cell table:formula="of:=([.C87]*[.C87])*SUM([.A87:.B87])" office:value-type="float" office:value="0.132535151683042" calcext:value-type="float">
            <text:p>0.132535151683</text:p>
          </table:table-cell>
          <table:table-cell table:formula="of:=2*[.C87]*[.D87]*SUM([.A87:.B87])" office:value-type="float" office:value="0.603473256669555" calcext:value-type="float">
            <text:p>0.6034732566696</text:p>
          </table:table-cell>
          <table:table-cell table:formula="of:=([.D87]*[.D87])*SUM([.A87:.B87])" office:value-type="float" office:value="0.686949776890694" calcext:value-type="float">
            <text:p>0.6869497768907</text:p>
          </table:table-cell>
          <table:table-cell table:number-columns-repeated="4"/>
          <table:table-cell table:formula="of:=([.C87]*[.$C$5])+([.D87]*[.$D$5])" office:value-type="float" office:value="1.42383445518072" calcext:value-type="float">
            <text:p>1.4238344551807</text:p>
          </table:table-cell>
          <table:table-cell table:formula="of:=([.C87]*[.$C$6])+([.D87]*[.$D$6])" office:value-type="float" office:value="1.18311365064191" calcext:value-type="float">
            <text:p>1.1831136506419</text:p>
          </table:table-cell>
          <table:table-cell table:formula="of:=([.C87]*[.L87])+([.D87]*[.M87])" office:value-type="float" office:value="1.25657909281618" calcext:value-type="float">
            <text:p>1.2565790928162</text:p>
          </table:table-cell>
          <table:table-cell table:formula="of:=[.$G$5]*[.L87]/[.N87]" office:value-type="float" office:value="2.4928282026222" calcext:value-type="float">
            <text:p>2.4928282026222</text:p>
          </table:table-cell>
          <table:table-cell table:formula="of:=[.$G$6]*[.M87]/[.N87]" office:value-type="float" office:value="2.07137779570949" calcext:value-type="float">
            <text:p>2.0713777957095</text:p>
          </table:table-cell>
          <table:table-cell table:formula="of:=1-([.A87]/[.$H$5])" office:value-type="float" office:value="0.379611742831686" calcext:value-type="float">
            <text:p>0.3796117428317</text:p>
          </table:table-cell>
          <table:table-cell table:formula="of:=1-([.B87]/[.$H$6])" office:value-type="float" office:value="0.16213016506316" calcext:value-type="float">
            <text:p>0.1621301650632</text:p>
          </table:table-cell>
          <table:table-cell table:formula="of:=[.A87]+([.O87]*[.A87]*[.Q87])" office:value-type="float" office:value="0.845226143935295" calcext:value-type="float">
            <text:p>0.8452261439353</text:p>
          </table:table-cell>
          <table:table-cell table:formula="of:=[.B87]+([.P87]*[.B87]*[.R87])" office:value-type="float" office:value="1.32071975267012" calcext:value-type="float">
            <text:p>1.320719752670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7]" office:value-type="float" office:value="0.845226143935295" calcext:value-type="float">
            <text:p>0.8452261439353</text:p>
          </table:table-cell>
          <table:table-cell table:formula="of:=[.T87]" office:value-type="float" office:value="1.32071975267012" calcext:value-type="float">
            <text:p>1.3207197526701</text:p>
          </table:table-cell>
          <table:table-cell table:formula="of:=[.A88]/SUM([.$A88:.$B88])" office:value-type="float" office:value="0.390234190641593" calcext:value-type="float">
            <text:p>0.3902341906416</text:p>
          </table:table-cell>
          <table:table-cell table:formula="of:=[.B88]/SUM([.$A88:.$B88])" office:value-type="float" office:value="0.609765809358407" calcext:value-type="float">
            <text:p>0.6097658093584</text:p>
          </table:table-cell>
          <table:table-cell table:formula="of:=([.C88]*[.C88])*SUM([.A88:.B88])" office:value-type="float" office:value="0.329836140187704" calcext:value-type="float">
            <text:p>0.3298361401877</text:p>
          </table:table-cell>
          <table:table-cell table:formula="of:=2*[.C88]*[.D88]*SUM([.A88:.B88])" office:value-type="float" office:value="1.03078000749518" calcext:value-type="float">
            <text:p>1.0307800074952</text:p>
          </table:table-cell>
          <table:table-cell table:formula="of:=([.D88]*[.D88])*SUM([.A88:.B88])" office:value-type="float" office:value="0.805329748922534" calcext:value-type="float">
            <text:p>0.8053297489225</text:p>
          </table:table-cell>
          <table:table-cell table:number-columns-repeated="4"/>
          <table:table-cell table:formula="of:=([.C88]*[.$C$5])+([.D88]*[.$D$5])" office:value-type="float" office:value="1.37195714370863" calcext:value-type="float">
            <text:p>1.3719571437086</text:p>
          </table:table-cell>
          <table:table-cell table:formula="of:=([.C88]*[.$C$6])+([.D88]*[.$D$6])" office:value-type="float" office:value="1.23414051438496" calcext:value-type="float">
            <text:p>1.234140514385</text:p>
          </table:table-cell>
          <table:table-cell table:formula="of:=([.C88]*[.L88])+([.D88]*[.M88])" office:value-type="float" office:value="1.28792127518603" calcext:value-type="float">
            <text:p>1.287921275186</text:p>
          </table:table-cell>
          <table:table-cell table:formula="of:=[.$G$5]*[.L88]/[.N88]" office:value-type="float" office:value="2.34354830090295" calcext:value-type="float">
            <text:p>2.343548300903</text:p>
          </table:table-cell>
          <table:table-cell table:formula="of:=[.$G$6]*[.M88]/[.N88]" office:value-type="float" office:value="2.10813283696608" calcext:value-type="float">
            <text:p>2.1081328369661</text:p>
          </table:table-cell>
          <table:table-cell table:formula="of:=1-([.A88]/[.$H$5])" office:value-type="float" office:value="-0.207465919907563" calcext:value-type="float">
            <text:p>-0.2074659199076</text:p>
          </table:table-cell>
          <table:table-cell table:formula="of:=1-([.B88]/[.$H$6])" office:value-type="float" office:value="-0.119254027686546" calcext:value-type="float">
            <text:p>-0.1192540276865</text:p>
          </table:table-cell>
          <table:table-cell table:formula="of:=[.A88]+([.O88]*[.A88]*[.Q88])" office:value-type="float" office:value="0.434271779845738" calcext:value-type="float">
            <text:p>0.4342717798457</text:p>
          </table:table-cell>
          <table:table-cell table:formula="of:=[.B88]+([.P88]*[.B88]*[.R88])" office:value-type="float" office:value="0.988686406598309" calcext:value-type="float">
            <text:p>0.988686406598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8]" office:value-type="float" office:value="0.434271779845738" calcext:value-type="float">
            <text:p>0.4342717798457</text:p>
          </table:table-cell>
          <table:table-cell table:formula="of:=[.T88]" office:value-type="float" office:value="0.988686406598309" calcext:value-type="float">
            <text:p>0.9886864065983</text:p>
          </table:table-cell>
          <table:table-cell table:formula="of:=[.A89]/SUM([.$A89:.$B89])" office:value-type="float" office:value="0.305189417358058" calcext:value-type="float">
            <text:p>0.3051894173581</text:p>
          </table:table-cell>
          <table:table-cell table:formula="of:=[.B89]/SUM([.$A89:.$B89])" office:value-type="float" office:value="0.694810582641942" calcext:value-type="float">
            <text:p>0.6948105826419</text:p>
          </table:table-cell>
          <table:table-cell table:formula="of:=([.C89]*[.C89])*SUM([.A89:.B89])" office:value-type="float" office:value="0.132535151466168" calcext:value-type="float">
            <text:p>0.1325351514662</text:p>
          </table:table-cell>
          <table:table-cell table:formula="of:=2*[.C89]*[.D89]*SUM([.A89:.B89])" office:value-type="float" office:value="0.603473256759141" calcext:value-type="float">
            <text:p>0.6034732567591</text:p>
          </table:table-cell>
          <table:table-cell table:formula="of:=([.D89]*[.D89])*SUM([.A89:.B89])" office:value-type="float" office:value="0.686949778218739" calcext:value-type="float">
            <text:p>0.6869497782187</text:p>
          </table:table-cell>
          <table:table-cell table:number-columns-repeated="4"/>
          <table:table-cell table:formula="of:=([.C89]*[.$C$5])+([.D89]*[.$D$5])" office:value-type="float" office:value="1.42383445541158" calcext:value-type="float">
            <text:p>1.4238344554116</text:p>
          </table:table-cell>
          <table:table-cell table:formula="of:=([.C89]*[.$C$6])+([.D89]*[.$D$6])" office:value-type="float" office:value="1.18311365041484" calcext:value-type="float">
            <text:p>1.1831136504148</text:p>
          </table:table-cell>
          <table:table-cell table:formula="of:=([.C89]*[.L89])+([.D89]*[.M89])" office:value-type="float" office:value="1.25657909263776" calcext:value-type="float">
            <text:p>1.2565790926378</text:p>
          </table:table-cell>
          <table:table-cell table:formula="of:=[.$G$5]*[.L89]/[.N89]" office:value-type="float" office:value="2.49282820338035" calcext:value-type="float">
            <text:p>2.4928282033804</text:p>
          </table:table-cell>
          <table:table-cell table:formula="of:=[.$G$6]*[.M89]/[.N89]" office:value-type="float" office:value="2.07137779560604" calcext:value-type="float">
            <text:p>2.0713777956061</text:p>
          </table:table-cell>
          <table:table-cell table:formula="of:=1-([.A89]/[.$H$5])" office:value-type="float" office:value="0.379611743077517" calcext:value-type="float">
            <text:p>0.3796117430775</text:p>
          </table:table-cell>
          <table:table-cell table:formula="of:=1-([.B89]/[.$H$6])" office:value-type="float" office:value="0.162130163899738" calcext:value-type="float">
            <text:p>0.1621301638997</text:p>
          </table:table-cell>
          <table:table-cell table:formula="of:=[.A89]+([.O89]*[.A89]*[.Q89])" office:value-type="float" office:value="0.845226143991484" calcext:value-type="float">
            <text:p>0.8452261439915</text:p>
          </table:table-cell>
          <table:table-cell table:formula="of:=[.B89]+([.P89]*[.B89]*[.R89])" office:value-type="float" office:value="1.3207197521048" calcext:value-type="float">
            <text:p>1.320719752104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89]" office:value-type="float" office:value="0.845226143991484" calcext:value-type="float">
            <text:p>0.8452261439915</text:p>
          </table:table-cell>
          <table:table-cell table:formula="of:=[.T89]" office:value-type="float" office:value="1.3207197521048" calcext:value-type="float">
            <text:p>1.3207197521048</text:p>
          </table:table-cell>
          <table:table-cell table:formula="of:=[.A90]/SUM([.$A90:.$B90])" office:value-type="float" office:value="0.390234190759264" calcext:value-type="float">
            <text:p>0.3902341907593</text:p>
          </table:table-cell>
          <table:table-cell table:formula="of:=[.B90]/SUM([.$A90:.$B90])" office:value-type="float" office:value="0.609765809240736" calcext:value-type="float">
            <text:p>0.6097658092407</text:p>
          </table:table-cell>
          <table:table-cell table:formula="of:=([.C90]*[.C90])*SUM([.A90:.B90])" office:value-type="float" office:value="0.32983614030909" calcext:value-type="float">
            <text:p>0.3298361403091</text:p>
          </table:table-cell>
          <table:table-cell table:formula="of:=2*[.C90]*[.D90]*SUM([.A90:.B90])" office:value-type="float" office:value="1.03078000736479" calcext:value-type="float">
            <text:p>1.0307800073648</text:p>
          </table:table-cell>
          <table:table-cell table:formula="of:=([.D90]*[.D90])*SUM([.A90:.B90])" office:value-type="float" office:value="0.805329748422409" calcext:value-type="float">
            <text:p>0.8053297484224</text:p>
          </table:table-cell>
          <table:table-cell table:number-columns-repeated="4"/>
          <table:table-cell table:formula="of:=([.C90]*[.$C$5])+([.D90]*[.$D$5])" office:value-type="float" office:value="1.37195714363685" calcext:value-type="float">
            <text:p>1.3719571436369</text:p>
          </table:table-cell>
          <table:table-cell table:formula="of:=([.C90]*[.$C$6])+([.D90]*[.$D$6])" office:value-type="float" office:value="1.23414051445556" calcext:value-type="float">
            <text:p>1.2341405144556</text:p>
          </table:table-cell>
          <table:table-cell table:formula="of:=([.C90]*[.L90])+([.D90]*[.M90])" office:value-type="float" office:value="1.28792127521729" calcext:value-type="float">
            <text:p>1.2879212752173</text:p>
          </table:table-cell>
          <table:table-cell table:formula="of:=[.$G$5]*[.L90]/[.N90]" office:value-type="float" office:value="2.34354830072346" calcext:value-type="float">
            <text:p>2.3435483007235</text:p>
          </table:table-cell>
          <table:table-cell table:formula="of:=[.$G$6]*[.M90]/[.N90]" office:value-type="float" office:value="2.10813283703552" calcext:value-type="float">
            <text:p>2.1081328370355</text:p>
          </table:table-cell>
          <table:table-cell table:formula="of:=1-([.A90]/[.$H$5])" office:value-type="float" office:value="-0.207465919987835" calcext:value-type="float">
            <text:p>-0.2074659199878</text:p>
          </table:table-cell>
          <table:table-cell table:formula="of:=1-([.B90]/[.$H$6])" office:value-type="float" office:value="-0.11925402720746" calcext:value-type="float">
            <text:p>-0.1192540272075</text:p>
          </table:table-cell>
          <table:table-cell table:formula="of:=[.A90]+([.O90]*[.A90]*[.Q90])" office:value-type="float" office:value="0.43427177974708" calcext:value-type="float">
            <text:p>0.4342717797471</text:p>
          </table:table-cell>
          <table:table-cell table:formula="of:=[.B90]+([.P90]*[.B90]*[.R90])" office:value-type="float" office:value="0.988686407498073" calcext:value-type="float">
            <text:p>0.988686407498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0]" office:value-type="float" office:value="0.43427177974708" calcext:value-type="float">
            <text:p>0.4342717797471</text:p>
          </table:table-cell>
          <table:table-cell table:formula="of:=[.T90]" office:value-type="float" office:value="0.988686407498073" calcext:value-type="float">
            <text:p>0.9886864074981</text:p>
          </table:table-cell>
          <table:table-cell table:formula="of:=[.A91]/SUM([.$A91:.$B91])" office:value-type="float" office:value="0.305189417116908" calcext:value-type="float">
            <text:p>0.3051894171169</text:p>
          </table:table-cell>
          <table:table-cell table:formula="of:=[.B91]/SUM([.$A91:.$B91])" office:value-type="float" office:value="0.694810582883092" calcext:value-type="float">
            <text:p>0.6948105828831</text:p>
          </table:table-cell>
          <table:table-cell table:formula="of:=([.C91]*[.C91])*SUM([.A91:.B91])" office:value-type="float" office:value="0.132535151331333" calcext:value-type="float">
            <text:p>0.1325351513313</text:p>
          </table:table-cell>
          <table:table-cell table:formula="of:=2*[.C91]*[.D91]*SUM([.A91:.B91])" office:value-type="float" office:value="0.603473256831493" calcext:value-type="float">
            <text:p>0.6034732568315</text:p>
          </table:table-cell>
          <table:table-cell table:formula="of:=([.D91]*[.D91])*SUM([.A91:.B91])" office:value-type="float" office:value="0.686949779082326" calcext:value-type="float">
            <text:p>0.6869497790823</text:p>
          </table:table-cell>
          <table:table-cell table:number-columns-repeated="4"/>
          <table:table-cell table:formula="of:=([.C91]*[.$C$5])+([.D91]*[.$D$5])" office:value-type="float" office:value="1.42383445555869" calcext:value-type="float">
            <text:p>1.4238344555587</text:p>
          </table:table-cell>
          <table:table-cell table:formula="of:=([.C91]*[.$C$6])+([.D91]*[.$D$6])" office:value-type="float" office:value="1.18311365027014" calcext:value-type="float">
            <text:p>1.1831136502702</text:p>
          </table:table-cell>
          <table:table-cell table:formula="of:=([.C91]*[.L91])+([.D91]*[.M91])" office:value-type="float" office:value="1.25657909252407" calcext:value-type="float">
            <text:p>1.2565790925241</text:p>
          </table:table-cell>
          <table:table-cell table:formula="of:=[.$G$5]*[.L91]/[.N91]" office:value-type="float" office:value="2.49282820386343" calcext:value-type="float">
            <text:p>2.4928282038634</text:p>
          </table:table-cell>
          <table:table-cell table:formula="of:=[.$G$6]*[.M91]/[.N91]" office:value-type="float" office:value="2.07137779554013" calcext:value-type="float">
            <text:p>2.0713777955401</text:p>
          </table:table-cell>
          <table:table-cell table:formula="of:=1-([.A91]/[.$H$5])" office:value-type="float" office:value="0.379611743218458" calcext:value-type="float">
            <text:p>0.3796117432185</text:p>
          </table:table-cell>
          <table:table-cell table:formula="of:=1-([.B91]/[.$H$6])" office:value-type="float" office:value="0.162130163137227" calcext:value-type="float">
            <text:p>0.1621301631372</text:p>
          </table:table-cell>
          <table:table-cell table:formula="of:=[.A91]+([.O91]*[.A91]*[.Q91])" office:value-type="float" office:value="0.84522614403168" calcext:value-type="float">
            <text:p>0.8452261440317</text:p>
          </table:table-cell>
          <table:table-cell table:formula="of:=[.B91]+([.P91]*[.B91]*[.R91])" office:value-type="float" office:value="1.32071975173459" calcext:value-type="float">
            <text:p>1.3207197517346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1]" office:value-type="float" office:value="0.84522614403168" calcext:value-type="float">
            <text:p>0.8452261440317</text:p>
          </table:table-cell>
          <table:table-cell table:formula="of:=[.T91]" office:value-type="float" office:value="1.32071975173459" calcext:value-type="float">
            <text:p>1.3207197517346</text:p>
          </table:table-cell>
          <table:table-cell table:formula="of:=[.A92]/SUM([.$A92:.$B92])" office:value-type="float" office:value="0.390234190837281" calcext:value-type="float">
            <text:p>0.3902341908373</text:p>
          </table:table-cell>
          <table:table-cell table:formula="of:=[.B92]/SUM([.$A92:.$B92])" office:value-type="float" office:value="0.609765809162719" calcext:value-type="float">
            <text:p>0.6097658091627</text:p>
          </table:table-cell>
          <table:table-cell table:formula="of:=([.C92]*[.C92])*SUM([.A92:.B92])" office:value-type="float" office:value="0.329836140390718" calcext:value-type="float">
            <text:p>0.3298361403907</text:p>
          </table:table-cell>
          <table:table-cell table:formula="of:=2*[.C92]*[.D92]*SUM([.A92:.B92])" office:value-type="float" office:value="1.03078000728192" calcext:value-type="float">
            <text:p>1.0307800072819</text:p>
          </table:table-cell>
          <table:table-cell table:formula="of:=([.D92]*[.D92])*SUM([.A92:.B92])" office:value-type="float" office:value="0.805329748093628" calcext:value-type="float">
            <text:p>0.8053297480936</text:p>
          </table:table-cell>
          <table:table-cell table:number-columns-repeated="4"/>
          <table:table-cell table:formula="of:=([.C92]*[.$C$5])+([.D92]*[.$D$5])" office:value-type="float" office:value="1.37195714358926" calcext:value-type="float">
            <text:p>1.3719571435893</text:p>
          </table:table-cell>
          <table:table-cell table:formula="of:=([.C92]*[.$C$6])+([.D92]*[.$D$6])" office:value-type="float" office:value="1.23414051450237" calcext:value-type="float">
            <text:p>1.2341405145024</text:p>
          </table:table-cell>
          <table:table-cell table:formula="of:=([.C92]*[.L92])+([.D92]*[.M92])" office:value-type="float" office:value="1.28792127523801" calcext:value-type="float">
            <text:p>1.287921275238</text:p>
          </table:table-cell>
          <table:table-cell table:formula="of:=[.$G$5]*[.L92]/[.N92]" office:value-type="float" office:value="2.34354830060446" calcext:value-type="float">
            <text:p>2.3435483006045</text:p>
          </table:table-cell>
          <table:table-cell table:formula="of:=[.$G$6]*[.M92]/[.N92]" office:value-type="float" office:value="2.10813283708156" calcext:value-type="float">
            <text:p>2.1081328370816</text:p>
          </table:table-cell>
          <table:table-cell table:formula="of:=1-([.A92]/[.$H$5])" office:value-type="float" office:value="-0.207465920045257" calcext:value-type="float">
            <text:p>-0.2074659200453</text:p>
          </table:table-cell>
          <table:table-cell table:formula="of:=1-([.B92]/[.$H$6])" office:value-type="float" office:value="-0.119254026893721" calcext:value-type="float">
            <text:p>-0.1192540268937</text:p>
          </table:table-cell>
          <table:table-cell table:formula="of:=[.A92]+([.O92]*[.A92]*[.Q92])" office:value-type="float" office:value="0.434271779674855" calcext:value-type="float">
            <text:p>0.4342717796749</text:p>
          </table:table-cell>
          <table:table-cell table:formula="of:=[.B92]+([.P92]*[.B92]*[.R92])" office:value-type="float" office:value="0.988686408087211" calcext:value-type="float">
            <text:p>0.988686408087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2]" office:value-type="float" office:value="0.434271779674855" calcext:value-type="float">
            <text:p>0.4342717796749</text:p>
          </table:table-cell>
          <table:table-cell table:formula="of:=[.T92]" office:value-type="float" office:value="0.988686408087211" calcext:value-type="float">
            <text:p>0.9886864080872</text:p>
          </table:table-cell>
          <table:table-cell table:formula="of:=[.A93]/SUM([.$A93:.$B93])" office:value-type="float" office:value="0.305189416955286" calcext:value-type="float">
            <text:p>0.3051894169553</text:p>
          </table:table-cell>
          <table:table-cell table:formula="of:=[.B93]/SUM([.$A93:.$B93])" office:value-type="float" office:value="0.694810583044714" calcext:value-type="float">
            <text:p>0.6948105830447</text:p>
          </table:table-cell>
          <table:table-cell table:formula="of:=([.C93]*[.C93])*SUM([.A93:.B93])" office:value-type="float" office:value="0.132535151239104" calcext:value-type="float">
            <text:p>0.1325351512391</text:p>
          </table:table-cell>
          <table:table-cell table:formula="of:=2*[.C93]*[.D93]*SUM([.A93:.B93])" office:value-type="float" office:value="0.603473256871504" calcext:value-type="float">
            <text:p>0.6034732568715</text:p>
          </table:table-cell>
          <table:table-cell table:formula="of:=([.D93]*[.D93])*SUM([.A93:.B93])" office:value-type="float" office:value="0.686949779651459" calcext:value-type="float">
            <text:p>0.6869497796515</text:p>
          </table:table-cell>
          <table:table-cell table:number-columns-repeated="4"/>
          <table:table-cell table:formula="of:=([.C93]*[.$C$5])+([.D93]*[.$D$5])" office:value-type="float" office:value="1.42383445565728" calcext:value-type="float">
            <text:p>1.4238344556573</text:p>
          </table:table-cell>
          <table:table-cell table:formula="of:=([.C93]*[.$C$6])+([.D93]*[.$D$6])" office:value-type="float" office:value="1.18311365017317" calcext:value-type="float">
            <text:p>1.1831136501732</text:p>
          </table:table-cell>
          <table:table-cell table:formula="of:=([.C93]*[.L93])+([.D93]*[.M93])" office:value-type="float" office:value="1.25657909244787" calcext:value-type="float">
            <text:p>1.2565790924479</text:p>
          </table:table-cell>
          <table:table-cell table:formula="of:=[.$G$5]*[.L93]/[.N93]" office:value-type="float" office:value="2.4928282041872" calcext:value-type="float">
            <text:p>2.4928282041872</text:p>
          </table:table-cell>
          <table:table-cell table:formula="of:=[.$G$6]*[.M93]/[.N93]" office:value-type="float" office:value="2.07137779549595" calcext:value-type="float">
            <text:p>2.071377795496</text:p>
          </table:table-cell>
          <table:table-cell table:formula="of:=1-([.A93]/[.$H$5])" office:value-type="float" office:value="0.379611743321635" calcext:value-type="float">
            <text:p>0.3796117433216</text:p>
          </table:table-cell>
          <table:table-cell table:formula="of:=1-([.B93]/[.$H$6])" office:value-type="float" office:value="0.162130162637957" calcext:value-type="float">
            <text:p>0.162130162638</text:p>
          </table:table-cell>
          <table:table-cell table:formula="of:=[.A93]+([.O93]*[.A93]*[.Q93])" office:value-type="float" office:value="0.84522614405618" calcext:value-type="float">
            <text:p>0.8452261440562</text:p>
          </table:table-cell>
          <table:table-cell table:formula="of:=[.B93]+([.P93]*[.B93]*[.R93])" office:value-type="float" office:value="1.32071975149202" calcext:value-type="float">
            <text:p>1.32071975149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3]" office:value-type="float" office:value="0.84522614405618" calcext:value-type="float">
            <text:p>0.8452261440562</text:p>
          </table:table-cell>
          <table:table-cell table:formula="of:=[.T93]" office:value-type="float" office:value="1.32071975149202" calcext:value-type="float">
            <text:p>1.320719751492</text:p>
          </table:table-cell>
          <table:table-cell table:formula="of:=[.A94]/SUM([.$A94:.$B94])" office:value-type="float" office:value="0.390234190887881" calcext:value-type="float">
            <text:p>0.3902341908879</text:p>
          </table:table-cell>
          <table:table-cell table:formula="of:=[.B94]/SUM([.$A94:.$B94])" office:value-type="float" office:value="0.609765809112119" calcext:value-type="float">
            <text:p>0.6097658091121</text:p>
          </table:table-cell>
          <table:table-cell table:formula="of:=([.C94]*[.C94])*SUM([.A94:.B94])" office:value-type="float" office:value="0.329836140443047" calcext:value-type="float">
            <text:p>0.329836140443</text:p>
          </table:table-cell>
          <table:table-cell table:formula="of:=2*[.C94]*[.D94]*SUM([.A94:.B94])" office:value-type="float" office:value="1.03078000722627" calcext:value-type="float">
            <text:p>1.0307800072263</text:p>
          </table:table-cell>
          <table:table-cell table:formula="of:=([.D94]*[.D94])*SUM([.A94:.B94])" office:value-type="float" office:value="0.80532974787889" calcext:value-type="float">
            <text:p>0.8053297478789</text:p>
          </table:table-cell>
          <table:table-cell table:number-columns-repeated="4"/>
          <table:table-cell table:formula="of:=([.C94]*[.$C$5])+([.D94]*[.$D$5])" office:value-type="float" office:value="1.37195714355839" calcext:value-type="float">
            <text:p>1.3719571435584</text:p>
          </table:table-cell>
          <table:table-cell table:formula="of:=([.C94]*[.$C$6])+([.D94]*[.$D$6])" office:value-type="float" office:value="1.23414051453273" calcext:value-type="float">
            <text:p>1.2341405145327</text:p>
          </table:table-cell>
          <table:table-cell table:formula="of:=([.C94]*[.L94])+([.D94]*[.M94])" office:value-type="float" office:value="1.28792127525145" calcext:value-type="float">
            <text:p>1.2879212752515</text:p>
          </table:table-cell>
          <table:table-cell table:formula="of:=[.$G$5]*[.L94]/[.N94]" office:value-type="float" office:value="2.34354830052727" calcext:value-type="float">
            <text:p>2.3435483005273</text:p>
          </table:table-cell>
          <table:table-cell table:formula="of:=[.$G$6]*[.M94]/[.N94]" office:value-type="float" office:value="2.10813283711142" calcext:value-type="float">
            <text:p>2.1081328371114</text:p>
          </table:table-cell>
          <table:table-cell table:formula="of:=1-([.A94]/[.$H$5])" office:value-type="float" office:value="-0.207465920080257" calcext:value-type="float">
            <text:p>-0.2074659200803</text:p>
          </table:table-cell>
          <table:table-cell table:formula="of:=1-([.B94]/[.$H$6])" office:value-type="float" office:value="-0.119254026688156" calcext:value-type="float">
            <text:p>-0.1192540266882</text:p>
          </table:table-cell>
          <table:table-cell table:formula="of:=[.A94]+([.O94]*[.A94]*[.Q94])" office:value-type="float" office:value="0.434271779631649" calcext:value-type="float">
            <text:p>0.4342717796316</text:p>
          </table:table-cell>
          <table:table-cell table:formula="of:=[.B94]+([.P94]*[.B94]*[.R94])" office:value-type="float" office:value="0.988686408473268" calcext:value-type="float">
            <text:p>0.988686408473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4]" office:value-type="float" office:value="0.434271779631649" calcext:value-type="float">
            <text:p>0.4342717796316</text:p>
          </table:table-cell>
          <table:table-cell table:formula="of:=[.T94]" office:value-type="float" office:value="0.988686408473268" calcext:value-type="float">
            <text:p>0.9886864084733</text:p>
          </table:table-cell>
          <table:table-cell table:formula="of:=[.A95]/SUM([.$A95:.$B95])" office:value-type="float" office:value="0.305189416851389" calcext:value-type="float">
            <text:p>0.3051894168514</text:p>
          </table:table-cell>
          <table:table-cell table:formula="of:=[.B95]/SUM([.$A95:.$B95])" office:value-type="float" office:value="0.694810583148611" calcext:value-type="float">
            <text:p>0.6948105831486</text:p>
          </table:table-cell>
          <table:table-cell table:formula="of:=([.C95]*[.C95])*SUM([.A95:.B95])" office:value-type="float" office:value="0.132535151180798" calcext:value-type="float">
            <text:p>0.1325351511808</text:p>
          </table:table-cell>
          <table:table-cell table:formula="of:=2*[.C95]*[.D95]*SUM([.A95:.B95])" office:value-type="float" office:value="0.603473256901702" calcext:value-type="float">
            <text:p>0.6034732569017</text:p>
          </table:table-cell>
          <table:table-cell table:formula="of:=([.D95]*[.D95])*SUM([.A95:.B95])" office:value-type="float" office:value="0.686949780022417" calcext:value-type="float">
            <text:p>0.6869497800224</text:p>
          </table:table-cell>
          <table:table-cell table:number-columns-repeated="4"/>
          <table:table-cell table:formula="of:=([.C95]*[.$C$5])+([.D95]*[.$D$5])" office:value-type="float" office:value="1.42383445572065" calcext:value-type="float">
            <text:p>1.4238344557207</text:p>
          </table:table-cell>
          <table:table-cell table:formula="of:=([.C95]*[.$C$6])+([.D95]*[.$D$6])" office:value-type="float" office:value="1.18311365011083" calcext:value-type="float">
            <text:p>1.1831136501108</text:p>
          </table:table-cell>
          <table:table-cell table:formula="of:=([.C95]*[.L95])+([.D95]*[.M95])" office:value-type="float" office:value="1.25657909239889" calcext:value-type="float">
            <text:p>1.2565790923989</text:p>
          </table:table-cell>
          <table:table-cell table:formula="of:=[.$G$5]*[.L95]/[.N95]" office:value-type="float" office:value="2.49282820439533" calcext:value-type="float">
            <text:p>2.4928282043953</text:p>
          </table:table-cell>
          <table:table-cell table:formula="of:=[.$G$6]*[.M95]/[.N95]" office:value-type="float" office:value="2.07137779546755" calcext:value-type="float">
            <text:p>2.0713777954676</text:p>
          </table:table-cell>
          <table:table-cell table:formula="of:=1-([.A95]/[.$H$5])" office:value-type="float" office:value="0.379611743383359" calcext:value-type="float">
            <text:p>0.3796117433834</text:p>
          </table:table-cell>
          <table:table-cell table:formula="of:=1-([.B95]/[.$H$6])" office:value-type="float" office:value="0.16213016231079" calcext:value-type="float">
            <text:p>0.1621301623108</text:p>
          </table:table-cell>
          <table:table-cell table:formula="of:=[.A95]+([.O95]*[.A95]*[.Q95])" office:value-type="float" office:value="0.845226144073218" calcext:value-type="float">
            <text:p>0.8452261440732</text:p>
          </table:table-cell>
          <table:table-cell table:formula="of:=[.B95]+([.P95]*[.B95]*[.R95])" office:value-type="float" office:value="1.32071975133316" calcext:value-type="float">
            <text:p>1.320719751333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5]" office:value-type="float" office:value="0.845226144073218" calcext:value-type="float">
            <text:p>0.8452261440732</text:p>
          </table:table-cell>
          <table:table-cell table:formula="of:=[.T95]" office:value-type="float" office:value="1.32071975133316" calcext:value-type="float">
            <text:p>1.3207197513332</text:p>
          </table:table-cell>
          <table:table-cell table:formula="of:=[.A96]/SUM([.$A96:.$B96])" office:value-type="float" office:value="0.3902341909213" calcext:value-type="float">
            <text:p>0.3902341909213</text:p>
          </table:table-cell>
          <table:table-cell table:formula="of:=[.B96]/SUM([.$A96:.$B96])" office:value-type="float" office:value="0.6097658090787" calcext:value-type="float">
            <text:p>0.6097658090787</text:p>
          </table:table-cell>
          <table:table-cell table:formula="of:=([.C96]*[.C96])*SUM([.A96:.B96])" office:value-type="float" office:value="0.329836140477942" calcext:value-type="float">
            <text:p>0.3298361404779</text:p>
          </table:table-cell>
          <table:table-cell table:formula="of:=2*[.C96]*[.D96]*SUM([.A96:.B96])" office:value-type="float" office:value="1.03078000719055" calcext:value-type="float">
            <text:p>1.0307800071906</text:p>
          </table:table-cell>
          <table:table-cell table:formula="of:=([.D96]*[.D96])*SUM([.A96:.B96])" office:value-type="float" office:value="0.805329747737884" calcext:value-type="float">
            <text:p>0.8053297477379</text:p>
          </table:table-cell>
          <table:table-cell table:number-columns-repeated="4"/>
          <table:table-cell table:formula="of:=([.C96]*[.$C$5])+([.D96]*[.$D$5])" office:value-type="float" office:value="1.37195714353801" calcext:value-type="float">
            <text:p>1.371957143538</text:p>
          </table:table-cell>
          <table:table-cell table:formula="of:=([.C96]*[.$C$6])+([.D96]*[.$D$6])" office:value-type="float" office:value="1.23414051455278" calcext:value-type="float">
            <text:p>1.2341405145528</text:p>
          </table:table-cell>
          <table:table-cell table:formula="of:=([.C96]*[.L96])+([.D96]*[.M96])" office:value-type="float" office:value="1.28792127526033" calcext:value-type="float">
            <text:p>1.2879212752603</text:p>
          </table:table-cell>
          <table:table-cell table:formula="of:=[.$G$5]*[.L96]/[.N96]" office:value-type="float" office:value="2.3435483004763" calcext:value-type="float">
            <text:p>2.3435483004763</text:p>
          </table:table-cell>
          <table:table-cell table:formula="of:=[.$G$6]*[.M96]/[.N96]" office:value-type="float" office:value="2.10813283713114" calcext:value-type="float">
            <text:p>2.1081328371311</text:p>
          </table:table-cell>
          <table:table-cell table:formula="of:=1-([.A96]/[.$H$5])" office:value-type="float" office:value="-0.207465920104597" calcext:value-type="float">
            <text:p>-0.2074659201046</text:p>
          </table:table-cell>
          <table:table-cell table:formula="of:=1-([.B96]/[.$H$6])" office:value-type="float" office:value="-0.119254026553525" calcext:value-type="float">
            <text:p>-0.1192540265535</text:p>
          </table:table-cell>
          <table:table-cell table:formula="of:=[.A96]+([.O96]*[.A96]*[.Q96])" office:value-type="float" office:value="0.434271779601128" calcext:value-type="float">
            <text:p>0.4342717796011</text:p>
          </table:table-cell>
          <table:table-cell table:formula="of:=[.B96]+([.P96]*[.B96]*[.R96])" office:value-type="float" office:value="0.988686408726083" calcext:value-type="float">
            <text:p>0.988686408726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6]" office:value-type="float" office:value="0.434271779601128" calcext:value-type="float">
            <text:p>0.4342717796011</text:p>
          </table:table-cell>
          <table:table-cell table:formula="of:=[.T96]" office:value-type="float" office:value="0.988686408726083" calcext:value-type="float">
            <text:p>0.9886864087261</text:p>
          </table:table-cell>
          <table:table-cell table:formula="of:=[.A97]/SUM([.$A97:.$B97])" office:value-type="float" office:value="0.305189416782264" calcext:value-type="float">
            <text:p>0.3051894167823</text:p>
          </table:table-cell>
          <table:table-cell table:formula="of:=[.B97]/SUM([.$A97:.$B97])" office:value-type="float" office:value="0.694810583217736" calcext:value-type="float">
            <text:p>0.6948105832177</text:p>
          </table:table-cell>
          <table:table-cell table:formula="of:=([.C97]*[.C97])*SUM([.A97:.B97])" office:value-type="float" office:value="0.132535151141464" calcext:value-type="float">
            <text:p>0.1325351511415</text:p>
          </table:table-cell>
          <table:table-cell table:formula="of:=2*[.C97]*[.D97]*SUM([.A97:.B97])" office:value-type="float" office:value="0.603473256919328" calcext:value-type="float">
            <text:p>0.6034732569193</text:p>
          </table:table-cell>
          <table:table-cell table:formula="of:=([.D97]*[.D97])*SUM([.A97:.B97])" office:value-type="float" office:value="0.686949780266419" calcext:value-type="float">
            <text:p>0.6869497802664</text:p>
          </table:table-cell>
          <table:table-cell table:number-columns-repeated="4"/>
          <table:table-cell table:formula="of:=([.C97]*[.$C$5])+([.D97]*[.$D$5])" office:value-type="float" office:value="1.42383445576282" calcext:value-type="float">
            <text:p>1.4238344557628</text:p>
          </table:table-cell>
          <table:table-cell table:formula="of:=([.C97]*[.$C$6])+([.D97]*[.$D$6])" office:value-type="float" office:value="1.18311365006936" calcext:value-type="float">
            <text:p>1.1831136500694</text:p>
          </table:table-cell>
          <table:table-cell table:formula="of:=([.C97]*[.L97])+([.D97]*[.M97])" office:value-type="float" office:value="1.2565790923663" calcext:value-type="float">
            <text:p>1.2565790923663</text:p>
          </table:table-cell>
          <table:table-cell table:formula="of:=[.$G$5]*[.L97]/[.N97]" office:value-type="float" office:value="2.4928282045338" calcext:value-type="float">
            <text:p>2.4928282045338</text:p>
          </table:table-cell>
          <table:table-cell table:formula="of:=[.$G$6]*[.M97]/[.N97]" office:value-type="float" office:value="2.07137779544866" calcext:value-type="float">
            <text:p>2.0713777954487</text:p>
          </table:table-cell>
          <table:table-cell table:formula="of:=1-([.A97]/[.$H$5])" office:value-type="float" office:value="0.37961174342696" calcext:value-type="float">
            <text:p>0.379611743427</text:p>
          </table:table-cell>
          <table:table-cell table:formula="of:=1-([.B97]/[.$H$6])" office:value-type="float" office:value="0.16213016209654" calcext:value-type="float">
            <text:p>0.1621301620965</text:p>
          </table:table-cell>
          <table:table-cell table:formula="of:=[.A97]+([.O97]*[.A97]*[.Q97])" office:value-type="float" office:value="0.845226144083844" calcext:value-type="float">
            <text:p>0.8452261440838</text:p>
          </table:table-cell>
          <table:table-cell table:formula="of:=[.B97]+([.P97]*[.B97]*[.R97])" office:value-type="float" office:value="1.32071975122908" calcext:value-type="float">
            <text:p>1.320719751229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7]" office:value-type="float" office:value="0.845226144083844" calcext:value-type="float">
            <text:p>0.8452261440838</text:p>
          </table:table-cell>
          <table:table-cell table:formula="of:=[.T97]" office:value-type="float" office:value="1.32071975122908" calcext:value-type="float">
            <text:p>1.3207197512291</text:p>
          </table:table-cell>
          <table:table-cell table:formula="of:=[.A98]/SUM([.$A98:.$B98])" office:value-type="float" office:value="0.390234190943044" calcext:value-type="float">
            <text:p>0.390234190943</text:p>
          </table:table-cell>
          <table:table-cell table:formula="of:=[.B98]/SUM([.$A98:.$B98])" office:value-type="float" office:value="0.609765809056956" calcext:value-type="float">
            <text:p>0.609765809057</text:p>
          </table:table-cell>
          <table:table-cell table:formula="of:=([.C98]*[.C98])*SUM([.A98:.B98])" office:value-type="float" office:value="0.329836140500467" calcext:value-type="float">
            <text:p>0.3298361405005</text:p>
          </table:table-cell>
          <table:table-cell table:formula="of:=2*[.C98]*[.D98]*SUM([.A98:.B98])" office:value-type="float" office:value="1.03078000716675" calcext:value-type="float">
            <text:p>1.0307800071668</text:p>
          </table:table-cell>
          <table:table-cell table:formula="of:=([.D98]*[.D98])*SUM([.A98:.B98])" office:value-type="float" office:value="0.8053297476457" calcext:value-type="float">
            <text:p>0.8053297476457</text:p>
          </table:table-cell>
          <table:table-cell table:number-columns-repeated="4"/>
          <table:table-cell table:formula="of:=([.C98]*[.$C$5])+([.D98]*[.$D$5])" office:value-type="float" office:value="1.37195714352474" calcext:value-type="float">
            <text:p>1.3719571435248</text:p>
          </table:table-cell>
          <table:table-cell table:formula="of:=([.C98]*[.$C$6])+([.D98]*[.$D$6])" office:value-type="float" office:value="1.23414051456583" calcext:value-type="float">
            <text:p>1.2341405145658</text:p>
          </table:table-cell>
          <table:table-cell table:formula="of:=([.C98]*[.L98])+([.D98]*[.M98])" office:value-type="float" office:value="1.28792127526611" calcext:value-type="float">
            <text:p>1.2879212752661</text:p>
          </table:table-cell>
          <table:table-cell table:formula="of:=[.$G$5]*[.L98]/[.N98]" office:value-type="float" office:value="2.34354830044313" calcext:value-type="float">
            <text:p>2.3435483004431</text:p>
          </table:table-cell>
          <table:table-cell table:formula="of:=[.$G$6]*[.M98]/[.N98]" office:value-type="float" office:value="2.10813283714397" calcext:value-type="float">
            <text:p>2.108132837144</text:p>
          </table:table-cell>
          <table:table-cell table:formula="of:=1-([.A98]/[.$H$5])" office:value-type="float" office:value="-0.207465920119778" calcext:value-type="float">
            <text:p>-0.2074659201198</text:p>
          </table:table-cell>
          <table:table-cell table:formula="of:=1-([.B98]/[.$H$6])" office:value-type="float" office:value="-0.11925402646532" calcext:value-type="float">
            <text:p>-0.1192540264653</text:p>
          </table:table-cell>
          <table:table-cell table:formula="of:=[.A98]+([.O98]*[.A98]*[.Q98])" office:value-type="float" office:value="0.434271779582334" calcext:value-type="float">
            <text:p>0.4342717795823</text:p>
          </table:table-cell>
          <table:table-cell table:formula="of:=[.B98]+([.P98]*[.B98]*[.R98])" office:value-type="float" office:value="0.988686408891732" calcext:value-type="float">
            <text:p>0.988686408891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8]" office:value-type="float" office:value="0.434271779582334" calcext:value-type="float">
            <text:p>0.4342717795823</text:p>
          </table:table-cell>
          <table:table-cell table:formula="of:=[.T98]" office:value-type="float" office:value="0.988686408891732" calcext:value-type="float">
            <text:p>0.9886864088917</text:p>
          </table:table-cell>
          <table:table-cell table:formula="of:=[.A99]/SUM([.$A99:.$B99])" office:value-type="float" office:value="0.305189416737559" calcext:value-type="float">
            <text:p>0.3051894167376</text:p>
          </table:table-cell>
          <table:table-cell table:formula="of:=[.B99]/SUM([.$A99:.$B99])" office:value-type="float" office:value="0.694810583262441" calcext:value-type="float">
            <text:p>0.6948105832624</text:p>
          </table:table-cell>
          <table:table-cell table:formula="of:=([.C99]*[.C99])*SUM([.A99:.B99])" office:value-type="float" office:value="0.132535151116314" calcext:value-type="float">
            <text:p>0.1325351511163</text:p>
          </table:table-cell>
          <table:table-cell table:formula="of:=2*[.C99]*[.D99]*SUM([.A99:.B99])" office:value-type="float" office:value="0.603473256932039" calcext:value-type="float">
            <text:p>0.603473256932</text:p>
          </table:table-cell>
          <table:table-cell table:formula="of:=([.D99]*[.D99])*SUM([.A99:.B99])" office:value-type="float" office:value="0.686949780425712" calcext:value-type="float">
            <text:p>0.6869497804257</text:p>
          </table:table-cell>
          <table:table-cell table:number-columns-repeated="4"/>
          <table:table-cell table:formula="of:=([.C99]*[.$C$5])+([.D99]*[.$D$5])" office:value-type="float" office:value="1.42383445579009" calcext:value-type="float">
            <text:p>1.4238344557901</text:p>
          </table:table-cell>
          <table:table-cell table:formula="of:=([.C99]*[.$C$6])+([.D99]*[.$D$6])" office:value-type="float" office:value="1.18311365004254" calcext:value-type="float">
            <text:p>1.1831136500425</text:p>
          </table:table-cell>
          <table:table-cell table:formula="of:=([.C99]*[.L99])+([.D99]*[.M99])" office:value-type="float" office:value="1.25657909234523" calcext:value-type="float">
            <text:p>1.2565790923452</text:p>
          </table:table-cell>
          <table:table-cell table:formula="of:=[.$G$5]*[.L99]/[.N99]" office:value-type="float" office:value="2.49282820462335" calcext:value-type="float">
            <text:p>2.4928282046234</text:p>
          </table:table-cell>
          <table:table-cell table:formula="of:=[.$G$6]*[.M99]/[.N99]" office:value-type="float" office:value="2.07137779543644" calcext:value-type="float">
            <text:p>2.0713777954364</text:p>
          </table:table-cell>
          <table:table-cell table:formula="of:=1-([.A99]/[.$H$5])" office:value-type="float" office:value="0.379611743453809" calcext:value-type="float">
            <text:p>0.3796117434538</text:p>
          </table:table-cell>
          <table:table-cell table:formula="of:=1-([.B99]/[.$H$6])" office:value-type="float" office:value="0.16213016195616" calcext:value-type="float">
            <text:p>0.1621301619562</text:p>
          </table:table-cell>
          <table:table-cell table:formula="of:=[.A99]+([.O99]*[.A99]*[.Q99])" office:value-type="float" office:value="0.845226144091094" calcext:value-type="float">
            <text:p>0.8452261440911</text:p>
          </table:table-cell>
          <table:table-cell table:formula="of:=[.B99]+([.P99]*[.B99]*[.R99])" office:value-type="float" office:value="1.32071975116091" calcext:value-type="float">
            <text:p>1.320719751160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99]" office:value-type="float" office:value="0.845226144091094" calcext:value-type="float">
            <text:p>0.8452261440911</text:p>
          </table:table-cell>
          <table:table-cell table:formula="of:=[.T99]" office:value-type="float" office:value="1.32071975116091" calcext:value-type="float">
            <text:p>1.3207197511609</text:p>
          </table:table-cell>
          <table:table-cell table:formula="of:=[.A100]/SUM([.$A100:.$B100])" office:value-type="float" office:value="0.390234190957367" calcext:value-type="float">
            <text:p>0.3902341909574</text:p>
          </table:table-cell>
          <table:table-cell table:formula="of:=[.B100]/SUM([.$A100:.$B100])" office:value-type="float" office:value="0.609765809042633" calcext:value-type="float">
            <text:p>0.6097658090426</text:p>
          </table:table-cell>
          <table:table-cell table:formula="of:=([.C100]*[.C100])*SUM([.A100:.B100])" office:value-type="float" office:value="0.329836140515403" calcext:value-type="float">
            <text:p>0.3298361405154</text:p>
          </table:table-cell>
          <table:table-cell table:formula="of:=2*[.C100]*[.D100]*SUM([.A100:.B100])" office:value-type="float" office:value="1.03078000715138" calcext:value-type="float">
            <text:p>1.0307800071514</text:p>
          </table:table-cell>
          <table:table-cell table:formula="of:=([.D100]*[.D100])*SUM([.A100:.B100])" office:value-type="float" office:value="0.805329747585216" calcext:value-type="float">
            <text:p>0.8053297475852</text:p>
          </table:table-cell>
          <table:table-cell table:number-columns-repeated="4"/>
          <table:table-cell table:formula="of:=([.C100]*[.$C$5])+([.D100]*[.$D$5])" office:value-type="float" office:value="1.37195714351601" calcext:value-type="float">
            <text:p>1.371957143516</text:p>
          </table:table-cell>
          <table:table-cell table:formula="of:=([.C100]*[.$C$6])+([.D100]*[.$D$6])" office:value-type="float" office:value="1.23414051457442" calcext:value-type="float">
            <text:p>1.2341405145744</text:p>
          </table:table-cell>
          <table:table-cell table:formula="of:=([.C100]*[.L100])+([.D100]*[.M100])" office:value-type="float" office:value="1.28792127526991" calcext:value-type="float">
            <text:p>1.2879212752699</text:p>
          </table:table-cell>
          <table:table-cell table:formula="of:=[.$G$5]*[.L100]/[.N100]" office:value-type="float" office:value="2.34354830042128" calcext:value-type="float">
            <text:p>2.3435483004213</text:p>
          </table:table-cell>
          <table:table-cell table:formula="of:=[.$G$6]*[.M100]/[.N100]" office:value-type="float" office:value="2.10813283715242" calcext:value-type="float">
            <text:p>2.1081328371524</text:p>
          </table:table-cell>
          <table:table-cell table:formula="of:=1-([.A100]/[.$H$5])" office:value-type="float" office:value="-0.207465920130135" calcext:value-type="float">
            <text:p>-0.2074659201301</text:p>
          </table:table-cell>
          <table:table-cell table:formula="of:=1-([.B100]/[.$H$6])" office:value-type="float" office:value="-0.119254026407548" calcext:value-type="float">
            <text:p>-0.1192540264075</text:p>
          </table:table-cell>
          <table:table-cell table:formula="of:=[.A100]+([.O100]*[.A100]*[.Q100])" office:value-type="float" office:value="0.434271779569375" calcext:value-type="float">
            <text:p>0.4342717795694</text:p>
          </table:table-cell>
          <table:table-cell table:formula="of:=[.B100]+([.P100]*[.B100]*[.R100])" office:value-type="float" office:value="0.988686409000219" calcext:value-type="float">
            <text:p>0.9886864090002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0]" office:value-type="float" office:value="0.434271779569375" calcext:value-type="float">
            <text:p>0.4342717795694</text:p>
          </table:table-cell>
          <table:table-cell table:formula="of:=[.T100]" office:value-type="float" office:value="0.988686409000219" calcext:value-type="float">
            <text:p>0.9886864090002</text:p>
          </table:table-cell>
          <table:table-cell table:formula="of:=[.A101]/SUM([.$A101:.$B101])" office:value-type="float" office:value="0.305189416707964" calcext:value-type="float">
            <text:p>0.305189416708</text:p>
          </table:table-cell>
          <table:table-cell table:formula="of:=[.B101]/SUM([.$A101:.$B101])" office:value-type="float" office:value="0.694810583292036" calcext:value-type="float">
            <text:p>0.694810583292</text:p>
          </table:table-cell>
          <table:table-cell table:formula="of:=([.C101]*[.C101])*SUM([.A101:.B101])" office:value-type="float" office:value="0.132535151099507" calcext:value-type="float">
            <text:p>0.1325351510995</text:p>
          </table:table-cell>
          <table:table-cell table:formula="of:=2*[.C101]*[.D101]*SUM([.A101:.B101])" office:value-type="float" office:value="0.603473256939736" calcext:value-type="float">
            <text:p>0.6034732569397</text:p>
          </table:table-cell>
          <table:table-cell table:formula="of:=([.D101]*[.D101])*SUM([.A101:.B101])" office:value-type="float" office:value="0.686949780530351" calcext:value-type="float">
            <text:p>0.6869497805304</text:p>
          </table:table-cell>
          <table:table-cell table:number-columns-repeated="4"/>
          <table:table-cell table:formula="of:=([.C101]*[.$C$5])+([.D101]*[.$D$5])" office:value-type="float" office:value="1.42383445580814" calcext:value-type="float">
            <text:p>1.4238344558082</text:p>
          </table:table-cell>
          <table:table-cell table:formula="of:=([.C101]*[.$C$6])+([.D101]*[.$D$6])" office:value-type="float" office:value="1.18311365002478" calcext:value-type="float">
            <text:p>1.1831136500248</text:p>
          </table:table-cell>
          <table:table-cell table:formula="of:=([.C101]*[.L101])+([.D101]*[.M101])" office:value-type="float" office:value="1.25657909233127" calcext:value-type="float">
            <text:p>1.2565790923313</text:p>
          </table:table-cell>
          <table:table-cell table:formula="of:=[.$G$5]*[.L101]/[.N101]" office:value-type="float" office:value="2.49282820468264" calcext:value-type="float">
            <text:p>2.4928282046827</text:p>
          </table:table-cell>
          <table:table-cell table:formula="of:=[.$G$6]*[.M101]/[.N101]" office:value-type="float" office:value="2.07137779542835" calcext:value-type="float">
            <text:p>2.0713777954284</text:p>
          </table:table-cell>
          <table:table-cell table:formula="of:=1-([.A101]/[.$H$5])" office:value-type="float" office:value="0.379611743472322" calcext:value-type="float">
            <text:p>0.3796117434723</text:p>
          </table:table-cell>
          <table:table-cell table:formula="of:=1-([.B101]/[.$H$6])" office:value-type="float" office:value="0.162130161864221" calcext:value-type="float">
            <text:p>0.1621301618642</text:p>
          </table:table-cell>
          <table:table-cell table:formula="of:=[.A101]+([.O101]*[.A101]*[.Q101])" office:value-type="float" office:value="0.845226144095687" calcext:value-type="float">
            <text:p>0.8452261440957</text:p>
          </table:table-cell>
          <table:table-cell table:formula="of:=[.B101]+([.P101]*[.B101]*[.R101])" office:value-type="float" office:value="1.32071975111625" calcext:value-type="float">
            <text:p>1.320719751116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1]" office:value-type="float" office:value="0.845226144095687" calcext:value-type="float">
            <text:p>0.8452261440957</text:p>
          </table:table-cell>
          <table:table-cell table:formula="of:=[.T101]" office:value-type="float" office:value="1.32071975111625" calcext:value-type="float">
            <text:p>1.3207197511163</text:p>
          </table:table-cell>
          <table:table-cell table:formula="of:=[.A102]/SUM([.$A102:.$B102])" office:value-type="float" office:value="0.390234190966706" calcext:value-type="float">
            <text:p>0.3902341909667</text:p>
          </table:table-cell>
          <table:table-cell table:formula="of:=[.B102]/SUM([.$A102:.$B102])" office:value-type="float" office:value="0.609765809033294" calcext:value-type="float">
            <text:p>0.6097658090333</text:p>
          </table:table-cell>
          <table:table-cell table:formula="of:=([.C102]*[.C102])*SUM([.A102:.B102])" office:value-type="float" office:value="0.329836140525089" calcext:value-type="float">
            <text:p>0.3298361405251</text:p>
          </table:table-cell>
          <table:table-cell table:formula="of:=2*[.C102]*[.D102]*SUM([.A102:.B102])" office:value-type="float" office:value="1.0307800071412" calcext:value-type="float">
            <text:p>1.0307800071412</text:p>
          </table:table-cell>
          <table:table-cell table:formula="of:=([.D102]*[.D102])*SUM([.A102:.B102])" office:value-type="float" office:value="0.805329747545649" calcext:value-type="float">
            <text:p>0.8053297475456</text:p>
          </table:table-cell>
          <table:table-cell table:number-columns-repeated="4"/>
          <table:table-cell table:formula="of:=([.C102]*[.$C$5])+([.D102]*[.$D$5])" office:value-type="float" office:value="1.37195714351031" calcext:value-type="float">
            <text:p>1.3719571435103</text:p>
          </table:table-cell>
          <table:table-cell table:formula="of:=([.C102]*[.$C$6])+([.D102]*[.$D$6])" office:value-type="float" office:value="1.23414051458002" calcext:value-type="float">
            <text:p>1.23414051458</text:p>
          </table:table-cell>
          <table:table-cell table:formula="of:=([.C102]*[.L102])+([.D102]*[.M102])" office:value-type="float" office:value="1.28792127527239" calcext:value-type="float">
            <text:p>1.2879212752724</text:p>
          </table:table-cell>
          <table:table-cell table:formula="of:=[.$G$5]*[.L102]/[.N102]" office:value-type="float" office:value="2.34354830040704" calcext:value-type="float">
            <text:p>2.343548300407</text:p>
          </table:table-cell>
          <table:table-cell table:formula="of:=[.$G$6]*[.M102]/[.N102]" office:value-type="float" office:value="2.10813283715793" calcext:value-type="float">
            <text:p>2.1081328371579</text:p>
          </table:table-cell>
          <table:table-cell table:formula="of:=1-([.A102]/[.$H$5])" office:value-type="float" office:value="-0.207465920136696" calcext:value-type="float">
            <text:p>-0.2074659201367</text:p>
          </table:table-cell>
          <table:table-cell table:formula="of:=1-([.B102]/[.$H$6])" office:value-type="float" office:value="-0.1192540263697" calcext:value-type="float">
            <text:p>-0.1192540263697</text:p>
          </table:table-cell>
          <table:table-cell table:formula="of:=[.A102]+([.O102]*[.A102]*[.Q102])" office:value-type="float" office:value="0.434271779561236" calcext:value-type="float">
            <text:p>0.4342717795612</text:p>
          </table:table-cell>
          <table:table-cell table:formula="of:=[.B102]+([.P102]*[.B102]*[.R102])" office:value-type="float" office:value="0.988686409071296" calcext:value-type="float">
            <text:p>0.988686409071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2]" office:value-type="float" office:value="0.434271779561236" calcext:value-type="float">
            <text:p>0.4342717795612</text:p>
          </table:table-cell>
          <table:table-cell table:formula="of:=[.T102]" office:value-type="float" office:value="0.988686409071296" calcext:value-type="float">
            <text:p>0.9886864090713</text:p>
          </table:table-cell>
          <table:table-cell table:formula="of:=[.A103]/SUM([.$A103:.$B103])" office:value-type="float" office:value="0.305189416688745" calcext:value-type="float">
            <text:p>0.3051894166887</text:p>
          </table:table-cell>
          <table:table-cell table:formula="of:=[.B103]/SUM([.$A103:.$B103])" office:value-type="float" office:value="0.694810583311255" calcext:value-type="float">
            <text:p>0.6948105833113</text:p>
          </table:table-cell>
          <table:table-cell table:formula="of:=([.C103]*[.C103])*SUM([.A103:.B103])" office:value-type="float" office:value="0.132535151088677" calcext:value-type="float">
            <text:p>0.1325351510887</text:p>
          </table:table-cell>
          <table:table-cell table:formula="of:=2*[.C103]*[.D103]*SUM([.A103:.B103])" office:value-type="float" office:value="0.603473256945119" calcext:value-type="float">
            <text:p>0.6034732569451</text:p>
          </table:table-cell>
          <table:table-cell table:formula="of:=([.D103]*[.D103])*SUM([.A103:.B103])" office:value-type="float" office:value="0.686949780598737" calcext:value-type="float">
            <text:p>0.6869497805987</text:p>
          </table:table-cell>
          <table:table-cell table:number-columns-repeated="4"/>
          <table:table-cell table:formula="of:=([.C103]*[.$C$5])+([.D103]*[.$D$5])" office:value-type="float" office:value="1.42383445581987" calcext:value-type="float">
            <text:p>1.4238344558199</text:p>
          </table:table-cell>
          <table:table-cell table:formula="of:=([.C103]*[.$C$6])+([.D103]*[.$D$6])" office:value-type="float" office:value="1.18311365001325" calcext:value-type="float">
            <text:p>1.1831136500133</text:p>
          </table:table-cell>
          <table:table-cell table:formula="of:=([.C103]*[.L103])+([.D103]*[.M103])" office:value-type="float" office:value="1.25657909232221" calcext:value-type="float">
            <text:p>1.2565790923222</text:p>
          </table:table-cell>
          <table:table-cell table:formula="of:=[.$G$5]*[.L103]/[.N103]" office:value-type="float" office:value="2.49282820472114" calcext:value-type="float">
            <text:p>2.4928282047211</text:p>
          </table:table-cell>
          <table:table-cell table:formula="of:=[.$G$6]*[.M103]/[.N103]" office:value-type="float" office:value="2.0713777954231" calcext:value-type="float">
            <text:p>2.0713777954231</text:p>
          </table:table-cell>
          <table:table-cell table:formula="of:=1-([.A103]/[.$H$5])" office:value-type="float" office:value="0.379611743483948" calcext:value-type="float">
            <text:p>0.3796117434839</text:p>
          </table:table-cell>
          <table:table-cell table:formula="of:=1-([.B103]/[.$H$6])" office:value-type="float" office:value="0.162130161803986" calcext:value-type="float">
            <text:p>0.162130161804</text:p>
          </table:table-cell>
          <table:table-cell table:formula="of:=[.A103]+([.O103]*[.A103]*[.Q103])" office:value-type="float" office:value="0.84522614409878" calcext:value-type="float">
            <text:p>0.8452261440988</text:p>
          </table:table-cell>
          <table:table-cell table:formula="of:=[.B103]+([.P103]*[.B103]*[.R103])" office:value-type="float" office:value="1.32071975108699" calcext:value-type="float">
            <text:p>1.320719751087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3]" office:value-type="float" office:value="0.84522614409878" calcext:value-type="float">
            <text:p>0.8452261440988</text:p>
          </table:table-cell>
          <table:table-cell table:formula="of:=[.T103]" office:value-type="float" office:value="1.32071975108699" calcext:value-type="float">
            <text:p>1.320719751087</text:p>
          </table:table-cell>
          <table:table-cell table:formula="of:=[.A104]/SUM([.$A104:.$B104])" office:value-type="float" office:value="0.390234190972847" calcext:value-type="float">
            <text:p>0.3902341909728</text:p>
          </table:table-cell>
          <table:table-cell table:formula="of:=[.B104]/SUM([.$A104:.$B104])" office:value-type="float" office:value="0.609765809027153" calcext:value-type="float">
            <text:p>0.6097658090272</text:p>
          </table:table-cell>
          <table:table-cell table:formula="of:=([.C104]*[.C104])*SUM([.A104:.B104])" office:value-type="float" office:value="0.329836140531487" calcext:value-type="float">
            <text:p>0.3298361405315</text:p>
          </table:table-cell>
          <table:table-cell table:formula="of:=2*[.C104]*[.D104]*SUM([.A104:.B104])" office:value-type="float" office:value="1.03078000713459" calcext:value-type="float">
            <text:p>1.0307800071346</text:p>
          </table:table-cell>
          <table:table-cell table:formula="of:=([.D104]*[.D104])*SUM([.A104:.B104])" office:value-type="float" office:value="0.8053297475197" calcext:value-type="float">
            <text:p>0.8053297475197</text:p>
          </table:table-cell>
          <table:table-cell table:number-columns-repeated="4"/>
          <table:table-cell table:formula="of:=([.C104]*[.$C$5])+([.D104]*[.$D$5])" office:value-type="float" office:value="1.37195714350656" calcext:value-type="float">
            <text:p>1.3719571435066</text:p>
          </table:table-cell>
          <table:table-cell table:formula="of:=([.C104]*[.$C$6])+([.D104]*[.$D$6])" office:value-type="float" office:value="1.23414051458371" calcext:value-type="float">
            <text:p>1.2341405145837</text:p>
          </table:table-cell>
          <table:table-cell table:formula="of:=([.C104]*[.L104])+([.D104]*[.M104])" office:value-type="float" office:value="1.28792127527402" calcext:value-type="float">
            <text:p>1.287921275274</text:p>
          </table:table-cell>
          <table:table-cell table:formula="of:=[.$G$5]*[.L104]/[.N104]" office:value-type="float" office:value="2.34354830039767" calcext:value-type="float">
            <text:p>2.3435483003977</text:p>
          </table:table-cell>
          <table:table-cell table:formula="of:=[.$G$6]*[.M104]/[.N104]" office:value-type="float" office:value="2.10813283716156" calcext:value-type="float">
            <text:p>2.1081328371616</text:p>
          </table:table-cell>
          <table:table-cell table:formula="of:=1-([.A104]/[.$H$5])" office:value-type="float" office:value="-0.207465920141114" calcext:value-type="float">
            <text:p>-0.2074659201411</text:p>
          </table:table-cell>
          <table:table-cell table:formula="of:=1-([.B104]/[.$H$6])" office:value-type="float" office:value="-0.11925402634491" calcext:value-type="float">
            <text:p>-0.1192540263449</text:p>
          </table:table-cell>
          <table:table-cell table:formula="of:=[.A104]+([.O104]*[.A104]*[.Q104])" office:value-type="float" office:value="0.434271779555716" calcext:value-type="float">
            <text:p>0.4342717795557</text:p>
          </table:table-cell>
          <table:table-cell table:formula="of:=[.B104]+([.P104]*[.B104]*[.R104])" office:value-type="float" office:value="0.988686409117849" calcext:value-type="float">
            <text:p>0.9886864091179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4]" office:value-type="float" office:value="0.434271779555716" calcext:value-type="float">
            <text:p>0.4342717795557</text:p>
          </table:table-cell>
          <table:table-cell table:formula="of:=[.T104]" office:value-type="float" office:value="0.988686409117849" calcext:value-type="float">
            <text:p>0.9886864091179</text:p>
          </table:table-cell>
          <table:table-cell table:formula="of:=[.A105]/SUM([.$A105:.$B105])" office:value-type="float" office:value="0.305189416676065" calcext:value-type="float">
            <text:p>0.3051894166761</text:p>
          </table:table-cell>
          <table:table-cell table:formula="of:=[.B105]/SUM([.$A105:.$B105])" office:value-type="float" office:value="0.694810583323935" calcext:value-type="float">
            <text:p>0.6948105833239</text:p>
          </table:table-cell>
          <table:table-cell table:formula="of:=([.C105]*[.C105])*SUM([.A105:.B105])" office:value-type="float" office:value="0.132535151081486" calcext:value-type="float">
            <text:p>0.1325351510815</text:p>
          </table:table-cell>
          <table:table-cell table:formula="of:=2*[.C105]*[.D105]*SUM([.A105:.B105])" office:value-type="float" office:value="0.60347325694846" calcext:value-type="float">
            <text:p>0.6034732569485</text:p>
          </table:table-cell>
          <table:table-cell table:formula="of:=([.D105]*[.D105])*SUM([.A105:.B105])" office:value-type="float" office:value="0.686949780643619" calcext:value-type="float">
            <text:p>0.6869497806436</text:p>
          </table:table-cell>
          <table:table-cell table:number-columns-repeated="4"/>
          <table:table-cell table:formula="of:=([.C105]*[.$C$5])+([.D105]*[.$D$5])" office:value-type="float" office:value="1.4238344558276" calcext:value-type="float">
            <text:p>1.4238344558276</text:p>
          </table:table-cell>
          <table:table-cell table:formula="of:=([.C105]*[.$C$6])+([.D105]*[.$D$6])" office:value-type="float" office:value="1.18311365000564" calcext:value-type="float">
            <text:p>1.1831136500056</text:p>
          </table:table-cell>
          <table:table-cell table:formula="of:=([.C105]*[.L105])+([.D105]*[.M105])" office:value-type="float" office:value="1.25657909231624" calcext:value-type="float">
            <text:p>1.2565790923162</text:p>
          </table:table-cell>
          <table:table-cell table:formula="of:=[.$G$5]*[.L105]/[.N105]" office:value-type="float" office:value="2.49282820474654" calcext:value-type="float">
            <text:p>2.4928282047466</text:p>
          </table:table-cell>
          <table:table-cell table:formula="of:=[.$G$6]*[.M105]/[.N105]" office:value-type="float" office:value="2.07137779541963" calcext:value-type="float">
            <text:p>2.0713777954196</text:p>
          </table:table-cell>
          <table:table-cell table:formula="of:=1-([.A105]/[.$H$5])" office:value-type="float" office:value="0.379611743491835" calcext:value-type="float">
            <text:p>0.3796117434918</text:p>
          </table:table-cell>
          <table:table-cell table:formula="of:=1-([.B105]/[.$H$6])" office:value-type="float" office:value="0.162130161764534" calcext:value-type="float">
            <text:p>0.1621301617645</text:p>
          </table:table-cell>
          <table:table-cell table:formula="of:=[.A105]+([.O105]*[.A105]*[.Q105])" office:value-type="float" office:value="0.84522614410076" calcext:value-type="float">
            <text:p>0.8452261441008</text:p>
          </table:table-cell>
          <table:table-cell table:formula="of:=[.B105]+([.P105]*[.B105]*[.R105])" office:value-type="float" office:value="1.32071975106783" calcext:value-type="float">
            <text:p>1.3207197510678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5]" office:value-type="float" office:value="0.84522614410076" calcext:value-type="float">
            <text:p>0.8452261441008</text:p>
          </table:table-cell>
          <table:table-cell table:formula="of:=[.T105]" office:value-type="float" office:value="1.32071975106783" calcext:value-type="float">
            <text:p>1.3207197510678</text:p>
          </table:table-cell>
          <table:table-cell table:formula="of:=[.A106]/SUM([.$A106:.$B106])" office:value-type="float" office:value="0.390234190976857" calcext:value-type="float">
            <text:p>0.3902341909769</text:p>
          </table:table-cell>
          <table:table-cell table:formula="of:=[.B106]/SUM([.$A106:.$B106])" office:value-type="float" office:value="0.609765809023142" calcext:value-type="float">
            <text:p>0.6097658090231</text:p>
          </table:table-cell>
          <table:table-cell table:formula="of:=([.C106]*[.C106])*SUM([.A106:.B106])" office:value-type="float" office:value="0.329836140535649" calcext:value-type="float">
            <text:p>0.3298361405356</text:p>
          </table:table-cell>
          <table:table-cell table:formula="of:=2*[.C106]*[.D106]*SUM([.A106:.B106])" office:value-type="float" office:value="1.03078000713022" calcext:value-type="float">
            <text:p>1.0307800071302</text:p>
          </table:table-cell>
          <table:table-cell table:formula="of:=([.D106]*[.D106])*SUM([.A106:.B106])" office:value-type="float" office:value="0.805329747502719" calcext:value-type="float">
            <text:p>0.8053297475027</text:p>
          </table:table-cell>
          <table:table-cell table:number-columns-repeated="4"/>
          <table:table-cell table:formula="of:=([.C106]*[.$C$5])+([.D106]*[.$D$5])" office:value-type="float" office:value="1.37195714350412" calcext:value-type="float">
            <text:p>1.3719571435041</text:p>
          </table:table-cell>
          <table:table-cell table:formula="of:=([.C106]*[.$C$6])+([.D106]*[.$D$6])" office:value-type="float" office:value="1.23414051458611" calcext:value-type="float">
            <text:p>1.2341405145861</text:p>
          </table:table-cell>
          <table:table-cell table:formula="of:=([.C106]*[.L106])+([.D106]*[.M106])" office:value-type="float" office:value="1.28792127527509" calcext:value-type="float">
            <text:p>1.2879212752751</text:p>
          </table:table-cell>
          <table:table-cell table:formula="of:=[.$G$5]*[.L106]/[.N106]" office:value-type="float" office:value="2.34354830039155" calcext:value-type="float">
            <text:p>2.3435483003916</text:p>
          </table:table-cell>
          <table:table-cell table:formula="of:=[.$G$6]*[.M106]/[.N106]" office:value-type="float" office:value="2.10813283716392" calcext:value-type="float">
            <text:p>2.1081328371639</text:p>
          </table:table-cell>
          <table:table-cell table:formula="of:=1-([.A106]/[.$H$5])" office:value-type="float" office:value="-0.207465920143943" calcext:value-type="float">
            <text:p>-0.2074659201439</text:p>
          </table:table-cell>
          <table:table-cell table:formula="of:=1-([.B106]/[.$H$6])" office:value-type="float" office:value="-0.11925402632867" calcext:value-type="float">
            <text:p>-0.1192540263287</text:p>
          </table:table-cell>
          <table:table-cell table:formula="of:=[.A106]+([.O106]*[.A106]*[.Q106])" office:value-type="float" office:value="0.434271779552201" calcext:value-type="float">
            <text:p>0.4342717795522</text:p>
          </table:table-cell>
          <table:table-cell table:formula="of:=[.B106]+([.P106]*[.B106]*[.R106])" office:value-type="float" office:value="0.988686409148348" calcext:value-type="float">
            <text:p>0.988686409148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6]" office:value-type="float" office:value="0.434271779552201" calcext:value-type="float">
            <text:p>0.4342717795522</text:p>
          </table:table-cell>
          <table:table-cell table:formula="of:=[.T106]" office:value-type="float" office:value="0.988686409148348" calcext:value-type="float">
            <text:p>0.9886864091483</text:p>
          </table:table-cell>
          <table:table-cell table:formula="of:=[.A107]/SUM([.$A107:.$B107])" office:value-type="float" office:value="0.305189416667808" calcext:value-type="float">
            <text:p>0.3051894166678</text:p>
          </table:table-cell>
          <table:table-cell table:formula="of:=[.B107]/SUM([.$A107:.$B107])" office:value-type="float" office:value="0.694810583332192" calcext:value-type="float">
            <text:p>0.6948105833322</text:p>
          </table:table-cell>
          <table:table-cell table:formula="of:=([.C107]*[.C107])*SUM([.A107:.B107])" office:value-type="float" office:value="0.132535151076827" calcext:value-type="float">
            <text:p>0.1325351510768</text:p>
          </table:table-cell>
          <table:table-cell table:formula="of:=2*[.C107]*[.D107]*SUM([.A107:.B107])" office:value-type="float" office:value="0.603473256950748" calcext:value-type="float">
            <text:p>0.6034732569507</text:p>
          </table:table-cell>
          <table:table-cell table:formula="of:=([.D107]*[.D107])*SUM([.A107:.B107])" office:value-type="float" office:value="0.686949780672974" calcext:value-type="float">
            <text:p>0.686949780673</text:p>
          </table:table-cell>
          <table:table-cell table:number-columns-repeated="4"/>
          <table:table-cell table:formula="of:=([.C107]*[.$C$5])+([.D107]*[.$D$5])" office:value-type="float" office:value="1.42383445583264" calcext:value-type="float">
            <text:p>1.4238344558326</text:p>
          </table:table-cell>
          <table:table-cell table:formula="of:=([.C107]*[.$C$6])+([.D107]*[.$D$6])" office:value-type="float" office:value="1.18311365000069" calcext:value-type="float">
            <text:p>1.1831136500007</text:p>
          </table:table-cell>
          <table:table-cell table:formula="of:=([.C107]*[.L107])+([.D107]*[.M107])" office:value-type="float" office:value="1.25657909231234" calcext:value-type="float">
            <text:p>1.2565790923124</text:p>
          </table:table-cell>
          <table:table-cell table:formula="of:=[.$G$5]*[.L107]/[.N107]" office:value-type="float" office:value="2.49282820476308" calcext:value-type="float">
            <text:p>2.4928282047631</text:p>
          </table:table-cell>
          <table:table-cell table:formula="of:=[.$G$6]*[.M107]/[.N107]" office:value-type="float" office:value="2.07137779541737" calcext:value-type="float">
            <text:p>2.0713777954174</text:p>
          </table:table-cell>
          <table:table-cell table:formula="of:=1-([.A107]/[.$H$5])" office:value-type="float" office:value="0.379611743496855" calcext:value-type="float">
            <text:p>0.3796117434969</text:p>
          </table:table-cell>
          <table:table-cell table:formula="of:=1-([.B107]/[.$H$6])" office:value-type="float" office:value="0.162130161738688" calcext:value-type="float">
            <text:p>0.1621301617387</text:p>
          </table:table-cell>
          <table:table-cell table:formula="of:=[.A107]+([.O107]*[.A107]*[.Q107])" office:value-type="float" office:value="0.845226144102082" calcext:value-type="float">
            <text:p>0.8452261441021</text:p>
          </table:table-cell>
          <table:table-cell table:formula="of:=[.B107]+([.P107]*[.B107]*[.R107])" office:value-type="float" office:value="1.32071975105528" calcext:value-type="float">
            <text:p>1.320719751055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7]" office:value-type="float" office:value="0.845226144102082" calcext:value-type="float">
            <text:p>0.8452261441021</text:p>
          </table:table-cell>
          <table:table-cell table:formula="of:=[.T107]" office:value-type="float" office:value="1.32071975105528" calcext:value-type="float">
            <text:p>1.3207197510553</text:p>
          </table:table-cell>
          <table:table-cell table:formula="of:=[.A108]/SUM([.$A108:.$B108])" office:value-type="float" office:value="0.390234190979491" calcext:value-type="float">
            <text:p>0.3902341909795</text:p>
          </table:table-cell>
          <table:table-cell table:formula="of:=[.B108]/SUM([.$A108:.$B108])" office:value-type="float" office:value="0.609765809020509" calcext:value-type="float">
            <text:p>0.6097658090205</text:p>
          </table:table-cell>
          <table:table-cell table:formula="of:=([.C108]*[.C108])*SUM([.A108:.B108])" office:value-type="float" office:value="0.329836140538391" calcext:value-type="float">
            <text:p>0.3298361405384</text:p>
          </table:table-cell>
          <table:table-cell table:formula="of:=2*[.C108]*[.D108]*SUM([.A108:.B108])" office:value-type="float" office:value="1.03078000712738" calcext:value-type="float">
            <text:p>1.0307800071274</text:p>
          </table:table-cell>
          <table:table-cell table:formula="of:=([.D108]*[.D108])*SUM([.A108:.B108])" office:value-type="float" office:value="0.805329747491587" calcext:value-type="float">
            <text:p>0.8053297474916</text:p>
          </table:table-cell>
          <table:table-cell table:number-columns-repeated="4"/>
          <table:table-cell table:formula="of:=([.C108]*[.$C$5])+([.D108]*[.$D$5])" office:value-type="float" office:value="1.37195714350251" calcext:value-type="float">
            <text:p>1.3719571435025</text:p>
          </table:table-cell>
          <table:table-cell table:formula="of:=([.C108]*[.$C$6])+([.D108]*[.$D$6])" office:value-type="float" office:value="1.23414051458769" calcext:value-type="float">
            <text:p>1.2341405145877</text:p>
          </table:table-cell>
          <table:table-cell table:formula="of:=([.C108]*[.L108])+([.D108]*[.M108])" office:value-type="float" office:value="1.28792127527579" calcext:value-type="float">
            <text:p>1.2879212752758</text:p>
          </table:table-cell>
          <table:table-cell table:formula="of:=[.$G$5]*[.L108]/[.N108]" office:value-type="float" office:value="2.34354830038754" calcext:value-type="float">
            <text:p>2.3435483003875</text:p>
          </table:table-cell>
          <table:table-cell table:formula="of:=[.$G$6]*[.M108]/[.N108]" office:value-type="float" office:value="2.10813283716548" calcext:value-type="float">
            <text:p>2.1081328371655</text:p>
          </table:table-cell>
          <table:table-cell table:formula="of:=1-([.A108]/[.$H$5])" office:value-type="float" office:value="-0.207465920145832" calcext:value-type="float">
            <text:p>-0.2074659201458</text:p>
          </table:table-cell>
          <table:table-cell table:formula="of:=1-([.B108]/[.$H$6])" office:value-type="float" office:value="-0.119254026318033" calcext:value-type="float">
            <text:p>-0.119254026318</text:p>
          </table:table-cell>
          <table:table-cell table:formula="of:=[.A108]+([.O108]*[.A108]*[.Q108])" office:value-type="float" office:value="0.434271779549844" calcext:value-type="float">
            <text:p>0.4342717795498</text:p>
          </table:table-cell>
          <table:table-cell table:formula="of:=[.B108]+([.P108]*[.B108]*[.R108])" office:value-type="float" office:value="0.988686409168324" calcext:value-type="float">
            <text:p>0.9886864091683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8]" office:value-type="float" office:value="0.434271779549844" calcext:value-type="float">
            <text:p>0.4342717795498</text:p>
          </table:table-cell>
          <table:table-cell table:formula="of:=[.T108]" office:value-type="float" office:value="0.988686409168324" calcext:value-type="float">
            <text:p>0.9886864091683</text:p>
          </table:table-cell>
          <table:table-cell table:formula="of:=[.A109]/SUM([.$A109:.$B109])" office:value-type="float" office:value="0.305189416662373" calcext:value-type="float">
            <text:p>0.3051894166624</text:p>
          </table:table-cell>
          <table:table-cell table:formula="of:=[.B109]/SUM([.$A109:.$B109])" office:value-type="float" office:value="0.694810583337627" calcext:value-type="float">
            <text:p>0.6948105833376</text:p>
          </table:table-cell>
          <table:table-cell table:formula="of:=([.C109]*[.C109])*SUM([.A109:.B109])" office:value-type="float" office:value="0.132535151073748" calcext:value-type="float">
            <text:p>0.1325351510737</text:p>
          </table:table-cell>
          <table:table-cell table:formula="of:=2*[.C109]*[.D109]*SUM([.A109:.B109])" office:value-type="float" office:value="0.603473256952194" calcext:value-type="float">
            <text:p>0.6034732569522</text:p>
          </table:table-cell>
          <table:table-cell table:formula="of:=([.D109]*[.D109])*SUM([.A109:.B109])" office:value-type="float" office:value="0.686949780692227" calcext:value-type="float">
            <text:p>0.6869497806922</text:p>
          </table:table-cell>
          <table:table-cell table:number-columns-repeated="4"/>
          <table:table-cell table:formula="of:=([.C109]*[.$C$5])+([.D109]*[.$D$5])" office:value-type="float" office:value="1.42383445583595" calcext:value-type="float">
            <text:p>1.423834455836</text:p>
          </table:table-cell>
          <table:table-cell table:formula="of:=([.C109]*[.$C$6])+([.D109]*[.$D$6])" office:value-type="float" office:value="1.18311364999742" calcext:value-type="float">
            <text:p>1.1831136499974</text:p>
          </table:table-cell>
          <table:table-cell table:formula="of:=([.C109]*[.L109])+([.D109]*[.M109])" office:value-type="float" office:value="1.25657909230978" calcext:value-type="float">
            <text:p>1.2565790923098</text:p>
          </table:table-cell>
          <table:table-cell table:formula="of:=[.$G$5]*[.L109]/[.N109]" office:value-type="float" office:value="2.49282820477397" calcext:value-type="float">
            <text:p>2.492828204774</text:p>
          </table:table-cell>
          <table:table-cell table:formula="of:=[.$G$6]*[.M109]/[.N109]" office:value-type="float" office:value="2.07137779541589" calcext:value-type="float">
            <text:p>2.0713777954159</text:p>
          </table:table-cell>
          <table:table-cell table:formula="of:=1-([.A109]/[.$H$5])" office:value-type="float" office:value="0.379611743500222" calcext:value-type="float">
            <text:p>0.3796117435002</text:p>
          </table:table-cell>
          <table:table-cell table:formula="of:=1-([.B109]/[.$H$6])" office:value-type="float" office:value="0.162130161721759" calcext:value-type="float">
            <text:p>0.1621301617218</text:p>
          </table:table-cell>
          <table:table-cell table:formula="of:=[.A109]+([.O109]*[.A109]*[.Q109])" office:value-type="float" office:value="0.845226144102935" calcext:value-type="float">
            <text:p>0.8452261441029</text:p>
          </table:table-cell>
          <table:table-cell table:formula="of:=[.B109]+([.P109]*[.B109]*[.R109])" office:value-type="float" office:value="1.32071975104706" calcext:value-type="float">
            <text:p>1.3207197510471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09]" office:value-type="float" office:value="0.845226144102935" calcext:value-type="float">
            <text:p>0.8452261441029</text:p>
          </table:table-cell>
          <table:table-cell table:formula="of:=[.T109]" office:value-type="float" office:value="1.32071975104706" calcext:value-type="float">
            <text:p>1.3207197510471</text:p>
          </table:table-cell>
          <table:table-cell table:formula="of:=[.A110]/SUM([.$A110:.$B110])" office:value-type="float" office:value="0.390234190981213" calcext:value-type="float">
            <text:p>0.3902341909812</text:p>
          </table:table-cell>
          <table:table-cell table:formula="of:=[.B110]/SUM([.$A110:.$B110])" office:value-type="float" office:value="0.609765809018787" calcext:value-type="float">
            <text:p>0.6097658090188</text:p>
          </table:table-cell>
          <table:table-cell table:formula="of:=([.C110]*[.C110])*SUM([.A110:.B110])" office:value-type="float" office:value="0.329836140540179" calcext:value-type="float">
            <text:p>0.3298361405402</text:p>
          </table:table-cell>
          <table:table-cell table:formula="of:=2*[.C110]*[.D110]*SUM([.A110:.B110])" office:value-type="float" office:value="1.03078000712551" calcext:value-type="float">
            <text:p>1.0307800071255</text:p>
          </table:table-cell>
          <table:table-cell table:formula="of:=([.D110]*[.D110])*SUM([.A110:.B110])" office:value-type="float" office:value="0.805329747484299" calcext:value-type="float">
            <text:p>0.8053297474843</text:p>
          </table:table-cell>
          <table:table-cell table:number-columns-repeated="4"/>
          <table:table-cell table:formula="of:=([.C110]*[.$C$5])+([.D110]*[.$D$5])" office:value-type="float" office:value="1.37195714350146" calcext:value-type="float">
            <text:p>1.3719571435015</text:p>
          </table:table-cell>
          <table:table-cell table:formula="of:=([.C110]*[.$C$6])+([.D110]*[.$D$6])" office:value-type="float" office:value="1.23414051458873" calcext:value-type="float">
            <text:p>1.2341405145887</text:p>
          </table:table-cell>
          <table:table-cell table:formula="of:=([.C110]*[.L110])+([.D110]*[.M110])" office:value-type="float" office:value="1.28792127527625" calcext:value-type="float">
            <text:p>1.2879212752763</text:p>
          </table:table-cell>
          <table:table-cell table:formula="of:=[.$G$5]*[.L110]/[.N110]" office:value-type="float" office:value="2.34354830038491" calcext:value-type="float">
            <text:p>2.3435483003849</text:p>
          </table:table-cell>
          <table:table-cell table:formula="of:=[.$G$6]*[.M110]/[.N110]" office:value-type="float" office:value="2.10813283716649" calcext:value-type="float">
            <text:p>2.1081328371665</text:p>
          </table:table-cell>
          <table:table-cell table:formula="of:=1-([.A110]/[.$H$5])" office:value-type="float" office:value="-0.20746592014705" calcext:value-type="float">
            <text:p>-0.2074659201471</text:p>
          </table:table-cell>
          <table:table-cell table:formula="of:=1-([.B110]/[.$H$6])" office:value-type="float" office:value="-0.119254026311064" calcext:value-type="float">
            <text:p>-0.1192540263111</text:p>
          </table:table-cell>
          <table:table-cell table:formula="of:=[.A110]+([.O110]*[.A110]*[.Q110])" office:value-type="float" office:value="0.43427177954833" calcext:value-type="float">
            <text:p>0.4342717795483</text:p>
          </table:table-cell>
          <table:table-cell table:formula="of:=[.B110]+([.P110]*[.B110]*[.R110])" office:value-type="float" office:value="0.98868640918141" calcext:value-type="float">
            <text:p>0.9886864091814</text:p>
          </table:table-cell>
          <table:table-cell table:number-columns-repeated="236"/>
          <table:table-cell table:style-name="ce1" table:number-columns-repeated="7"/>
        </table:table-row>
        <table:table-row table:style-name="ro3">
          <table:table-cell table:formula="of:=[.S110]" office:value-type="float" office:value="0.43427177954833" calcext:value-type="float">
            <text:p>0.4342717795483</text:p>
          </table:table-cell>
          <table:table-cell table:formula="of:=[.T110]" office:value-type="float" office:value="0.98868640918141" calcext:value-type="float">
            <text:p>0.9886864091814</text:p>
          </table:table-cell>
          <table:table-cell table:formula="of:=[.A111]/SUM([.$A111:.$B111])" office:value-type="float" office:value="0.305189416658827" calcext:value-type="float">
            <text:p>0.3051894166588</text:p>
          </table:table-cell>
          <table:table-cell table:formula="of:=[.B111]/SUM([.$A111:.$B111])" office:value-type="float" office:value="0.694810583341173" calcext:value-type="float">
            <text:p>0.6948105833412</text:p>
          </table:table-cell>
          <table:table-cell table:formula="of:=([.C111]*[.C111])*SUM([.A111:.B111])" office:value-type="float" office:value="0.132535151071746" calcext:value-type="float">
            <text:p>0.1325351510717</text:p>
          </table:table-cell>
          <table:table-cell table:formula="of:=2*[.C111]*[.D111]*SUM([.A111:.B111])" office:value-type="float" office:value="0.60347325695317" calcext:value-type="float">
            <text:p>0.6034732569532</text:p>
          </table:table-cell>
          <table:table-cell table:formula="of:=([.D111]*[.D111])*SUM([.A111:.B111])" office:value-type="float" office:value="0.686949780704826" calcext:value-type="float">
            <text:p>0.6869497807048</text:p>
          </table:table-cell>
          <table:table-cell table:number-columns-repeated="4"/>
          <table:table-cell table:formula="of:=([.C111]*[.$C$5])+([.D111]*[.$D$5])" office:value-type="float" office:value="1.42383445583812" calcext:value-type="float">
            <text:p>1.4238344558381</text:p>
          </table:table-cell>
          <table:table-cell table:formula="of:=([.C111]*[.$C$6])+([.D111]*[.$D$6])" office:value-type="float" office:value="1.1831136499953" calcext:value-type="float">
            <text:p>1.1831136499953</text:p>
          </table:table-cell>
          <table:table-cell table:formula="of:=([.C111]*[.L111])+([.D111]*[.M111])" office:value-type="float" office:value="1.25657909230811" calcext:value-type="float">
            <text:p>1.2565790923081</text:p>
          </table:table-cell>
          <table:table-cell table:formula="of:=[.$G$5]*[.L111]/[.N111]" office:value-type="float" office:value="2.49282820478107" calcext:value-type="float">
            <text:p>2.4928282047811</text:p>
          </table:table-cell>
          <table:table-cell table:formula="of:=[.$G$6]*[.M111]/[.N111]" office:value-type="float" office:value="2.07137779541492" calcext:value-type="float">
            <text:p>2.0713777954149</text:p>
          </table:table-cell>
          <table:table-cell table:formula="of:=1-([.A111]/[.$H$5])" office:value-type="float" office:value="0.379611743502385" calcext:value-type="float">
            <text:p>0.3796117435024</text:p>
          </table:table-cell>
          <table:table-cell table:formula="of:=1-([.B111]/[.$H$6])" office:value-type="float" office:value="0.162130161710669" calcext:value-type="float">
            <text:p>0.1621301617107</text:p>
          </table:table-cell>
          <table:table-cell table:formula="of:=[.A111]+([.O111]*[.A111]*[.Q111])" office:value-type="float" office:value="0.845226144103501" calcext:value-type="float">
            <text:p>0.8452261441035</text:p>
          </table:table-cell>
          <table:table-cell table:formula="of:=[.B111]+([.P111]*[.B111]*[.R111])" office:value-type="float" office:value="1.32071975104167" calcext:value-type="float">
            <text:p>1.3207197510417</text:p>
          </table:table-cell>
          <table:table-cell table:number-columns-repeated="236"/>
          <table:table-cell table:style-name="ce1" table:number-columns-repeated="7"/>
        </table:table-row>
        <table:table-row table:style-name="ro3" table:number-rows-repeated="65424">
          <table:table-cell table:number-columns-repeated="263"/>
        </table:table-row>
        <table:table-row table:style-name="ro3">
          <table:table-cell table:number-columns-repeated="263"/>
        </table:table-row>
        <table:named-expressions>
          <table:named-expression table:name="Print_Area" table:base-cell-address="$'Fitness functions'.$A$1" table:expression="#REF!"/>
          <table:named-expression table:name="Sheet_Title" table:base-cell-address="$'Fitness functions'.$A$1" table:expression="&quot;Sheet2&quot;"/>
        </table:named-expressions>
      </table:table>
      <table:table table:name="Sheet3" table:style-name="ta3">
        <table:table-column table:style-name="co3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25:25.897310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6:56:04.447014978</dc:date>
    <meta:creation-date>2014-12-17T13:57:45Z</meta:creation-date>
    <meta:generator>LibreOffice/4.3.4.1$Linux_x86 LibreOffice_project/430m0$Build-1</meta:generator>
    <meta:editing-duration>PT37M54S</meta:editing-duration>
    <meta:editing-cycles>13</meta:editing-cycles>
    <meta:document-statistic meta:table-count="3" meta:cell-count="2998" meta:object-count="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xmlns:gnm="http://www.gnumeric.org/odf-extension/1.0" gnm:font-stretch-pango="4"/>
      <style:text-properties fo:font-family="Sans" fo:font-size="8pt" style:font-size-asian="10pt" style:font-size-complex="10pt"/>
    </style:style>
    <style:style style:name="ch5" style:family="chart" style:data-style-name="N0">
      <style:chart-properties xmlns:gnm="http://www.gnumeric.org/odf-extension/1.0" chart:symbol-type="none" chart:link-data-style-to-source="true" gnm:interpolation-skip-invalid="false"/>
      <style:graphic-properties xmlns:gnm="http://www.gnumeric.org/odf-extension/1.0" gnm:font-stretch-pango="4" svg:stroke-color="#993300" draw:fill-color="#993300"/>
      <style:text-properties fo:font-family="Sans" fo:font-size="8pt" style:font-size-asian="10pt" style:font-size-complex="10pt"/>
    </style:style>
    <style:style style:name="ch6" style:family="chart" style:data-style-name="N0">
      <style:chart-properties xmlns:gnm="http://www.gnumeric.org/odf-extension/1.0" chart:symbol-type="none" chart:link-data-style-to-source="true" gnm:interpolation-skip-invalid="false"/>
      <style:graphic-properties xmlns:gnm="http://www.gnumeric.org/odf-extension/1.0" gnm:font-stretch-pango="4" svg:stroke-color="#ffcc00" draw:fill-color="#ffcc00"/>
      <style:text-properties fo:font-family="Sans" fo:font-size="8pt" style:font-size-asian="10pt" style:font-size-complex="10pt"/>
    </style:style>
    <style:style style:name="ch7" style:family="chart">
      <style:graphic-properties xmlns:gnm="http://www.gnumeric.org/odf-extension/1.0" gnm:font-stretch-pango="4" draw:stroke="solid" svg:stroke-color="#ffffff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1.731cm" svg:height="8.73cm" xlink:href=".." xlink:type="simple" chart:class="chart:line" chart:style-name="ch1">
        <chart:title svg:x="3.374cm" svg:y="0.31cm" chart:style-name="ch2">
          <text:p>Female densities in time</text:p>
        </chart:title>
        <chart:plot-area chart:style-name="ch3" table:cell-range-address="Simple.A11:Simple.B111" chart:data-source-has-labels="row" svg:x="0.234cm" svg:y="1.289cm" svg:width="11.263cm" svg:height="7.267cm">
          <chartooo:coordinate-region svg:x="0.961cm" svg:y="1.475cm" svg:width="10.536cm" svg:height="6.308cm"/>
          <chart:axis chart:dimension="x" chart:name="primary-x" chart:style-name="ch4"/>
          <chart:axis chart:dimension="y" chart:name="primary-y" chart:style-name="ch4"/>
          <chart:series chart:style-name="ch5" chart:values-cell-range-address="Simple.A12:Simple.A111" chart:label-cell-address="Simple.A11:Simple.A11" chart:class="chart:line">
            <chart:data-point chart:repeated="100"/>
          </chart:series>
          <chart:series chart:style-name="ch6" chart:values-cell-range-address="Simple.B12:Simple.B111" chart:label-cell-address="Simple.B11:Simple.B1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</text:p>
                <draw:g>
                  <svg:desc>Simple.A11:Simple.A11</svg:desc>
                </draw:g>
              </table:table-cell>
              <table:table-cell office:value-type="string">
                <text:p>Y</text:p>
                <draw:g>
                  <svg:desc>Simple.B11:Simpl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imple.A12:Simple.A111</svg:desc>
                </draw:g>
              </table:table-cell>
              <table:table-cell office:value-type="float" office:value="0.3">
                <text:p>0.3</text:p>
                <draw:g>
                  <svg:desc>Simple.B12:Simple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018630376246">
                <text:p>0.324018630376246</text:p>
              </table:table-cell>
              <table:table-cell office:value-type="float" office:value="0.761362321593549">
                <text:p>0.76136232159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0205892705546">
                <text:p>0.760205892705546</text:p>
              </table:table-cell>
              <table:table-cell office:value-type="float" office:value="1.32040224401284">
                <text:p>1.32040224401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4392276250234">
                <text:p>0.604392276250234</text:p>
              </table:table-cell>
              <table:table-cell office:value-type="float" office:value="0.991322110990702">
                <text:p>0.991322110990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9323172927002">
                <text:p>0.799323172927002</text:p>
              </table:table-cell>
              <table:table-cell office:value-type="float" office:value="1.32444550436236">
                <text:p>1.3244455043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1073000911017">
                <text:p>0.531073000911017</text:p>
              </table:table-cell>
              <table:table-cell office:value-type="float" office:value="0.983928184782863">
                <text:p>0.983928184782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707889444168">
                <text:p>0.839707889444168</text:p>
              </table:table-cell>
              <table:table-cell office:value-type="float" office:value="1.32523950043019">
                <text:p>1.32523950043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6341944292396">
                <text:p>0.446341944292396</text:p>
              </table:table-cell>
              <table:table-cell office:value-type="float" office:value="0.981595192298435">
                <text:p>0.981595192298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166450216657">
                <text:p>0.847166450216657</text:p>
              </table:table-cell>
              <table:table-cell office:value-type="float" office:value="1.3238162688941">
                <text:p>1.3238162688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9762343907832">
                <text:p>0.429762343907832</text:p>
              </table:table-cell>
              <table:table-cell office:value-type="float" office:value="0.983682082710023">
                <text:p>0.98368208271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3729218439994">
                <text:p>0.843729218439994</text:p>
              </table:table-cell>
              <table:table-cell office:value-type="float" office:value="1.32262565502352">
                <text:p>1.32262565502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752878146758">
                <text:p>0.43752878146758</text:p>
              </table:table-cell>
              <table:table-cell office:value-type="float" office:value="0.985681585561125">
                <text:p>0.98568158556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5758724677475">
                <text:p>0.845758724677475</text:p>
              </table:table-cell>
              <table:table-cell office:value-type="float" office:value="1.32200563344918">
                <text:p>1.32200563344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3015451678485">
                <text:p>0.433015451678485</text:p>
              </table:table-cell>
              <table:table-cell office:value-type="float" office:value="0.986619642024684">
                <text:p>0.986619642024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4774710503701">
                <text:p>0.844774710503701</text:p>
              </table:table-cell>
              <table:table-cell office:value-type="float" office:value="1.32153083506201">
                <text:p>1.32153083506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5243764770542">
                <text:p>0.435243764770542</text:p>
              </table:table-cell>
              <table:table-cell office:value-type="float" office:value="0.987404156212399">
                <text:p>0.987404156212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5364400369825">
                <text:p>0.845364400369825</text:p>
              </table:table-cell>
              <table:table-cell office:value-type="float" office:value="1.32126259686932">
                <text:p>1.32126259686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39357559083">
                <text:p>0.4339357559083</text:p>
              </table:table-cell>
              <table:table-cell office:value-type="float" office:value="0.987816884102758">
                <text:p>0.987816884102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508399224721">
                <text:p>0.84508399224721</text:p>
              </table:table-cell>
              <table:table-cell office:value-type="float" office:value="1.32106697030425">
                <text:p>1.3210669703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4573522423908">
                <text:p>0.434573522423908</text:p>
              </table:table-cell>
              <table:table-cell office:value-type="float" office:value="0.98813640036449">
                <text:p>0.98813640036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5258898842282">
                <text:p>0.845258898842282</text:p>
              </table:table-cell>
              <table:table-cell office:value-type="float" office:value="1.32095073955797">
                <text:p>1.32095073955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4187250478559">
                <text:p>0.434187250478559</text:p>
              </table:table-cell>
              <table:table-cell office:value-type="float" office:value="0.988317221051683">
                <text:p>0.988317221051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5179801737364">
                <text:p>0.845179801737364</text:p>
              </table:table-cell>
              <table:table-cell office:value-type="float" office:value="1.3208687452051">
                <text:p>1.3208687452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368433450909">
                <text:p>0.434368433450909</text:p>
              </table:table-cell>
              <table:table-cell office:value-type="float" office:value="0.988450060163332">
                <text:p>0.98845006016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5232431981501">
                <text:p>0.845232431981501</text:p>
              </table:table-cell>
              <table:table-cell office:value-type="float" office:value="1.32081842096799">
                <text:p>1.32081842096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252935299789">
                <text:p>0.434252935299789</text:p>
              </table:table-cell>
              <table:table-cell office:value-type="float" office:value="0.988528929248349">
                <text:p>0.98852892924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5210492826007">
                <text:p>0.845210492826007</text:p>
              </table:table-cell>
              <table:table-cell office:value-type="float" office:value="1.32078373188606">
                <text:p>1.32078373188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4303765137019">
                <text:p>0.434303765137019</text:p>
              </table:table-cell>
              <table:table-cell office:value-type="float" office:value="0.98858481414314">
                <text:p>0.98858481414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5226574904418">
                <text:p>0.845226574904418</text:p>
              </table:table-cell>
              <table:table-cell office:value-type="float" office:value="1.32076198189945">
                <text:p>1.32076198189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4268779130965">
                <text:p>0.434268779130965</text:p>
              </table:table-cell>
              <table:table-cell office:value-type="float" office:value="0.988619070741667">
                <text:p>0.988619070741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5220658723871">
                <text:p>0.845220658723871</text:p>
              </table:table-cell>
              <table:table-cell office:value-type="float" office:value="1.32074722791129">
                <text:p>1.32074722791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4282746254927">
                <text:p>0.434282746254927</text:p>
              </table:table-cell>
              <table:table-cell office:value-type="float" office:value="0.98864274801307">
                <text:p>0.98864274801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5225667199741">
                <text:p>0.845225667199741</text:p>
              </table:table-cell>
              <table:table-cell office:value-type="float" office:value="1.32073784470427">
                <text:p>1.32073784470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4271976180552">
                <text:p>0.434271976180552</text:p>
              </table:table-cell>
              <table:table-cell office:value-type="float" office:value="0.988657576309464">
                <text:p>0.988657576309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5224148785636">
                <text:p>0.845224148785636</text:p>
              </table:table-cell>
              <table:table-cell office:value-type="float" office:value="1.32073154963509">
                <text:p>1.32073154963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4275681788459">
                <text:p>0.434275681788459</text:p>
              </table:table-cell>
              <table:table-cell office:value-type="float" office:value="0.988667651919834">
                <text:p>0.988667651919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5225746314022">
                <text:p>0.845225746314022</text:p>
              </table:table-cell>
              <table:table-cell office:value-type="float" office:value="1.32072750771181">
                <text:p>1.32072750771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427229705798">
                <text:p>0.43427229705798</text:p>
              </table:table-cell>
              <table:table-cell office:value-type="float" office:value="0.988674053859283">
                <text:p>0.988674053859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5225392428895">
                <text:p>0.845225392428895</text:p>
              </table:table-cell>
              <table:table-cell office:value-type="float" office:value="1.32072481653227">
                <text:p>1.3207248165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4273219683459">
                <text:p>0.434273219683459</text:p>
              </table:table-cell>
              <table:table-cell office:value-type="float" office:value="0.988678353439638">
                <text:p>0.98867835343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5225917037183">
                <text:p>0.845225917037183</text:p>
              </table:table-cell>
              <table:table-cell office:value-type="float" office:value="1.32072307742244">
                <text:p>1.32072307742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4272128024421">
                <text:p>0.434272128024421</text:p>
              </table:table-cell>
              <table:table-cell office:value-type="float" office:value="0.988681112215799">
                <text:p>0.98868111221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5225852047418">
                <text:p>0.845225852047418</text:p>
              </table:table-cell>
              <table:table-cell office:value-type="float" office:value="1.3207219254874">
                <text:p>1.3207219254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4272329157023">
                <text:p>0.434272329157023</text:p>
              </table:table-cell>
              <table:table-cell office:value-type="float" office:value="0.988682950335079">
                <text:p>0.988682950335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5226030215928">
                <text:p>0.845226030215928</text:p>
              </table:table-cell>
              <table:table-cell office:value-type="float" office:value="1.3207211778261">
                <text:p>1.3207211778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4271965972551">
                <text:p>0.434271965972551</text:p>
              </table:table-cell>
              <table:table-cell office:value-type="float" office:value="0.988684137594991">
                <text:p>0.988684137594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5226027677648">
                <text:p>0.845226027677648</text:p>
              </table:table-cell>
              <table:table-cell office:value-type="float" office:value="1.32072068434839">
                <text:p>1.32072068434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271995441103">
                <text:p>0.434271995441103</text:p>
              </table:table-cell>
              <table:table-cell office:value-type="float" office:value="0.988684924362664">
                <text:p>0.988684924362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5226090432765">
                <text:p>0.845226090432765</text:p>
              </table:table-cell>
              <table:table-cell office:value-type="float" office:value="1.32072036310989">
                <text:p>1.32072036310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4271870309031">
                <text:p>0.434271870309031</text:p>
              </table:table-cell>
              <table:table-cell office:value-type="float" office:value="0.988685434838037">
                <text:p>0.988685434838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5226096741198">
                <text:p>0.845226096741198</text:p>
              </table:table-cell>
              <table:table-cell office:value-type="float" office:value="1.32072015159471">
                <text:p>1.32072015159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4271866367094">
                <text:p>0.434271866367094</text:p>
              </table:table-cell>
              <table:table-cell office:value-type="float" office:value="0.988685771869625">
                <text:p>0.988685771869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5226119672501">
                <text:p>0.845226119672501</text:p>
              </table:table-cell>
              <table:table-cell office:value-type="float" office:value="1.32072001362854">
                <text:p>1.32072001362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4271821634568">
                <text:p>0.434271821634568</text:p>
              </table:table-cell>
              <table:table-cell office:value-type="float" office:value="0.988685991214632">
                <text:p>0.988685991214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5226124538313">
                <text:p>0.845226124538313</text:p>
              </table:table-cell>
              <table:table-cell office:value-type="float" office:value="1.32071992293585">
                <text:p>1.32071992293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4271815102505">
                <text:p>0.434271815102505</text:p>
              </table:table-cell>
              <table:table-cell office:value-type="float" office:value="0.988686135669152">
                <text:p>0.988686135669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5226133211759">
                <text:p>0.845226133211759</text:p>
              </table:table-cell>
              <table:table-cell office:value-type="float" office:value="1.32071986369859">
                <text:p>1.32071986369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4271798522965">
                <text:p>0.434271798522965</text:p>
              </table:table-cell>
              <table:table-cell office:value-type="float" office:value="0.988686229877938">
                <text:p>0.988686229877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5226135929704">
                <text:p>0.845226135929704</text:p>
              </table:table-cell>
              <table:table-cell office:value-type="float" office:value="1.32071982480227">
                <text:p>1.32071982480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4271794307425">
                <text:p>0.434271794307425</text:p>
              </table:table-cell>
              <table:table-cell office:value-type="float" office:value="0.98868629181512">
                <text:p>0.98868629181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5226139311102">
                <text:p>0.845226139311102</text:p>
              </table:table-cell>
              <table:table-cell office:value-type="float" office:value="1.32071979937304">
                <text:p>1.32071979937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271787956321">
                <text:p>0.434271787956321</text:p>
              </table:table-cell>
              <table:table-cell office:value-type="float" office:value="0.988686332265783">
                <text:p>0.988686332265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5226140661232">
                <text:p>0.845226140661232</text:p>
              </table:table-cell>
              <table:table-cell office:value-type="float" office:value="1.32071978268844">
                <text:p>1.32071978268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4271785735186">
                <text:p>0.434271785735186</text:p>
              </table:table-cell>
              <table:table-cell office:value-type="float" office:value="0.988686358828956">
                <text:p>0.988686358828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522614201286">
                <text:p>0.84522614201286</text:p>
              </table:table-cell>
              <table:table-cell office:value-type="float" office:value="1.32071977177368">
                <text:p>1.32071977177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4271783232643">
                <text:p>0.434271783232643</text:p>
              </table:table-cell>
              <table:table-cell office:value-type="float" office:value="0.988686376193829">
                <text:p>0.988686376193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5226142645856">
                <text:p>0.845226142645856</text:p>
              </table:table-cell>
              <table:table-cell office:value-type="float" office:value="1.32071976461601">
                <text:p>1.32071976461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4271782159248">
                <text:p>0.434271782159248</text:p>
              </table:table-cell>
              <table:table-cell office:value-type="float" office:value="0.988686387587978">
                <text:p>0.988686387587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5226143196851">
                <text:p>0.845226143196851</text:p>
              </table:table-cell>
              <table:table-cell office:value-type="float" office:value="1.3207197599316">
                <text:p>1.3207197599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4271781150402">
                <text:p>0.434271781150402</text:p>
              </table:table-cell>
              <table:table-cell office:value-type="float" office:value="0.988686395041429">
                <text:p>0.98868639504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5226143484128">
                <text:p>0.845226143484128</text:p>
              </table:table-cell>
              <table:table-cell office:value-type="float" office:value="1.32071975686074">
                <text:p>1.32071975686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2717806547">
                <text:p>0.4342717806547</text:p>
              </table:table-cell>
              <table:table-cell office:value-type="float" office:value="0.988686399929457">
                <text:p>0.988686399929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52261437121">
                <text:p>0.8452261437121</text:p>
              </table:table-cell>
              <table:table-cell office:value-type="float" office:value="1.3207197548504">
                <text:p>1.3207197548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4271780240771">
                <text:p>0.434271780240771</text:p>
              </table:table-cell>
              <table:table-cell office:value-type="float" office:value="0.98868640312837">
                <text:p>0.98868640312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522614383994">
                <text:p>0.84522614383994</text:p>
              </table:table-cell>
              <table:table-cell office:value-type="float" office:value="1.32071975353284">
                <text:p>1.3207197535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27178001782">
                <text:p>0.43427178001782</text:p>
              </table:table-cell>
              <table:table-cell office:value-type="float" office:value="0.988686405225471">
                <text:p>0.988686405225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5226143935295">
                <text:p>0.845226143935295</text:p>
              </table:table-cell>
              <table:table-cell office:value-type="float" office:value="1.32071975267012">
                <text:p>1.32071975267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4271779845738">
                <text:p>0.434271779845738</text:p>
              </table:table-cell>
              <table:table-cell office:value-type="float" office:value="0.988686406598309">
                <text:p>0.988686406598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5226143991484">
                <text:p>0.845226143991484</text:p>
              </table:table-cell>
              <table:table-cell office:value-type="float" office:value="1.3207197521048">
                <text:p>1.3207197521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427177974708">
                <text:p>0.43427177974708</text:p>
              </table:table-cell>
              <table:table-cell office:value-type="float" office:value="0.988686407498073">
                <text:p>0.988686407498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522614403168">
                <text:p>0.84522614403168</text:p>
              </table:table-cell>
              <table:table-cell office:value-type="float" office:value="1.32071975173459">
                <text:p>1.32071975173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4271779674855">
                <text:p>0.434271779674855</text:p>
              </table:table-cell>
              <table:table-cell office:value-type="float" office:value="0.988686408087211">
                <text:p>0.988686408087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522614405618">
                <text:p>0.84522614405618</text:p>
              </table:table-cell>
              <table:table-cell office:value-type="float" office:value="1.32071975149202">
                <text:p>1.32071975149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4271779631649">
                <text:p>0.434271779631649</text:p>
              </table:table-cell>
              <table:table-cell office:value-type="float" office:value="0.988686408473268">
                <text:p>0.988686408473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5226144073218">
                <text:p>0.845226144073218</text:p>
              </table:table-cell>
              <table:table-cell office:value-type="float" office:value="1.32071975133316">
                <text:p>1.32071975133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4271779601128">
                <text:p>0.434271779601128</text:p>
              </table:table-cell>
              <table:table-cell office:value-type="float" office:value="0.988686408726083">
                <text:p>0.988686408726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5226144083844">
                <text:p>0.845226144083844</text:p>
              </table:table-cell>
              <table:table-cell office:value-type="float" office:value="1.32071975122908">
                <text:p>1.32071975122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4271779582334">
                <text:p>0.434271779582334</text:p>
              </table:table-cell>
              <table:table-cell office:value-type="float" office:value="0.988686408891732">
                <text:p>0.988686408891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5226144091094">
                <text:p>0.845226144091094</text:p>
              </table:table-cell>
              <table:table-cell office:value-type="float" office:value="1.32071975116091">
                <text:p>1.32071975116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4271779569375">
                <text:p>0.434271779569375</text:p>
              </table:table-cell>
              <table:table-cell office:value-type="float" office:value="0.988686409000219">
                <text:p>0.988686409000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5226144095687">
                <text:p>0.845226144095687</text:p>
              </table:table-cell>
              <table:table-cell office:value-type="float" office:value="1.32071975111625">
                <text:p>1.32071975111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271779561236">
                <text:p>0.434271779561236</text:p>
              </table:table-cell>
              <table:table-cell office:value-type="float" office:value="0.988686409071296">
                <text:p>0.9886864090712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522614409878">
                <text:p>0.84522614409878</text:p>
              </table:table-cell>
              <table:table-cell office:value-type="float" office:value="1.32071975108699">
                <text:p>1.32071975108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4271779555716">
                <text:p>0.434271779555716</text:p>
              </table:table-cell>
              <table:table-cell office:value-type="float" office:value="0.988686409117849">
                <text:p>0.988686409117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522614410076">
                <text:p>0.84522614410076</text:p>
              </table:table-cell>
              <table:table-cell office:value-type="float" office:value="1.32071975106783">
                <text:p>1.32071975106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4271779552201">
                <text:p>0.434271779552201</text:p>
              </table:table-cell>
              <table:table-cell office:value-type="float" office:value="0.988686409148348">
                <text:p>0.988686409148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5226144102082">
                <text:p>0.845226144102082</text:p>
              </table:table-cell>
              <table:table-cell office:value-type="float" office:value="1.32071975105528">
                <text:p>1.32071975105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4271779549844">
                <text:p>0.434271779549844</text:p>
              </table:table-cell>
              <table:table-cell office:value-type="float" office:value="0.988686409168324">
                <text:p>0.988686409168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5226144102935">
                <text:p>0.845226144102935</text:p>
              </table:table-cell>
              <table:table-cell office:value-type="float" office:value="1.32071975104706">
                <text:p>1.32071975104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3427177954833">
                <text:p>0.43427177954833</text:p>
              </table:table-cell>
              <table:table-cell office:value-type="float" office:value="0.98868640918141">
                <text:p>0.98868640918141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 LibreOffice_project/430m0$Build-1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09cm" svg:y="0.316cm" chart:style-name="ch2">
          <text:p>Female density</text:p>
        </chart:title>
        <chart:plot-area chart:style-name="ch3" table:cell-range-address="Simple.A12:Simple.B111" svg:x="1.331cm" svg:y="1.301cm" svg:width="14.349cm" svg:height="6.538cm">
          <chartooo:coordinate-region svg:x="2.058cm" svg:y="1.5cm" svg:width="13.382cm" svg:height="5.692cm"/>
          <chart:axis chart:dimension="x" chart:name="primary-x" chart:style-name="ch4">
            <chart:title svg:x="6.821cm" svg:y="8.019cm" chart:style-name="ch5">
              <text:p>Orange female density</text:p>
            </chart:title>
          </chart:axis>
          <chart:axis chart:dimension="y" chart:name="primary-y" chart:style-name="ch4">
            <chart:title svg:x="0.451cm" svg:y="6.175cm" chart:style-name="ch6">
              <text:p>Yellow female density</text:p>
            </chart:title>
            <chart:grid chart:style-name="ch7" chart:class="major"/>
          </chart:axis>
          <chart:series chart:style-name="ch8" chart:values-cell-range-address="Simple.B12:Simple.B111" chart:class="chart:scatter">
            <chart:domain table:cell-range-address="Simple.A12:Simple.A111"/>
            <chart:regression-curve chart:style-name="ch9">
              <chart:equation chart:display-equation="true" chart:display-r-square="true" svg:x="7.08cm" svg:y="5.205cm"/>
            </chart:regression-curve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imple.A12:Simple.A111</svg:desc>
                </draw:g>
              </table:table-cell>
              <table:table-cell office:value-type="float" office:value="0.3">
                <text:p>0.3</text:p>
                <draw:g>
                  <svg:desc>Simple.B12:Simple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018630376246">
                <text:p>0.324018630376246</text:p>
              </table:table-cell>
              <table:table-cell office:value-type="float" office:value="0.761362321593549">
                <text:p>0.76136232159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0205892705546">
                <text:p>0.760205892705546</text:p>
              </table:table-cell>
              <table:table-cell office:value-type="float" office:value="1.32040224401284">
                <text:p>1.32040224401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4392276250234">
                <text:p>0.604392276250234</text:p>
              </table:table-cell>
              <table:table-cell office:value-type="float" office:value="0.991322110990702">
                <text:p>0.991322110990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9323172927002">
                <text:p>0.799323172927002</text:p>
              </table:table-cell>
              <table:table-cell office:value-type="float" office:value="1.32444550436236">
                <text:p>1.3244455043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1073000911017">
                <text:p>0.531073000911017</text:p>
              </table:table-cell>
              <table:table-cell office:value-type="float" office:value="0.983928184782863">
                <text:p>0.983928184782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707889444168">
                <text:p>0.839707889444168</text:p>
              </table:table-cell>
              <table:table-cell office:value-type="float" office:value="1.32523950043019">
                <text:p>1.32523950043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6341944292396">
                <text:p>0.446341944292396</text:p>
              </table:table-cell>
              <table:table-cell office:value-type="float" office:value="0.981595192298435">
                <text:p>0.981595192298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166450216657">
                <text:p>0.847166450216657</text:p>
              </table:table-cell>
              <table:table-cell office:value-type="float" office:value="1.3238162688941">
                <text:p>1.3238162688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9762343907832">
                <text:p>0.429762343907832</text:p>
              </table:table-cell>
              <table:table-cell office:value-type="float" office:value="0.983682082710023">
                <text:p>0.98368208271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3729218439994">
                <text:p>0.843729218439994</text:p>
              </table:table-cell>
              <table:table-cell office:value-type="float" office:value="1.32262565502352">
                <text:p>1.32262565502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752878146758">
                <text:p>0.43752878146758</text:p>
              </table:table-cell>
              <table:table-cell office:value-type="float" office:value="0.985681585561125">
                <text:p>0.98568158556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5758724677475">
                <text:p>0.845758724677475</text:p>
              </table:table-cell>
              <table:table-cell office:value-type="float" office:value="1.32200563344918">
                <text:p>1.32200563344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3015451678485">
                <text:p>0.433015451678485</text:p>
              </table:table-cell>
              <table:table-cell office:value-type="float" office:value="0.986619642024684">
                <text:p>0.986619642024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4774710503701">
                <text:p>0.844774710503701</text:p>
              </table:table-cell>
              <table:table-cell office:value-type="float" office:value="1.32153083506201">
                <text:p>1.32153083506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5243764770542">
                <text:p>0.435243764770542</text:p>
              </table:table-cell>
              <table:table-cell office:value-type="float" office:value="0.987404156212399">
                <text:p>0.987404156212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5364400369825">
                <text:p>0.845364400369825</text:p>
              </table:table-cell>
              <table:table-cell office:value-type="float" office:value="1.32126259686932">
                <text:p>1.32126259686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39357559083">
                <text:p>0.4339357559083</text:p>
              </table:table-cell>
              <table:table-cell office:value-type="float" office:value="0.987816884102758">
                <text:p>0.987816884102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508399224721">
                <text:p>0.84508399224721</text:p>
              </table:table-cell>
              <table:table-cell office:value-type="float" office:value="1.32106697030425">
                <text:p>1.3210669703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4573522423908">
                <text:p>0.434573522423908</text:p>
              </table:table-cell>
              <table:table-cell office:value-type="float" office:value="0.98813640036449">
                <text:p>0.98813640036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5258898842282">
                <text:p>0.845258898842282</text:p>
              </table:table-cell>
              <table:table-cell office:value-type="float" office:value="1.32095073955797">
                <text:p>1.32095073955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4187250478559">
                <text:p>0.434187250478559</text:p>
              </table:table-cell>
              <table:table-cell office:value-type="float" office:value="0.988317221051683">
                <text:p>0.988317221051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5179801737364">
                <text:p>0.845179801737364</text:p>
              </table:table-cell>
              <table:table-cell office:value-type="float" office:value="1.3208687452051">
                <text:p>1.3208687452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368433450909">
                <text:p>0.434368433450909</text:p>
              </table:table-cell>
              <table:table-cell office:value-type="float" office:value="0.988450060163332">
                <text:p>0.988450060163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5232431981501">
                <text:p>0.845232431981501</text:p>
              </table:table-cell>
              <table:table-cell office:value-type="float" office:value="1.32081842096799">
                <text:p>1.32081842096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252935299789">
                <text:p>0.434252935299789</text:p>
              </table:table-cell>
              <table:table-cell office:value-type="float" office:value="0.988528929248349">
                <text:p>0.98852892924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5210492826007">
                <text:p>0.845210492826007</text:p>
              </table:table-cell>
              <table:table-cell office:value-type="float" office:value="1.32078373188606">
                <text:p>1.32078373188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4303765137019">
                <text:p>0.434303765137019</text:p>
              </table:table-cell>
              <table:table-cell office:value-type="float" office:value="0.98858481414314">
                <text:p>0.98858481414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5226574904418">
                <text:p>0.845226574904418</text:p>
              </table:table-cell>
              <table:table-cell office:value-type="float" office:value="1.32076198189945">
                <text:p>1.32076198189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4268779130965">
                <text:p>0.434268779130965</text:p>
              </table:table-cell>
              <table:table-cell office:value-type="float" office:value="0.988619070741667">
                <text:p>0.988619070741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5220658723871">
                <text:p>0.845220658723871</text:p>
              </table:table-cell>
              <table:table-cell office:value-type="float" office:value="1.32074722791129">
                <text:p>1.32074722791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4282746254927">
                <text:p>0.434282746254927</text:p>
              </table:table-cell>
              <table:table-cell office:value-type="float" office:value="0.98864274801307">
                <text:p>0.98864274801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5225667199741">
                <text:p>0.845225667199741</text:p>
              </table:table-cell>
              <table:table-cell office:value-type="float" office:value="1.32073784470427">
                <text:p>1.32073784470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4271976180552">
                <text:p>0.434271976180552</text:p>
              </table:table-cell>
              <table:table-cell office:value-type="float" office:value="0.988657576309464">
                <text:p>0.988657576309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5224148785636">
                <text:p>0.845224148785636</text:p>
              </table:table-cell>
              <table:table-cell office:value-type="float" office:value="1.32073154963509">
                <text:p>1.32073154963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4275681788459">
                <text:p>0.434275681788459</text:p>
              </table:table-cell>
              <table:table-cell office:value-type="float" office:value="0.988667651919834">
                <text:p>0.988667651919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5225746314022">
                <text:p>0.845225746314022</text:p>
              </table:table-cell>
              <table:table-cell office:value-type="float" office:value="1.32072750771181">
                <text:p>1.32072750771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427229705798">
                <text:p>0.43427229705798</text:p>
              </table:table-cell>
              <table:table-cell office:value-type="float" office:value="0.988674053859283">
                <text:p>0.988674053859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5225392428895">
                <text:p>0.845225392428895</text:p>
              </table:table-cell>
              <table:table-cell office:value-type="float" office:value="1.32072481653227">
                <text:p>1.3207248165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4273219683459">
                <text:p>0.434273219683459</text:p>
              </table:table-cell>
              <table:table-cell office:value-type="float" office:value="0.988678353439638">
                <text:p>0.98867835343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5225917037183">
                <text:p>0.845225917037183</text:p>
              </table:table-cell>
              <table:table-cell office:value-type="float" office:value="1.32072307742244">
                <text:p>1.32072307742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4272128024421">
                <text:p>0.434272128024421</text:p>
              </table:table-cell>
              <table:table-cell office:value-type="float" office:value="0.988681112215799">
                <text:p>0.98868111221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5225852047418">
                <text:p>0.845225852047418</text:p>
              </table:table-cell>
              <table:table-cell office:value-type="float" office:value="1.3207219254874">
                <text:p>1.3207219254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4272329157023">
                <text:p>0.434272329157023</text:p>
              </table:table-cell>
              <table:table-cell office:value-type="float" office:value="0.988682950335079">
                <text:p>0.988682950335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5226030215928">
                <text:p>0.845226030215928</text:p>
              </table:table-cell>
              <table:table-cell office:value-type="float" office:value="1.3207211778261">
                <text:p>1.3207211778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4271965972551">
                <text:p>0.434271965972551</text:p>
              </table:table-cell>
              <table:table-cell office:value-type="float" office:value="0.988684137594991">
                <text:p>0.988684137594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5226027677648">
                <text:p>0.845226027677648</text:p>
              </table:table-cell>
              <table:table-cell office:value-type="float" office:value="1.32072068434839">
                <text:p>1.32072068434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271995441103">
                <text:p>0.434271995441103</text:p>
              </table:table-cell>
              <table:table-cell office:value-type="float" office:value="0.988684924362664">
                <text:p>0.988684924362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5226090432765">
                <text:p>0.845226090432765</text:p>
              </table:table-cell>
              <table:table-cell office:value-type="float" office:value="1.32072036310989">
                <text:p>1.32072036310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4271870309031">
                <text:p>0.434271870309031</text:p>
              </table:table-cell>
              <table:table-cell office:value-type="float" office:value="0.988685434838037">
                <text:p>0.988685434838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5226096741198">
                <text:p>0.845226096741198</text:p>
              </table:table-cell>
              <table:table-cell office:value-type="float" office:value="1.32072015159471">
                <text:p>1.32072015159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4271866367094">
                <text:p>0.434271866367094</text:p>
              </table:table-cell>
              <table:table-cell office:value-type="float" office:value="0.988685771869625">
                <text:p>0.988685771869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5226119672501">
                <text:p>0.845226119672501</text:p>
              </table:table-cell>
              <table:table-cell office:value-type="float" office:value="1.32072001362854">
                <text:p>1.32072001362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4271821634568">
                <text:p>0.434271821634568</text:p>
              </table:table-cell>
              <table:table-cell office:value-type="float" office:value="0.988685991214632">
                <text:p>0.988685991214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5226124538313">
                <text:p>0.845226124538313</text:p>
              </table:table-cell>
              <table:table-cell office:value-type="float" office:value="1.32071992293585">
                <text:p>1.32071992293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4271815102505">
                <text:p>0.434271815102505</text:p>
              </table:table-cell>
              <table:table-cell office:value-type="float" office:value="0.988686135669152">
                <text:p>0.988686135669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5226133211759">
                <text:p>0.845226133211759</text:p>
              </table:table-cell>
              <table:table-cell office:value-type="float" office:value="1.32071986369859">
                <text:p>1.32071986369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4271798522965">
                <text:p>0.434271798522965</text:p>
              </table:table-cell>
              <table:table-cell office:value-type="float" office:value="0.988686229877938">
                <text:p>0.988686229877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5226135929704">
                <text:p>0.845226135929704</text:p>
              </table:table-cell>
              <table:table-cell office:value-type="float" office:value="1.32071982480227">
                <text:p>1.32071982480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4271794307425">
                <text:p>0.434271794307425</text:p>
              </table:table-cell>
              <table:table-cell office:value-type="float" office:value="0.98868629181512">
                <text:p>0.98868629181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5226139311102">
                <text:p>0.845226139311102</text:p>
              </table:table-cell>
              <table:table-cell office:value-type="float" office:value="1.32071979937304">
                <text:p>1.32071979937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271787956321">
                <text:p>0.434271787956321</text:p>
              </table:table-cell>
              <table:table-cell office:value-type="float" office:value="0.988686332265783">
                <text:p>0.988686332265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5226140661232">
                <text:p>0.845226140661232</text:p>
              </table:table-cell>
              <table:table-cell office:value-type="float" office:value="1.32071978268844">
                <text:p>1.32071978268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4271785735186">
                <text:p>0.434271785735186</text:p>
              </table:table-cell>
              <table:table-cell office:value-type="float" office:value="0.988686358828956">
                <text:p>0.988686358828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522614201286">
                <text:p>0.84522614201286</text:p>
              </table:table-cell>
              <table:table-cell office:value-type="float" office:value="1.32071977177368">
                <text:p>1.32071977177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4271783232643">
                <text:p>0.434271783232643</text:p>
              </table:table-cell>
              <table:table-cell office:value-type="float" office:value="0.988686376193829">
                <text:p>0.988686376193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5226142645856">
                <text:p>0.845226142645856</text:p>
              </table:table-cell>
              <table:table-cell office:value-type="float" office:value="1.32071976461601">
                <text:p>1.32071976461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4271782159248">
                <text:p>0.434271782159248</text:p>
              </table:table-cell>
              <table:table-cell office:value-type="float" office:value="0.988686387587978">
                <text:p>0.988686387587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5226143196851">
                <text:p>0.845226143196851</text:p>
              </table:table-cell>
              <table:table-cell office:value-type="float" office:value="1.3207197599316">
                <text:p>1.3207197599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4271781150402">
                <text:p>0.434271781150402</text:p>
              </table:table-cell>
              <table:table-cell office:value-type="float" office:value="0.988686395041429">
                <text:p>0.98868639504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5226143484128">
                <text:p>0.845226143484128</text:p>
              </table:table-cell>
              <table:table-cell office:value-type="float" office:value="1.32071975686074">
                <text:p>1.32071975686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42717806547">
                <text:p>0.4342717806547</text:p>
              </table:table-cell>
              <table:table-cell office:value-type="float" office:value="0.988686399929457">
                <text:p>0.988686399929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52261437121">
                <text:p>0.8452261437121</text:p>
              </table:table-cell>
              <table:table-cell office:value-type="float" office:value="1.3207197548504">
                <text:p>1.32071975485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4271780240771">
                <text:p>0.434271780240771</text:p>
              </table:table-cell>
              <table:table-cell office:value-type="float" office:value="0.98868640312837">
                <text:p>0.98868640312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522614383994">
                <text:p>0.84522614383994</text:p>
              </table:table-cell>
              <table:table-cell office:value-type="float" office:value="1.32071975353284">
                <text:p>1.3207197535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427178001782">
                <text:p>0.43427178001782</text:p>
              </table:table-cell>
              <table:table-cell office:value-type="float" office:value="0.988686405225471">
                <text:p>0.988686405225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5226143935295">
                <text:p>0.845226143935295</text:p>
              </table:table-cell>
              <table:table-cell office:value-type="float" office:value="1.32071975267012">
                <text:p>1.32071975267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4271779845738">
                <text:p>0.434271779845738</text:p>
              </table:table-cell>
              <table:table-cell office:value-type="float" office:value="0.988686406598309">
                <text:p>0.988686406598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5226143991484">
                <text:p>0.845226143991484</text:p>
              </table:table-cell>
              <table:table-cell office:value-type="float" office:value="1.3207197521048">
                <text:p>1.3207197521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427177974708">
                <text:p>0.43427177974708</text:p>
              </table:table-cell>
              <table:table-cell office:value-type="float" office:value="0.988686407498073">
                <text:p>0.988686407498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522614403168">
                <text:p>0.84522614403168</text:p>
              </table:table-cell>
              <table:table-cell office:value-type="float" office:value="1.32071975173459">
                <text:p>1.32071975173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4271779674855">
                <text:p>0.434271779674855</text:p>
              </table:table-cell>
              <table:table-cell office:value-type="float" office:value="0.988686408087211">
                <text:p>0.988686408087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522614405618">
                <text:p>0.84522614405618</text:p>
              </table:table-cell>
              <table:table-cell office:value-type="float" office:value="1.32071975149202">
                <text:p>1.32071975149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4271779631649">
                <text:p>0.434271779631649</text:p>
              </table:table-cell>
              <table:table-cell office:value-type="float" office:value="0.988686408473268">
                <text:p>0.988686408473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5226144073218">
                <text:p>0.845226144073218</text:p>
              </table:table-cell>
              <table:table-cell office:value-type="float" office:value="1.32071975133316">
                <text:p>1.32071975133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4271779601128">
                <text:p>0.434271779601128</text:p>
              </table:table-cell>
              <table:table-cell office:value-type="float" office:value="0.988686408726083">
                <text:p>0.988686408726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5226144083844">
                <text:p>0.845226144083844</text:p>
              </table:table-cell>
              <table:table-cell office:value-type="float" office:value="1.32071975122908">
                <text:p>1.32071975122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4271779582334">
                <text:p>0.434271779582334</text:p>
              </table:table-cell>
              <table:table-cell office:value-type="float" office:value="0.988686408891732">
                <text:p>0.988686408891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5226144091094">
                <text:p>0.845226144091094</text:p>
              </table:table-cell>
              <table:table-cell office:value-type="float" office:value="1.32071975116091">
                <text:p>1.32071975116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4271779569375">
                <text:p>0.434271779569375</text:p>
              </table:table-cell>
              <table:table-cell office:value-type="float" office:value="0.988686409000219">
                <text:p>0.988686409000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5226144095687">
                <text:p>0.845226144095687</text:p>
              </table:table-cell>
              <table:table-cell office:value-type="float" office:value="1.32071975111625">
                <text:p>1.32071975111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271779561236">
                <text:p>0.434271779561236</text:p>
              </table:table-cell>
              <table:table-cell office:value-type="float" office:value="0.988686409071296">
                <text:p>0.9886864090712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522614409878">
                <text:p>0.84522614409878</text:p>
              </table:table-cell>
              <table:table-cell office:value-type="float" office:value="1.32071975108699">
                <text:p>1.32071975108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4271779555716">
                <text:p>0.434271779555716</text:p>
              </table:table-cell>
              <table:table-cell office:value-type="float" office:value="0.988686409117849">
                <text:p>0.988686409117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522614410076">
                <text:p>0.84522614410076</text:p>
              </table:table-cell>
              <table:table-cell office:value-type="float" office:value="1.32071975106783">
                <text:p>1.32071975106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4271779552201">
                <text:p>0.434271779552201</text:p>
              </table:table-cell>
              <table:table-cell office:value-type="float" office:value="0.988686409148348">
                <text:p>0.988686409148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5226144102082">
                <text:p>0.845226144102082</text:p>
              </table:table-cell>
              <table:table-cell office:value-type="float" office:value="1.32071975105528">
                <text:p>1.32071975105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4271779549844">
                <text:p>0.434271779549844</text:p>
              </table:table-cell>
              <table:table-cell office:value-type="float" office:value="0.988686409168324">
                <text:p>0.9886864091683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5226144102935">
                <text:p>0.845226144102935</text:p>
              </table:table-cell>
              <table:table-cell office:value-type="float" office:value="1.32071975104706">
                <text:p>1.32071975104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3427177954833">
                <text:p>0.43427177954833</text:p>
              </table:table-cell>
              <table:table-cell office:value-type="float" office:value="0.98868640918141">
                <text:p>0.98868640918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